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491044998169" calcext:value-type="float">
            <text:p>3.77491044998169</text:p>
          </table:table-cell>
          <table:table-cell office:value-type="float" office:value="-3.06350421905518" calcext:value-type="float">
            <text:p>-3.06350421905518</text:p>
          </table:table-cell>
          <table:table-cell office:value-type="float" office:value="0.00978476833552122" calcext:value-type="float">
            <text:p>0.00978476833552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3.77489614486694" calcext:value-type="float">
            <text:p>3.77489614486694</text:p>
          </table:table-cell>
          <table:table-cell office:value-type="float" office:value="-3.06356382369995" calcext:value-type="float">
            <text:p>-3.06356382369995</text:p>
          </table:table-cell>
          <table:table-cell office:value-type="float" office:value="0.00988008733838797" calcext:value-type="float">
            <text:p>0.009880087338388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3.77489256858826" calcext:value-type="float">
            <text:p>3.77489256858826</text:p>
          </table:table-cell>
          <table:table-cell office:value-type="float" office:value="-3.06357955932617" calcext:value-type="float">
            <text:p>-3.06357955932617</text:p>
          </table:table-cell>
          <table:table-cell office:value-type="float" office:value="0.00992199778556824" calcext:value-type="float">
            <text:p>0.00992199778556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.77487826347351" calcext:value-type="float">
            <text:p>3.77487826347351</text:p>
          </table:table-cell>
          <table:table-cell office:value-type="float" office:value="-3.06350302696228" calcext:value-type="float">
            <text:p>-3.06350302696228</text:p>
          </table:table-cell>
          <table:table-cell office:value-type="float" office:value="0.00972147006541491" calcext:value-type="float">
            <text:p>0.00972147006541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.77490758895874" calcext:value-type="float">
            <text:p>3.77490758895874</text:p>
          </table:table-cell>
          <table:table-cell office:value-type="float" office:value="-3.0635290145874" calcext:value-type="float">
            <text:p>-3.0635290145874</text:p>
          </table:table-cell>
          <table:table-cell office:value-type="float" office:value="0.00981886871159077" calcext:value-type="float">
            <text:p>0.00981886871159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3.77489638328552" calcext:value-type="float">
            <text:p>3.77489638328552</text:p>
          </table:table-cell>
          <table:table-cell office:value-type="float" office:value="-3.06356573104858" calcext:value-type="float">
            <text:p>-3.06356573104858</text:p>
          </table:table-cell>
          <table:table-cell office:value-type="float" office:value="0.00987828429788351" calcext:value-type="float">
            <text:p>0.00987828429788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3.7749228477478" calcext:value-type="float">
            <text:p>3.7749228477478</text:p>
          </table:table-cell>
          <table:table-cell office:value-type="float" office:value="-3.06358647346497" calcext:value-type="float">
            <text:p>-3.06358647346497</text:p>
          </table:table-cell>
          <table:table-cell office:value-type="float" office:value="0.00988602545112371" calcext:value-type="float">
            <text:p>0.00988602545112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3.77488470077515" calcext:value-type="float">
            <text:p>3.77488470077515</text:p>
          </table:table-cell>
          <table:table-cell office:value-type="float" office:value="-3.06355428695679" calcext:value-type="float">
            <text:p>-3.06355428695679</text:p>
          </table:table-cell>
          <table:table-cell office:value-type="float" office:value="0.00980785116553307" calcext:value-type="float">
            <text:p>0.009807851165533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3.77489042282105" calcext:value-type="float">
            <text:p>3.77489042282105</text:p>
          </table:table-cell>
          <table:table-cell office:value-type="float" office:value="-3.06353330612183" calcext:value-type="float">
            <text:p>-3.06353330612183</text:p>
          </table:table-cell>
          <table:table-cell office:value-type="float" office:value="0.00985384732484818" calcext:value-type="float">
            <text:p>0.00985384732484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3.7748715877533" calcext:value-type="float">
            <text:p>3.7748715877533</text:p>
          </table:table-cell>
          <table:table-cell office:value-type="float" office:value="-3.06352806091309" calcext:value-type="float">
            <text:p>-3.06352806091309</text:p>
          </table:table-cell>
          <table:table-cell office:value-type="float" office:value="0.00980120152235031" calcext:value-type="float">
            <text:p>0.0098012015223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77489399909973" calcext:value-type="float">
            <text:p>3.77489399909973</text:p>
          </table:table-cell>
          <table:table-cell office:value-type="float" office:value="-3.06352353096008" calcext:value-type="float">
            <text:p>-3.06352353096008</text:p>
          </table:table-cell>
          <table:table-cell office:value-type="float" office:value="0.00978866405785084" calcext:value-type="float">
            <text:p>0.009788664057851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3.77491331100464" calcext:value-type="float">
            <text:p>3.77491331100464</text:p>
          </table:table-cell>
          <table:table-cell office:value-type="float" office:value="-3.06354427337647" calcext:value-type="float">
            <text:p>-3.06354427337647</text:p>
          </table:table-cell>
          <table:table-cell office:value-type="float" office:value="0.00982812233269215" calcext:value-type="float">
            <text:p>0.009828122332692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3.77494525909424" calcext:value-type="float">
            <text:p>3.77494525909424</text:p>
          </table:table-cell>
          <table:table-cell office:value-type="float" office:value="-3.06355500221252" calcext:value-type="float">
            <text:p>-3.06355500221252</text:p>
          </table:table-cell>
          <table:table-cell office:value-type="float" office:value="0.00986690260469914" calcext:value-type="float">
            <text:p>0.00986690260469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.77491307258606" calcext:value-type="float">
            <text:p>3.77491307258606</text:p>
          </table:table-cell>
          <table:table-cell office:value-type="float" office:value="-3.06351518630981" calcext:value-type="float">
            <text:p>-3.06351518630981</text:p>
          </table:table-cell>
          <table:table-cell office:value-type="float" office:value="0.00983534660190344" calcext:value-type="float">
            <text:p>0.00983534660190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.77490043640137" calcext:value-type="float">
            <text:p>3.77490043640137</text:p>
          </table:table-cell>
          <table:table-cell office:value-type="float" office:value="-3.06352519989014" calcext:value-type="float">
            <text:p>-3.06352519989014</text:p>
          </table:table-cell>
          <table:table-cell office:value-type="float" office:value="0.00979523826390505" calcext:value-type="float">
            <text:p>0.0097952382639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7749297618866" calcext:value-type="float">
            <text:p>3.7749297618866</text:p>
          </table:table-cell>
          <table:table-cell office:value-type="float" office:value="-3.06352233886719" calcext:value-type="float">
            <text:p>-3.06352233886719</text:p>
          </table:table-cell>
          <table:table-cell office:value-type="float" office:value="0.00979049224406481" calcext:value-type="float">
            <text:p>0.00979049224406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.7749011516571" calcext:value-type="float">
            <text:p>3.7749011516571</text:p>
          </table:table-cell>
          <table:table-cell office:value-type="float" office:value="-3.06354522705078" calcext:value-type="float">
            <text:p>-3.06354522705078</text:p>
          </table:table-cell>
          <table:table-cell office:value-type="float" office:value="0.00984328892081976" calcext:value-type="float">
            <text:p>0.0098432889208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.77489566802979" calcext:value-type="float">
            <text:p>3.77489566802979</text:p>
          </table:table-cell>
          <table:table-cell office:value-type="float" office:value="-3.06351804733276" calcext:value-type="float">
            <text:p>-3.06351804733276</text:p>
          </table:table-cell>
          <table:table-cell office:value-type="float" office:value="0.00978607498109341" calcext:value-type="float">
            <text:p>0.00978607498109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.77492308616638" calcext:value-type="float">
            <text:p>3.77492308616638</text:p>
          </table:table-cell>
          <table:table-cell office:value-type="float" office:value="-3.0635142326355" calcext:value-type="float">
            <text:p>-3.0635142326355</text:p>
          </table:table-cell>
          <table:table-cell office:value-type="float" office:value="0.00981445610523224" calcext:value-type="float">
            <text:p>0.00981445610523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.77489590644836" calcext:value-type="float">
            <text:p>3.77489590644836</text:p>
          </table:table-cell>
          <table:table-cell office:value-type="float" office:value="-3.06350517272949" calcext:value-type="float">
            <text:p>-3.06350517272949</text:p>
          </table:table-cell>
          <table:table-cell office:value-type="float" office:value="0.00979931186884642" calcext:value-type="float">
            <text:p>0.00979931186884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77486038208008" calcext:value-type="float">
            <text:p>3.77486038208008</text:p>
          </table:table-cell>
          <table:table-cell office:value-type="float" office:value="-3.06352496147156" calcext:value-type="float">
            <text:p>-3.06352496147156</text:p>
          </table:table-cell>
          <table:table-cell office:value-type="float" office:value="0.00985526386648417" calcext:value-type="float">
            <text:p>0.00985526386648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.77488374710083" calcext:value-type="float">
            <text:p>3.77488374710083</text:p>
          </table:table-cell>
          <table:table-cell office:value-type="float" office:value="-3.06350493431091" calcext:value-type="float">
            <text:p>-3.06350493431091</text:p>
          </table:table-cell>
          <table:table-cell office:value-type="float" office:value="0.00975705124437809" calcext:value-type="float">
            <text:p>0.00975705124437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3.77489018440247" calcext:value-type="float">
            <text:p>3.77489018440247</text:p>
          </table:table-cell>
          <table:table-cell office:value-type="float" office:value="-3.06350421905518" calcext:value-type="float">
            <text:p>-3.06350421905518</text:p>
          </table:table-cell>
          <table:table-cell office:value-type="float" office:value="0.00982530415058136" calcext:value-type="float">
            <text:p>0.00982530415058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3.77489590644836" calcext:value-type="float">
            <text:p>3.77489590644836</text:p>
          </table:table-cell>
          <table:table-cell office:value-type="float" office:value="-3.06355214118958" calcext:value-type="float">
            <text:p>-3.06355214118958</text:p>
          </table:table-cell>
          <table:table-cell office:value-type="float" office:value="0.00983052141964436" calcext:value-type="float">
            <text:p>0.00983052141964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3.77488684654236" calcext:value-type="float">
            <text:p>3.77488684654236</text:p>
          </table:table-cell>
          <table:table-cell office:value-type="float" office:value="-3.0635461807251" calcext:value-type="float">
            <text:p>-3.0635461807251</text:p>
          </table:table-cell>
          <table:table-cell office:value-type="float" office:value="0.00985860265791416" calcext:value-type="float">
            <text:p>0.0098586026579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7488350868225" calcext:value-type="float">
            <text:p>3.77488350868225</text:p>
          </table:table-cell>
          <table:table-cell office:value-type="float" office:value="-3.06357264518738" calcext:value-type="float">
            <text:p>-3.06357264518738</text:p>
          </table:table-cell>
          <table:table-cell office:value-type="float" office:value="0.00988044962286949" calcext:value-type="float">
            <text:p>0.009880449622869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3.77487254142761" calcext:value-type="float">
            <text:p>3.77487254142761</text:p>
          </table:table-cell>
          <table:table-cell office:value-type="float" office:value="-3.06354379653931" calcext:value-type="float">
            <text:p>-3.06354379653931</text:p>
          </table:table-cell>
          <table:table-cell office:value-type="float" office:value="0.00978570431470871" calcext:value-type="float">
            <text:p>0.00978570431470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3.77484273910522" calcext:value-type="float">
            <text:p>3.77484273910522</text:p>
          </table:table-cell>
          <table:table-cell office:value-type="float" office:value="-3.06351351737976" calcext:value-type="float">
            <text:p>-3.06351351737976</text:p>
          </table:table-cell>
          <table:table-cell office:value-type="float" office:value="0.00972713530063629" calcext:value-type="float">
            <text:p>0.009727135300636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3.77488279342651" calcext:value-type="float">
            <text:p>3.77488279342651</text:p>
          </table:table-cell>
          <table:table-cell office:value-type="float" office:value="-3.06353330612183" calcext:value-type="float">
            <text:p>-3.06353330612183</text:p>
          </table:table-cell>
          <table:table-cell office:value-type="float" office:value="0.00981277972459793" calcext:value-type="float">
            <text:p>0.009812779724598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3.77493238449097" calcext:value-type="float">
            <text:p>3.77493238449097</text:p>
          </table:table-cell>
          <table:table-cell office:value-type="float" office:value="-3.06354570388794" calcext:value-type="float">
            <text:p>-3.06354570388794</text:p>
          </table:table-cell>
          <table:table-cell office:value-type="float" office:value="0.00981420651078224" calcext:value-type="float">
            <text:p>0.00981420651078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77492618560791" calcext:value-type="float">
            <text:p>3.77492618560791</text:p>
          </table:table-cell>
          <table:table-cell office:value-type="float" office:value="-3.06355857849121" calcext:value-type="float">
            <text:p>-3.06355857849121</text:p>
          </table:table-cell>
          <table:table-cell office:value-type="float" office:value="0.00984942633658648" calcext:value-type="float">
            <text:p>0.009849426336586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3.7749011516571" calcext:value-type="float">
            <text:p>3.7749011516571</text:p>
          </table:table-cell>
          <table:table-cell office:value-type="float" office:value="-3.06354999542236" calcext:value-type="float">
            <text:p>-3.06354999542236</text:p>
          </table:table-cell>
          <table:table-cell office:value-type="float" office:value="0.00981698278337717" calcext:value-type="float">
            <text:p>0.009816982783377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.7748966217041" calcext:value-type="float">
            <text:p>3.7748966217041</text:p>
          </table:table-cell>
          <table:table-cell office:value-type="float" office:value="-3.06355500221252" calcext:value-type="float">
            <text:p>-3.06355500221252</text:p>
          </table:table-cell>
          <table:table-cell office:value-type="float" office:value="0.0097891166806221" calcext:value-type="float">
            <text:p>0.00978911668062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3.77490520477295" calcext:value-type="float">
            <text:p>3.77490520477295</text:p>
          </table:table-cell>
          <table:table-cell office:value-type="float" office:value="-3.06351780891418" calcext:value-type="float">
            <text:p>-3.06351780891418</text:p>
          </table:table-cell>
          <table:table-cell office:value-type="float" office:value="0.00977048929780722" calcext:value-type="float">
            <text:p>0.009770489297807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3.77487111091614" calcext:value-type="float">
            <text:p>3.77487111091614</text:p>
          </table:table-cell>
          <table:table-cell office:value-type="float" office:value="-3.06353497505188" calcext:value-type="float">
            <text:p>-3.06353497505188</text:p>
          </table:table-cell>
          <table:table-cell office:value-type="float" office:value="0.00981518626213074" calcext:value-type="float">
            <text:p>0.00981518626213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.77488422393799" calcext:value-type="float">
            <text:p>3.77488422393799</text:p>
          </table:table-cell>
          <table:table-cell office:value-type="float" office:value="-3.06349897384644" calcext:value-type="float">
            <text:p>-3.06349897384644</text:p>
          </table:table-cell>
          <table:table-cell office:value-type="float" office:value="0.00971561018377543" calcext:value-type="float">
            <text:p>0.00971561018377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3.77488827705383" calcext:value-type="float">
            <text:p>3.77488827705383</text:p>
          </table:table-cell>
          <table:table-cell office:value-type="float" office:value="-3.06351637840271" calcext:value-type="float">
            <text:p>-3.06351637840271</text:p>
          </table:table-cell>
          <table:table-cell office:value-type="float" office:value="0.00979836657643318" calcext:value-type="float">
            <text:p>0.009798366576433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3.77488231658936" calcext:value-type="float">
            <text:p>3.77488231658936</text:p>
          </table:table-cell>
          <table:table-cell office:value-type="float" office:value="-3.06348609924316" calcext:value-type="float">
            <text:p>-3.06348609924316</text:p>
          </table:table-cell>
          <table:table-cell office:value-type="float" office:value="0.00977663695812225" calcext:value-type="float">
            <text:p>0.009776636958122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3.77485418319702" calcext:value-type="float">
            <text:p>3.77485418319702</text:p>
          </table:table-cell>
          <table:table-cell office:value-type="float" office:value="-3.0634708404541" calcext:value-type="float">
            <text:p>-3.0634708404541</text:p>
          </table:table-cell>
          <table:table-cell office:value-type="float" office:value="0.00972841028124094" calcext:value-type="float">
            <text:p>0.009728410281241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3.77487754821777" calcext:value-type="float">
            <text:p>3.77487754821777</text:p>
          </table:table-cell>
          <table:table-cell office:value-type="float" office:value="-3.06348729133606" calcext:value-type="float">
            <text:p>-3.06348729133606</text:p>
          </table:table-cell>
          <table:table-cell office:value-type="float" office:value="0.00975510291755199" calcext:value-type="float">
            <text:p>0.00975510291755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.77490973472595" calcext:value-type="float">
            <text:p>3.77490973472595</text:p>
          </table:table-cell>
          <table:table-cell office:value-type="float" office:value="-3.06352758407593" calcext:value-type="float">
            <text:p>-3.06352758407593</text:p>
          </table:table-cell>
          <table:table-cell office:value-type="float" office:value="0.00978371221572161" calcext:value-type="float">
            <text:p>0.009783712215722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3.77492046356201" calcext:value-type="float">
            <text:p>3.77492046356201</text:p>
          </table:table-cell>
          <table:table-cell office:value-type="float" office:value="-3.06355595588684" calcext:value-type="float">
            <text:p>-3.06355595588684</text:p>
          </table:table-cell>
          <table:table-cell office:value-type="float" office:value="0.00986374355852604" calcext:value-type="float">
            <text:p>0.009863743558526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3.77482390403748" calcext:value-type="float">
            <text:p>3.77482390403748</text:p>
          </table:table-cell>
          <table:table-cell office:value-type="float" office:value="-3.0634880065918" calcext:value-type="float">
            <text:p>-3.0634880065918</text:p>
          </table:table-cell>
          <table:table-cell office:value-type="float" office:value="0.00976678542792797" calcext:value-type="float">
            <text:p>0.009766785427928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3.77485036849976" calcext:value-type="float">
            <text:p>3.77485036849976</text:p>
          </table:table-cell>
          <table:table-cell office:value-type="float" office:value="-3.06353378295898" calcext:value-type="float">
            <text:p>-3.06353378295898</text:p>
          </table:table-cell>
          <table:table-cell office:value-type="float" office:value="0.00973521359264851" calcext:value-type="float">
            <text:p>0.009735213592649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3.77487444877625" calcext:value-type="float">
            <text:p>3.77487444877625</text:p>
          </table:table-cell>
          <table:table-cell office:value-type="float" office:value="-3.06352424621582" calcext:value-type="float">
            <text:p>-3.06352424621582</text:p>
          </table:table-cell>
          <table:table-cell office:value-type="float" office:value="0.00971981976181269" calcext:value-type="float">
            <text:p>0.00971981976181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.7748818397522" calcext:value-type="float">
            <text:p>3.7748818397522</text:p>
          </table:table-cell>
          <table:table-cell office:value-type="float" office:value="-3.06355333328247" calcext:value-type="float">
            <text:p>-3.06355333328247</text:p>
          </table:table-cell>
          <table:table-cell office:value-type="float" office:value="0.00982531532645226" calcext:value-type="float">
            <text:p>0.009825315326452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3.77490615844727" calcext:value-type="float">
            <text:p>3.77490615844727</text:p>
          </table:table-cell>
          <table:table-cell office:value-type="float" office:value="-3.063551902771" calcext:value-type="float">
            <text:p>-3.063551902771</text:p>
          </table:table-cell>
          <table:table-cell office:value-type="float" office:value="0.0097979549318552" calcext:value-type="float">
            <text:p>0.009797954931855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3.77489638328552" calcext:value-type="float">
            <text:p>3.77489638328552</text:p>
          </table:table-cell>
          <table:table-cell office:value-type="float" office:value="-3.06355738639832" calcext:value-type="float">
            <text:p>-3.06355738639832</text:p>
          </table:table-cell>
          <table:table-cell office:value-type="float" office:value="0.00987970642745495" calcext:value-type="float">
            <text:p>0.009879706427455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3.77493166923523" calcext:value-type="float">
            <text:p>3.77493166923523</text:p>
          </table:table-cell>
          <table:table-cell office:value-type="float" office:value="-3.06353902816772" calcext:value-type="float">
            <text:p>-3.06353902816772</text:p>
          </table:table-cell>
          <table:table-cell office:value-type="float" office:value="0.00993857346475124" calcext:value-type="float">
            <text:p>0.00993857346475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3.77489757537842" calcext:value-type="float">
            <text:p>3.77489757537842</text:p>
          </table:table-cell>
          <table:table-cell office:value-type="float" office:value="-3.06351733207703" calcext:value-type="float">
            <text:p>-3.06351733207703</text:p>
          </table:table-cell>
          <table:table-cell office:value-type="float" office:value="0.00986981298774481" calcext:value-type="float">
            <text:p>0.0098698129877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7488970756531" calcext:value-type="float">
            <text:p>3.77488970756531</text:p>
          </table:table-cell>
          <table:table-cell office:value-type="float" office:value="-3.06349945068359" calcext:value-type="float">
            <text:p>-3.06349945068359</text:p>
          </table:table-cell>
          <table:table-cell office:value-type="float" office:value="0.00984291452914476" calcext:value-type="float">
            <text:p>0.009842914529145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3.77487707138062" calcext:value-type="float">
            <text:p>3.77487707138062</text:p>
          </table:table-cell>
          <table:table-cell office:value-type="float" office:value="-3.06353282928467" calcext:value-type="float">
            <text:p>-3.06353282928467</text:p>
          </table:table-cell>
          <table:table-cell office:value-type="float" office:value="0.0098101245239377" calcext:value-type="float">
            <text:p>0.00981012452393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.77485823631287" calcext:value-type="float">
            <text:p>3.77485823631287</text:p>
          </table:table-cell>
          <table:table-cell office:value-type="float" office:value="-3.0635302066803" calcext:value-type="float">
            <text:p>-3.0635302066803</text:p>
          </table:table-cell>
          <table:table-cell office:value-type="float" office:value="0.00982074066996574" calcext:value-type="float">
            <text:p>0.009820740669966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.77486324310303" calcext:value-type="float">
            <text:p>3.77486324310303</text:p>
          </table:table-cell>
          <table:table-cell office:value-type="float" office:value="-3.06350135803223" calcext:value-type="float">
            <text:p>-3.06350135803223</text:p>
          </table:table-cell>
          <table:table-cell office:value-type="float" office:value="0.00980362761765719" calcext:value-type="float">
            <text:p>0.00980362761765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3.7748863697052" calcext:value-type="float">
            <text:p>3.7748863697052</text:p>
          </table:table-cell>
          <table:table-cell office:value-type="float" office:value="-3.06350994110107" calcext:value-type="float">
            <text:p>-3.06350994110107</text:p>
          </table:table-cell>
          <table:table-cell office:value-type="float" office:value="0.00977708771824837" calcext:value-type="float">
            <text:p>0.00977708771824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77489638328552" calcext:value-type="float">
            <text:p>3.77489638328552</text:p>
          </table:table-cell>
          <table:table-cell office:value-type="float" office:value="-3.06353330612183" calcext:value-type="float">
            <text:p>-3.06353330612183</text:p>
          </table:table-cell>
          <table:table-cell office:value-type="float" office:value="0.0097685856744647" calcext:value-type="float">
            <text:p>0.009768585674465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.77490067481995" calcext:value-type="float">
            <text:p>3.77490067481995</text:p>
          </table:table-cell>
          <table:table-cell office:value-type="float" office:value="-3.0635621547699" calcext:value-type="float">
            <text:p>-3.0635621547699</text:p>
          </table:table-cell>
          <table:table-cell office:value-type="float" office:value="0.00986567046493292" calcext:value-type="float">
            <text:p>0.009865670464933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.77486062049866" calcext:value-type="float">
            <text:p>3.77486062049866</text:p>
          </table:table-cell>
          <table:table-cell office:value-type="float" office:value="-3.06358242034912" calcext:value-type="float">
            <text:p>-3.06358242034912</text:p>
          </table:table-cell>
          <table:table-cell office:value-type="float" office:value="0.00980918016284704" calcext:value-type="float">
            <text:p>0.009809180162847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3.7748875617981" calcext:value-type="float">
            <text:p>3.7748875617981</text:p>
          </table:table-cell>
          <table:table-cell office:value-type="float" office:value="-3.06355810165405" calcext:value-type="float">
            <text:p>-3.06355810165405</text:p>
          </table:table-cell>
          <table:table-cell office:value-type="float" office:value="0.00981963239610195" calcext:value-type="float">
            <text:p>0.009819632396102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.77491068840027" calcext:value-type="float">
            <text:p>3.77491068840027</text:p>
          </table:table-cell>
          <table:table-cell office:value-type="float" office:value="-3.06354570388794" calcext:value-type="float">
            <text:p>-3.06354570388794</text:p>
          </table:table-cell>
          <table:table-cell office:value-type="float" office:value="0.00984091684222221" calcext:value-type="float">
            <text:p>0.009840916842222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77490091323853" calcext:value-type="float">
            <text:p>3.77490091323853</text:p>
          </table:table-cell>
          <table:table-cell office:value-type="float" office:value="-3.06349611282349" calcext:value-type="float">
            <text:p>-3.06349611282349</text:p>
          </table:table-cell>
          <table:table-cell office:value-type="float" office:value="0.00980942696332932" calcext:value-type="float">
            <text:p>0.009809426963329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77486538887024" calcext:value-type="float">
            <text:p>3.77486538887024</text:p>
          </table:table-cell>
          <table:table-cell office:value-type="float" office:value="-3.06350040435791" calcext:value-type="float">
            <text:p>-3.06350040435791</text:p>
          </table:table-cell>
          <table:table-cell office:value-type="float" office:value="0.00973629765212536" calcext:value-type="float">
            <text:p>0.009736297652125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.77488732337952" calcext:value-type="float">
            <text:p>3.77488732337952</text:p>
          </table:table-cell>
          <table:table-cell office:value-type="float" office:value="-3.06347560882568" calcext:value-type="float">
            <text:p>-3.06347560882568</text:p>
          </table:table-cell>
          <table:table-cell office:value-type="float" office:value="0.00980077777057886" calcext:value-type="float">
            <text:p>0.009800777770579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3.77489829063416" calcext:value-type="float">
            <text:p>3.77489829063416</text:p>
          </table:table-cell>
          <table:table-cell office:value-type="float" office:value="-3.06350159645081" calcext:value-type="float">
            <text:p>-3.06350159645081</text:p>
          </table:table-cell>
          <table:table-cell office:value-type="float" office:value="0.00979870837181807" calcext:value-type="float">
            <text:p>0.009798708371818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.77491545677185" calcext:value-type="float">
            <text:p>3.77491545677185</text:p>
          </table:table-cell>
          <table:table-cell office:value-type="float" office:value="-3.06351613998413" calcext:value-type="float">
            <text:p>-3.06351613998413</text:p>
          </table:table-cell>
          <table:table-cell office:value-type="float" office:value="0.0097361421212554" calcext:value-type="float">
            <text:p>0.00973614212125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77488732337952" calcext:value-type="float">
            <text:p>3.77488732337952</text:p>
          </table:table-cell>
          <table:table-cell office:value-type="float" office:value="-3.06351923942566" calcext:value-type="float">
            <text:p>-3.06351923942566</text:p>
          </table:table-cell>
          <table:table-cell office:value-type="float" office:value="0.00971811544150114" calcext:value-type="float">
            <text:p>0.009718115441501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3.77491164207459" calcext:value-type="float">
            <text:p>3.77491164207459</text:p>
          </table:table-cell>
          <table:table-cell office:value-type="float" office:value="-3.06353783607483" calcext:value-type="float">
            <text:p>-3.06353783607483</text:p>
          </table:table-cell>
          <table:table-cell office:value-type="float" office:value="0.00976748578250408" calcext:value-type="float">
            <text:p>0.009767485782504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3.77494335174561" calcext:value-type="float">
            <text:p>3.77494335174561</text:p>
          </table:table-cell>
          <table:table-cell office:value-type="float" office:value="-3.06352829933167" calcext:value-type="float">
            <text:p>-3.06352829933167</text:p>
          </table:table-cell>
          <table:table-cell office:value-type="float" office:value="0.00977825280278921" calcext:value-type="float">
            <text:p>0.009778252802789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3.77492570877075" calcext:value-type="float">
            <text:p>3.77492570877075</text:p>
          </table:table-cell>
          <table:table-cell office:value-type="float" office:value="-3.06355428695679" calcext:value-type="float">
            <text:p>-3.06355428695679</text:p>
          </table:table-cell>
          <table:table-cell office:value-type="float" office:value="0.00988050177693367" calcext:value-type="float">
            <text:p>0.009880501776934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3.77491927146912" calcext:value-type="float">
            <text:p>3.77491927146912</text:p>
          </table:table-cell>
          <table:table-cell office:value-type="float" office:value="-3.06353497505188" calcext:value-type="float">
            <text:p>-3.06353497505188</text:p>
          </table:table-cell>
          <table:table-cell office:value-type="float" office:value="0.00984736159443855" calcext:value-type="float">
            <text:p>0.009847361594439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77492952346802" calcext:value-type="float">
            <text:p>3.77492952346802</text:p>
          </table:table-cell>
          <table:table-cell office:value-type="float" office:value="-3.06352686882019" calcext:value-type="float">
            <text:p>-3.06352686882019</text:p>
          </table:table-cell>
          <table:table-cell office:value-type="float" office:value="0.00980888586491346" calcext:value-type="float">
            <text:p>0.009808885864913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3.77489948272705" calcext:value-type="float">
            <text:p>3.77489948272705</text:p>
          </table:table-cell>
          <table:table-cell office:value-type="float" office:value="-3.06352400779724" calcext:value-type="float">
            <text:p>-3.06352400779724</text:p>
          </table:table-cell>
          <table:table-cell office:value-type="float" office:value="0.0098456684499979" calcext:value-type="float">
            <text:p>0.009845668449998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3.77489542961121" calcext:value-type="float">
            <text:p>3.77489542961121</text:p>
          </table:table-cell>
          <table:table-cell office:value-type="float" office:value="-3.06352305412293" calcext:value-type="float">
            <text:p>-3.06352305412293</text:p>
          </table:table-cell>
          <table:table-cell office:value-type="float" office:value="0.00978823564946652" calcext:value-type="float">
            <text:p>0.009788235649467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3.77488279342651" calcext:value-type="float">
            <text:p>3.77488279342651</text:p>
          </table:table-cell>
          <table:table-cell office:value-type="float" office:value="-3.06351399421692" calcext:value-type="float">
            <text:p>-3.06351399421692</text:p>
          </table:table-cell>
          <table:table-cell office:value-type="float" office:value="0.00976675748825073" calcext:value-type="float">
            <text:p>0.009766757488251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3.77489948272705" calcext:value-type="float">
            <text:p>3.77489948272705</text:p>
          </table:table-cell>
          <table:table-cell office:value-type="float" office:value="-3.06350946426392" calcext:value-type="float">
            <text:p>-3.06350946426392</text:p>
          </table:table-cell>
          <table:table-cell office:value-type="float" office:value="0.00981266517192125" calcext:value-type="float">
            <text:p>0.0098126651719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7491140365601" calcext:value-type="float">
            <text:p>3.77491140365601</text:p>
          </table:table-cell>
          <table:table-cell office:value-type="float" office:value="-3.0635347366333" calcext:value-type="float">
            <text:p>-3.0635347366333</text:p>
          </table:table-cell>
          <table:table-cell office:value-type="float" office:value="0.00977753382176161" calcext:value-type="float">
            <text:p>0.00977753382176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3.77489423751831" calcext:value-type="float">
            <text:p>3.77489423751831</text:p>
          </table:table-cell>
          <table:table-cell office:value-type="float" office:value="-3.06355595588684" calcext:value-type="float">
            <text:p>-3.06355595588684</text:p>
          </table:table-cell>
          <table:table-cell office:value-type="float" office:value="0.0098212007433176" calcext:value-type="float">
            <text:p>0.009821200743318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3.77491235733032" calcext:value-type="float">
            <text:p>3.77491235733032</text:p>
          </table:table-cell>
          <table:table-cell office:value-type="float" office:value="-3.06353569030762" calcext:value-type="float">
            <text:p>-3.06353569030762</text:p>
          </table:table-cell>
          <table:table-cell office:value-type="float" office:value="0.00981557741761208" calcext:value-type="float">
            <text:p>0.009815577417612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3.77495455741882" calcext:value-type="float">
            <text:p>3.77495455741882</text:p>
          </table:table-cell>
          <table:table-cell office:value-type="float" office:value="-3.06354856491089" calcext:value-type="float">
            <text:p>-3.06354856491089</text:p>
          </table:table-cell>
          <table:table-cell office:value-type="float" office:value="0.00983615312725306" calcext:value-type="float">
            <text:p>0.009836153127253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3.77494478225708" calcext:value-type="float">
            <text:p>3.77494478225708</text:p>
          </table:table-cell>
          <table:table-cell office:value-type="float" office:value="-3.06351327896118" calcext:value-type="float">
            <text:p>-3.06351327896118</text:p>
          </table:table-cell>
          <table:table-cell office:value-type="float" office:value="0.00979900732636452" calcext:value-type="float">
            <text:p>0.00979900732636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77492547035217" calcext:value-type="float">
            <text:p>3.77492547035217</text:p>
          </table:table-cell>
          <table:table-cell office:value-type="float" office:value="-3.06350183486938" calcext:value-type="float">
            <text:p>-3.06350183486938</text:p>
          </table:table-cell>
          <table:table-cell office:value-type="float" office:value="0.00979206617921591" calcext:value-type="float">
            <text:p>0.009792066179216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3.77489471435547" calcext:value-type="float">
            <text:p>3.77489471435547</text:p>
          </table:table-cell>
          <table:table-cell office:value-type="float" office:value="-3.06351590156555" calcext:value-type="float">
            <text:p>-3.06351590156555</text:p>
          </table:table-cell>
          <table:table-cell office:value-type="float" office:value="0.00980490632355213" calcext:value-type="float">
            <text:p>0.009804906323552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3.77488350868225" calcext:value-type="float">
            <text:p>3.77488350868225</text:p>
          </table:table-cell>
          <table:table-cell office:value-type="float" office:value="-3.06352591514587" calcext:value-type="float">
            <text:p>-3.06352591514587</text:p>
          </table:table-cell>
          <table:table-cell office:value-type="float" office:value="0.00986653007566929" calcext:value-type="float">
            <text:p>0.009866530075669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3.77488660812378" calcext:value-type="float">
            <text:p>3.77488660812378</text:p>
          </table:table-cell>
          <table:table-cell office:value-type="float" office:value="-3.0635449886322" calcext:value-type="float">
            <text:p>-3.0635449886322</text:p>
          </table:table-cell>
          <table:table-cell office:value-type="float" office:value="0.00984260533004999" calcext:value-type="float">
            <text:p>0.0098426053300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3.77487707138062" calcext:value-type="float">
            <text:p>3.77487707138062</text:p>
          </table:table-cell>
          <table:table-cell office:value-type="float" office:value="-3.0635244846344" calcext:value-type="float">
            <text:p>-3.0635244846344</text:p>
          </table:table-cell>
          <table:table-cell office:value-type="float" office:value="0.00980028230696917" calcext:value-type="float">
            <text:p>0.00980028230696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77487921714783" calcext:value-type="float">
            <text:p>3.77487921714783</text:p>
          </table:table-cell>
          <table:table-cell office:value-type="float" office:value="-3.06351590156555" calcext:value-type="float">
            <text:p>-3.06351590156555</text:p>
          </table:table-cell>
          <table:table-cell office:value-type="float" office:value="0.00981973949819803" calcext:value-type="float">
            <text:p>0.009819739498198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3.77484202384949" calcext:value-type="float">
            <text:p>3.77484202384949</text:p>
          </table:table-cell>
          <table:table-cell office:value-type="float" office:value="-3.06353974342346" calcext:value-type="float">
            <text:p>-3.06353974342346</text:p>
          </table:table-cell>
          <table:table-cell office:value-type="float" office:value="0.00976614374667406" calcext:value-type="float">
            <text:p>0.00976614374667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3.77487134933472" calcext:value-type="float">
            <text:p>3.77487134933472</text:p>
          </table:table-cell>
          <table:table-cell office:value-type="float" office:value="-3.06355476379395" calcext:value-type="float">
            <text:p>-3.06355476379395</text:p>
          </table:table-cell>
          <table:table-cell office:value-type="float" office:value="0.00987573806196451" calcext:value-type="float">
            <text:p>0.009875738061965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3.77488660812378" calcext:value-type="float">
            <text:p>3.77488660812378</text:p>
          </table:table-cell>
          <table:table-cell office:value-type="float" office:value="-3.06355857849121" calcext:value-type="float">
            <text:p>-3.06355857849121</text:p>
          </table:table-cell>
          <table:table-cell office:value-type="float" office:value="0.00989185273647308" calcext:value-type="float">
            <text:p>0.009891852736473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3.77487254142761" calcext:value-type="float">
            <text:p>3.77487254142761</text:p>
          </table:table-cell>
          <table:table-cell office:value-type="float" office:value="-3.06354880332947" calcext:value-type="float">
            <text:p>-3.06354880332947</text:p>
          </table:table-cell>
          <table:table-cell office:value-type="float" office:value="0.00986738689243794" calcext:value-type="float">
            <text:p>0.00986738689243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77486634254456" calcext:value-type="float">
            <text:p>3.77486634254456</text:p>
          </table:table-cell>
          <table:table-cell office:value-type="float" office:value="-3.06356644630432" calcext:value-type="float">
            <text:p>-3.06356644630432</text:p>
          </table:table-cell>
          <table:table-cell office:value-type="float" office:value="0.00987998582422733" calcext:value-type="float">
            <text:p>0.009879985824227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3.77489495277405" calcext:value-type="float">
            <text:p>3.77489495277405</text:p>
          </table:table-cell>
          <table:table-cell office:value-type="float" office:value="-3.06354069709778" calcext:value-type="float">
            <text:p>-3.06354069709778</text:p>
          </table:table-cell>
          <table:table-cell office:value-type="float" office:value="0.00984794460237026" calcext:value-type="float">
            <text:p>0.00984794460237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.77488827705383" calcext:value-type="float">
            <text:p>3.77488827705383</text:p>
          </table:table-cell>
          <table:table-cell office:value-type="float" office:value="-3.06352257728577" calcext:value-type="float">
            <text:p>-3.06352257728577</text:p>
          </table:table-cell>
          <table:table-cell office:value-type="float" office:value="0.00985258258879185" calcext:value-type="float">
            <text:p>0.009852582588792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3.77488946914673" calcext:value-type="float">
            <text:p>3.77488946914673</text:p>
          </table:table-cell>
          <table:table-cell office:value-type="float" office:value="-3.0635290145874" calcext:value-type="float">
            <text:p>-3.0635290145874</text:p>
          </table:table-cell>
          <table:table-cell office:value-type="float" office:value="0.00991614442318678" calcext:value-type="float">
            <text:p>0.009916144423187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3.7748863697052" calcext:value-type="float">
            <text:p>3.7748863697052</text:p>
          </table:table-cell>
          <table:table-cell office:value-type="float" office:value="-3.06353664398193" calcext:value-type="float">
            <text:p>-3.06353664398193</text:p>
          </table:table-cell>
          <table:table-cell office:value-type="float" office:value="0.00986901205033064" calcext:value-type="float">
            <text:p>0.009869012050331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77487397193909" calcext:value-type="float">
            <text:p>3.77487397193909</text:p>
          </table:table-cell>
          <table:table-cell office:value-type="float" office:value="-3.06355404853821" calcext:value-type="float">
            <text:p>-3.06355404853821</text:p>
          </table:table-cell>
          <table:table-cell office:value-type="float" office:value="0.00983881391584873" calcext:value-type="float">
            <text:p>0.009838813915849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3.77486228942871" calcext:value-type="float">
            <text:p>3.77486228942871</text:p>
          </table:table-cell>
          <table:table-cell office:value-type="float" office:value="-3.06353783607483" calcext:value-type="float">
            <text:p>-3.06353783607483</text:p>
          </table:table-cell>
          <table:table-cell office:value-type="float" office:value="0.00987384282052517" calcext:value-type="float">
            <text:p>0.009873842820525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3.7748761177063" calcext:value-type="float">
            <text:p>3.7748761177063</text:p>
          </table:table-cell>
          <table:table-cell office:value-type="float" office:value="-3.06352758407593" calcext:value-type="float">
            <text:p>-3.06352758407593</text:p>
          </table:table-cell>
          <table:table-cell office:value-type="float" office:value="0.00979507062584162" calcext:value-type="float">
            <text:p>0.009795070625842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3.77490901947022" calcext:value-type="float">
            <text:p>3.77490901947022</text:p>
          </table:table-cell>
          <table:table-cell office:value-type="float" office:value="-3.06356120109558" calcext:value-type="float">
            <text:p>-3.06356120109558</text:p>
          </table:table-cell>
          <table:table-cell office:value-type="float" office:value="0.00981996208429337" calcext:value-type="float">
            <text:p>0.009819962084293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3.77491593360901" calcext:value-type="float">
            <text:p>3.77491593360901</text:p>
          </table:table-cell>
          <table:table-cell office:value-type="float" office:value="-3.06356549263001" calcext:value-type="float">
            <text:p>-3.06356549263001</text:p>
          </table:table-cell>
          <table:table-cell office:value-type="float" office:value="0.00989865325391293" calcext:value-type="float">
            <text:p>0.009898653253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77488160133362" calcext:value-type="float">
            <text:p>3.77488160133362</text:p>
          </table:table-cell>
          <table:table-cell office:value-type="float" office:value="-3.06354737281799" calcext:value-type="float">
            <text:p>-3.06354737281799</text:p>
          </table:table-cell>
          <table:table-cell office:value-type="float" office:value="0.00980366859585047" calcext:value-type="float">
            <text:p>0.00980366859585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3.77487826347351" calcext:value-type="float">
            <text:p>3.77487826347351</text:p>
          </table:table-cell>
          <table:table-cell office:value-type="float" office:value="-3.0635359287262" calcext:value-type="float">
            <text:p>-3.0635359287262</text:p>
          </table:table-cell>
          <table:table-cell office:value-type="float" office:value="0.00979088805615902" calcext:value-type="float">
            <text:p>0.009790888056159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3.77490496635437" calcext:value-type="float">
            <text:p>3.77490496635437</text:p>
          </table:table-cell>
          <table:table-cell office:value-type="float" office:value="-3.06348872184753" calcext:value-type="float">
            <text:p>-3.06348872184753</text:p>
          </table:table-cell>
          <table:table-cell office:value-type="float" office:value="0.00981827359646559" calcext:value-type="float">
            <text:p>0.00981827359646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3.77490162849426" calcext:value-type="float">
            <text:p>3.77490162849426</text:p>
          </table:table-cell>
          <table:table-cell office:value-type="float" office:value="-3.0633864402771" calcext:value-type="float">
            <text:p>-3.0633864402771</text:p>
          </table:table-cell>
          <table:table-cell office:value-type="float" office:value="0.00980418361723423" calcext:value-type="float">
            <text:p>0.009804183617234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3.77459502220154" calcext:value-type="float">
            <text:p>3.77459502220154</text:p>
          </table:table-cell>
          <table:table-cell office:value-type="float" office:value="-3.06324481964111" calcext:value-type="float">
            <text:p>-3.06324481964111</text:p>
          </table:table-cell>
          <table:table-cell office:value-type="float" office:value="0.00989997386932373" calcext:value-type="float">
            <text:p>0.0098999738693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7744619846344" calcext:value-type="float">
            <text:p>3.7744619846344</text:p>
          </table:table-cell>
          <table:table-cell office:value-type="float" office:value="-3.06299304962158" calcext:value-type="float">
            <text:p>-3.06299304962158</text:p>
          </table:table-cell>
          <table:table-cell office:value-type="float" office:value="0.0106082651764154" calcext:value-type="float">
            <text:p>0.01060826517641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3.77484774589539" calcext:value-type="float">
            <text:p>3.77484774589539</text:p>
          </table:table-cell>
          <table:table-cell office:value-type="float" office:value="-3.06207537651062" calcext:value-type="float">
            <text:p>-3.06207537651062</text:p>
          </table:table-cell>
          <table:table-cell office:value-type="float" office:value="0.0122164925560355" calcext:value-type="float">
            <text:p>0.012216492556036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3.77523350715637" calcext:value-type="float">
            <text:p>3.77523350715637</text:p>
          </table:table-cell>
          <table:table-cell office:value-type="float" office:value="-3.05945134162903" calcext:value-type="float">
            <text:p>-3.05945134162903</text:p>
          </table:table-cell>
          <table:table-cell office:value-type="float" office:value="0.0161201432347298" calcext:value-type="float">
            <text:p>0.01612014323473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4.0074520111084" calcext:value-type="float">
            <text:p>4.0074520111084</text:p>
          </table:table-cell>
          <table:table-cell office:value-type="float" office:value="-2.64551782608032" calcext:value-type="float">
            <text:p>-2.64551782608032</text:p>
          </table:table-cell>
          <table:table-cell office:value-type="float" office:value="0.11443068087101" calcext:value-type="float">
            <text:p>0.11443068087101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4.01405429840088" calcext:value-type="float">
            <text:p>4.01405429840088</text:p>
          </table:table-cell>
          <table:table-cell office:value-type="float" office:value="-2.62254905700684" calcext:value-type="float">
            <text:p>-2.62254905700684</text:p>
          </table:table-cell>
          <table:table-cell office:value-type="float" office:value="0.131721273064613" calcext:value-type="float">
            <text:p>0.131721273064613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4.01854562759399" calcext:value-type="float">
            <text:p>4.01854562759399</text:p>
          </table:table-cell>
          <table:table-cell office:value-type="float" office:value="-2.60075974464417" calcext:value-type="float">
            <text:p>-2.60075974464417</text:p>
          </table:table-cell>
          <table:table-cell office:value-type="float" office:value="0.152362018823624" calcext:value-type="float">
            <text:p>0.1523620188236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2101898193359" calcext:value-type="float">
            <text:p>4.02101898193359</text:p>
          </table:table-cell>
          <table:table-cell office:value-type="float" office:value="-2.58509564399719" calcext:value-type="float">
            <text:p>-2.58509564399719</text:p>
          </table:table-cell>
          <table:table-cell office:value-type="float" office:value="0.169610798358917" calcext:value-type="float">
            <text:p>0.169610798358917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4.02149248123169" calcext:value-type="float">
            <text:p>4.02149248123169</text:p>
          </table:table-cell>
          <table:table-cell office:value-type="float" office:value="-2.57933950424194" calcext:value-type="float">
            <text:p>-2.57933950424194</text:p>
          </table:table-cell>
          <table:table-cell office:value-type="float" office:value="0.178916051983833" calcext:value-type="float">
            <text:p>0.178916051983833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4.02198028564453" calcext:value-type="float">
            <text:p>4.02198028564453</text:p>
          </table:table-cell>
          <table:table-cell office:value-type="float" office:value="-2.56804060935974" calcext:value-type="float">
            <text:p>-2.56804060935974</text:p>
          </table:table-cell>
          <table:table-cell office:value-type="float" office:value="0.205793619155884" calcext:value-type="float">
            <text:p>0.205793619155884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4.0203537940979" calcext:value-type="float">
            <text:p>4.0203537940979</text:p>
          </table:table-cell>
          <table:table-cell office:value-type="float" office:value="-2.55656218528748" calcext:value-type="float">
            <text:p>-2.55656218528748</text:p>
          </table:table-cell>
          <table:table-cell office:value-type="float" office:value="0.242940127849579" calcext:value-type="float">
            <text:p>0.242940127849579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4.01774883270264" calcext:value-type="float">
            <text:p>4.01774883270264</text:p>
          </table:table-cell>
          <table:table-cell office:value-type="float" office:value="-2.55319595336914" calcext:value-type="float">
            <text:p>-2.55319595336914</text:p>
          </table:table-cell>
          <table:table-cell office:value-type="float" office:value="0.274754106998444" calcext:value-type="float">
            <text:p>0.27475410699844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01467180252075" calcext:value-type="float">
            <text:p>4.01467180252075</text:p>
          </table:table-cell>
          <table:table-cell office:value-type="float" office:value="-2.55352282524109" calcext:value-type="float">
            <text:p>-2.55352282524109</text:p>
          </table:table-cell>
          <table:table-cell office:value-type="float" office:value="0.30549368262291" calcext:value-type="float">
            <text:p>0.30549368262291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4.0105414390564" calcext:value-type="float">
            <text:p>4.0105414390564</text:p>
          </table:table-cell>
          <table:table-cell office:value-type="float" office:value="-2.55711436271668" calcext:value-type="float">
            <text:p>-2.55711436271668</text:p>
          </table:table-cell>
          <table:table-cell office:value-type="float" office:value="0.338903665542603" calcext:value-type="float">
            <text:p>0.338903665542603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00550556182861" calcext:value-type="float">
            <text:p>4.00550556182861</text:p>
          </table:table-cell>
          <table:table-cell office:value-type="float" office:value="-2.56354856491089" calcext:value-type="float">
            <text:p>-2.56354856491089</text:p>
          </table:table-cell>
          <table:table-cell office:value-type="float" office:value="0.372681438922882" calcext:value-type="float">
            <text:p>0.372681438922882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3.99939274787903" calcext:value-type="float">
            <text:p>3.99939274787903</text:p>
          </table:table-cell>
          <table:table-cell office:value-type="float" office:value="-2.57309556007385" calcext:value-type="float">
            <text:p>-2.57309556007385</text:p>
          </table:table-cell>
          <table:table-cell office:value-type="float" office:value="0.406710982322693" calcext:value-type="float">
            <text:p>0.406710982322693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3.99108052253723" calcext:value-type="float">
            <text:p>3.99108052253723</text:p>
          </table:table-cell>
          <table:table-cell office:value-type="float" office:value="-2.58776998519897" calcext:value-type="float">
            <text:p>-2.58776998519897</text:p>
          </table:table-cell>
          <table:table-cell office:value-type="float" office:value="0.447854816913605" calcext:value-type="float">
            <text:p>0.44785481691360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8256230354309" calcext:value-type="float">
            <text:p>3.98256230354309</text:p>
          </table:table-cell>
          <table:table-cell office:value-type="float" office:value="-2.60375142097473" calcext:value-type="float">
            <text:p>-2.60375142097473</text:p>
          </table:table-cell>
          <table:table-cell office:value-type="float" office:value="0.482145756483078" calcext:value-type="float">
            <text:p>0.482145756483078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3.97372126579285" calcext:value-type="float">
            <text:p>3.97372126579285</text:p>
          </table:table-cell>
          <table:table-cell office:value-type="float" office:value="-2.62275671958923" calcext:value-type="float">
            <text:p>-2.62275671958923</text:p>
          </table:table-cell>
          <table:table-cell office:value-type="float" office:value="0.521159946918488" calcext:value-type="float">
            <text:p>0.521159946918488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3.96413707733154" calcext:value-type="float">
            <text:p>3.96413707733154</text:p>
          </table:table-cell>
          <table:table-cell office:value-type="float" office:value="-2.64445972442627" calcext:value-type="float">
            <text:p>-2.64445972442627</text:p>
          </table:table-cell>
          <table:table-cell office:value-type="float" office:value="0.559452474117279" calcext:value-type="float">
            <text:p>0.559452474117279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.95416808128357" calcext:value-type="float">
            <text:p>3.95416808128357</text:p>
          </table:table-cell>
          <table:table-cell office:value-type="float" office:value="-2.66855478286743" calcext:value-type="float">
            <text:p>-2.66855478286743</text:p>
          </table:table-cell>
          <table:table-cell office:value-type="float" office:value="0.596312284469605" calcext:value-type="float">
            <text:p>0.596312284469605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3.94305992126465" calcext:value-type="float">
            <text:p>3.94305992126465</text:p>
          </table:table-cell>
          <table:table-cell office:value-type="float" office:value="-2.69811320304871" calcext:value-type="float">
            <text:p>-2.69811320304871</text:p>
          </table:table-cell>
          <table:table-cell office:value-type="float" office:value="0.638424158096314" calcext:value-type="float">
            <text:p>0.63842415809631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.9333610534668" calcext:value-type="float">
            <text:p>3.9333610534668</text:p>
          </table:table-cell>
          <table:table-cell office:value-type="float" office:value="-2.72558832168579" calcext:value-type="float">
            <text:p>-2.72558832168579</text:p>
          </table:table-cell>
          <table:table-cell office:value-type="float" office:value="0.673645198345184" calcext:value-type="float">
            <text:p>0.673645198345184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3.92422366142273" calcext:value-type="float">
            <text:p>3.92422366142273</text:p>
          </table:table-cell>
          <table:table-cell office:value-type="float" office:value="-2.75363111495972" calcext:value-type="float">
            <text:p>-2.75363111495972</text:p>
          </table:table-cell>
          <table:table-cell office:value-type="float" office:value="0.708952128887177" calcext:value-type="float">
            <text:p>0.708952128887177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3.91551780700684" calcext:value-type="float">
            <text:p>3.91551780700684</text:p>
          </table:table-cell>
          <table:table-cell office:value-type="float" office:value="-2.78293180465698" calcext:value-type="float">
            <text:p>-2.78293180465698</text:p>
          </table:table-cell>
          <table:table-cell office:value-type="float" office:value="0.740311980247498" calcext:value-type="float">
            <text:p>0.740311980247498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3.90753602981567" calcext:value-type="float">
            <text:p>3.90753602981567</text:p>
          </table:table-cell>
          <table:table-cell office:value-type="float" office:value="-2.81283760070801" calcext:value-type="float">
            <text:p>-2.81283760070801</text:p>
          </table:table-cell>
          <table:table-cell office:value-type="float" office:value="0.768440246582031" calcext:value-type="float">
            <text:p>0.768440246582031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.89959597587585" calcext:value-type="float">
            <text:p>3.89959597587585</text:p>
          </table:table-cell>
          <table:table-cell office:value-type="float" office:value="-2.84673643112183" calcext:value-type="float">
            <text:p>-2.84673643112183</text:p>
          </table:table-cell>
          <table:table-cell office:value-type="float" office:value="0.799465835094452" calcext:value-type="float">
            <text:p>0.79946583509445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.89350342750549" calcext:value-type="float">
            <text:p>3.89350342750549</text:p>
          </table:table-cell>
          <table:table-cell office:value-type="float" office:value="-2.87638330459595" calcext:value-type="float">
            <text:p>-2.87638330459595</text:p>
          </table:table-cell>
          <table:table-cell office:value-type="float" office:value="0.824044466018677" calcext:value-type="float">
            <text:p>0.824044466018677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3.88795113563538" calcext:value-type="float">
            <text:p>3.88795113563538</text:p>
          </table:table-cell>
          <table:table-cell office:value-type="float" office:value="-2.90582585334778" calcext:value-type="float">
            <text:p>-2.90582585334778</text:p>
          </table:table-cell>
          <table:table-cell office:value-type="float" office:value="0.844348728656769" calcext:value-type="float">
            <text:p>0.844348728656769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3.88414120674133" calcext:value-type="float">
            <text:p>3.88414120674133</text:p>
          </table:table-cell>
          <table:table-cell office:value-type="float" office:value="-2.93455410003662" calcext:value-type="float">
            <text:p>-2.93455410003662</text:p>
          </table:table-cell>
          <table:table-cell office:value-type="float" office:value="0.864235758781433" calcext:value-type="float">
            <text:p>0.864235758781433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3.88091540336609" calcext:value-type="float">
            <text:p>3.88091540336609</text:p>
          </table:table-cell>
          <table:table-cell office:value-type="float" office:value="-2.96269631385803" calcext:value-type="float">
            <text:p>-2.96269631385803</text:p>
          </table:table-cell>
          <table:table-cell office:value-type="float" office:value="0.880435645580292" calcext:value-type="float">
            <text:p>0.880435645580292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3.87847542762756" calcext:value-type="float">
            <text:p>3.87847542762756</text:p>
          </table:table-cell>
          <table:table-cell office:value-type="float" office:value="-2.99419736862183" calcext:value-type="float">
            <text:p>-2.99419736862183</text:p>
          </table:table-cell>
          <table:table-cell office:value-type="float" office:value="0.895015954971314" calcext:value-type="float">
            <text:p>0.895015954971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7786555290222" calcext:value-type="float">
            <text:p>3.87786555290222</text:p>
          </table:table-cell>
          <table:table-cell office:value-type="float" office:value="-3.02059745788574" calcext:value-type="float">
            <text:p>-3.02059745788574</text:p>
          </table:table-cell>
          <table:table-cell office:value-type="float" office:value="0.906602501869202" calcext:value-type="float">
            <text:p>0.906602501869202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3.87822365760803" calcext:value-type="float">
            <text:p>3.87822365760803</text:p>
          </table:table-cell>
          <table:table-cell office:value-type="float" office:value="-3.04583811759949" calcext:value-type="float">
            <text:p>-3.04583811759949</text:p>
          </table:table-cell>
          <table:table-cell office:value-type="float" office:value="0.915855407714844" calcext:value-type="float">
            <text:p>0.915855407714844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3.8795154094696" calcext:value-type="float">
            <text:p>3.8795154094696</text:p>
          </table:table-cell>
          <table:table-cell office:value-type="float" office:value="-3.06977534294128" calcext:value-type="float">
            <text:p>-3.06977534294128</text:p>
          </table:table-cell>
          <table:table-cell office:value-type="float" office:value="0.923776865005493" calcext:value-type="float">
            <text:p>0.923776865005493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3.88178896903992" calcext:value-type="float">
            <text:p>3.88178896903992</text:p>
          </table:table-cell>
          <table:table-cell office:value-type="float" office:value="-3.09248495101929" calcext:value-type="float">
            <text:p>-3.09248495101929</text:p>
          </table:table-cell>
          <table:table-cell office:value-type="float" office:value="0.929331660270691" calcext:value-type="float">
            <text:p>0.929331660270691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3.88516330718994" calcext:value-type="float">
            <text:p>3.88516330718994</text:p>
          </table:table-cell>
          <table:table-cell office:value-type="float" office:value="-3.11657094955444" calcext:value-type="float">
            <text:p>-3.11657094955444</text:p>
          </table:table-cell>
          <table:table-cell office:value-type="float" office:value="0.934282898902893" calcext:value-type="float">
            <text:p>0.93428289890289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88893961906433" calcext:value-type="float">
            <text:p>3.88893961906433</text:p>
          </table:table-cell>
          <table:table-cell office:value-type="float" office:value="-3.1355152130127" calcext:value-type="float">
            <text:p>-3.1355152130127</text:p>
          </table:table-cell>
          <table:table-cell office:value-type="float" office:value="0.938306152820587" calcext:value-type="float">
            <text:p>0.938306152820587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3.89335012435913" calcext:value-type="float">
            <text:p>3.89335012435913</text:p>
          </table:table-cell>
          <table:table-cell office:value-type="float" office:value="-3.15295910835266" calcext:value-type="float">
            <text:p>-3.15295910835266</text:p>
          </table:table-cell>
          <table:table-cell office:value-type="float" office:value="0.94130665063858" calcext:value-type="float">
            <text:p>0.94130665063858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3.89813876152039" calcext:value-type="float">
            <text:p>3.89813876152039</text:p>
          </table:table-cell>
          <table:table-cell office:value-type="float" office:value="-3.16889691352844" calcext:value-type="float">
            <text:p>-3.16889691352844</text:p>
          </table:table-cell>
          <table:table-cell office:value-type="float" office:value="0.943039238452911" calcext:value-type="float">
            <text:p>0.943039238452911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3.90327286720276" calcext:value-type="float">
            <text:p>3.90327286720276</text:p>
          </table:table-cell>
          <table:table-cell office:value-type="float" office:value="-3.18301916122437" calcext:value-type="float">
            <text:p>-3.18301916122437</text:p>
          </table:table-cell>
          <table:table-cell office:value-type="float" office:value="0.945399641990662" calcext:value-type="float">
            <text:p>0.945399641990662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3.90946364402771" calcext:value-type="float">
            <text:p>3.90946364402771</text:p>
          </table:table-cell>
          <table:table-cell office:value-type="float" office:value="-3.19724249839783" calcext:value-type="float">
            <text:p>-3.19724249839783</text:p>
          </table:table-cell>
          <table:table-cell office:value-type="float" office:value="0.948312222957611" calcext:value-type="float">
            <text:p>0.948312222957611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91516137123108" calcext:value-type="float">
            <text:p>3.91516137123108</text:p>
          </table:table-cell>
          <table:table-cell office:value-type="float" office:value="-3.20784974098206" calcext:value-type="float">
            <text:p>-3.20784974098206</text:p>
          </table:table-cell>
          <table:table-cell office:value-type="float" office:value="0.951419711112976" calcext:value-type="float">
            <text:p>0.951419711112976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3.92079377174377" calcext:value-type="float">
            <text:p>3.92079377174377</text:p>
          </table:table-cell>
          <table:table-cell office:value-type="float" office:value="-3.21708106994629" calcext:value-type="float">
            <text:p>-3.21708106994629</text:p>
          </table:table-cell>
          <table:table-cell office:value-type="float" office:value="0.954658627510071" calcext:value-type="float">
            <text:p>0.954658627510071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3.92624402046204" calcext:value-type="float">
            <text:p>3.92624402046204</text:p>
          </table:table-cell>
          <table:table-cell office:value-type="float" office:value="-3.22491216659546" calcext:value-type="float">
            <text:p>-3.22491216659546</text:p>
          </table:table-cell>
          <table:table-cell office:value-type="float" office:value="0.958138167858124" calcext:value-type="float">
            <text:p>0.958138167858124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3.93149042129517" calcext:value-type="float">
            <text:p>3.93149042129517</text:p>
          </table:table-cell>
          <table:table-cell office:value-type="float" office:value="-3.23135185241699" calcext:value-type="float">
            <text:p>-3.23135185241699</text:p>
          </table:table-cell>
          <table:table-cell office:value-type="float" office:value="0.962344110012054" calcext:value-type="float">
            <text:p>0.962344110012054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3.93770241737366" calcext:value-type="float">
            <text:p>3.93770241737366</text:p>
          </table:table-cell>
          <table:table-cell office:value-type="float" office:value="-3.23721146583557" calcext:value-type="float">
            <text:p>-3.23721146583557</text:p>
          </table:table-cell>
          <table:table-cell office:value-type="float" office:value="0.968253076076508" calcext:value-type="float">
            <text:p>0.96825307607650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.94261837005615" calcext:value-type="float">
            <text:p>3.94261837005615</text:p>
          </table:table-cell>
          <table:table-cell office:value-type="float" office:value="-3.24115395545959" calcext:value-type="float">
            <text:p>-3.24115395545959</text:p>
          </table:table-cell>
          <table:table-cell office:value-type="float" office:value="0.972767472267151" calcext:value-type="float">
            <text:p>0.972767472267151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3.94726467132568" calcext:value-type="float">
            <text:p>3.94726467132568</text:p>
          </table:table-cell>
          <table:table-cell office:value-type="float" office:value="-3.24419808387756" calcext:value-type="float">
            <text:p>-3.24419808387756</text:p>
          </table:table-cell>
          <table:table-cell office:value-type="float" office:value="0.976979434490204" calcext:value-type="float">
            <text:p>0.976979434490204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3.95172119140625" calcext:value-type="float">
            <text:p>3.95172119140625</text:p>
          </table:table-cell>
          <table:table-cell office:value-type="float" office:value="-3.24638390541077" calcext:value-type="float">
            <text:p>-3.24638390541077</text:p>
          </table:table-cell>
          <table:table-cell office:value-type="float" office:value="0.981207966804504" calcext:value-type="float">
            <text:p>0.981207966804504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3.95589256286621" calcext:value-type="float">
            <text:p>3.95589256286621</text:p>
          </table:table-cell>
          <table:table-cell office:value-type="float" office:value="-3.24784159660339" calcext:value-type="float">
            <text:p>-3.24784159660339</text:p>
          </table:table-cell>
          <table:table-cell office:value-type="float" office:value="0.983881831169128" calcext:value-type="float">
            <text:p>0.983881831169128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3.96061420440674" calcext:value-type="float">
            <text:p>3.96061420440674</text:p>
          </table:table-cell>
          <table:table-cell office:value-type="float" office:value="-3.24821472167969" calcext:value-type="float">
            <text:p>-3.24821472167969</text:p>
          </table:table-cell>
          <table:table-cell office:value-type="float" office:value="0.987837016582489" calcext:value-type="float">
            <text:p>0.987837016582489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96460747718811" calcext:value-type="float">
            <text:p>3.96460747718811</text:p>
          </table:table-cell>
          <table:table-cell office:value-type="float" office:value="-3.24794435501099" calcext:value-type="float">
            <text:p>-3.24794435501099</text:p>
          </table:table-cell>
          <table:table-cell office:value-type="float" office:value="0.99031388759613" calcext:value-type="float">
            <text:p>0.99031388759613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3.96867394447327" calcext:value-type="float">
            <text:p>3.96867394447327</text:p>
          </table:table-cell>
          <table:table-cell office:value-type="float" office:value="-3.24682474136353" calcext:value-type="float">
            <text:p>-3.24682474136353</text:p>
          </table:table-cell>
          <table:table-cell office:value-type="float" office:value="0.992816984653473" calcext:value-type="float">
            <text:p>0.992816984653473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3.97259044647217" calcext:value-type="float">
            <text:p>3.97259044647217</text:p>
          </table:table-cell>
          <table:table-cell office:value-type="float" office:value="-3.24530267715454" calcext:value-type="float">
            <text:p>-3.24530267715454</text:p>
          </table:table-cell>
          <table:table-cell office:value-type="float" office:value="0.994454324245453" calcext:value-type="float">
            <text:p>0.994454324245453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3.97648501396179" calcext:value-type="float">
            <text:p>3.97648501396179</text:p>
          </table:table-cell>
          <table:table-cell office:value-type="float" office:value="-3.24303603172302" calcext:value-type="float">
            <text:p>-3.24303603172302</text:p>
          </table:table-cell>
          <table:table-cell office:value-type="float" office:value="0.996856272220612" calcext:value-type="float">
            <text:p>0.996856272220612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3.98064231872559" calcext:value-type="float">
            <text:p>3.98064231872559</text:p>
          </table:table-cell>
          <table:table-cell office:value-type="float" office:value="-3.24003052711487" calcext:value-type="float">
            <text:p>-3.24003052711487</text:p>
          </table:table-cell>
          <table:table-cell office:value-type="float" office:value="0.99806272983551" calcext:value-type="float">
            <text:p>0.998062729835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98428392410278" calcext:value-type="float">
            <text:p>3.98428392410278</text:p>
          </table:table-cell>
          <table:table-cell office:value-type="float" office:value="-3.23703908920288" calcext:value-type="float">
            <text:p>-3.23703908920288</text:p>
          </table:table-cell>
          <table:table-cell office:value-type="float" office:value="0.998874306678772" calcext:value-type="float">
            <text:p>0.998874306678772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3.98758769035339" calcext:value-type="float">
            <text:p>3.98758769035339</text:p>
          </table:table-cell>
          <table:table-cell office:value-type="float" office:value="-3.23398208618164" calcext:value-type="float">
            <text:p>-3.23398208618164</text:p>
          </table:table-cell>
          <table:table-cell office:value-type="float" office:value="0.998595178127289" calcext:value-type="float">
            <text:p>0.998595178127289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3.9909999370575" calcext:value-type="float">
            <text:p>3.9909999370575</text:p>
          </table:table-cell>
          <table:table-cell office:value-type="float" office:value="-3.23017764091492" calcext:value-type="float">
            <text:p>-3.23017764091492</text:p>
          </table:table-cell>
          <table:table-cell office:value-type="float" office:value="0.998932600021362" calcext:value-type="float">
            <text:p>0.998932600021362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3.99417543411255" calcext:value-type="float">
            <text:p>3.99417543411255</text:p>
          </table:table-cell>
          <table:table-cell office:value-type="float" office:value="-3.22621631622314" calcext:value-type="float">
            <text:p>-3.22621631622314</text:p>
          </table:table-cell>
          <table:table-cell office:value-type="float" office:value="0.999256193637848" calcext:value-type="float">
            <text:p>0.999256193637848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3.99748229980469" calcext:value-type="float">
            <text:p>3.99748229980469</text:p>
          </table:table-cell>
          <table:table-cell office:value-type="float" office:value="-3.22115015983582" calcext:value-type="float">
            <text:p>-3.22115015983582</text:p>
          </table:table-cell>
          <table:table-cell office:value-type="float" office:value="0.999641180038452" calcext:value-type="float">
            <text:p>0.99964118003845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.00036239624023" calcext:value-type="float">
            <text:p>4.00036239624023</text:p>
          </table:table-cell>
          <table:table-cell office:value-type="float" office:value="-3.21662187576294" calcext:value-type="float">
            <text:p>-3.21662187576294</text:p>
          </table:table-cell>
          <table:table-cell office:value-type="float" office:value="0.999939739704132" calcext:value-type="float">
            <text:p>0.999939739704132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4.00313472747803" calcext:value-type="float">
            <text:p>4.00313472747803</text:p>
          </table:table-cell>
          <table:table-cell office:value-type="float" office:value="-3.21171021461487" calcext:value-type="float">
            <text:p>-3.21171021461487</text:p>
          </table:table-cell>
          <table:table-cell office:value-type="float" office:value="1.00091028213501" calcext:value-type="float">
            <text:p>1.00091028213501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4.00539350509644" calcext:value-type="float">
            <text:p>4.00539350509644</text:p>
          </table:table-cell>
          <table:table-cell office:value-type="float" office:value="-3.20702385902405" calcext:value-type="float">
            <text:p>-3.20702385902405</text:p>
          </table:table-cell>
          <table:table-cell office:value-type="float" office:value="1.00054466724396" calcext:value-type="float">
            <text:p>1.00054466724396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4.00759696960449" calcext:value-type="float">
            <text:p>4.00759696960449</text:p>
          </table:table-cell>
          <table:table-cell office:value-type="float" office:value="-3.20200800895691" calcext:value-type="float">
            <text:p>-3.20200800895691</text:p>
          </table:table-cell>
          <table:table-cell office:value-type="float" office:value="1.00107252597809" calcext:value-type="float">
            <text:p>1.00107252597809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4.00997543334961" calcext:value-type="float">
            <text:p>4.00997543334961</text:p>
          </table:table-cell>
          <table:table-cell office:value-type="float" office:value="-3.19602108001709" calcext:value-type="float">
            <text:p>-3.19602108001709</text:p>
          </table:table-cell>
          <table:table-cell office:value-type="float" office:value="1.00210094451904" calcext:value-type="float">
            <text:p>1.0021009445190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.01163339614868" calcext:value-type="float">
            <text:p>4.01163339614868</text:p>
          </table:table-cell>
          <table:table-cell office:value-type="float" office:value="-3.19056034088135" calcext:value-type="float">
            <text:p>-3.19056034088135</text:p>
          </table:table-cell>
          <table:table-cell office:value-type="float" office:value="1.00305199623108" calcext:value-type="float">
            <text:p>1.00305199623108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4.01325035095215" calcext:value-type="float">
            <text:p>4.01325035095215</text:p>
          </table:table-cell>
          <table:table-cell office:value-type="float" office:value="-3.18511295318604" calcext:value-type="float">
            <text:p>-3.18511295318604</text:p>
          </table:table-cell>
          <table:table-cell office:value-type="float" office:value="1.00381934642792" calcext:value-type="float">
            <text:p>1.00381934642792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4.01473665237427" calcext:value-type="float">
            <text:p>4.01473665237427</text:p>
          </table:table-cell>
          <table:table-cell office:value-type="float" office:value="-3.17932868003845" calcext:value-type="float">
            <text:p>-3.17932868003845</text:p>
          </table:table-cell>
          <table:table-cell office:value-type="float" office:value="1.0052946805954" calcext:value-type="float">
            <text:p>1.0052946805954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4.01585865020752" calcext:value-type="float">
            <text:p>4.01585865020752</text:p>
          </table:table-cell>
          <table:table-cell office:value-type="float" office:value="-3.17379593849182" calcext:value-type="float">
            <text:p>-3.17379593849182</text:p>
          </table:table-cell>
          <table:table-cell office:value-type="float" office:value="1.00485944747925" calcext:value-type="float">
            <text:p>1.00485944747925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4.01718139648438" calcext:value-type="float">
            <text:p>4.01718139648438</text:p>
          </table:table-cell>
          <table:table-cell office:value-type="float" office:value="-3.16722726821899" calcext:value-type="float">
            <text:p>-3.16722726821899</text:p>
          </table:table-cell>
          <table:table-cell office:value-type="float" office:value="1.00494718551636" calcext:value-type="float">
            <text:p>1.0049471855163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.01816749572754" calcext:value-type="float">
            <text:p>4.01816749572754</text:p>
          </table:table-cell>
          <table:table-cell office:value-type="float" office:value="-3.16130685806274" calcext:value-type="float">
            <text:p>-3.16130685806274</text:p>
          </table:table-cell>
          <table:table-cell office:value-type="float" office:value="1.0047801733017" calcext:value-type="float">
            <text:p>1.0047801733017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4.0190052986145" calcext:value-type="float">
            <text:p>4.0190052986145</text:p>
          </table:table-cell>
          <table:table-cell office:value-type="float" office:value="-3.15511441230774" calcext:value-type="float">
            <text:p>-3.15511441230774</text:p>
          </table:table-cell>
          <table:table-cell office:value-type="float" office:value="1.00469946861267" calcext:value-type="float">
            <text:p>1.00469946861267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4.02001571655273" calcext:value-type="float">
            <text:p>4.02001571655273</text:p>
          </table:table-cell>
          <table:table-cell office:value-type="float" office:value="-3.14896321296692" calcext:value-type="float">
            <text:p>-3.14896321296692</text:p>
          </table:table-cell>
          <table:table-cell office:value-type="float" office:value="1.00420618057251" calcext:value-type="float">
            <text:p>1.00420618057251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4.020827293396" calcext:value-type="float">
            <text:p>4.020827293396</text:p>
          </table:table-cell>
          <table:table-cell office:value-type="float" office:value="-3.1426248550415" calcext:value-type="float">
            <text:p>-3.1426248550415</text:p>
          </table:table-cell>
          <table:table-cell office:value-type="float" office:value="1.00379180908203" calcext:value-type="float">
            <text:p>1.00379180908203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4.0219612121582" calcext:value-type="float">
            <text:p>4.0219612121582</text:p>
          </table:table-cell>
          <table:table-cell office:value-type="float" office:value="-3.13531470298767" calcext:value-type="float">
            <text:p>-3.13531470298767</text:p>
          </table:table-cell>
          <table:table-cell office:value-type="float" office:value="1.00328016281128" calcext:value-type="float">
            <text:p>1.0032801628112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.02267408370972" calcext:value-type="float">
            <text:p>4.02267408370972</text:p>
          </table:table-cell>
          <table:table-cell office:value-type="float" office:value="-3.128586769104" calcext:value-type="float">
            <text:p>-3.128586769104</text:p>
          </table:table-cell>
          <table:table-cell office:value-type="float" office:value="1.00332915782928" calcext:value-type="float">
            <text:p>1.00332915782928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4.02345275878906" calcext:value-type="float">
            <text:p>4.02345275878906</text:p>
          </table:table-cell>
          <table:table-cell office:value-type="float" office:value="-3.12223839759827" calcext:value-type="float">
            <text:p>-3.12223839759827</text:p>
          </table:table-cell>
          <table:table-cell office:value-type="float" office:value="1.00169587135315" calcext:value-type="float">
            <text:p>1.00169587135315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4.02423572540283" calcext:value-type="float">
            <text:p>4.02423572540283</text:p>
          </table:table-cell>
          <table:table-cell office:value-type="float" office:value="-3.11551713943481" calcext:value-type="float">
            <text:p>-3.11551713943481</text:p>
          </table:table-cell>
          <table:table-cell office:value-type="float" office:value="1.00104439258575" calcext:value-type="float">
            <text:p>1.00104439258575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4.02511501312256" calcext:value-type="float">
            <text:p>4.02511501312256</text:p>
          </table:table-cell>
          <table:table-cell office:value-type="float" office:value="-3.10855150222778" calcext:value-type="float">
            <text:p>-3.10855150222778</text:p>
          </table:table-cell>
          <table:table-cell office:value-type="float" office:value="1.00145411491394" calcext:value-type="float">
            <text:p>1.00145411491394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4.02568531036377" calcext:value-type="float">
            <text:p>4.02568531036377</text:p>
          </table:table-cell>
          <table:table-cell office:value-type="float" office:value="-3.10117745399475" calcext:value-type="float">
            <text:p>-3.10117745399475</text:p>
          </table:table-cell>
          <table:table-cell office:value-type="float" office:value="1.00044357776642" calcext:value-type="float">
            <text:p>1.00044357776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2632093429565" calcext:value-type="float">
            <text:p>4.02632093429565</text:p>
          </table:table-cell>
          <table:table-cell office:value-type="float" office:value="-3.09432053565979" calcext:value-type="float">
            <text:p>-3.09432053565979</text:p>
          </table:table-cell>
          <table:table-cell office:value-type="float" office:value="1.00153791904449" calcext:value-type="float">
            <text:p>1.00153791904449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4.02670001983643" calcext:value-type="float">
            <text:p>4.02670001983643</text:p>
          </table:table-cell>
          <table:table-cell office:value-type="float" office:value="-3.08774042129517" calcext:value-type="float">
            <text:p>-3.08774042129517</text:p>
          </table:table-cell>
          <table:table-cell office:value-type="float" office:value="1.00178349018097" calcext:value-type="float">
            <text:p>1.00178349018097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4.02658271789551" calcext:value-type="float">
            <text:p>4.02658271789551</text:p>
          </table:table-cell>
          <table:table-cell office:value-type="float" office:value="-3.08145952224731" calcext:value-type="float">
            <text:p>-3.08145952224731</text:p>
          </table:table-cell>
          <table:table-cell office:value-type="float" office:value="1.00116682052612" calcext:value-type="float">
            <text:p>1.00116682052612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4.02679252624512" calcext:value-type="float">
            <text:p>4.02679252624512</text:p>
          </table:table-cell>
          <table:table-cell office:value-type="float" office:value="-3.07523393630981" calcext:value-type="float">
            <text:p>-3.07523393630981</text:p>
          </table:table-cell>
          <table:table-cell office:value-type="float" office:value="1.00157928466797" calcext:value-type="float">
            <text:p>1.00157928466797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4.0266284942627" calcext:value-type="float">
            <text:p>4.0266284942627</text:p>
          </table:table-cell>
          <table:table-cell office:value-type="float" office:value="-3.06812000274658" calcext:value-type="float">
            <text:p>-3.06812000274658</text:p>
          </table:table-cell>
          <table:table-cell office:value-type="float" office:value="1.00307273864746" calcext:value-type="float">
            <text:p>1.0030727386474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.02652931213379" calcext:value-type="float">
            <text:p>4.02652931213379</text:p>
          </table:table-cell>
          <table:table-cell office:value-type="float" office:value="-3.06220555305481" calcext:value-type="float">
            <text:p>-3.06220555305481</text:p>
          </table:table-cell>
          <table:table-cell office:value-type="float" office:value="1.00381827354431" calcext:value-type="float">
            <text:p>1.00381827354431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4.02605152130127" calcext:value-type="float">
            <text:p>4.02605152130127</text:p>
          </table:table-cell>
          <table:table-cell office:value-type="float" office:value="-3.05660033226013" calcext:value-type="float">
            <text:p>-3.05660033226013</text:p>
          </table:table-cell>
          <table:table-cell office:value-type="float" office:value="1.00314664840698" calcext:value-type="float">
            <text:p>1.00314664840698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4.02573871612549" calcext:value-type="float">
            <text:p>4.02573871612549</text:p>
          </table:table-cell>
          <table:table-cell office:value-type="float" office:value="-3.05110859870911" calcext:value-type="float">
            <text:p>-3.05110859870911</text:p>
          </table:table-cell>
          <table:table-cell office:value-type="float" office:value="1.0032229423523" calcext:value-type="float">
            <text:p>1.0032229423523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4.02524995803833" calcext:value-type="float">
            <text:p>4.02524995803833</text:p>
          </table:table-cell>
          <table:table-cell office:value-type="float" office:value="-3.04551029205322" calcext:value-type="float">
            <text:p>-3.04551029205322</text:p>
          </table:table-cell>
          <table:table-cell office:value-type="float" office:value="1.00417613983154" calcext:value-type="float">
            <text:p>1.00417613983154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4.02480030059814" calcext:value-type="float">
            <text:p>4.02480030059814</text:p>
          </table:table-cell>
          <table:table-cell office:value-type="float" office:value="-3.03965735435486" calcext:value-type="float">
            <text:p>-3.03965735435486</text:p>
          </table:table-cell>
          <table:table-cell office:value-type="float" office:value="1.00428700447083" calcext:value-type="float">
            <text:p>1.0042870044708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.02401733398438" calcext:value-type="float">
            <text:p>4.02401733398438</text:p>
          </table:table-cell>
          <table:table-cell office:value-type="float" office:value="-3.03464531898499" calcext:value-type="float">
            <text:p>-3.03464531898499</text:p>
          </table:table-cell>
          <table:table-cell office:value-type="float" office:value="1.00382447242737" calcext:value-type="float">
            <text:p>1.00382447242737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4.02297067642212" calcext:value-type="float">
            <text:p>4.02297067642212</text:p>
          </table:table-cell>
          <table:table-cell office:value-type="float" office:value="-3.02949023246765" calcext:value-type="float">
            <text:p>-3.02949023246765</text:p>
          </table:table-cell>
          <table:table-cell office:value-type="float" office:value="1.00355935096741" calcext:value-type="float">
            <text:p>1.00355935096741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4.02230262756348" calcext:value-type="float">
            <text:p>4.02230262756348</text:p>
          </table:table-cell>
          <table:table-cell office:value-type="float" office:value="-3.02498888969421" calcext:value-type="float">
            <text:p>-3.02498888969421</text:p>
          </table:table-cell>
          <table:table-cell office:value-type="float" office:value="1.00362062454224" calcext:value-type="float">
            <text:p>1.00362062454224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4.02129745483398" calcext:value-type="float">
            <text:p>4.02129745483398</text:p>
          </table:table-cell>
          <table:table-cell office:value-type="float" office:value="-3.02059078216553" calcext:value-type="float">
            <text:p>-3.02059078216553</text:p>
          </table:table-cell>
          <table:table-cell office:value-type="float" office:value="1.0037978887558" calcext:value-type="float">
            <text:p>1.0037978887558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4.01991653442383" calcext:value-type="float">
            <text:p>4.01991653442383</text:p>
          </table:table-cell>
          <table:table-cell office:value-type="float" office:value="-3.01585388183594" calcext:value-type="float">
            <text:p>-3.01585388183594</text:p>
          </table:table-cell>
          <table:table-cell office:value-type="float" office:value="1.00396716594696" calcext:value-type="float">
            <text:p>1.0039671659469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.01883888244629" calcext:value-type="float">
            <text:p>4.01883888244629</text:p>
          </table:table-cell>
          <table:table-cell office:value-type="float" office:value="-3.01194167137146" calcext:value-type="float">
            <text:p>-3.01194167137146</text:p>
          </table:table-cell>
          <table:table-cell office:value-type="float" office:value="1.00414419174194" calcext:value-type="float">
            <text:p>1.0041441917419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4.01780366897583" calcext:value-type="float">
            <text:p>4.01780366897583</text:p>
          </table:table-cell>
          <table:table-cell office:value-type="float" office:value="-3.00865387916565" calcext:value-type="float">
            <text:p>-3.00865387916565</text:p>
          </table:table-cell>
          <table:table-cell office:value-type="float" office:value="1.00398051738739" calcext:value-type="float">
            <text:p>1.00398051738739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4.01649618148804" calcext:value-type="float">
            <text:p>4.01649618148804</text:p>
          </table:table-cell>
          <table:table-cell office:value-type="float" office:value="-3.00546073913574" calcext:value-type="float">
            <text:p>-3.00546073913574</text:p>
          </table:table-cell>
          <table:table-cell office:value-type="float" office:value="1.0044002532959" calcext:value-type="float">
            <text:p>1.0044002532959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4.0155200958252" calcext:value-type="float">
            <text:p>4.0155200958252</text:p>
          </table:table-cell>
          <table:table-cell office:value-type="float" office:value="-3.00250506401062" calcext:value-type="float">
            <text:p>-3.00250506401062</text:p>
          </table:table-cell>
          <table:table-cell office:value-type="float" office:value="1.00558543205261" calcext:value-type="float">
            <text:p>1.0055854320526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4.01414680480957" calcext:value-type="float">
            <text:p>4.01414680480957</text:p>
          </table:table-cell>
          <table:table-cell office:value-type="float" office:value="-2.99963998794556" calcext:value-type="float">
            <text:p>-2.99963998794556</text:p>
          </table:table-cell>
          <table:table-cell office:value-type="float" office:value="1.00597262382507" calcext:value-type="float">
            <text:p>1.00597262382507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.01353168487549" calcext:value-type="float">
            <text:p>4.01353168487549</text:p>
          </table:table-cell>
          <table:table-cell office:value-type="float" office:value="-2.99760055541992" calcext:value-type="float">
            <text:p>-2.99760055541992</text:p>
          </table:table-cell>
          <table:table-cell office:value-type="float" office:value="1.00737297534943" calcext:value-type="float">
            <text:p>1.00737297534943</text:p>
          </table:table-cell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4.0123291015625" calcext:value-type="float">
            <text:p>4.0123291015625</text:p>
          </table:table-cell>
          <table:table-cell office:value-type="float" office:value="-2.9954628944397" calcext:value-type="float">
            <text:p>-2.9954628944397</text:p>
          </table:table-cell>
          <table:table-cell office:value-type="float" office:value="1.00913512706757" calcext:value-type="float">
            <text:p>1.00913512706757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4.01115083694458" calcext:value-type="float">
            <text:p>4.01115083694458</text:p>
          </table:table-cell>
          <table:table-cell office:value-type="float" office:value="-2.9942901134491" calcext:value-type="float">
            <text:p>-2.9942901134491</text:p>
          </table:table-cell>
          <table:table-cell office:value-type="float" office:value="1.00928258895874" calcext:value-type="float">
            <text:p>1.00928258895874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4.01049423217773" calcext:value-type="float">
            <text:p>4.01049423217773</text:p>
          </table:table-cell>
          <table:table-cell office:value-type="float" office:value="-2.99337649345398" calcext:value-type="float">
            <text:p>-2.99337649345398</text:p>
          </table:table-cell>
          <table:table-cell office:value-type="float" office:value="1.01058495044708" calcext:value-type="float">
            <text:p>1.01058495044708</text:p>
          </table:table-cell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4.00939130783081" calcext:value-type="float">
            <text:p>4.00939130783081</text:p>
          </table:table-cell>
          <table:table-cell office:value-type="float" office:value="-2.99247622489929" calcext:value-type="float">
            <text:p>-2.99247622489929</text:p>
          </table:table-cell>
          <table:table-cell office:value-type="float" office:value="1.01188111305237" calcext:value-type="float">
            <text:p>1.01188111305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00897884368897" calcext:value-type="float">
            <text:p>4.00897884368897</text:p>
          </table:table-cell>
          <table:table-cell office:value-type="float" office:value="-2.99192786216736" calcext:value-type="float">
            <text:p>-2.99192786216736</text:p>
          </table:table-cell>
          <table:table-cell office:value-type="float" office:value="1.01423585414886" calcext:value-type="float">
            <text:p>1.01423585414886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4.00817012786865" calcext:value-type="float">
            <text:p>4.00817012786865</text:p>
          </table:table-cell>
          <table:table-cell office:value-type="float" office:value="-2.99198865890503" calcext:value-type="float">
            <text:p>-2.99198865890503</text:p>
          </table:table-cell>
          <table:table-cell office:value-type="float" office:value="1.01538467407227" calcext:value-type="float">
            <text:p>1.01538467407227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4.0076584815979" calcext:value-type="float">
            <text:p>4.0076584815979</text:p>
          </table:table-cell>
          <table:table-cell office:value-type="float" office:value="-2.99223327636719" calcext:value-type="float">
            <text:p>-2.99223327636719</text:p>
          </table:table-cell>
          <table:table-cell office:value-type="float" office:value="1.01663911342621" calcext:value-type="float">
            <text:p>1.0166391134262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4.00731658935547" calcext:value-type="float">
            <text:p>4.00731658935547</text:p>
          </table:table-cell>
          <table:table-cell office:value-type="float" office:value="-2.99281167984009" calcext:value-type="float">
            <text:p>-2.99281167984009</text:p>
          </table:table-cell>
          <table:table-cell office:value-type="float" office:value="1.01765060424805" calcext:value-type="float">
            <text:p>1.01765060424805</text:p>
          </table:table-cell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4.00702238082886" calcext:value-type="float">
            <text:p>4.00702238082886</text:p>
          </table:table-cell>
          <table:table-cell office:value-type="float" office:value="-2.99390602111816" calcext:value-type="float">
            <text:p>-2.99390602111816</text:p>
          </table:table-cell>
          <table:table-cell office:value-type="float" office:value="1.01877284049988" calcext:value-type="float">
            <text:p>1.0187728404998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.00688743591309" calcext:value-type="float">
            <text:p>4.00688743591309</text:p>
          </table:table-cell>
          <table:table-cell office:value-type="float" office:value="-2.994877576828" calcext:value-type="float">
            <text:p>-2.994877576828</text:p>
          </table:table-cell>
          <table:table-cell office:value-type="float" office:value="1.01965820789337" calcext:value-type="float">
            <text:p>1.01965820789337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4.00686359405518" calcext:value-type="float">
            <text:p>4.00686359405518</text:p>
          </table:table-cell>
          <table:table-cell office:value-type="float" office:value="-2.99614119529724" calcext:value-type="float">
            <text:p>-2.99614119529724</text:p>
          </table:table-cell>
          <table:table-cell office:value-type="float" office:value="1.02005124092102" calcext:value-type="float">
            <text:p>1.02005124092102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4.00676107406616" calcext:value-type="float">
            <text:p>4.00676107406616</text:p>
          </table:table-cell>
          <table:table-cell office:value-type="float" office:value="-2.99733638763428" calcext:value-type="float">
            <text:p>-2.99733638763428</text:p>
          </table:table-cell>
          <table:table-cell office:value-type="float" office:value="1.02048933506012" calcext:value-type="float">
            <text:p>1.02048933506012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4.007080078125" calcext:value-type="float">
            <text:p>4.007080078125</text:p>
          </table:table-cell>
          <table:table-cell office:value-type="float" office:value="-2.99883341789246" calcext:value-type="float">
            <text:p>-2.99883341789246</text:p>
          </table:table-cell>
          <table:table-cell office:value-type="float" office:value="1.02073955535889" calcext:value-type="float">
            <text:p>1.02073955535889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4.00716209411621" calcext:value-type="float">
            <text:p>4.00716209411621</text:p>
          </table:table-cell>
          <table:table-cell office:value-type="float" office:value="-3.00081038475037" calcext:value-type="float">
            <text:p>-3.00081038475037</text:p>
          </table:table-cell>
          <table:table-cell office:value-type="float" office:value="1.01973557472229" calcext:value-type="float">
            <text:p>1.0197355747222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.00739908218384" calcext:value-type="float">
            <text:p>4.00739908218384</text:p>
          </table:table-cell>
          <table:table-cell office:value-type="float" office:value="-3.00223064422607" calcext:value-type="float">
            <text:p>-3.00223064422607</text:p>
          </table:table-cell>
          <table:table-cell office:value-type="float" office:value="1.0192209482193" calcext:value-type="float">
            <text:p>1.0192209482193</text:p>
          </table:table-cell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4.00805044174194" calcext:value-type="float">
            <text:p>4.00805044174194</text:p>
          </table:table-cell>
          <table:table-cell office:value-type="float" office:value="-3.00345683097839" calcext:value-type="float">
            <text:p>-3.00345683097839</text:p>
          </table:table-cell>
          <table:table-cell office:value-type="float" office:value="1.01985383033752" calcext:value-type="float">
            <text:p>1.01985383033752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4.00868701934814" calcext:value-type="float">
            <text:p>4.00868701934814</text:p>
          </table:table-cell>
          <table:table-cell office:value-type="float" office:value="-3.004802942276" calcext:value-type="float">
            <text:p>-3.004802942276</text:p>
          </table:table-cell>
          <table:table-cell office:value-type="float" office:value="1.01978230476379" calcext:value-type="float">
            <text:p>1.01978230476379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4.00917339324951" calcext:value-type="float">
            <text:p>4.00917339324951</text:p>
          </table:table-cell>
          <table:table-cell office:value-type="float" office:value="-3.0059859752655" calcext:value-type="float">
            <text:p>-3.0059859752655</text:p>
          </table:table-cell>
          <table:table-cell office:value-type="float" office:value="1.01923012733459" calcext:value-type="float">
            <text:p>1.01923012733459</text:p>
          </table:table-cell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4.00953006744385" calcext:value-type="float">
            <text:p>4.00953006744385</text:p>
          </table:table-cell>
          <table:table-cell office:value-type="float" office:value="-3.00730729103088" calcext:value-type="float">
            <text:p>-3.00730729103088</text:p>
          </table:table-cell>
          <table:table-cell office:value-type="float" office:value="1.01759612560272" calcext:value-type="float">
            <text:p>1.01759612560272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.01010370254517" calcext:value-type="float">
            <text:p>4.01010370254517</text:p>
          </table:table-cell>
          <table:table-cell office:value-type="float" office:value="-3.00821733474731" calcext:value-type="float">
            <text:p>-3.00821733474731</text:p>
          </table:table-cell>
          <table:table-cell office:value-type="float" office:value="1.01717412471771" calcext:value-type="float">
            <text:p>1.01717412471771</text:p>
          </table:table-cell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4.01076602935791" calcext:value-type="float">
            <text:p>4.01076602935791</text:p>
          </table:table-cell>
          <table:table-cell office:value-type="float" office:value="-3.0091290473938" calcext:value-type="float">
            <text:p>-3.0091290473938</text:p>
          </table:table-cell>
          <table:table-cell office:value-type="float" office:value="1.01769483089447" calcext:value-type="float">
            <text:p>1.01769483089447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4.0112771987915" calcext:value-type="float">
            <text:p>4.0112771987915</text:p>
          </table:table-cell>
          <table:table-cell office:value-type="float" office:value="-3.00995063781738" calcext:value-type="float">
            <text:p>-3.00995063781738</text:p>
          </table:table-cell>
          <table:table-cell office:value-type="float" office:value="1.01798522472382" calcext:value-type="float">
            <text:p>1.0179852247238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4.0114369392395" calcext:value-type="float">
            <text:p>4.0114369392395</text:p>
          </table:table-cell>
          <table:table-cell office:value-type="float" office:value="-3.01075458526611" calcext:value-type="float">
            <text:p>-3.01075458526611</text:p>
          </table:table-cell>
          <table:table-cell office:value-type="float" office:value="1.01776373386383" calcext:value-type="float">
            <text:p>1.01776373386383</text:p>
          </table:table-cell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4.01178598403931" calcext:value-type="float">
            <text:p>4.01178598403931</text:p>
          </table:table-cell>
          <table:table-cell office:value-type="float" office:value="-3.01157164573669" calcext:value-type="float">
            <text:p>-3.01157164573669</text:p>
          </table:table-cell>
          <table:table-cell office:value-type="float" office:value="1.01810371875763" calcext:value-type="float">
            <text:p>1.0181037187576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.01216888427734" calcext:value-type="float">
            <text:p>4.01216888427734</text:p>
          </table:table-cell>
          <table:table-cell office:value-type="float" office:value="-3.01216554641724" calcext:value-type="float">
            <text:p>-3.01216554641724</text:p>
          </table:table-cell>
          <table:table-cell office:value-type="float" office:value="1.01831781864166" calcext:value-type="float">
            <text:p>1.01831781864166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4.01242446899414" calcext:value-type="float">
            <text:p>4.01242446899414</text:p>
          </table:table-cell>
          <table:table-cell office:value-type="float" office:value="-3.01260757446289" calcext:value-type="float">
            <text:p>-3.01260757446289</text:p>
          </table:table-cell>
          <table:table-cell office:value-type="float" office:value="1.01860868930817" calcext:value-type="float">
            <text:p>1.01860868930817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4.01282405853272" calcext:value-type="float">
            <text:p>4.01282405853272</text:p>
          </table:table-cell>
          <table:table-cell office:value-type="float" office:value="-3.01296734809876" calcext:value-type="float">
            <text:p>-3.01296734809876</text:p>
          </table:table-cell>
          <table:table-cell office:value-type="float" office:value="1.01898121833801" calcext:value-type="float">
            <text:p>1.01898121833801</text:p>
          </table:table-cell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4.0130033493042" calcext:value-type="float">
            <text:p>4.0130033493042</text:p>
          </table:table-cell>
          <table:table-cell office:value-type="float" office:value="-3.01315355300903" calcext:value-type="float">
            <text:p>-3.01315355300903</text:p>
          </table:table-cell>
          <table:table-cell office:value-type="float" office:value="1.01903688907623" calcext:value-type="float">
            <text:p>1.01903688907623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4.01351594924927" calcext:value-type="float">
            <text:p>4.01351594924927</text:p>
          </table:table-cell>
          <table:table-cell office:value-type="float" office:value="-3.01330304145813" calcext:value-type="float">
            <text:p>-3.01330304145813</text:p>
          </table:table-cell>
          <table:table-cell office:value-type="float" office:value="1.01916539669037" calcext:value-type="float">
            <text:p>1.019165396690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0139422416687" calcext:value-type="float">
            <text:p>4.0139422416687</text:p>
          </table:table-cell>
          <table:table-cell office:value-type="float" office:value="-3.01336216926575" calcext:value-type="float">
            <text:p>-3.01336216926575</text:p>
          </table:table-cell>
          <table:table-cell office:value-type="float" office:value="1.0191844701767" calcext:value-type="float">
            <text:p>1.0191844701767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4.01453495025635" calcext:value-type="float">
            <text:p>4.01453495025635</text:p>
          </table:table-cell>
          <table:table-cell office:value-type="float" office:value="-3.01329016685486" calcext:value-type="float">
            <text:p>-3.01329016685486</text:p>
          </table:table-cell>
          <table:table-cell office:value-type="float" office:value="1.01907587051392" calcext:value-type="float">
            <text:p>1.01907587051392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4.0149564743042" calcext:value-type="float">
            <text:p>4.0149564743042</text:p>
          </table:table-cell>
          <table:table-cell office:value-type="float" office:value="-3.01343297958374" calcext:value-type="float">
            <text:p>-3.01343297958374</text:p>
          </table:table-cell>
          <table:table-cell office:value-type="float" office:value="1.01801013946533" calcext:value-type="float">
            <text:p>1.01801013946533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4.01564121246338" calcext:value-type="float">
            <text:p>4.01564121246338</text:p>
          </table:table-cell>
          <table:table-cell office:value-type="float" office:value="-3.01321268081665" calcext:value-type="float">
            <text:p>-3.01321268081665</text:p>
          </table:table-cell>
          <table:table-cell office:value-type="float" office:value="1.01872801780701" calcext:value-type="float">
            <text:p>1.01872801780701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4.01637411117554" calcext:value-type="float">
            <text:p>4.01637411117554</text:p>
          </table:table-cell>
          <table:table-cell office:value-type="float" office:value="-3.01317763328552" calcext:value-type="float">
            <text:p>-3.01317763328552</text:p>
          </table:table-cell>
          <table:table-cell office:value-type="float" office:value="1.01891827583313" calcext:value-type="float">
            <text:p>1.0189182758331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.01689100265503" calcext:value-type="float">
            <text:p>4.01689100265503</text:p>
          </table:table-cell>
          <table:table-cell office:value-type="float" office:value="-3.01317501068115" calcext:value-type="float">
            <text:p>-3.01317501068115</text:p>
          </table:table-cell>
          <table:table-cell office:value-type="float" office:value="1.01880550384521" calcext:value-type="float">
            <text:p>1.01880550384521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4.01745510101318" calcext:value-type="float">
            <text:p>4.01745510101318</text:p>
          </table:table-cell>
          <table:table-cell office:value-type="float" office:value="-3.01329755783081" calcext:value-type="float">
            <text:p>-3.01329755783081</text:p>
          </table:table-cell>
          <table:table-cell office:value-type="float" office:value="1.01879513263702" calcext:value-type="float">
            <text:p>1.01879513263702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4.01814651489258" calcext:value-type="float">
            <text:p>4.01814651489258</text:p>
          </table:table-cell>
          <table:table-cell office:value-type="float" office:value="-3.01348495483398" calcext:value-type="float">
            <text:p>-3.01348495483398</text:p>
          </table:table-cell>
          <table:table-cell office:value-type="float" office:value="1.01876699924469" calcext:value-type="float">
            <text:p>1.01876699924469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4.01863241195679" calcext:value-type="float">
            <text:p>4.01863241195679</text:p>
          </table:table-cell>
          <table:table-cell office:value-type="float" office:value="-3.01365923881531" calcext:value-type="float">
            <text:p>-3.01365923881531</text:p>
          </table:table-cell>
          <table:table-cell office:value-type="float" office:value="1.0186493396759" calcext:value-type="float">
            <text:p>1.0186493396759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4.01896333694458" calcext:value-type="float">
            <text:p>4.01896333694458</text:p>
          </table:table-cell>
          <table:table-cell office:value-type="float" office:value="-3.0139000415802" calcext:value-type="float">
            <text:p>-3.0139000415802</text:p>
          </table:table-cell>
          <table:table-cell office:value-type="float" office:value="1.01832604408264" calcext:value-type="float">
            <text:p>1.0183260440826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.01950359344482" calcext:value-type="float">
            <text:p>4.01950359344482</text:p>
          </table:table-cell>
          <table:table-cell office:value-type="float" office:value="-3.01413059234619" calcext:value-type="float">
            <text:p>-3.01413059234619</text:p>
          </table:table-cell>
          <table:table-cell office:value-type="float" office:value="1.01835787296295" calcext:value-type="float">
            <text:p>1.01835787296295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4.01990938186646" calcext:value-type="float">
            <text:p>4.01990938186646</text:p>
          </table:table-cell>
          <table:table-cell office:value-type="float" office:value="-3.01458239555359" calcext:value-type="float">
            <text:p>-3.01458239555359</text:p>
          </table:table-cell>
          <table:table-cell office:value-type="float" office:value="1.0178165435791" calcext:value-type="float">
            <text:p>1.0178165435791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4.02029705047607" calcext:value-type="float">
            <text:p>4.02029705047607</text:p>
          </table:table-cell>
          <table:table-cell office:value-type="float" office:value="-3.0149986743927" calcext:value-type="float">
            <text:p>-3.0149986743927</text:p>
          </table:table-cell>
          <table:table-cell office:value-type="float" office:value="1.01690649986267" calcext:value-type="float">
            <text:p>1.01690649986267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4.02078056335449" calcext:value-type="float">
            <text:p>4.02078056335449</text:p>
          </table:table-cell>
          <table:table-cell office:value-type="float" office:value="-3.01559567451477" calcext:value-type="float">
            <text:p>-3.01559567451477</text:p>
          </table:table-cell>
          <table:table-cell office:value-type="float" office:value="1.01567888259888" calcext:value-type="float">
            <text:p>1.01567888259888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4.02122163772583" calcext:value-type="float">
            <text:p>4.02122163772583</text:p>
          </table:table-cell>
          <table:table-cell office:value-type="float" office:value="-3.01603865623474" calcext:value-type="float">
            <text:p>-3.01603865623474</text:p>
          </table:table-cell>
          <table:table-cell office:value-type="float" office:value="1.01537728309631" calcext:value-type="float">
            <text:p>1.0153772830963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.02158737182617" calcext:value-type="float">
            <text:p>4.02158737182617</text:p>
          </table:table-cell>
          <table:table-cell office:value-type="float" office:value="-3.01638674736023" calcext:value-type="float">
            <text:p>-3.01638674736023</text:p>
          </table:table-cell>
          <table:table-cell office:value-type="float" office:value="1.01485133171082" calcext:value-type="float">
            <text:p>1.01485133171082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4.0218939781189" calcext:value-type="float">
            <text:p>4.0218939781189</text:p>
          </table:table-cell>
          <table:table-cell office:value-type="float" office:value="-3.01675581932068" calcext:value-type="float">
            <text:p>-3.01675581932068</text:p>
          </table:table-cell>
          <table:table-cell office:value-type="float" office:value="1.0143928527832" calcext:value-type="float">
            <text:p>1.0143928527832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4.02211809158325" calcext:value-type="float">
            <text:p>4.02211809158325</text:p>
          </table:table-cell>
          <table:table-cell office:value-type="float" office:value="-3.01705980300903" calcext:value-type="float">
            <text:p>-3.01705980300903</text:p>
          </table:table-cell>
          <table:table-cell office:value-type="float" office:value="1.01371657848358" calcext:value-type="float">
            <text:p>1.01371657848358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4.02237415313721" calcext:value-type="float">
            <text:p>4.02237415313721</text:p>
          </table:table-cell>
          <table:table-cell office:value-type="float" office:value="-3.01733827590942" calcext:value-type="float">
            <text:p>-3.01733827590942</text:p>
          </table:table-cell>
          <table:table-cell office:value-type="float" office:value="1.01322388648987" calcext:value-type="float">
            <text:p>1.01322388648987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4.02247333526611" calcext:value-type="float">
            <text:p>4.02247333526611</text:p>
          </table:table-cell>
          <table:table-cell office:value-type="float" office:value="-3.01758527755737" calcext:value-type="float">
            <text:p>-3.01758527755737</text:p>
          </table:table-cell>
          <table:table-cell office:value-type="float" office:value="1.01314508914948" calcext:value-type="float">
            <text:p>1.0131450891494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.02239799499512" calcext:value-type="float">
            <text:p>4.02239799499512</text:p>
          </table:table-cell>
          <table:table-cell office:value-type="float" office:value="-3.01776719093323" calcext:value-type="float">
            <text:p>-3.01776719093323</text:p>
          </table:table-cell>
          <table:table-cell office:value-type="float" office:value="1.0127819776535" calcext:value-type="float">
            <text:p>1.0127819776535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4.0223708152771" calcext:value-type="float">
            <text:p>4.0223708152771</text:p>
          </table:table-cell>
          <table:table-cell office:value-type="float" office:value="-3.01804637908936" calcext:value-type="float">
            <text:p>-3.01804637908936</text:p>
          </table:table-cell>
          <table:table-cell office:value-type="float" office:value="1.01243221759796" calcext:value-type="float">
            <text:p>1.01243221759796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4.02213907241821" calcext:value-type="float">
            <text:p>4.02213907241821</text:p>
          </table:table-cell>
          <table:table-cell office:value-type="float" office:value="-3.01812291145325" calcext:value-type="float">
            <text:p>-3.01812291145325</text:p>
          </table:table-cell>
          <table:table-cell office:value-type="float" office:value="1.01233375072479" calcext:value-type="float">
            <text:p>1.01233375072479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4.02181577682495" calcext:value-type="float">
            <text:p>4.02181577682495</text:p>
          </table:table-cell>
          <table:table-cell office:value-type="float" office:value="-3.01832556724548" calcext:value-type="float">
            <text:p>-3.01832556724548</text:p>
          </table:table-cell>
          <table:table-cell office:value-type="float" office:value="1.01223635673523" calcext:value-type="float">
            <text:p>1.01223635673523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4.02141857147217" calcext:value-type="float">
            <text:p>4.02141857147217</text:p>
          </table:table-cell>
          <table:table-cell office:value-type="float" office:value="-3.01848435401917" calcext:value-type="float">
            <text:p>-3.01848435401917</text:p>
          </table:table-cell>
          <table:table-cell office:value-type="float" office:value="1.01216173171997" calcext:value-type="float">
            <text:p>1.012161731719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2107238769531" calcext:value-type="float">
            <text:p>4.02107238769531</text:p>
          </table:table-cell>
          <table:table-cell office:value-type="float" office:value="-3.01854491233826" calcext:value-type="float">
            <text:p>-3.01854491233826</text:p>
          </table:table-cell>
          <table:table-cell office:value-type="float" office:value="1.01189041137695" calcext:value-type="float">
            <text:p>1.01189041137695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4.02062797546387" calcext:value-type="float">
            <text:p>4.02062797546387</text:p>
          </table:table-cell>
          <table:table-cell office:value-type="float" office:value="-3.0186140537262" calcext:value-type="float">
            <text:p>-3.0186140537262</text:p>
          </table:table-cell>
          <table:table-cell office:value-type="float" office:value="1.01164650917053" calcext:value-type="float">
            <text:p>1.01164650917053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4.0201907157898" calcext:value-type="float">
            <text:p>4.0201907157898</text:p>
          </table:table-cell>
          <table:table-cell office:value-type="float" office:value="-3.0186824798584" calcext:value-type="float">
            <text:p>-3.0186824798584</text:p>
          </table:table-cell>
          <table:table-cell office:value-type="float" office:value="1.01122677326202" calcext:value-type="float">
            <text:p>1.01122677326202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4.0197901725769" calcext:value-type="float">
            <text:p>4.0197901725769</text:p>
          </table:table-cell>
          <table:table-cell office:value-type="float" office:value="-3.01853775978088" calcext:value-type="float">
            <text:p>-3.01853775978088</text:p>
          </table:table-cell>
          <table:table-cell office:value-type="float" office:value="1.01107692718506" calcext:value-type="float">
            <text:p>1.01107692718506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4.01932668685913" calcext:value-type="float">
            <text:p>4.01932668685913</text:p>
          </table:table-cell>
          <table:table-cell office:value-type="float" office:value="-3.01855182647705" calcext:value-type="float">
            <text:p>-3.01855182647705</text:p>
          </table:table-cell>
          <table:table-cell office:value-type="float" office:value="1.01051712036133" calcext:value-type="float">
            <text:p>1.0105171203613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.01886940002441" calcext:value-type="float">
            <text:p>4.01886940002441</text:p>
          </table:table-cell>
          <table:table-cell office:value-type="float" office:value="-3.01845932006836" calcext:value-type="float">
            <text:p>-3.01845932006836</text:p>
          </table:table-cell>
          <table:table-cell office:value-type="float" office:value="1.01035284996033" calcext:value-type="float">
            <text:p>1.01035284996033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4.01852560043335" calcext:value-type="float">
            <text:p>4.01852560043335</text:p>
          </table:table-cell>
          <table:table-cell office:value-type="float" office:value="-3.0183539390564" calcext:value-type="float">
            <text:p>-3.0183539390564</text:p>
          </table:table-cell>
          <table:table-cell office:value-type="float" office:value="1.01025521755219" calcext:value-type="float">
            <text:p>1.01025521755219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4.01810646057129" calcext:value-type="float">
            <text:p>4.01810646057129</text:p>
          </table:table-cell>
          <table:table-cell office:value-type="float" office:value="-3.0183470249176" calcext:value-type="float">
            <text:p>-3.0183470249176</text:p>
          </table:table-cell>
          <table:table-cell office:value-type="float" office:value="1.01015484333038" calcext:value-type="float">
            <text:p>1.01015484333038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4.01775932312012" calcext:value-type="float">
            <text:p>4.01775932312012</text:p>
          </table:table-cell>
          <table:table-cell office:value-type="float" office:value="-3.01824903488159" calcext:value-type="float">
            <text:p>-3.01824903488159</text:p>
          </table:table-cell>
          <table:table-cell office:value-type="float" office:value="1.01005303859711" calcext:value-type="float">
            <text:p>1.01005303859711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4.01753997802734" calcext:value-type="float">
            <text:p>4.01753997802734</text:p>
          </table:table-cell>
          <table:table-cell office:value-type="float" office:value="-3.01815748214722" calcext:value-type="float">
            <text:p>-3.01815748214722</text:p>
          </table:table-cell>
          <table:table-cell office:value-type="float" office:value="1.00967383384705" calcext:value-type="float">
            <text:p>1.00967383384705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.01757431030273" calcext:value-type="float">
            <text:p>4.01757431030273</text:p>
          </table:table-cell>
          <table:table-cell office:value-type="float" office:value="-3.01824235916138" calcext:value-type="float">
            <text:p>-3.01824235916138</text:p>
          </table:table-cell>
          <table:table-cell office:value-type="float" office:value="1.00924646854401" calcext:value-type="float">
            <text:p>1.00924646854401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4.01743507385254" calcext:value-type="float">
            <text:p>4.01743507385254</text:p>
          </table:table-cell>
          <table:table-cell office:value-type="float" office:value="-3.01816916465759" calcext:value-type="float">
            <text:p>-3.01816916465759</text:p>
          </table:table-cell>
          <table:table-cell office:value-type="float" office:value="1.00894784927368" calcext:value-type="float">
            <text:p>1.00894784927368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4.017409324646" calcext:value-type="float">
            <text:p>4.017409324646</text:p>
          </table:table-cell>
          <table:table-cell office:value-type="float" office:value="-3.01797342300415" calcext:value-type="float">
            <text:p>-3.01797342300415</text:p>
          </table:table-cell>
          <table:table-cell office:value-type="float" office:value="1.00864672660828" calcext:value-type="float">
            <text:p>1.00864672660828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4.01740550994873" calcext:value-type="float">
            <text:p>4.01740550994873</text:p>
          </table:table-cell>
          <table:table-cell office:value-type="float" office:value="-3.01771259307861" calcext:value-type="float">
            <text:p>-3.01771259307861</text:p>
          </table:table-cell>
          <table:table-cell office:value-type="float" office:value="1.00839471817017" calcext:value-type="float">
            <text:p>1.00839471817017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4.01744699478149" calcext:value-type="float">
            <text:p>4.01744699478149</text:p>
          </table:table-cell>
          <table:table-cell office:value-type="float" office:value="-3.01734662055969" calcext:value-type="float">
            <text:p>-3.01734662055969</text:p>
          </table:table-cell>
          <table:table-cell office:value-type="float" office:value="1.00806891918182" calcext:value-type="float">
            <text:p>1.00806891918182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.01731538772583" calcext:value-type="float">
            <text:p>4.01731538772583</text:p>
          </table:table-cell>
          <table:table-cell office:value-type="float" office:value="-3.01686501502991" calcext:value-type="float">
            <text:p>-3.01686501502991</text:p>
          </table:table-cell>
          <table:table-cell office:value-type="float" office:value="1.00788807868958" calcext:value-type="float">
            <text:p>1.00788807868958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4.01732397079468" calcext:value-type="float">
            <text:p>4.01732397079468</text:p>
          </table:table-cell>
          <table:table-cell office:value-type="float" office:value="-3.01636838912964" calcext:value-type="float">
            <text:p>-3.01636838912964</text:p>
          </table:table-cell>
          <table:table-cell office:value-type="float" office:value="1.00822329521179" calcext:value-type="float">
            <text:p>1.00822329521179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4.01739168167114" calcext:value-type="float">
            <text:p>4.01739168167114</text:p>
          </table:table-cell>
          <table:table-cell office:value-type="float" office:value="-3.01574230194092" calcext:value-type="float">
            <text:p>-3.01574230194092</text:p>
          </table:table-cell>
          <table:table-cell office:value-type="float" office:value="1.00880193710327" calcext:value-type="float">
            <text:p>1.00880193710327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4.01750326156616" calcext:value-type="float">
            <text:p>4.01750326156616</text:p>
          </table:table-cell>
          <table:table-cell office:value-type="float" office:value="-3.01525640487671" calcext:value-type="float">
            <text:p>-3.01525640487671</text:p>
          </table:table-cell>
          <table:table-cell office:value-type="float" office:value="1.00922787189484" calcext:value-type="float">
            <text:p>1.00922787189484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4.01760101318359" calcext:value-type="float">
            <text:p>4.01760101318359</text:p>
          </table:table-cell>
          <table:table-cell office:value-type="float" office:value="-3.0146496295929" calcext:value-type="float">
            <text:p>-3.0146496295929</text:p>
          </table:table-cell>
          <table:table-cell office:value-type="float" office:value="1.00990331172943" calcext:value-type="float">
            <text:p>1.00990331172943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.01762580871582" calcext:value-type="float">
            <text:p>4.01762580871582</text:p>
          </table:table-cell>
          <table:table-cell office:value-type="float" office:value="-3.01408410072327" calcext:value-type="float">
            <text:p>-3.01408410072327</text:p>
          </table:table-cell>
          <table:table-cell office:value-type="float" office:value="1.01046001911163" calcext:value-type="float">
            <text:p>1.01046001911163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4.01743125915527" calcext:value-type="float">
            <text:p>4.01743125915527</text:p>
          </table:table-cell>
          <table:table-cell office:value-type="float" office:value="-3.01378273963928" calcext:value-type="float">
            <text:p>-3.01378273963928</text:p>
          </table:table-cell>
          <table:table-cell office:value-type="float" office:value="1.01027703285217" calcext:value-type="float">
            <text:p>1.01027703285217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4.01752424240112" calcext:value-type="float">
            <text:p>4.01752424240112</text:p>
          </table:table-cell>
          <table:table-cell office:value-type="float" office:value="-3.01329350471497" calcext:value-type="float">
            <text:p>-3.01329350471497</text:p>
          </table:table-cell>
          <table:table-cell office:value-type="float" office:value="1.01080596446991" calcext:value-type="float">
            <text:p>1.01080596446991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4.01762580871582" calcext:value-type="float">
            <text:p>4.01762580871582</text:p>
          </table:table-cell>
          <table:table-cell office:value-type="float" office:value="-3.01279473304749" calcext:value-type="float">
            <text:p>-3.01279473304749</text:p>
          </table:table-cell>
          <table:table-cell office:value-type="float" office:value="1.01146936416626" calcext:value-type="float">
            <text:p>1.01146936416626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4.01803398132324" calcext:value-type="float">
            <text:p>4.01803398132324</text:p>
          </table:table-cell>
          <table:table-cell office:value-type="float" office:value="-3.01226186752319" calcext:value-type="float">
            <text:p>-3.01226186752319</text:p>
          </table:table-cell>
          <table:table-cell office:value-type="float" office:value="1.01299691200256" calcext:value-type="float">
            <text:p>1.012996912002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0181679725647" calcext:value-type="float">
            <text:p>4.0181679725647</text:p>
          </table:table-cell>
          <table:table-cell office:value-type="float" office:value="-3.01194334030151" calcext:value-type="float">
            <text:p>-3.01194334030151</text:p>
          </table:table-cell>
          <table:table-cell office:value-type="float" office:value="1.01348257064819" calcext:value-type="float">
            <text:p>1.01348257064819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4.01840877532959" calcext:value-type="float">
            <text:p>4.01840877532959</text:p>
          </table:table-cell>
          <table:table-cell office:value-type="float" office:value="-3.01146340370178" calcext:value-type="float">
            <text:p>-3.01146340370178</text:p>
          </table:table-cell>
          <table:table-cell office:value-type="float" office:value="1.01457905769348" calcext:value-type="float">
            <text:p>1.01457905769348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4.01832962036133" calcext:value-type="float">
            <text:p>4.01832962036133</text:p>
          </table:table-cell>
          <table:table-cell office:value-type="float" office:value="-3.01113414764404" calcext:value-type="float">
            <text:p>-3.01113414764404</text:p>
          </table:table-cell>
          <table:table-cell office:value-type="float" office:value="1.01477420330048" calcext:value-type="float">
            <text:p>1.01477420330048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4.01840305328369" calcext:value-type="float">
            <text:p>4.01840305328369</text:p>
          </table:table-cell>
          <table:table-cell office:value-type="float" office:value="-3.0109851360321" calcext:value-type="float">
            <text:p>-3.0109851360321</text:p>
          </table:table-cell>
          <table:table-cell office:value-type="float" office:value="1.01496696472168" calcext:value-type="float">
            <text:p>1.01496696472168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4.01843070983887" calcext:value-type="float">
            <text:p>4.01843070983887</text:p>
          </table:table-cell>
          <table:table-cell office:value-type="float" office:value="-3.01106333732605" calcext:value-type="float">
            <text:p>-3.01106333732605</text:p>
          </table:table-cell>
          <table:table-cell office:value-type="float" office:value="1.01509189605713" calcext:value-type="float">
            <text:p>1.0150918960571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.01840877532959" calcext:value-type="float">
            <text:p>4.01840877532959</text:p>
          </table:table-cell>
          <table:table-cell office:value-type="float" office:value="-3.01129984855652" calcext:value-type="float">
            <text:p>-3.01129984855652</text:p>
          </table:table-cell>
          <table:table-cell office:value-type="float" office:value="1.01500415802002" calcext:value-type="float">
            <text:p>1.01500415802002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4.01839160919189" calcext:value-type="float">
            <text:p>4.01839160919189</text:p>
          </table:table-cell>
          <table:table-cell office:value-type="float" office:value="-3.01176691055298" calcext:value-type="float">
            <text:p>-3.01176691055298</text:p>
          </table:table-cell>
          <table:table-cell office:value-type="float" office:value="1.01483738422394" calcext:value-type="float">
            <text:p>1.01483738422394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4.01835012435913" calcext:value-type="float">
            <text:p>4.01835012435913</text:p>
          </table:table-cell>
          <table:table-cell office:value-type="float" office:value="-3.0123028755188" calcext:value-type="float">
            <text:p>-3.0123028755188</text:p>
          </table:table-cell>
          <table:table-cell office:value-type="float" office:value="1.01482605934143" calcext:value-type="float">
            <text:p>1.01482605934143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4.01811408996582" calcext:value-type="float">
            <text:p>4.01811408996582</text:p>
          </table:table-cell>
          <table:table-cell office:value-type="float" office:value="-3.01298356056213" calcext:value-type="float">
            <text:p>-3.01298356056213</text:p>
          </table:table-cell>
          <table:table-cell office:value-type="float" office:value="1.01404023170471" calcext:value-type="float">
            <text:p>1.01404023170471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4.01767873764038" calcext:value-type="float">
            <text:p>4.01767873764038</text:p>
          </table:table-cell>
          <table:table-cell office:value-type="float" office:value="-3.01358318328857" calcext:value-type="float">
            <text:p>-3.01358318328857</text:p>
          </table:table-cell>
          <table:table-cell office:value-type="float" office:value="1.0135555267334" calcext:value-type="float">
            <text:p>1.013555526733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.01735687255859" calcext:value-type="float">
            <text:p>4.01735687255859</text:p>
          </table:table-cell>
          <table:table-cell office:value-type="float" office:value="-3.01444411277771" calcext:value-type="float">
            <text:p>-3.01444411277771</text:p>
          </table:table-cell>
          <table:table-cell office:value-type="float" office:value="1.01215922832489" calcext:value-type="float">
            <text:p>1.01215922832489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4.0170373916626" calcext:value-type="float">
            <text:p>4.0170373916626</text:p>
          </table:table-cell>
          <table:table-cell office:value-type="float" office:value="-3.01502990722656" calcext:value-type="float">
            <text:p>-3.01502990722656</text:p>
          </table:table-cell>
          <table:table-cell office:value-type="float" office:value="1.01138150691986" calcext:value-type="float">
            <text:p>1.01138150691986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4.01682853698731" calcext:value-type="float">
            <text:p>4.01682853698731</text:p>
          </table:table-cell>
          <table:table-cell office:value-type="float" office:value="-3.01549887657166" calcext:value-type="float">
            <text:p>-3.01549887657166</text:p>
          </table:table-cell>
          <table:table-cell office:value-type="float" office:value="1.01052439212799" calcext:value-type="float">
            <text:p>1.01052439212799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4.01681661605835" calcext:value-type="float">
            <text:p>4.01681661605835</text:p>
          </table:table-cell>
          <table:table-cell office:value-type="float" office:value="-3.01584529876709" calcext:value-type="float">
            <text:p>-3.01584529876709</text:p>
          </table:table-cell>
          <table:table-cell office:value-type="float" office:value="1.01049292087555" calcext:value-type="float">
            <text:p>1.01049292087555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4.01655197143555" calcext:value-type="float">
            <text:p>4.01655197143555</text:p>
          </table:table-cell>
          <table:table-cell office:value-type="float" office:value="-3.01629543304443" calcext:value-type="float">
            <text:p>-3.01629543304443</text:p>
          </table:table-cell>
          <table:table-cell office:value-type="float" office:value="1.00922131538391" calcext:value-type="float">
            <text:p>1.0092213153839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.01622295379639" calcext:value-type="float">
            <text:p>4.01622295379639</text:p>
          </table:table-cell>
          <table:table-cell office:value-type="float" office:value="-3.01686954498291" calcext:value-type="float">
            <text:p>-3.01686954498291</text:p>
          </table:table-cell>
          <table:table-cell office:value-type="float" office:value="1.00750505924225" calcext:value-type="float">
            <text:p>1.00750505924225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4.01631784439087" calcext:value-type="float">
            <text:p>4.01631784439087</text:p>
          </table:table-cell>
          <table:table-cell office:value-type="float" office:value="-3.01727390289307" calcext:value-type="float">
            <text:p>-3.01727390289307</text:p>
          </table:table-cell>
          <table:table-cell office:value-type="float" office:value="1.00627565383911" calcext:value-type="float">
            <text:p>1.00627565383911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4.01617527008057" calcext:value-type="float">
            <text:p>4.01617527008057</text:p>
          </table:table-cell>
          <table:table-cell office:value-type="float" office:value="-3.01747345924377" calcext:value-type="float">
            <text:p>-3.01747345924377</text:p>
          </table:table-cell>
          <table:table-cell office:value-type="float" office:value="1.00520527362823" calcext:value-type="float">
            <text:p>1.00520527362823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4.01589727401733" calcext:value-type="float">
            <text:p>4.01589727401733</text:p>
          </table:table-cell>
          <table:table-cell office:value-type="float" office:value="-3.01768922805786" calcext:value-type="float">
            <text:p>-3.01768922805786</text:p>
          </table:table-cell>
          <table:table-cell office:value-type="float" office:value="1.00347185134888" calcext:value-type="float">
            <text:p>1.00347185134888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4.01602840423584" calcext:value-type="float">
            <text:p>4.01602840423584</text:p>
          </table:table-cell>
          <table:table-cell office:value-type="float" office:value="-3.01757740974426" calcext:value-type="float">
            <text:p>-3.01757740974426</text:p>
          </table:table-cell>
          <table:table-cell office:value-type="float" office:value="1.00336492061615" calcext:value-type="float">
            <text:p>1.00336492061615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.01605081558228" calcext:value-type="float">
            <text:p>4.01605081558228</text:p>
          </table:table-cell>
          <table:table-cell office:value-type="float" office:value="-3.01756262779236" calcext:value-type="float">
            <text:p>-3.01756262779236</text:p>
          </table:table-cell>
          <table:table-cell office:value-type="float" office:value="1.0024721622467" calcext:value-type="float">
            <text:p>1.0024721622467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4.0160984992981" calcext:value-type="float">
            <text:p>4.0160984992981</text:p>
          </table:table-cell>
          <table:table-cell office:value-type="float" office:value="-3.01745343208313" calcext:value-type="float">
            <text:p>-3.01745343208313</text:p>
          </table:table-cell>
          <table:table-cell office:value-type="float" office:value="1.00204873085022" calcext:value-type="float">
            <text:p>1.00204873085022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4.01614475250244" calcext:value-type="float">
            <text:p>4.01614475250244</text:p>
          </table:table-cell>
          <table:table-cell office:value-type="float" office:value="-3.01728057861328" calcext:value-type="float">
            <text:p>-3.01728057861328</text:p>
          </table:table-cell>
          <table:table-cell office:value-type="float" office:value="1.001580119133" calcext:value-type="float">
            <text:p>1.001580119133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4.01633501052856" calcext:value-type="float">
            <text:p>4.01633501052856</text:p>
          </table:table-cell>
          <table:table-cell office:value-type="float" office:value="-3.0170795917511" calcext:value-type="float">
            <text:p>-3.0170795917511</text:p>
          </table:table-cell>
          <table:table-cell office:value-type="float" office:value="1.00074124336243" calcext:value-type="float">
            <text:p>1.00074124336243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4.01657676696777" calcext:value-type="float">
            <text:p>4.01657676696777</text:p>
          </table:table-cell>
          <table:table-cell office:value-type="float" office:value="-3.01669907569885" calcext:value-type="float">
            <text:p>-3.01669907569885</text:p>
          </table:table-cell>
          <table:table-cell office:value-type="float" office:value="1.00016212463379" calcext:value-type="float">
            <text:p>1.000162124633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01673269271851" calcext:value-type="float">
            <text:p>4.01673269271851</text:p>
          </table:table-cell>
          <table:table-cell office:value-type="float" office:value="-3.01635813713074" calcext:value-type="float">
            <text:p>-3.01635813713074</text:p>
          </table:table-cell>
          <table:table-cell office:value-type="float" office:value="0.999761819839478" calcext:value-type="float">
            <text:p>0.999761819839478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4.01694345474243" calcext:value-type="float">
            <text:p>4.01694345474243</text:p>
          </table:table-cell>
          <table:table-cell office:value-type="float" office:value="-3.01598954200745" calcext:value-type="float">
            <text:p>-3.01598954200745</text:p>
          </table:table-cell>
          <table:table-cell office:value-type="float" office:value="0.999557018280029" calcext:value-type="float">
            <text:p>0.999557018280029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4.01723337173462" calcext:value-type="float">
            <text:p>4.01723337173462</text:p>
          </table:table-cell>
          <table:table-cell office:value-type="float" office:value="-3.01543974876404" calcext:value-type="float">
            <text:p>-3.01543974876404</text:p>
          </table:table-cell>
          <table:table-cell office:value-type="float" office:value="0.999351680278778" calcext:value-type="float">
            <text:p>0.999351680278778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4.01740264892578" calcext:value-type="float">
            <text:p>4.01740264892578</text:p>
          </table:table-cell>
          <table:table-cell office:value-type="float" office:value="-3.01486468315125" calcext:value-type="float">
            <text:p>-3.01486468315125</text:p>
          </table:table-cell>
          <table:table-cell office:value-type="float" office:value="0.999059855937958" calcext:value-type="float">
            <text:p>0.999059855937958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4.01778030395508" calcext:value-type="float">
            <text:p>4.01778030395508</text:p>
          </table:table-cell>
          <table:table-cell office:value-type="float" office:value="-3.01400065422058" calcext:value-type="float">
            <text:p>-3.01400065422058</text:p>
          </table:table-cell>
          <table:table-cell office:value-type="float" office:value="0.998629570007324" calcext:value-type="float">
            <text:p>0.99862957000732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.01791477203369" calcext:value-type="float">
            <text:p>4.01791477203369</text:p>
          </table:table-cell>
          <table:table-cell office:value-type="float" office:value="-3.01310682296753" calcext:value-type="float">
            <text:p>-3.01310682296753</text:p>
          </table:table-cell>
          <table:table-cell office:value-type="float" office:value="0.998330771923065" calcext:value-type="float">
            <text:p>0.998330771923065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4.01805067062378" calcext:value-type="float">
            <text:p>4.01805067062378</text:p>
          </table:table-cell>
          <table:table-cell office:value-type="float" office:value="-3.01234221458435" calcext:value-type="float">
            <text:p>-3.01234221458435</text:p>
          </table:table-cell>
          <table:table-cell office:value-type="float" office:value="0.997535765171051" calcext:value-type="float">
            <text:p>0.997535765171051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4.01822137832642" calcext:value-type="float">
            <text:p>4.01822137832642</text:p>
          </table:table-cell>
          <table:table-cell office:value-type="float" office:value="-3.01141881942749" calcext:value-type="float">
            <text:p>-3.01141881942749</text:p>
          </table:table-cell>
          <table:table-cell office:value-type="float" office:value="0.997394740581513" calcext:value-type="float">
            <text:p>0.997394740581513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4.01841592788696" calcext:value-type="float">
            <text:p>4.01841592788696</text:p>
          </table:table-cell>
          <table:table-cell office:value-type="float" office:value="-3.01011562347412" calcext:value-type="float">
            <text:p>-3.01011562347412</text:p>
          </table:table-cell>
          <table:table-cell office:value-type="float" office:value="0.998205900192261" calcext:value-type="float">
            <text:p>0.998205900192261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4.01881885528564" calcext:value-type="float">
            <text:p>4.01881885528564</text:p>
          </table:table-cell>
          <table:table-cell office:value-type="float" office:value="-3.00866341590881" calcext:value-type="float">
            <text:p>-3.00866341590881</text:p>
          </table:table-cell>
          <table:table-cell office:value-type="float" office:value="0.998539626598358" calcext:value-type="float">
            <text:p>0.998539626598358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.0190315246582" calcext:value-type="float">
            <text:p>4.0190315246582</text:p>
          </table:table-cell>
          <table:table-cell office:value-type="float" office:value="-3.00716042518616" calcext:value-type="float">
            <text:p>-3.00716042518616</text:p>
          </table:table-cell>
          <table:table-cell office:value-type="float" office:value="0.998756349086762" calcext:value-type="float">
            <text:p>0.998756349086762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4.01919555664063" calcext:value-type="float">
            <text:p>4.01919555664063</text:p>
          </table:table-cell>
          <table:table-cell office:value-type="float" office:value="-3.00574254989624" calcext:value-type="float">
            <text:p>-3.00574254989624</text:p>
          </table:table-cell>
          <table:table-cell office:value-type="float" office:value="0.9992795586586" calcext:value-type="float">
            <text:p>0.9992795586586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4.01918983459473" calcext:value-type="float">
            <text:p>4.01918983459473</text:p>
          </table:table-cell>
          <table:table-cell office:value-type="float" office:value="-3.0045268535614" calcext:value-type="float">
            <text:p>-3.0045268535614</text:p>
          </table:table-cell>
          <table:table-cell office:value-type="float" office:value="0.99880439043045" calcext:value-type="float">
            <text:p>0.99880439043045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4.01945543289185" calcext:value-type="float">
            <text:p>4.01945543289185</text:p>
          </table:table-cell>
          <table:table-cell office:value-type="float" office:value="-3.00291228294373" calcext:value-type="float">
            <text:p>-3.00291228294373</text:p>
          </table:table-cell>
          <table:table-cell office:value-type="float" office:value="0.999390959739685" calcext:value-type="float">
            <text:p>0.999390959739685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4.01988649368286" calcext:value-type="float">
            <text:p>4.01988649368286</text:p>
          </table:table-cell>
          <table:table-cell office:value-type="float" office:value="-3.00073623657227" calcext:value-type="float">
            <text:p>-3.00073623657227</text:p>
          </table:table-cell>
          <table:table-cell office:value-type="float" office:value="1.00099837779999" calcext:value-type="float">
            <text:p>1.00099837779999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.02010440826416" calcext:value-type="float">
            <text:p>4.02010440826416</text:p>
          </table:table-cell>
          <table:table-cell office:value-type="float" office:value="-2.99915742874146" calcext:value-type="float">
            <text:p>-2.99915742874146</text:p>
          </table:table-cell>
          <table:table-cell office:value-type="float" office:value="1.00178825855255" calcext:value-type="float">
            <text:p>1.00178825855255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4.02008628845215" calcext:value-type="float">
            <text:p>4.02008628845215</text:p>
          </table:table-cell>
          <table:table-cell office:value-type="float" office:value="-2.99737167358398" calcext:value-type="float">
            <text:p>-2.99737167358398</text:p>
          </table:table-cell>
          <table:table-cell office:value-type="float" office:value="1.00214576721191" calcext:value-type="float">
            <text:p>1.00214576721191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4.02036952972412" calcext:value-type="float">
            <text:p>4.02036952972412</text:p>
          </table:table-cell>
          <table:table-cell office:value-type="float" office:value="-2.995685338974" calcext:value-type="float">
            <text:p>-2.995685338974</text:p>
          </table:table-cell>
          <table:table-cell office:value-type="float" office:value="1.00316977500916" calcext:value-type="float">
            <text:p>1.00316977500916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4.02069902420044" calcext:value-type="float">
            <text:p>4.02069902420044</text:p>
          </table:table-cell>
          <table:table-cell office:value-type="float" office:value="-2.99386262893677" calcext:value-type="float">
            <text:p>-2.99386262893677</text:p>
          </table:table-cell>
          <table:table-cell office:value-type="float" office:value="1.00527346134186" calcext:value-type="float">
            <text:p>1.00527346134186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4.02094650268555" calcext:value-type="float">
            <text:p>4.02094650268555</text:p>
          </table:table-cell>
          <table:table-cell office:value-type="float" office:value="-2.99200654029846" calcext:value-type="float">
            <text:p>-2.99200654029846</text:p>
          </table:table-cell>
          <table:table-cell office:value-type="float" office:value="1.006232380867" calcext:value-type="float">
            <text:p>1.00623238086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.02120208740234" calcext:value-type="float">
            <text:p>4.02120208740234</text:p>
          </table:table-cell>
          <table:table-cell office:value-type="float" office:value="-2.99059009552002" calcext:value-type="float">
            <text:p>-2.99059009552002</text:p>
          </table:table-cell>
          <table:table-cell office:value-type="float" office:value="1.00733876228333" calcext:value-type="float">
            <text:p>1.00733876228333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4.02160501480103" calcext:value-type="float">
            <text:p>4.02160501480103</text:p>
          </table:table-cell>
          <table:table-cell office:value-type="float" office:value="-2.98931002616882" calcext:value-type="float">
            <text:p>-2.98931002616882</text:p>
          </table:table-cell>
          <table:table-cell office:value-type="float" office:value="1.00916051864624" calcext:value-type="float">
            <text:p>1.00916051864624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4.02188301086426" calcext:value-type="float">
            <text:p>4.02188301086426</text:p>
          </table:table-cell>
          <table:table-cell office:value-type="float" office:value="-2.98786354064941" calcext:value-type="float">
            <text:p>-2.98786354064941</text:p>
          </table:table-cell>
          <table:table-cell office:value-type="float" office:value="1.01083040237427" calcext:value-type="float">
            <text:p>1.01083040237427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4.02183818817139" calcext:value-type="float">
            <text:p>4.02183818817139</text:p>
          </table:table-cell>
          <table:table-cell office:value-type="float" office:value="-2.9865608215332" calcext:value-type="float">
            <text:p>-2.9865608215332</text:p>
          </table:table-cell>
          <table:table-cell office:value-type="float" office:value="1.0116685628891" calcext:value-type="float">
            <text:p>1.0116685628891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4.02204465866089" calcext:value-type="float">
            <text:p>4.02204465866089</text:p>
          </table:table-cell>
          <table:table-cell office:value-type="float" office:value="-2.98532819747925" calcext:value-type="float">
            <text:p>-2.98532819747925</text:p>
          </table:table-cell>
          <table:table-cell office:value-type="float" office:value="1.01269066333771" calcext:value-type="float">
            <text:p>1.012690663337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02279424667358" calcext:value-type="float">
            <text:p>4.02279424667358</text:p>
          </table:table-cell>
          <table:table-cell office:value-type="float" office:value="-2.98418498039246" calcext:value-type="float">
            <text:p>-2.98418498039246</text:p>
          </table:table-cell>
          <table:table-cell office:value-type="float" office:value="1.01502883434296" calcext:value-type="float">
            <text:p>1.01502883434296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4.02282619476318" calcext:value-type="float">
            <text:p>4.02282619476318</text:p>
          </table:table-cell>
          <table:table-cell office:value-type="float" office:value="-2.98333191871643" calcext:value-type="float">
            <text:p>-2.98333191871643</text:p>
          </table:table-cell>
          <table:table-cell office:value-type="float" office:value="1.01536953449249" calcext:value-type="float">
            <text:p>1.01536953449249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4.02286529541016" calcext:value-type="float">
            <text:p>4.02286529541016</text:p>
          </table:table-cell>
          <table:table-cell office:value-type="float" office:value="-2.98251676559448" calcext:value-type="float">
            <text:p>-2.98251676559448</text:p>
          </table:table-cell>
          <table:table-cell office:value-type="float" office:value="1.01542806625366" calcext:value-type="float">
            <text:p>1.01542806625366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4.02301216125488" calcext:value-type="float">
            <text:p>4.02301216125488</text:p>
          </table:table-cell>
          <table:table-cell office:value-type="float" office:value="-2.98190641403198" calcext:value-type="float">
            <text:p>-2.98190641403198</text:p>
          </table:table-cell>
          <table:table-cell office:value-type="float" office:value="1.01561117172241" calcext:value-type="float">
            <text:p>1.01561117172241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4.02301216125488" calcext:value-type="float">
            <text:p>4.02301216125488</text:p>
          </table:table-cell>
          <table:table-cell office:value-type="float" office:value="-2.98153829574585" calcext:value-type="float">
            <text:p>-2.98153829574585</text:p>
          </table:table-cell>
          <table:table-cell office:value-type="float" office:value="1.01547527313232" calcext:value-type="float">
            <text:p>1.0154752731323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.02306270599365" calcext:value-type="float">
            <text:p>4.02306270599365</text:p>
          </table:table-cell>
          <table:table-cell office:value-type="float" office:value="-2.98123049736023" calcext:value-type="float">
            <text:p>-2.98123049736023</text:p>
          </table:table-cell>
          <table:table-cell office:value-type="float" office:value="1.01552844047546" calcext:value-type="float">
            <text:p>1.01552844047546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4.0231032371521" calcext:value-type="float">
            <text:p>4.0231032371521</text:p>
          </table:table-cell>
          <table:table-cell office:value-type="float" office:value="-2.98109030723572" calcext:value-type="float">
            <text:p>-2.98109030723572</text:p>
          </table:table-cell>
          <table:table-cell office:value-type="float" office:value="1.01565623283386" calcext:value-type="float">
            <text:p>1.0156562328338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4.02304601669312" calcext:value-type="float">
            <text:p>4.02304601669312</text:p>
          </table:table-cell>
          <table:table-cell office:value-type="float" office:value="-2.98101544380188" calcext:value-type="float">
            <text:p>-2.98101544380188</text:p>
          </table:table-cell>
          <table:table-cell office:value-type="float" office:value="1.01572227478027" calcext:value-type="float">
            <text:p>1.01572227478027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4.0229229927063" calcext:value-type="float">
            <text:p>4.0229229927063</text:p>
          </table:table-cell>
          <table:table-cell office:value-type="float" office:value="-2.98120069503784" calcext:value-type="float">
            <text:p>-2.98120069503784</text:p>
          </table:table-cell>
          <table:table-cell office:value-type="float" office:value="1.01614856719971" calcext:value-type="float">
            <text:p>1.01614856719971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4.02259302139282" calcext:value-type="float">
            <text:p>4.02259302139282</text:p>
          </table:table-cell>
          <table:table-cell office:value-type="float" office:value="-2.98147201538086" calcext:value-type="float">
            <text:p>-2.98147201538086</text:p>
          </table:table-cell>
          <table:table-cell office:value-type="float" office:value="1.01511764526367" calcext:value-type="float">
            <text:p>1.0151176452636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.02236652374268" calcext:value-type="float">
            <text:p>4.02236652374268</text:p>
          </table:table-cell>
          <table:table-cell office:value-type="float" office:value="-2.98168969154358" calcext:value-type="float">
            <text:p>-2.98168969154358</text:p>
          </table:table-cell>
          <table:table-cell office:value-type="float" office:value="1.01512491703033" calcext:value-type="float">
            <text:p>1.01512491703033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4.02205944061279" calcext:value-type="float">
            <text:p>4.02205944061279</text:p>
          </table:table-cell>
          <table:table-cell office:value-type="float" office:value="-2.98217535018921" calcext:value-type="float">
            <text:p>-2.98217535018921</text:p>
          </table:table-cell>
          <table:table-cell office:value-type="float" office:value="1.01528131961823" calcext:value-type="float">
            <text:p>1.01528131961823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4.02178382873535" calcext:value-type="float">
            <text:p>4.02178382873535</text:p>
          </table:table-cell>
          <table:table-cell office:value-type="float" office:value="-2.98264479637146" calcext:value-type="float">
            <text:p>-2.98264479637146</text:p>
          </table:table-cell>
          <table:table-cell office:value-type="float" office:value="1.01534378528595" calcext:value-type="float">
            <text:p>1.0153437852859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4.02133178710938" calcext:value-type="float">
            <text:p>4.02133178710938</text:p>
          </table:table-cell>
          <table:table-cell office:value-type="float" office:value="-2.98318815231323" calcext:value-type="float">
            <text:p>-2.98318815231323</text:p>
          </table:table-cell>
          <table:table-cell office:value-type="float" office:value="1.01555836200714" calcext:value-type="float">
            <text:p>1.01555836200714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4.02097606658936" calcext:value-type="float">
            <text:p>4.02097606658936</text:p>
          </table:table-cell>
          <table:table-cell office:value-type="float" office:value="-2.9837543964386" calcext:value-type="float">
            <text:p>-2.9837543964386</text:p>
          </table:table-cell>
          <table:table-cell office:value-type="float" office:value="1.01692306995392" calcext:value-type="float">
            <text:p>1.01692306995392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.02032899856567" calcext:value-type="float">
            <text:p>4.02032899856567</text:p>
          </table:table-cell>
          <table:table-cell office:value-type="float" office:value="-2.98459672927856" calcext:value-type="float">
            <text:p>-2.98459672927856</text:p>
          </table:table-cell>
          <table:table-cell office:value-type="float" office:value="1.0174435377121" calcext:value-type="float">
            <text:p>1.0174435377121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4.01971578598023" calcext:value-type="float">
            <text:p>4.01971578598023</text:p>
          </table:table-cell>
          <table:table-cell office:value-type="float" office:value="-2.98561692237854" calcext:value-type="float">
            <text:p>-2.98561692237854</text:p>
          </table:table-cell>
          <table:table-cell office:value-type="float" office:value="1.01734793186188" calcext:value-type="float">
            <text:p>1.01734793186188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4.01910781860352" calcext:value-type="float">
            <text:p>4.01910781860352</text:p>
          </table:table-cell>
          <table:table-cell office:value-type="float" office:value="-2.98659491539001" calcext:value-type="float">
            <text:p>-2.98659491539001</text:p>
          </table:table-cell>
          <table:table-cell office:value-type="float" office:value="1.01769542694092" calcext:value-type="float">
            <text:p>1.01769542694092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4.01837158203125" calcext:value-type="float">
            <text:p>4.01837158203125</text:p>
          </table:table-cell>
          <table:table-cell office:value-type="float" office:value="-2.98766875267029" calcext:value-type="float">
            <text:p>-2.98766875267029</text:p>
          </table:table-cell>
          <table:table-cell office:value-type="float" office:value="1.01814961433411" calcext:value-type="float">
            <text:p>1.01814961433411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4.01753950119019" calcext:value-type="float">
            <text:p>4.01753950119019</text:p>
          </table:table-cell>
          <table:table-cell office:value-type="float" office:value="-2.98898696899414" calcext:value-type="float">
            <text:p>-2.98898696899414</text:p>
          </table:table-cell>
          <table:table-cell office:value-type="float" office:value="1.01844990253448" calcext:value-type="float">
            <text:p>1.0184499025344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.01668739318848" calcext:value-type="float">
            <text:p>4.01668739318848</text:p>
          </table:table-cell>
          <table:table-cell office:value-type="float" office:value="-2.99024605751038" calcext:value-type="float">
            <text:p>-2.99024605751038</text:p>
          </table:table-cell>
          <table:table-cell office:value-type="float" office:value="1.01844215393066" calcext:value-type="float">
            <text:p>1.01844215393066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4.01612043380737" calcext:value-type="float">
            <text:p>4.01612043380737</text:p>
          </table:table-cell>
          <table:table-cell office:value-type="float" office:value="-2.99142503738403" calcext:value-type="float">
            <text:p>-2.99142503738403</text:p>
          </table:table-cell>
          <table:table-cell office:value-type="float" office:value="1.01885843276978" calcext:value-type="float">
            <text:p>1.01885843276978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4.01520872116089" calcext:value-type="float">
            <text:p>4.01520872116089</text:p>
          </table:table-cell>
          <table:table-cell office:value-type="float" office:value="-2.9926815032959" calcext:value-type="float">
            <text:p>-2.9926815032959</text:p>
          </table:table-cell>
          <table:table-cell office:value-type="float" office:value="1.01832628250122" calcext:value-type="float">
            <text:p>1.01832628250122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4.0141487121582" calcext:value-type="float">
            <text:p>4.0141487121582</text:p>
          </table:table-cell>
          <table:table-cell office:value-type="float" office:value="-2.99363684654236" calcext:value-type="float">
            <text:p>-2.99363684654236</text:p>
          </table:table-cell>
          <table:table-cell office:value-type="float" office:value="1.01814198493958" calcext:value-type="float">
            <text:p>1.01814198493958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4.01309537887573" calcext:value-type="float">
            <text:p>4.01309537887573</text:p>
          </table:table-cell>
          <table:table-cell office:value-type="float" office:value="-2.99487686157227" calcext:value-type="float">
            <text:p>-2.99487686157227</text:p>
          </table:table-cell>
          <table:table-cell office:value-type="float" office:value="1.01789259910584" calcext:value-type="float">
            <text:p>1.01789259910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1258897781372" calcext:value-type="float">
            <text:p>4.01258897781372</text:p>
          </table:table-cell>
          <table:table-cell office:value-type="float" office:value="-2.99557709693909" calcext:value-type="float">
            <text:p>-2.99557709693909</text:p>
          </table:table-cell>
          <table:table-cell office:value-type="float" office:value="1.01890277862549" calcext:value-type="float">
            <text:p>1.01890277862549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4.0116548538208" calcext:value-type="float">
            <text:p>4.0116548538208</text:p>
          </table:table-cell>
          <table:table-cell office:value-type="float" office:value="-2.9964907169342" calcext:value-type="float">
            <text:p>-2.9964907169342</text:p>
          </table:table-cell>
          <table:table-cell office:value-type="float" office:value="1.0187383890152" calcext:value-type="float">
            <text:p>1.0187383890152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4.01074314117432" calcext:value-type="float">
            <text:p>4.01074314117432</text:p>
          </table:table-cell>
          <table:table-cell office:value-type="float" office:value="-2.99740505218506" calcext:value-type="float">
            <text:p>-2.99740505218506</text:p>
          </table:table-cell>
          <table:table-cell office:value-type="float" office:value="1.01821959018707" calcext:value-type="float">
            <text:p>1.01821959018707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4.00961971282959" calcext:value-type="float">
            <text:p>4.00961971282959</text:p>
          </table:table-cell>
          <table:table-cell office:value-type="float" office:value="-2.99851226806641" calcext:value-type="float">
            <text:p>-2.99851226806641</text:p>
          </table:table-cell>
          <table:table-cell office:value-type="float" office:value="1.01681935787201" calcext:value-type="float">
            <text:p>1.01681935787201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4.00891304016113" calcext:value-type="float">
            <text:p>4.00891304016113</text:p>
          </table:table-cell>
          <table:table-cell office:value-type="float" office:value="-2.99915504455566" calcext:value-type="float">
            <text:p>-2.99915504455566</text:p>
          </table:table-cell>
          <table:table-cell office:value-type="float" office:value="1.01782321929932" calcext:value-type="float">
            <text:p>1.01782321929932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.00812387466431" calcext:value-type="float">
            <text:p>4.00812387466431</text:p>
          </table:table-cell>
          <table:table-cell office:value-type="float" office:value="-2.99974656105042" calcext:value-type="float">
            <text:p>-2.99974656105042</text:p>
          </table:table-cell>
          <table:table-cell office:value-type="float" office:value="1.01804649829865" calcext:value-type="float">
            <text:p>1.01804649829865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4.00701379776001" calcext:value-type="float">
            <text:p>4.00701379776001</text:p>
          </table:table-cell>
          <table:table-cell office:value-type="float" office:value="-3.00049328804016" calcext:value-type="float">
            <text:p>-3.00049328804016</text:p>
          </table:table-cell>
          <table:table-cell office:value-type="float" office:value="1.01668739318848" calcext:value-type="float">
            <text:p>1.01668739318848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4.00634908676148" calcext:value-type="float">
            <text:p>4.00634908676148</text:p>
          </table:table-cell>
          <table:table-cell office:value-type="float" office:value="-3.00076866149902" calcext:value-type="float">
            <text:p>-3.00076866149902</text:p>
          </table:table-cell>
          <table:table-cell office:value-type="float" office:value="1.01750373840332" calcext:value-type="float">
            <text:p>1.01750373840332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4.005699634552" calcext:value-type="float">
            <text:p>4.005699634552</text:p>
          </table:table-cell>
          <table:table-cell office:value-type="float" office:value="-3.00104761123657" calcext:value-type="float">
            <text:p>-3.00104761123657</text:p>
          </table:table-cell>
          <table:table-cell office:value-type="float" office:value="1.01753556728363" calcext:value-type="float">
            <text:p>1.01753556728363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4.00499057769775" calcext:value-type="float">
            <text:p>4.00499057769775</text:p>
          </table:table-cell>
          <table:table-cell office:value-type="float" office:value="-3.00124549865723" calcext:value-type="float">
            <text:p>-3.00124549865723</text:p>
          </table:table-cell>
          <table:table-cell office:value-type="float" office:value="1.01756036281586" calcext:value-type="float">
            <text:p>1.0175603628158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.00444555282593" calcext:value-type="float">
            <text:p>4.00444555282593</text:p>
          </table:table-cell>
          <table:table-cell office:value-type="float" office:value="-3.00143361091614" calcext:value-type="float">
            <text:p>-3.00143361091614</text:p>
          </table:table-cell>
          <table:table-cell office:value-type="float" office:value="1.01673376560211" calcext:value-type="float">
            <text:p>1.01673376560211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4.00390815734863" calcext:value-type="float">
            <text:p>4.00390815734863</text:p>
          </table:table-cell>
          <table:table-cell office:value-type="float" office:value="-3.00145554542542" calcext:value-type="float">
            <text:p>-3.00145554542542</text:p>
          </table:table-cell>
          <table:table-cell office:value-type="float" office:value="1.0165388584137" calcext:value-type="float">
            <text:p>1.0165388584137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4.00368356704712" calcext:value-type="float">
            <text:p>4.00368356704712</text:p>
          </table:table-cell>
          <table:table-cell office:value-type="float" office:value="-3.00122833251953" calcext:value-type="float">
            <text:p>-3.00122833251953</text:p>
          </table:table-cell>
          <table:table-cell office:value-type="float" office:value="1.0173454284668" calcext:value-type="float">
            <text:p>1.0173454284668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4.00332403182983" calcext:value-type="float">
            <text:p>4.00332403182983</text:p>
          </table:table-cell>
          <table:table-cell office:value-type="float" office:value="-3.00123524665833" calcext:value-type="float">
            <text:p>-3.00123524665833</text:p>
          </table:table-cell>
          <table:table-cell office:value-type="float" office:value="1.01725745201111" calcext:value-type="float">
            <text:p>1.01725745201111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4.00309276580811" calcext:value-type="float">
            <text:p>4.00309276580811</text:p>
          </table:table-cell>
          <table:table-cell office:value-type="float" office:value="-3.00110459327698" calcext:value-type="float">
            <text:p>-3.00110459327698</text:p>
          </table:table-cell>
          <table:table-cell office:value-type="float" office:value="1.017209649086" calcext:value-type="float">
            <text:p>1.01720964908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.00291252136231" calcext:value-type="float">
            <text:p>4.00291252136231</text:p>
          </table:table-cell>
          <table:table-cell office:value-type="float" office:value="-3.00096273422241" calcext:value-type="float">
            <text:p>-3.00096273422241</text:p>
          </table:table-cell>
          <table:table-cell office:value-type="float" office:value="1.0172290802002" calcext:value-type="float">
            <text:p>1.0172290802002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4.00257730484009" calcext:value-type="float">
            <text:p>4.00257730484009</text:p>
          </table:table-cell>
          <table:table-cell office:value-type="float" office:value="-3.00107455253601" calcext:value-type="float">
            <text:p>-3.00107455253601</text:p>
          </table:table-cell>
          <table:table-cell office:value-type="float" office:value="1.01647138595581" calcext:value-type="float">
            <text:p>1.01647138595581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4.00239276885986" calcext:value-type="float">
            <text:p>4.00239276885986</text:p>
          </table:table-cell>
          <table:table-cell office:value-type="float" office:value="-3.00104522705078" calcext:value-type="float">
            <text:p>-3.00104522705078</text:p>
          </table:table-cell>
          <table:table-cell office:value-type="float" office:value="1.01682472229004" calcext:value-type="float">
            <text:p>1.01682472229004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4.00230503082275" calcext:value-type="float">
            <text:p>4.00230503082275</text:p>
          </table:table-cell>
          <table:table-cell office:value-type="float" office:value="-3.00097823143005" calcext:value-type="float">
            <text:p>-3.00097823143005</text:p>
          </table:table-cell>
          <table:table-cell office:value-type="float" office:value="1.01725244522095" calcext:value-type="float">
            <text:p>1.01725244522095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4.0022292137146" calcext:value-type="float">
            <text:p>4.0022292137146</text:p>
          </table:table-cell>
          <table:table-cell office:value-type="float" office:value="-3.00099921226501" calcext:value-type="float">
            <text:p>-3.00099921226501</text:p>
          </table:table-cell>
          <table:table-cell office:value-type="float" office:value="1.01798212528229" calcext:value-type="float">
            <text:p>1.0179821252822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4.00225782394409" calcext:value-type="float">
            <text:p>4.00225782394409</text:p>
          </table:table-cell>
          <table:table-cell office:value-type="float" office:value="-3.00126385688782" calcext:value-type="float">
            <text:p>-3.00126385688782</text:p>
          </table:table-cell>
          <table:table-cell office:value-type="float" office:value="1.01867592334747" calcext:value-type="float">
            <text:p>1.01867592334747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4.00212335586548" calcext:value-type="float">
            <text:p>4.00212335586548</text:p>
          </table:table-cell>
          <table:table-cell office:value-type="float" office:value="-3.0015389919281" calcext:value-type="float">
            <text:p>-3.0015389919281</text:p>
          </table:table-cell>
          <table:table-cell office:value-type="float" office:value="1.01948368549347" calcext:value-type="float">
            <text:p>1.01948368549347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4.00169944763184" calcext:value-type="float">
            <text:p>4.00169944763184</text:p>
          </table:table-cell>
          <table:table-cell office:value-type="float" office:value="-3.00186610221863" calcext:value-type="float">
            <text:p>-3.00186610221863</text:p>
          </table:table-cell>
          <table:table-cell office:value-type="float" office:value="1.02030074596405" calcext:value-type="float">
            <text:p>1.02030074596405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4.00169086456299" calcext:value-type="float">
            <text:p>4.00169086456299</text:p>
          </table:table-cell>
          <table:table-cell office:value-type="float" office:value="-3.00233554840088" calcext:value-type="float">
            <text:p>-3.00233554840088</text:p>
          </table:table-cell>
          <table:table-cell office:value-type="float" office:value="1.0224335193634" calcext:value-type="float">
            <text:p>1.0224335193634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4.00126504898071" calcext:value-type="float">
            <text:p>4.00126504898071</text:p>
          </table:table-cell>
          <table:table-cell office:value-type="float" office:value="-3.00304293632507" calcext:value-type="float">
            <text:p>-3.00304293632507</text:p>
          </table:table-cell>
          <table:table-cell office:value-type="float" office:value="1.02360033988953" calcext:value-type="float">
            <text:p>1.023600339889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0084781646729" calcext:value-type="float">
            <text:p>4.00084781646729</text:p>
          </table:table-cell>
          <table:table-cell office:value-type="float" office:value="-3.00385594367981" calcext:value-type="float">
            <text:p>-3.00385594367981</text:p>
          </table:table-cell>
          <table:table-cell office:value-type="float" office:value="1.02453291416168" calcext:value-type="float">
            <text:p>1.02453291416168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4.00033950805664" calcext:value-type="float">
            <text:p>4.00033950805664</text:p>
          </table:table-cell>
          <table:table-cell office:value-type="float" office:value="-3.00492858886719" calcext:value-type="float">
            <text:p>-3.00492858886719</text:p>
          </table:table-cell>
          <table:table-cell office:value-type="float" office:value="1.02596807479858" calcext:value-type="float">
            <text:p>1.02596807479858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3.99970364570618" calcext:value-type="float">
            <text:p>3.99970364570618</text:p>
          </table:table-cell>
          <table:table-cell office:value-type="float" office:value="-3.0061891078949" calcext:value-type="float">
            <text:p>-3.0061891078949</text:p>
          </table:table-cell>
          <table:table-cell office:value-type="float" office:value="1.02744650840759" calcext:value-type="float">
            <text:p>1.02744650840759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3.99878096580505" calcext:value-type="float">
            <text:p>3.99878096580505</text:p>
          </table:table-cell>
          <table:table-cell office:value-type="float" office:value="-3.00779175758362" calcext:value-type="float">
            <text:p>-3.00779175758362</text:p>
          </table:table-cell>
          <table:table-cell office:value-type="float" office:value="1.02790093421936" calcext:value-type="float">
            <text:p>1.02790093421936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3.99777269363403" calcext:value-type="float">
            <text:p>3.99777269363403</text:p>
          </table:table-cell>
          <table:table-cell office:value-type="float" office:value="-3.00917935371399" calcext:value-type="float">
            <text:p>-3.00917935371399</text:p>
          </table:table-cell>
          <table:table-cell office:value-type="float" office:value="1.03009927272797" calcext:value-type="float">
            <text:p>1.03009927272797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.99697947502136" calcext:value-type="float">
            <text:p>3.99697947502136</text:p>
          </table:table-cell>
          <table:table-cell office:value-type="float" office:value="-3.01077628135681" calcext:value-type="float">
            <text:p>-3.01077628135681</text:p>
          </table:table-cell>
          <table:table-cell office:value-type="float" office:value="1.03237700462341" calcext:value-type="float">
            <text:p>1.03237700462341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3.99599170684814" calcext:value-type="float">
            <text:p>3.99599170684814</text:p>
          </table:table-cell>
          <table:table-cell office:value-type="float" office:value="-3.01218700408936" calcext:value-type="float">
            <text:p>-3.01218700408936</text:p>
          </table:table-cell>
          <table:table-cell office:value-type="float" office:value="1.03471314907074" calcext:value-type="float">
            <text:p>1.03471314907074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3.99487733840942" calcext:value-type="float">
            <text:p>3.99487733840942</text:p>
          </table:table-cell>
          <table:table-cell office:value-type="float" office:value="-3.01372694969177" calcext:value-type="float">
            <text:p>-3.01372694969177</text:p>
          </table:table-cell>
          <table:table-cell office:value-type="float" office:value="1.03634774684906" calcext:value-type="float">
            <text:p>1.03634774684906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3.99383687973022" calcext:value-type="float">
            <text:p>3.99383687973022</text:p>
          </table:table-cell>
          <table:table-cell office:value-type="float" office:value="-3.01511907577515" calcext:value-type="float">
            <text:p>-3.01511907577515</text:p>
          </table:table-cell>
          <table:table-cell office:value-type="float" office:value="1.03768169879913" calcext:value-type="float">
            <text:p>1.03768169879913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3.99256777763367" calcext:value-type="float">
            <text:p>3.99256777763367</text:p>
          </table:table-cell>
          <table:table-cell office:value-type="float" office:value="-3.01681518554688" calcext:value-type="float">
            <text:p>-3.01681518554688</text:p>
          </table:table-cell>
          <table:table-cell office:value-type="float" office:value="1.03740000724792" calcext:value-type="float">
            <text:p>1.03740000724792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.99139761924744" calcext:value-type="float">
            <text:p>3.99139761924744</text:p>
          </table:table-cell>
          <table:table-cell office:value-type="float" office:value="-3.01810145378113" calcext:value-type="float">
            <text:p>-3.01810145378113</text:p>
          </table:table-cell>
          <table:table-cell office:value-type="float" office:value="1.03709554672241" calcext:value-type="float">
            <text:p>1.03709554672241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3.99063038825989" calcext:value-type="float">
            <text:p>3.99063038825989</text:p>
          </table:table-cell>
          <table:table-cell office:value-type="float" office:value="-3.01887512207031" calcext:value-type="float">
            <text:p>-3.01887512207031</text:p>
          </table:table-cell>
          <table:table-cell office:value-type="float" office:value="1.03755736351013" calcext:value-type="float">
            <text:p>1.03755736351013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3.98946142196655" calcext:value-type="float">
            <text:p>3.98946142196655</text:p>
          </table:table-cell>
          <table:table-cell office:value-type="float" office:value="-3.01958060264587" calcext:value-type="float">
            <text:p>-3.01958060264587</text:p>
          </table:table-cell>
          <table:table-cell office:value-type="float" office:value="1.03614223003387" calcext:value-type="float">
            <text:p>1.03614223003387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3.98813676834106" calcext:value-type="float">
            <text:p>3.98813676834106</text:p>
          </table:table-cell>
          <table:table-cell office:value-type="float" office:value="-3.02058386802673" calcext:value-type="float">
            <text:p>-3.02058386802673</text:p>
          </table:table-cell>
          <table:table-cell office:value-type="float" office:value="1.03295743465424" calcext:value-type="float">
            <text:p>1.03295743465424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3.98703050613403" calcext:value-type="float">
            <text:p>3.98703050613403</text:p>
          </table:table-cell>
          <table:table-cell office:value-type="float" office:value="-3.02110695838928" calcext:value-type="float">
            <text:p>-3.02110695838928</text:p>
          </table:table-cell>
          <table:table-cell office:value-type="float" office:value="1.03055262565613" calcext:value-type="float">
            <text:p>1.0305526256561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.98613333702087" calcext:value-type="float">
            <text:p>3.98613333702087</text:p>
          </table:table-cell>
          <table:table-cell office:value-type="float" office:value="-3.02109670639038" calcext:value-type="float">
            <text:p>-3.02109670639038</text:p>
          </table:table-cell>
          <table:table-cell office:value-type="float" office:value="1.02908062934875" calcext:value-type="float">
            <text:p>1.02908062934875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3.98541808128357" calcext:value-type="float">
            <text:p>3.98541808128357</text:p>
          </table:table-cell>
          <table:table-cell office:value-type="float" office:value="-3.02107000350952" calcext:value-type="float">
            <text:p>-3.02107000350952</text:p>
          </table:table-cell>
          <table:table-cell office:value-type="float" office:value="1.02711272239685" calcext:value-type="float">
            <text:p>1.02711272239685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3.98439168930054" calcext:value-type="float">
            <text:p>3.98439168930054</text:p>
          </table:table-cell>
          <table:table-cell office:value-type="float" office:value="-3.02128887176514" calcext:value-type="float">
            <text:p>-3.02128887176514</text:p>
          </table:table-cell>
          <table:table-cell office:value-type="float" office:value="1.02307844161987" calcext:value-type="float">
            <text:p>1.02307844161987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3.98359346389771" calcext:value-type="float">
            <text:p>3.98359346389771</text:p>
          </table:table-cell>
          <table:table-cell office:value-type="float" office:value="-3.02083945274353" calcext:value-type="float">
            <text:p>-3.02083945274353</text:p>
          </table:table-cell>
          <table:table-cell office:value-type="float" office:value="1.02080130577087" calcext:value-type="float">
            <text:p>1.02080130577087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3.98286104202271" calcext:value-type="float">
            <text:p>3.98286104202271</text:p>
          </table:table-cell>
          <table:table-cell office:value-type="float" office:value="-3.0203332901001" calcext:value-type="float">
            <text:p>-3.0203332901001</text:p>
          </table:table-cell>
          <table:table-cell office:value-type="float" office:value="1.01909196376801" calcext:value-type="float">
            <text:p>1.01909196376801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.98246073722839" calcext:value-type="float">
            <text:p>3.98246073722839</text:p>
          </table:table-cell>
          <table:table-cell office:value-type="float" office:value="-3.01955819129944" calcext:value-type="float">
            <text:p>-3.01955819129944</text:p>
          </table:table-cell>
          <table:table-cell office:value-type="float" office:value="1.01862120628357" calcext:value-type="float">
            <text:p>1.01862120628357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3.98178243637085" calcext:value-type="float">
            <text:p>3.98178243637085</text:p>
          </table:table-cell>
          <table:table-cell office:value-type="float" office:value="-3.01884317398071" calcext:value-type="float">
            <text:p>-3.01884317398071</text:p>
          </table:table-cell>
          <table:table-cell office:value-type="float" office:value="1.01716005802155" calcext:value-type="float">
            <text:p>1.01716005802155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3.98112726211548" calcext:value-type="float">
            <text:p>3.98112726211548</text:p>
          </table:table-cell>
          <table:table-cell office:value-type="float" office:value="-3.01791310310364" calcext:value-type="float">
            <text:p>-3.01791310310364</text:p>
          </table:table-cell>
          <table:table-cell office:value-type="float" office:value="1.01607275009155" calcext:value-type="float">
            <text:p>1.01607275009155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3.98075270652771" calcext:value-type="float">
            <text:p>3.98075270652771</text:p>
          </table:table-cell>
          <table:table-cell office:value-type="float" office:value="-3.01684737205505" calcext:value-type="float">
            <text:p>-3.01684737205505</text:p>
          </table:table-cell>
          <table:table-cell office:value-type="float" office:value="1.01505529880524" calcext:value-type="float">
            <text:p>1.01505529880524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3.98017692565918" calcext:value-type="float">
            <text:p>3.98017692565918</text:p>
          </table:table-cell>
          <table:table-cell office:value-type="float" office:value="-3.01547455787659" calcext:value-type="float">
            <text:p>-3.01547455787659</text:p>
          </table:table-cell>
          <table:table-cell office:value-type="float" office:value="1.01406097412109" calcext:value-type="float">
            <text:p>1.014060974121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7956871986389" calcext:value-type="float">
            <text:p>3.97956871986389</text:p>
          </table:table-cell>
          <table:table-cell office:value-type="float" office:value="-3.01413989067078" calcext:value-type="float">
            <text:p>-3.01413989067078</text:p>
          </table:table-cell>
          <table:table-cell office:value-type="float" office:value="1.01303839683533" calcext:value-type="float">
            <text:p>1.01303839683533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3.97912740707397" calcext:value-type="float">
            <text:p>3.97912740707397</text:p>
          </table:table-cell>
          <table:table-cell office:value-type="float" office:value="-3.01271867752075" calcext:value-type="float">
            <text:p>-3.01271867752075</text:p>
          </table:table-cell>
          <table:table-cell office:value-type="float" office:value="1.01178419589996" calcext:value-type="float">
            <text:p>1.01178419589996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3.97885060310364" calcext:value-type="float">
            <text:p>3.97885060310364</text:p>
          </table:table-cell>
          <table:table-cell office:value-type="float" office:value="-3.01095080375671" calcext:value-type="float">
            <text:p>-3.01095080375671</text:p>
          </table:table-cell>
          <table:table-cell office:value-type="float" office:value="1.01082336902618" calcext:value-type="float">
            <text:p>1.01082336902618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3.97859454154968" calcext:value-type="float">
            <text:p>3.97859454154968</text:p>
          </table:table-cell>
          <table:table-cell office:value-type="float" office:value="-3.00902986526489" calcext:value-type="float">
            <text:p>-3.00902986526489</text:p>
          </table:table-cell>
          <table:table-cell office:value-type="float" office:value="1.00988924503326" calcext:value-type="float">
            <text:p>1.00988924503326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3.97816157341003" calcext:value-type="float">
            <text:p>3.97816157341003</text:p>
          </table:table-cell>
          <table:table-cell office:value-type="float" office:value="-3.00705885887146" calcext:value-type="float">
            <text:p>-3.00705885887146</text:p>
          </table:table-cell>
          <table:table-cell office:value-type="float" office:value="1.00777447223663" calcext:value-type="float">
            <text:p>1.0077744722366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.97813820838928" calcext:value-type="float">
            <text:p>3.97813820838928</text:p>
          </table:table-cell>
          <table:table-cell office:value-type="float" office:value="-3.00490999221802" calcext:value-type="float">
            <text:p>-3.00490999221802</text:p>
          </table:table-cell>
          <table:table-cell office:value-type="float" office:value="1.00647366046906" calcext:value-type="float">
            <text:p>1.00647366046906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3.97834300994873" calcext:value-type="float">
            <text:p>3.97834300994873</text:p>
          </table:table-cell>
          <table:table-cell office:value-type="float" office:value="-3.00282025337219" calcext:value-type="float">
            <text:p>-3.00282025337219</text:p>
          </table:table-cell>
          <table:table-cell office:value-type="float" office:value="1.00532352924347" calcext:value-type="float">
            <text:p>1.00532352924347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3.97841763496399" calcext:value-type="float">
            <text:p>3.97841763496399</text:p>
          </table:table-cell>
          <table:table-cell office:value-type="float" office:value="-3.00050568580627" calcext:value-type="float">
            <text:p>-3.00050568580627</text:p>
          </table:table-cell>
          <table:table-cell office:value-type="float" office:value="1.00402188301086" calcext:value-type="float">
            <text:p>1.00402188301086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3.97875761985779" calcext:value-type="float">
            <text:p>3.97875761985779</text:p>
          </table:table-cell>
          <table:table-cell office:value-type="float" office:value="-2.99806690216064" calcext:value-type="float">
            <text:p>-2.99806690216064</text:p>
          </table:table-cell>
          <table:table-cell office:value-type="float" office:value="1.00358426570892" calcext:value-type="float">
            <text:p>1.00358426570892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3.97924971580505" calcext:value-type="float">
            <text:p>3.97924971580505</text:p>
          </table:table-cell>
          <table:table-cell office:value-type="float" office:value="-2.99560451507568" calcext:value-type="float">
            <text:p>-2.99560451507568</text:p>
          </table:table-cell>
          <table:table-cell office:value-type="float" office:value="1.00256443023682" calcext:value-type="float">
            <text:p>1.00256443023682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.97949886322022" calcext:value-type="float">
            <text:p>3.97949886322022</text:p>
          </table:table-cell>
          <table:table-cell office:value-type="float" office:value="-2.9933340549469" calcext:value-type="float">
            <text:p>-2.9933340549469</text:p>
          </table:table-cell>
          <table:table-cell office:value-type="float" office:value="1.00157260894775" calcext:value-type="float">
            <text:p>1.00157260894775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3.97992777824402" calcext:value-type="float">
            <text:p>3.97992777824402</text:p>
          </table:table-cell>
          <table:table-cell office:value-type="float" office:value="-2.99144864082336" calcext:value-type="float">
            <text:p>-2.99144864082336</text:p>
          </table:table-cell>
          <table:table-cell office:value-type="float" office:value="1.00049138069153" calcext:value-type="float">
            <text:p>1.00049138069153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3.98060941696167" calcext:value-type="float">
            <text:p>3.98060941696167</text:p>
          </table:table-cell>
          <table:table-cell office:value-type="float" office:value="-2.98925852775574" calcext:value-type="float">
            <text:p>-2.98925852775574</text:p>
          </table:table-cell>
          <table:table-cell office:value-type="float" office:value="1.00092446804047" calcext:value-type="float">
            <text:p>1.00092446804047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3.98092532157898" calcext:value-type="float">
            <text:p>3.98092532157898</text:p>
          </table:table-cell>
          <table:table-cell office:value-type="float" office:value="-2.98755502700806" calcext:value-type="float">
            <text:p>-2.98755502700806</text:p>
          </table:table-cell>
          <table:table-cell office:value-type="float" office:value="0.999773979187012" calcext:value-type="float">
            <text:p>0.999773979187012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3.98153042793274" calcext:value-type="float">
            <text:p>3.98153042793274</text:p>
          </table:table-cell>
          <table:table-cell office:value-type="float" office:value="-2.98556065559387" calcext:value-type="float">
            <text:p>-2.98556065559387</text:p>
          </table:table-cell>
          <table:table-cell office:value-type="float" office:value="1.00034534931183" calcext:value-type="float">
            <text:p>1.0003453493118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.98220872879028" calcext:value-type="float">
            <text:p>3.98220872879028</text:p>
          </table:table-cell>
          <table:table-cell office:value-type="float" office:value="-2.98407435417175" calcext:value-type="float">
            <text:p>-2.98407435417175</text:p>
          </table:table-cell>
          <table:table-cell office:value-type="float" office:value="1.00037097930908" calcext:value-type="float">
            <text:p>1.00037097930908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3.98280262947083" calcext:value-type="float">
            <text:p>3.98280262947083</text:p>
          </table:table-cell>
          <table:table-cell office:value-type="float" office:value="-2.98263502120972" calcext:value-type="float">
            <text:p>-2.98263502120972</text:p>
          </table:table-cell>
          <table:table-cell office:value-type="float" office:value="1.00058484077454" calcext:value-type="float">
            <text:p>1.00058484077454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3.98343729972839" calcext:value-type="float">
            <text:p>3.98343729972839</text:p>
          </table:table-cell>
          <table:table-cell office:value-type="float" office:value="-2.98156380653381" calcext:value-type="float">
            <text:p>-2.98156380653381</text:p>
          </table:table-cell>
          <table:table-cell office:value-type="float" office:value="1.00004279613495" calcext:value-type="float">
            <text:p>1.00004279613495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3.98427605628967" calcext:value-type="float">
            <text:p>3.98427605628967</text:p>
          </table:table-cell>
          <table:table-cell office:value-type="float" office:value="-2.98069429397583" calcext:value-type="float">
            <text:p>-2.98069429397583</text:p>
          </table:table-cell>
          <table:table-cell office:value-type="float" office:value="1.00040221214294" calcext:value-type="float">
            <text:p>1.0004022121429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3.98528552055359" calcext:value-type="float">
            <text:p>3.98528552055359</text:p>
          </table:table-cell>
          <table:table-cell office:value-type="float" office:value="-2.98009991645813" calcext:value-type="float">
            <text:p>-2.98009991645813</text:p>
          </table:table-cell>
          <table:table-cell office:value-type="float" office:value="1.00097143650055" calcext:value-type="float">
            <text:p>1.0009714365005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.98612833023071" calcext:value-type="float">
            <text:p>3.98612833023071</text:p>
          </table:table-cell>
          <table:table-cell office:value-type="float" office:value="-2.97982406616211" calcext:value-type="float">
            <text:p>-2.97982406616211</text:p>
          </table:table-cell>
          <table:table-cell office:value-type="float" office:value="1.00135171413422" calcext:value-type="float">
            <text:p>1.00135171413422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3.98706793785095" calcext:value-type="float">
            <text:p>3.98706793785095</text:p>
          </table:table-cell>
          <table:table-cell office:value-type="float" office:value="-2.97991061210632" calcext:value-type="float">
            <text:p>-2.97991061210632</text:p>
          </table:table-cell>
          <table:table-cell office:value-type="float" office:value="1.00206387042999" calcext:value-type="float">
            <text:p>1.00206387042999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3.98809313774109" calcext:value-type="float">
            <text:p>3.98809313774109</text:p>
          </table:table-cell>
          <table:table-cell office:value-type="float" office:value="-2.98047828674316" calcext:value-type="float">
            <text:p>-2.98047828674316</text:p>
          </table:table-cell>
          <table:table-cell office:value-type="float" office:value="1.00314903259277" calcext:value-type="float">
            <text:p>1.00314903259277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3.98897385597229" calcext:value-type="float">
            <text:p>3.98897385597229</text:p>
          </table:table-cell>
          <table:table-cell office:value-type="float" office:value="-2.98143672943115" calcext:value-type="float">
            <text:p>-2.98143672943115</text:p>
          </table:table-cell>
          <table:table-cell office:value-type="float" office:value="1.00431942939758" calcext:value-type="float">
            <text:p>1.00431942939758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3.98995184898376" calcext:value-type="float">
            <text:p>3.98995184898376</text:p>
          </table:table-cell>
          <table:table-cell office:value-type="float" office:value="-2.98298239707947" calcext:value-type="float">
            <text:p>-2.98298239707947</text:p>
          </table:table-cell>
          <table:table-cell office:value-type="float" office:value="1.00593364238739" calcext:value-type="float">
            <text:p>1.005933642387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99080181121826" calcext:value-type="float">
            <text:p>3.99080181121826</text:p>
          </table:table-cell>
          <table:table-cell office:value-type="float" office:value="-2.98452043533325" calcext:value-type="float">
            <text:p>-2.98452043533325</text:p>
          </table:table-cell>
          <table:table-cell office:value-type="float" office:value="1.00798571109772" calcext:value-type="float">
            <text:p>1.00798571109772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3.99167037010193" calcext:value-type="float">
            <text:p>3.99167037010193</text:p>
          </table:table-cell>
          <table:table-cell office:value-type="float" office:value="-2.98667192459106" calcext:value-type="float">
            <text:p>-2.98667192459106</text:p>
          </table:table-cell>
          <table:table-cell office:value-type="float" office:value="1.00959169864655" calcext:value-type="float">
            <text:p>1.00959169864655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3.99255919456482" calcext:value-type="float">
            <text:p>3.99255919456482</text:p>
          </table:table-cell>
          <table:table-cell office:value-type="float" office:value="-2.98902153968811" calcext:value-type="float">
            <text:p>-2.98902153968811</text:p>
          </table:table-cell>
          <table:table-cell office:value-type="float" office:value="1.01132345199585" calcext:value-type="float">
            <text:p>1.01132345199585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3.99337697029114" calcext:value-type="float">
            <text:p>3.99337697029114</text:p>
          </table:table-cell>
          <table:table-cell office:value-type="float" office:value="-2.9919650554657" calcext:value-type="float">
            <text:p>-2.9919650554657</text:p>
          </table:table-cell>
          <table:table-cell office:value-type="float" office:value="1.01280212402344" calcext:value-type="float">
            <text:p>1.01280212402344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3.99402523040772" calcext:value-type="float">
            <text:p>3.99402523040772</text:p>
          </table:table-cell>
          <table:table-cell office:value-type="float" office:value="-2.99532651901245" calcext:value-type="float">
            <text:p>-2.99532651901245</text:p>
          </table:table-cell>
          <table:table-cell office:value-type="float" office:value="1.0140073299408" calcext:value-type="float">
            <text:p>1.0140073299408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.99446988105774" calcext:value-type="float">
            <text:p>3.99446988105774</text:p>
          </table:table-cell>
          <table:table-cell office:value-type="float" office:value="-2.99864459037781" calcext:value-type="float">
            <text:p>-2.99864459037781</text:p>
          </table:table-cell>
          <table:table-cell office:value-type="float" office:value="1.01367080211639" calcext:value-type="float">
            <text:p>1.01367080211639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3.99514269828796" calcext:value-type="float">
            <text:p>3.99514269828796</text:p>
          </table:table-cell>
          <table:table-cell office:value-type="float" office:value="-3.00173926353455" calcext:value-type="float">
            <text:p>-3.00173926353455</text:p>
          </table:table-cell>
          <table:table-cell office:value-type="float" office:value="1.01443004608154" calcext:value-type="float">
            <text:p>1.01443004608154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3.99571657180786" calcext:value-type="float">
            <text:p>3.99571657180786</text:p>
          </table:table-cell>
          <table:table-cell office:value-type="float" office:value="-3.00530552864075" calcext:value-type="float">
            <text:p>-3.00530552864075</text:p>
          </table:table-cell>
          <table:table-cell office:value-type="float" office:value="1.01434338092804" calcext:value-type="float">
            <text:p>1.01434338092804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3.99646663665772" calcext:value-type="float">
            <text:p>3.99646663665772</text:p>
          </table:table-cell>
          <table:table-cell office:value-type="float" office:value="-3.00870490074158" calcext:value-type="float">
            <text:p>-3.00870490074158</text:p>
          </table:table-cell>
          <table:table-cell office:value-type="float" office:value="1.01420760154724" calcext:value-type="float">
            <text:p>1.0142076015472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3.9973361492157" calcext:value-type="float">
            <text:p>3.9973361492157</text:p>
          </table:table-cell>
          <table:table-cell office:value-type="float" office:value="-3.0126006603241" calcext:value-type="float">
            <text:p>-3.0126006603241</text:p>
          </table:table-cell>
          <table:table-cell office:value-type="float" office:value="1.01371133327484" calcext:value-type="float">
            <text:p>1.0137113332748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.9976863861084" calcext:value-type="float">
            <text:p>3.9976863861084</text:p>
          </table:table-cell>
          <table:table-cell office:value-type="float" office:value="-3.01585793495178" calcext:value-type="float">
            <text:p>-3.01585793495178</text:p>
          </table:table-cell>
          <table:table-cell office:value-type="float" office:value="1.01220428943634" calcext:value-type="float">
            <text:p>1.01220428943634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3.9985203742981" calcext:value-type="float">
            <text:p>3.9985203742981</text:p>
          </table:table-cell>
          <table:table-cell office:value-type="float" office:value="-3.0189425945282" calcext:value-type="float">
            <text:p>-3.0189425945282</text:p>
          </table:table-cell>
          <table:table-cell office:value-type="float" office:value="1.01202988624573" calcext:value-type="float">
            <text:p>1.01202988624573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3.99944806098938" calcext:value-type="float">
            <text:p>3.99944806098938</text:p>
          </table:table-cell>
          <table:table-cell office:value-type="float" office:value="-3.02253818511963" calcext:value-type="float">
            <text:p>-3.02253818511963</text:p>
          </table:table-cell>
          <table:table-cell office:value-type="float" office:value="1.00965225696564" calcext:value-type="float">
            <text:p>1.00965225696564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4.00037527084351" calcext:value-type="float">
            <text:p>4.00037527084351</text:p>
          </table:table-cell>
          <table:table-cell office:value-type="float" office:value="-3.02523827552795" calcext:value-type="float">
            <text:p>-3.02523827552795</text:p>
          </table:table-cell>
          <table:table-cell office:value-type="float" office:value="1.0087583065033" calcext:value-type="float">
            <text:p>1.0087583065033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4.00103378295898" calcext:value-type="float">
            <text:p>4.00103378295898</text:p>
          </table:table-cell>
          <table:table-cell office:value-type="float" office:value="-3.02849721908569" calcext:value-type="float">
            <text:p>-3.02849721908569</text:p>
          </table:table-cell>
          <table:table-cell office:value-type="float" office:value="1.00499248504639" calcext:value-type="float">
            <text:p>1.00499248504639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.00184774398804" calcext:value-type="float">
            <text:p>4.00184774398804</text:p>
          </table:table-cell>
          <table:table-cell office:value-type="float" office:value="-3.03085732460022" calcext:value-type="float">
            <text:p>-3.03085732460022</text:p>
          </table:table-cell>
          <table:table-cell office:value-type="float" office:value="1.00326991081238" calcext:value-type="float">
            <text:p>1.00326991081238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4.0028395652771" calcext:value-type="float">
            <text:p>4.0028395652771</text:p>
          </table:table-cell>
          <table:table-cell office:value-type="float" office:value="-3.0330867767334" calcext:value-type="float">
            <text:p>-3.0330867767334</text:p>
          </table:table-cell>
          <table:table-cell office:value-type="float" office:value="1.00097572803497" calcext:value-type="float">
            <text:p>1.00097572803497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4.00390720367432" calcext:value-type="float">
            <text:p>4.00390720367432</text:p>
          </table:table-cell>
          <table:table-cell office:value-type="float" office:value="-3.0348174571991" calcext:value-type="float">
            <text:p>-3.0348174571991</text:p>
          </table:table-cell>
          <table:table-cell office:value-type="float" office:value="0.998975992202759" calcext:value-type="float">
            <text:p>0.998975992202759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4.00471687316895" calcext:value-type="float">
            <text:p>4.00471687316895</text:p>
          </table:table-cell>
          <table:table-cell office:value-type="float" office:value="-3.03617167472839" calcext:value-type="float">
            <text:p>-3.03617167472839</text:p>
          </table:table-cell>
          <table:table-cell office:value-type="float" office:value="0.99668562412262" calcext:value-type="float">
            <text:p>0.99668562412262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4.00590085983276" calcext:value-type="float">
            <text:p>4.00590085983276</text:p>
          </table:table-cell>
          <table:table-cell office:value-type="float" office:value="-3.03727865219116" calcext:value-type="float">
            <text:p>-3.03727865219116</text:p>
          </table:table-cell>
          <table:table-cell office:value-type="float" office:value="0.994936168193817" calcext:value-type="float">
            <text:p>0.994936168193817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.0070219039917" calcext:value-type="float">
            <text:p>4.0070219039917</text:p>
          </table:table-cell>
          <table:table-cell office:value-type="float" office:value="-3.03769516944885" calcext:value-type="float">
            <text:p>-3.03769516944885</text:p>
          </table:table-cell>
          <table:table-cell office:value-type="float" office:value="0.993669092655182" calcext:value-type="float">
            <text:p>0.993669092655182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4.00803327560425" calcext:value-type="float">
            <text:p>4.00803327560425</text:p>
          </table:table-cell>
          <table:table-cell office:value-type="float" office:value="-3.03784704208374" calcext:value-type="float">
            <text:p>-3.03784704208374</text:p>
          </table:table-cell>
          <table:table-cell office:value-type="float" office:value="0.992742955684662" calcext:value-type="float">
            <text:p>0.992742955684662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4.00928258895874" calcext:value-type="float">
            <text:p>4.00928258895874</text:p>
          </table:table-cell>
          <table:table-cell office:value-type="float" office:value="-3.03749871253967" calcext:value-type="float">
            <text:p>-3.03749871253967</text:p>
          </table:table-cell>
          <table:table-cell office:value-type="float" office:value="0.993427932262421" calcext:value-type="float">
            <text:p>0.993427932262421</text:p>
          </table:table-cell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4.01009035110474" calcext:value-type="float">
            <text:p>4.01009035110474</text:p>
          </table:table-cell>
          <table:table-cell office:value-type="float" office:value="-3.03700518608093" calcext:value-type="float">
            <text:p>-3.03700518608093</text:p>
          </table:table-cell>
          <table:table-cell office:value-type="float" office:value="0.993104219436646" calcext:value-type="float">
            <text:p>0.993104219436646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4.01083135604858" calcext:value-type="float">
            <text:p>4.01083135604858</text:p>
          </table:table-cell>
          <table:table-cell office:value-type="float" office:value="-3.03604507446289" calcext:value-type="float">
            <text:p>-3.03604507446289</text:p>
          </table:table-cell>
          <table:table-cell office:value-type="float" office:value="0.99324369430542" calcext:value-type="float">
            <text:p>0.993243694305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01156663894653" calcext:value-type="float">
            <text:p>4.01156663894653</text:p>
          </table:table-cell>
          <table:table-cell office:value-type="float" office:value="-3.03494715690613" calcext:value-type="float">
            <text:p>-3.03494715690613</text:p>
          </table:table-cell>
          <table:table-cell office:value-type="float" office:value="0.993675768375397" calcext:value-type="float">
            <text:p>0.993675768375397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4.0122218132019" calcext:value-type="float">
            <text:p>4.0122218132019</text:p>
          </table:table-cell>
          <table:table-cell office:value-type="float" office:value="-3.03366923332214" calcext:value-type="float">
            <text:p>-3.03366923332214</text:p>
          </table:table-cell>
          <table:table-cell office:value-type="float" office:value="0.994487106800079" calcext:value-type="float">
            <text:p>0.994487106800079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4.01268529891968" calcext:value-type="float">
            <text:p>4.01268529891968</text:p>
          </table:table-cell>
          <table:table-cell office:value-type="float" office:value="-3.03248572349548" calcext:value-type="float">
            <text:p>-3.03248572349548</text:p>
          </table:table-cell>
          <table:table-cell office:value-type="float" office:value="0.994845449924469" calcext:value-type="float">
            <text:p>0.994845449924469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4.0132155418396" calcext:value-type="float">
            <text:p>4.0132155418396</text:p>
          </table:table-cell>
          <table:table-cell office:value-type="float" office:value="-3.03092002868652" calcext:value-type="float">
            <text:p>-3.03092002868652</text:p>
          </table:table-cell>
          <table:table-cell office:value-type="float" office:value="0.996055841445923" calcext:value-type="float">
            <text:p>0.996055841445923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4.01366949081421" calcext:value-type="float">
            <text:p>4.01366949081421</text:p>
          </table:table-cell>
          <table:table-cell office:value-type="float" office:value="-3.0290207862854" calcext:value-type="float">
            <text:p>-3.0290207862854</text:p>
          </table:table-cell>
          <table:table-cell office:value-type="float" office:value="0.997385203838348" calcext:value-type="float">
            <text:p>0.99738520383834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.01388835906982" calcext:value-type="float">
            <text:p>4.01388835906982</text:p>
          </table:table-cell>
          <table:table-cell office:value-type="float" office:value="-3.02707242965698" calcext:value-type="float">
            <text:p>-3.02707242965698</text:p>
          </table:table-cell>
          <table:table-cell office:value-type="float" office:value="0.999183475971222" calcext:value-type="float">
            <text:p>0.999183475971222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4.01403903961182" calcext:value-type="float">
            <text:p>4.01403903961182</text:p>
          </table:table-cell>
          <table:table-cell office:value-type="float" office:value="-3.02543568611145" calcext:value-type="float">
            <text:p>-3.02543568611145</text:p>
          </table:table-cell>
          <table:table-cell office:value-type="float" office:value="0.999797344207764" calcext:value-type="float">
            <text:p>0.999797344207764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4.01413583755493" calcext:value-type="float">
            <text:p>4.01413583755493</text:p>
          </table:table-cell>
          <table:table-cell office:value-type="float" office:value="-3.02369594573975" calcext:value-type="float">
            <text:p>-3.02369594573975</text:p>
          </table:table-cell>
          <table:table-cell office:value-type="float" office:value="1.00120186805725" calcext:value-type="float">
            <text:p>1.00120186805725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4.01409387588501" calcext:value-type="float">
            <text:p>4.01409387588501</text:p>
          </table:table-cell>
          <table:table-cell office:value-type="float" office:value="-3.02208185195923" calcext:value-type="float">
            <text:p>-3.02208185195923</text:p>
          </table:table-cell>
          <table:table-cell office:value-type="float" office:value="1.0019953250885" calcext:value-type="float">
            <text:p>1.0019953250885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4.01399755477905" calcext:value-type="float">
            <text:p>4.01399755477905</text:p>
          </table:table-cell>
          <table:table-cell office:value-type="float" office:value="-3.02001881599426" calcext:value-type="float">
            <text:p>-3.02001881599426</text:p>
          </table:table-cell>
          <table:table-cell office:value-type="float" office:value="1.00300455093384" calcext:value-type="float">
            <text:p>1.00300455093384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.01395559310913" calcext:value-type="float">
            <text:p>4.01395559310913</text:p>
          </table:table-cell>
          <table:table-cell office:value-type="float" office:value="-3.01825451850891" calcext:value-type="float">
            <text:p>-3.01825451850891</text:p>
          </table:table-cell>
          <table:table-cell office:value-type="float" office:value="1.00385963916779" calcext:value-type="float">
            <text:p>1.00385963916779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.01388359069824" calcext:value-type="float">
            <text:p>4.01388359069824</text:p>
          </table:table-cell>
          <table:table-cell office:value-type="float" office:value="-3.01684761047363" calcext:value-type="float">
            <text:p>-3.01684761047363</text:p>
          </table:table-cell>
          <table:table-cell office:value-type="float" office:value="1.00454878807068" calcext:value-type="float">
            <text:p>1.00454878807068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4.01389169692993" calcext:value-type="float">
            <text:p>4.01389169692993</text:p>
          </table:table-cell>
          <table:table-cell office:value-type="float" office:value="-3.01541066169739" calcext:value-type="float">
            <text:p>-3.01541066169739</text:p>
          </table:table-cell>
          <table:table-cell office:value-type="float" office:value="1.00581669807434" calcext:value-type="float">
            <text:p>1.00581669807434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4.01350498199463" calcext:value-type="float">
            <text:p>4.01350498199463</text:p>
          </table:table-cell>
          <table:table-cell office:value-type="float" office:value="-3.01381516456604" calcext:value-type="float">
            <text:p>-3.01381516456604</text:p>
          </table:table-cell>
          <table:table-cell office:value-type="float" office:value="1.00507009029388" calcext:value-type="float">
            <text:p>1.00507009029388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4.01364898681641" calcext:value-type="float">
            <text:p>4.01364898681641</text:p>
          </table:table-cell>
          <table:table-cell office:value-type="float" office:value="-3.01191544532776" calcext:value-type="float">
            <text:p>-3.01191544532776</text:p>
          </table:table-cell>
          <table:table-cell office:value-type="float" office:value="1.00647020339966" calcext:value-type="float">
            <text:p>1.00647020339966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.01344776153564" calcext:value-type="float">
            <text:p>4.01344776153564</text:p>
          </table:table-cell>
          <table:table-cell office:value-type="float" office:value="-3.01052641868591" calcext:value-type="float">
            <text:p>-3.01052641868591</text:p>
          </table:table-cell>
          <table:table-cell office:value-type="float" office:value="1.00671410560608" calcext:value-type="float">
            <text:p>1.00671410560608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4.01333713531494" calcext:value-type="float">
            <text:p>4.01333713531494</text:p>
          </table:table-cell>
          <table:table-cell office:value-type="float" office:value="-3.00951981544495" calcext:value-type="float">
            <text:p>-3.00951981544495</text:p>
          </table:table-cell>
          <table:table-cell office:value-type="float" office:value="1.00678586959839" calcext:value-type="float">
            <text:p>1.00678586959839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4.01292228698731" calcext:value-type="float">
            <text:p>4.01292228698731</text:p>
          </table:table-cell>
          <table:table-cell office:value-type="float" office:value="-3.00812649726868" calcext:value-type="float">
            <text:p>-3.00812649726868</text:p>
          </table:table-cell>
          <table:table-cell office:value-type="float" office:value="1.00601494312286" calcext:value-type="float">
            <text:p>1.00601494312286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4.01282644271851" calcext:value-type="float">
            <text:p>4.01282644271851</text:p>
          </table:table-cell>
          <table:table-cell office:value-type="float" office:value="-3.00677633285522" calcext:value-type="float">
            <text:p>-3.00677633285522</text:p>
          </table:table-cell>
          <table:table-cell office:value-type="float" office:value="1.00585830211639" calcext:value-type="float">
            <text:p>1.00585830211639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4.01271295547485" calcext:value-type="float">
            <text:p>4.01271295547485</text:p>
          </table:table-cell>
          <table:table-cell office:value-type="float" office:value="-3.00525903701782" calcext:value-type="float">
            <text:p>-3.00525903701782</text:p>
          </table:table-cell>
          <table:table-cell office:value-type="float" office:value="1.00598108768463" calcext:value-type="float">
            <text:p>1.0059810876846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.01279258728027" calcext:value-type="float">
            <text:p>4.01279258728027</text:p>
          </table:table-cell>
          <table:table-cell office:value-type="float" office:value="-3.00399708747864" calcext:value-type="float">
            <text:p>-3.00399708747864</text:p>
          </table:table-cell>
          <table:table-cell office:value-type="float" office:value="1.00644516944885" calcext:value-type="float">
            <text:p>1.00644516944885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4.01257085800171" calcext:value-type="float">
            <text:p>4.01257085800171</text:p>
          </table:table-cell>
          <table:table-cell office:value-type="float" office:value="-3.00273776054382" calcext:value-type="float">
            <text:p>-3.00273776054382</text:p>
          </table:table-cell>
          <table:table-cell office:value-type="float" office:value="1.00652647018433" calcext:value-type="float">
            <text:p>1.00652647018433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4.01236534118652" calcext:value-type="float">
            <text:p>4.01236534118652</text:p>
          </table:table-cell>
          <table:table-cell office:value-type="float" office:value="-3.00153493881226" calcext:value-type="float">
            <text:p>-3.00153493881226</text:p>
          </table:table-cell>
          <table:table-cell office:value-type="float" office:value="1.00676918029785" calcext:value-type="float">
            <text:p>1.00676918029785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4.01218366622925" calcext:value-type="float">
            <text:p>4.01218366622925</text:p>
          </table:table-cell>
          <table:table-cell office:value-type="float" office:value="-3.00050902366638" calcext:value-type="float">
            <text:p>-3.00050902366638</text:p>
          </table:table-cell>
          <table:table-cell office:value-type="float" office:value="1.00698983669281" calcext:value-type="float">
            <text:p>1.00698983669281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4.01186752319336" calcext:value-type="float">
            <text:p>4.01186752319336</text:p>
          </table:table-cell>
          <table:table-cell office:value-type="float" office:value="-2.99941730499268" calcext:value-type="float">
            <text:p>-2.99941730499268</text:p>
          </table:table-cell>
          <table:table-cell office:value-type="float" office:value="1.00712525844574" calcext:value-type="float">
            <text:p>1.007125258445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01140642166138" calcext:value-type="float">
            <text:p>4.01140642166138</text:p>
          </table:table-cell>
          <table:table-cell office:value-type="float" office:value="-2.9983012676239" calcext:value-type="float">
            <text:p>-2.9983012676239</text:p>
          </table:table-cell>
          <table:table-cell office:value-type="float" office:value="1.00743877887726" calcext:value-type="float">
            <text:p>1.00743877887726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4.01130485534668" calcext:value-type="float">
            <text:p>4.01130485534668</text:p>
          </table:table-cell>
          <table:table-cell office:value-type="float" office:value="-2.99742531776428" calcext:value-type="float">
            <text:p>-2.99742531776428</text:p>
          </table:table-cell>
          <table:table-cell office:value-type="float" office:value="1.00744760036469" calcext:value-type="float">
            <text:p>1.00744760036469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4.01148128509522" calcext:value-type="float">
            <text:p>4.01148128509522</text:p>
          </table:table-cell>
          <table:table-cell office:value-type="float" office:value="-2.99623131752014" calcext:value-type="float">
            <text:p>-2.99623131752014</text:p>
          </table:table-cell>
          <table:table-cell office:value-type="float" office:value="1.00878536701202" calcext:value-type="float">
            <text:p>1.00878536701202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4.01143264770508" calcext:value-type="float">
            <text:p>4.01143264770508</text:p>
          </table:table-cell>
          <table:table-cell office:value-type="float" office:value="-2.99547958374023" calcext:value-type="float">
            <text:p>-2.99547958374023</text:p>
          </table:table-cell>
          <table:table-cell office:value-type="float" office:value="1.00915658473969" calcext:value-type="float">
            <text:p>1.00915658473969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4.01149272918701" calcext:value-type="float">
            <text:p>4.01149272918701</text:p>
          </table:table-cell>
          <table:table-cell office:value-type="float" office:value="-2.9947407245636" calcext:value-type="float">
            <text:p>-2.9947407245636</text:p>
          </table:table-cell>
          <table:table-cell office:value-type="float" office:value="1.00958025455475" calcext:value-type="float">
            <text:p>1.0095802545547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.01199102401733" calcext:value-type="float">
            <text:p>4.01199102401733</text:p>
          </table:table-cell>
          <table:table-cell office:value-type="float" office:value="-2.99413800239563" calcext:value-type="float">
            <text:p>-2.99413800239563</text:p>
          </table:table-cell>
          <table:table-cell office:value-type="float" office:value="1.01020920276642" calcext:value-type="float">
            <text:p>1.01020920276642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4.01202964782715" calcext:value-type="float">
            <text:p>4.01202964782715</text:p>
          </table:table-cell>
          <table:table-cell office:value-type="float" office:value="-2.99342012405396" calcext:value-type="float">
            <text:p>-2.99342012405396</text:p>
          </table:table-cell>
          <table:table-cell office:value-type="float" office:value="1.01029431819916" calcext:value-type="float">
            <text:p>1.01029431819916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4.01230525970459" calcext:value-type="float">
            <text:p>4.01230525970459</text:p>
          </table:table-cell>
          <table:table-cell office:value-type="float" office:value="-2.99290895462036" calcext:value-type="float">
            <text:p>-2.99290895462036</text:p>
          </table:table-cell>
          <table:table-cell office:value-type="float" office:value="1.01031100749969" calcext:value-type="float">
            <text:p>1.01031100749969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4.01266956329346" calcext:value-type="float">
            <text:p>4.01266956329346</text:p>
          </table:table-cell>
          <table:table-cell office:value-type="float" office:value="-2.99242854118347" calcext:value-type="float">
            <text:p>-2.99242854118347</text:p>
          </table:table-cell>
          <table:table-cell office:value-type="float" office:value="1.01047301292419" calcext:value-type="float">
            <text:p>1.01047301292419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4.0131139755249" calcext:value-type="float">
            <text:p>4.0131139755249</text:p>
          </table:table-cell>
          <table:table-cell office:value-type="float" office:value="-2.99203276634216" calcext:value-type="float">
            <text:p>-2.99203276634216</text:p>
          </table:table-cell>
          <table:table-cell office:value-type="float" office:value="1.0108255147934" calcext:value-type="float">
            <text:p>1.010825514793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.01350212097168" calcext:value-type="float">
            <text:p>4.01350212097168</text:p>
          </table:table-cell>
          <table:table-cell office:value-type="float" office:value="-2.9918053150177" calcext:value-type="float">
            <text:p>-2.9918053150177</text:p>
          </table:table-cell>
          <table:table-cell office:value-type="float" office:value="1.01127111911774" calcext:value-type="float">
            <text:p>1.01127111911774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4.01386260986328" calcext:value-type="float">
            <text:p>4.01386260986328</text:p>
          </table:table-cell>
          <table:table-cell office:value-type="float" office:value="-2.99168586730957" calcext:value-type="float">
            <text:p>-2.99168586730957</text:p>
          </table:table-cell>
          <table:table-cell office:value-type="float" office:value="1.01132953166962" calcext:value-type="float">
            <text:p>1.01132953166962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4.01428604125977" calcext:value-type="float">
            <text:p>4.01428604125977</text:p>
          </table:table-cell>
          <table:table-cell office:value-type="float" office:value="-2.99163842201233" calcext:value-type="float">
            <text:p>-2.99163842201233</text:p>
          </table:table-cell>
          <table:table-cell office:value-type="float" office:value="1.01145219802856" calcext:value-type="float">
            <text:p>1.01145219802856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4.01461410522461" calcext:value-type="float">
            <text:p>4.01461410522461</text:p>
          </table:table-cell>
          <table:table-cell office:value-type="float" office:value="-2.99169206619263" calcext:value-type="float">
            <text:p>-2.99169206619263</text:p>
          </table:table-cell>
          <table:table-cell office:value-type="float" office:value="1.01160657405853" calcext:value-type="float">
            <text:p>1.01160657405853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4.01497936248779" calcext:value-type="float">
            <text:p>4.01497936248779</text:p>
          </table:table-cell>
          <table:table-cell office:value-type="float" office:value="-2.99202513694763" calcext:value-type="float">
            <text:p>-2.99202513694763</text:p>
          </table:table-cell>
          <table:table-cell office:value-type="float" office:value="1.01195251941681" calcext:value-type="float">
            <text:p>1.01195251941681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.01531028747559" calcext:value-type="float">
            <text:p>4.01531028747559</text:p>
          </table:table-cell>
          <table:table-cell office:value-type="float" office:value="-2.99228191375732" calcext:value-type="float">
            <text:p>-2.99228191375732</text:p>
          </table:table-cell>
          <table:table-cell office:value-type="float" office:value="1.01208853721619" calcext:value-type="float">
            <text:p>1.01208853721619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4.01565837860107" calcext:value-type="float">
            <text:p>4.01565837860107</text:p>
          </table:table-cell>
          <table:table-cell office:value-type="float" office:value="-2.99270868301392" calcext:value-type="float">
            <text:p>-2.99270868301392</text:p>
          </table:table-cell>
          <table:table-cell office:value-type="float" office:value="1.01212620735168" calcext:value-type="float">
            <text:p>1.01212620735168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4.01600456237793" calcext:value-type="float">
            <text:p>4.01600456237793</text:p>
          </table:table-cell>
          <table:table-cell office:value-type="float" office:value="-2.99342370033264" calcext:value-type="float">
            <text:p>-2.99342370033264</text:p>
          </table:table-cell>
          <table:table-cell office:value-type="float" office:value="1.01173841953278" calcext:value-type="float">
            <text:p>1.01173841953278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4.01633310317993" calcext:value-type="float">
            <text:p>4.01633310317993</text:p>
          </table:table-cell>
          <table:table-cell office:value-type="float" office:value="-2.99394536018372" calcext:value-type="float">
            <text:p>-2.99394536018372</text:p>
          </table:table-cell>
          <table:table-cell office:value-type="float" office:value="1.01165413856506" calcext:value-type="float">
            <text:p>1.01165413856506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4.01675319671631" calcext:value-type="float">
            <text:p>4.01675319671631</text:p>
          </table:table-cell>
          <table:table-cell office:value-type="float" office:value="-2.99459481239319" calcext:value-type="float">
            <text:p>-2.99459481239319</text:p>
          </table:table-cell>
          <table:table-cell office:value-type="float" office:value="1.01137399673462" calcext:value-type="float">
            <text:p>1.01137399673462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.01726579666138" calcext:value-type="float">
            <text:p>4.01726579666138</text:p>
          </table:table-cell>
          <table:table-cell office:value-type="float" office:value="-2.99544835090637" calcext:value-type="float">
            <text:p>-2.99544835090637</text:p>
          </table:table-cell>
          <table:table-cell office:value-type="float" office:value="1.01048016548157" calcext:value-type="float">
            <text:p>1.01048016548157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4.01773118972778" calcext:value-type="float">
            <text:p>4.01773118972778</text:p>
          </table:table-cell>
          <table:table-cell office:value-type="float" office:value="-2.99604177474976" calcext:value-type="float">
            <text:p>-2.99604177474976</text:p>
          </table:table-cell>
          <table:table-cell office:value-type="float" office:value="1.01044321060181" calcext:value-type="float">
            <text:p>1.01044321060181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4.01796197891235" calcext:value-type="float">
            <text:p>4.01796197891235</text:p>
          </table:table-cell>
          <table:table-cell office:value-type="float" office:value="-2.99659156799316" calcext:value-type="float">
            <text:p>-2.99659156799316</text:p>
          </table:table-cell>
          <table:table-cell office:value-type="float" office:value="1.00998556613922" calcext:value-type="float">
            <text:p>1.00998556613922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4.01830577850342" calcext:value-type="float">
            <text:p>4.01830577850342</text:p>
          </table:table-cell>
          <table:table-cell office:value-type="float" office:value="-2.99725747108459" calcext:value-type="float">
            <text:p>-2.99725747108459</text:p>
          </table:table-cell>
          <table:table-cell office:value-type="float" office:value="1.00966656208038" calcext:value-type="float">
            <text:p>1.00966656208038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4.01907300949097" calcext:value-type="float">
            <text:p>4.01907300949097</text:p>
          </table:table-cell>
          <table:table-cell office:value-type="float" office:value="-2.99779343605042" calcext:value-type="float">
            <text:p>-2.99779343605042</text:p>
          </table:table-cell>
          <table:table-cell office:value-type="float" office:value="1.01063644886017" calcext:value-type="float">
            <text:p>1.010636448860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01965665817261" calcext:value-type="float">
            <text:p>4.01965665817261</text:p>
          </table:table-cell>
          <table:table-cell office:value-type="float" office:value="-2.99855804443359" calcext:value-type="float">
            <text:p>-2.99855804443359</text:p>
          </table:table-cell>
          <table:table-cell office:value-type="float" office:value="1.01052725315094" calcext:value-type="float">
            <text:p>1.01052725315094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4.01989316940308" calcext:value-type="float">
            <text:p>4.01989316940308</text:p>
          </table:table-cell>
          <table:table-cell office:value-type="float" office:value="-2.99952936172485" calcext:value-type="float">
            <text:p>-2.99952936172485</text:p>
          </table:table-cell>
          <table:table-cell office:value-type="float" office:value="1.01018369197845" calcext:value-type="float">
            <text:p>1.01018369197845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4.02035188674927" calcext:value-type="float">
            <text:p>4.02035188674927</text:p>
          </table:table-cell>
          <table:table-cell office:value-type="float" office:value="-3.00062823295593" calcext:value-type="float">
            <text:p>-3.00062823295593</text:p>
          </table:table-cell>
          <table:table-cell office:value-type="float" office:value="1.01016104221344" calcext:value-type="float">
            <text:p>1.01016104221344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4.02128124237061" calcext:value-type="float">
            <text:p>4.02128124237061</text:p>
          </table:table-cell>
          <table:table-cell office:value-type="float" office:value="-3.00189852714539" calcext:value-type="float">
            <text:p>-3.00189852714539</text:p>
          </table:table-cell>
          <table:table-cell office:value-type="float" office:value="1.01036036014557" calcext:value-type="float">
            <text:p>1.01036036014557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4.02153778076172" calcext:value-type="float">
            <text:p>4.02153778076172</text:p>
          </table:table-cell>
          <table:table-cell office:value-type="float" office:value="-3.00305104255676" calcext:value-type="float">
            <text:p>-3.00305104255676</text:p>
          </table:table-cell>
          <table:table-cell office:value-type="float" office:value="1.0095237493515" calcext:value-type="float">
            <text:p>1.009523749351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.02172708511353" calcext:value-type="float">
            <text:p>4.02172708511353</text:p>
          </table:table-cell>
          <table:table-cell office:value-type="float" office:value="-3.00388789176941" calcext:value-type="float">
            <text:p>-3.00388789176941</text:p>
          </table:table-cell>
          <table:table-cell office:value-type="float" office:value="1.00963044166565" calcext:value-type="float">
            <text:p>1.00963044166565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4.02223634719849" calcext:value-type="float">
            <text:p>4.02223634719849</text:p>
          </table:table-cell>
          <table:table-cell office:value-type="float" office:value="-3.00491619110107" calcext:value-type="float">
            <text:p>-3.00491619110107</text:p>
          </table:table-cell>
          <table:table-cell office:value-type="float" office:value="1.01058554649353" calcext:value-type="float">
            <text:p>1.01058554649353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4.02264404296875" calcext:value-type="float">
            <text:p>4.02264404296875</text:p>
          </table:table-cell>
          <table:table-cell office:value-type="float" office:value="-3.00605940818787" calcext:value-type="float">
            <text:p>-3.00605940818787</text:p>
          </table:table-cell>
          <table:table-cell office:value-type="float" office:value="1.01187741756439" calcext:value-type="float">
            <text:p>1.01187741756439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4.02304410934448" calcext:value-type="float">
            <text:p>4.02304410934448</text:p>
          </table:table-cell>
          <table:table-cell office:value-type="float" office:value="-3.00708770751953" calcext:value-type="float">
            <text:p>-3.00708770751953</text:p>
          </table:table-cell>
          <table:table-cell office:value-type="float" office:value="1.01409089565277" calcext:value-type="float">
            <text:p>1.01409089565277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4.02329349517822" calcext:value-type="float">
            <text:p>4.02329349517822</text:p>
          </table:table-cell>
          <table:table-cell office:value-type="float" office:value="-3.00838327407837" calcext:value-type="float">
            <text:p>-3.00838327407837</text:p>
          </table:table-cell>
          <table:table-cell office:value-type="float" office:value="1.01590394973755" calcext:value-type="float">
            <text:p>1.0159039497375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.02348327636719" calcext:value-type="float">
            <text:p>4.02348327636719</text:p>
          </table:table-cell>
          <table:table-cell office:value-type="float" office:value="-3.00954413414001" calcext:value-type="float">
            <text:p>-3.00954413414001</text:p>
          </table:table-cell>
          <table:table-cell office:value-type="float" office:value="1.01786077022553" calcext:value-type="float">
            <text:p>1.01786077022553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4.02342987060547" calcext:value-type="float">
            <text:p>4.02342987060547</text:p>
          </table:table-cell>
          <table:table-cell office:value-type="float" office:value="-3.01059079170227" calcext:value-type="float">
            <text:p>-3.01059079170227</text:p>
          </table:table-cell>
          <table:table-cell office:value-type="float" office:value="1.01945185661316" calcext:value-type="float">
            <text:p>1.01945185661316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4.02336168289185" calcext:value-type="float">
            <text:p>4.02336168289185</text:p>
          </table:table-cell>
          <table:table-cell office:value-type="float" office:value="-3.01146245002747" calcext:value-type="float">
            <text:p>-3.01146245002747</text:p>
          </table:table-cell>
          <table:table-cell office:value-type="float" office:value="1.02080404758453" calcext:value-type="float">
            <text:p>1.02080404758453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4.02324628829956" calcext:value-type="float">
            <text:p>4.02324628829956</text:p>
          </table:table-cell>
          <table:table-cell office:value-type="float" office:value="-3.01268196105957" calcext:value-type="float">
            <text:p>-3.01268196105957</text:p>
          </table:table-cell>
          <table:table-cell office:value-type="float" office:value="1.02250170707703" calcext:value-type="float">
            <text:p>1.02250170707703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4.02290773391724" calcext:value-type="float">
            <text:p>4.02290773391724</text:p>
          </table:table-cell>
          <table:table-cell office:value-type="float" office:value="-3.01407384872437" calcext:value-type="float">
            <text:p>-3.01407384872437</text:p>
          </table:table-cell>
          <table:table-cell office:value-type="float" office:value="1.02352094650269" calcext:value-type="float">
            <text:p>1.02352094650269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.02252626419067" calcext:value-type="float">
            <text:p>4.02252626419067</text:p>
          </table:table-cell>
          <table:table-cell office:value-type="float" office:value="-3.01512384414673" calcext:value-type="float">
            <text:p>-3.01512384414673</text:p>
          </table:table-cell>
          <table:table-cell office:value-type="float" office:value="1.02466511726379" calcext:value-type="float">
            <text:p>1.02466511726379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4.02212810516357" calcext:value-type="float">
            <text:p>4.02212810516357</text:p>
          </table:table-cell>
          <table:table-cell office:value-type="float" office:value="-3.01618051528931" calcext:value-type="float">
            <text:p>-3.01618051528931</text:p>
          </table:table-cell>
          <table:table-cell office:value-type="float" office:value="1.02623617649078" calcext:value-type="float">
            <text:p>1.02623617649078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4.02178764343262" calcext:value-type="float">
            <text:p>4.02178764343262</text:p>
          </table:table-cell>
          <table:table-cell office:value-type="float" office:value="-3.01741361618042" calcext:value-type="float">
            <text:p>-3.01741361618042</text:p>
          </table:table-cell>
          <table:table-cell office:value-type="float" office:value="1.02821969985962" calcext:value-type="float">
            <text:p>1.02821969985962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4.0215048789978" calcext:value-type="float">
            <text:p>4.0215048789978</text:p>
          </table:table-cell>
          <table:table-cell office:value-type="float" office:value="-3.01862478256226" calcext:value-type="float">
            <text:p>-3.01862478256226</text:p>
          </table:table-cell>
          <table:table-cell office:value-type="float" office:value="1.03013944625855" calcext:value-type="float">
            <text:p>1.03013944625855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4.02098369598389" calcext:value-type="float">
            <text:p>4.02098369598389</text:p>
          </table:table-cell>
          <table:table-cell office:value-type="float" office:value="-3.0198061466217" calcext:value-type="float">
            <text:p>-3.0198061466217</text:p>
          </table:table-cell>
          <table:table-cell office:value-type="float" office:value="1.03184485435486" calcext:value-type="float">
            <text:p>1.0318448543548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.02059507369995" calcext:value-type="float">
            <text:p>4.02059507369995</text:p>
          </table:table-cell>
          <table:table-cell office:value-type="float" office:value="-3.02106308937073" calcext:value-type="float">
            <text:p>-3.02106308937073</text:p>
          </table:table-cell>
          <table:table-cell office:value-type="float" office:value="1.03391683101654" calcext:value-type="float">
            <text:p>1.03391683101654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4.01996660232544" calcext:value-type="float">
            <text:p>4.01996660232544</text:p>
          </table:table-cell>
          <table:table-cell office:value-type="float" office:value="-3.02214884757996" calcext:value-type="float">
            <text:p>-3.02214884757996</text:p>
          </table:table-cell>
          <table:table-cell office:value-type="float" office:value="1.03538239002228" calcext:value-type="float">
            <text:p>1.03538239002228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4.01965236663818" calcext:value-type="float">
            <text:p>4.01965236663818</text:p>
          </table:table-cell>
          <table:table-cell office:value-type="float" office:value="-3.02312994003296" calcext:value-type="float">
            <text:p>-3.02312994003296</text:p>
          </table:table-cell>
          <table:table-cell office:value-type="float" office:value="1.03771102428436" calcext:value-type="float">
            <text:p>1.03771102428436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4.01917409896851" calcext:value-type="float">
            <text:p>4.01917409896851</text:p>
          </table:table-cell>
          <table:table-cell office:value-type="float" office:value="-3.02415633201599" calcext:value-type="float">
            <text:p>-3.02415633201599</text:p>
          </table:table-cell>
          <table:table-cell office:value-type="float" office:value="1.03877544403076" calcext:value-type="float">
            <text:p>1.03877544403076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4.01833772659302" calcext:value-type="float">
            <text:p>4.01833772659302</text:p>
          </table:table-cell>
          <table:table-cell office:value-type="float" office:value="-3.02559900283813" calcext:value-type="float">
            <text:p>-3.02559900283813</text:p>
          </table:table-cell>
          <table:table-cell office:value-type="float" office:value="1.03855681419373" calcext:value-type="float">
            <text:p>1.038556814193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01778841018677" calcext:value-type="float">
            <text:p>4.01778841018677</text:p>
          </table:table-cell>
          <table:table-cell office:value-type="float" office:value="-3.02679657936096" calcext:value-type="float">
            <text:p>-3.02679657936096</text:p>
          </table:table-cell>
          <table:table-cell office:value-type="float" office:value="1.03906834125519" calcext:value-type="float">
            <text:p>1.03906834125519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4.01713037490845" calcext:value-type="float">
            <text:p>4.01713037490845</text:p>
          </table:table-cell>
          <table:table-cell office:value-type="float" office:value="-3.02790427207947" calcext:value-type="float">
            <text:p>-3.02790427207947</text:p>
          </table:table-cell>
          <table:table-cell office:value-type="float" office:value="1.03882074356079" calcext:value-type="float">
            <text:p>1.03882074356079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4.01659822463989" calcext:value-type="float">
            <text:p>4.01659822463989</text:p>
          </table:table-cell>
          <table:table-cell office:value-type="float" office:value="-3.02872204780579" calcext:value-type="float">
            <text:p>-3.02872204780579</text:p>
          </table:table-cell>
          <table:table-cell office:value-type="float" office:value="1.03935384750366" calcext:value-type="float">
            <text:p>1.03935384750366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4.01598310470581" calcext:value-type="float">
            <text:p>4.01598310470581</text:p>
          </table:table-cell>
          <table:table-cell office:value-type="float" office:value="-3.02970194816589" calcext:value-type="float">
            <text:p>-3.02970194816589</text:p>
          </table:table-cell>
          <table:table-cell office:value-type="float" office:value="1.03864347934723" calcext:value-type="float">
            <text:p>1.03864347934723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4.01549339294434" calcext:value-type="float">
            <text:p>4.01549339294434</text:p>
          </table:table-cell>
          <table:table-cell office:value-type="float" office:value="-3.03091073036194" calcext:value-type="float">
            <text:p>-3.03091073036194</text:p>
          </table:table-cell>
          <table:table-cell office:value-type="float" office:value="1.03784096240997" calcext:value-type="float">
            <text:p>1.0378409624099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.01465129852295" calcext:value-type="float">
            <text:p>4.01465129852295</text:p>
          </table:table-cell>
          <table:table-cell office:value-type="float" office:value="-3.03235292434692" calcext:value-type="float">
            <text:p>-3.03235292434692</text:p>
          </table:table-cell>
          <table:table-cell office:value-type="float" office:value="1.03542447090149" calcext:value-type="float">
            <text:p>1.03542447090149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4.01413726806641" calcext:value-type="float">
            <text:p>4.01413726806641</text:p>
          </table:table-cell>
          <table:table-cell office:value-type="float" office:value="-3.03336048126221" calcext:value-type="float">
            <text:p>-3.03336048126221</text:p>
          </table:table-cell>
          <table:table-cell office:value-type="float" office:value="1.03452908992767" calcext:value-type="float">
            <text:p>1.03452908992767</text:p>
          </table:table-cell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4.01331949234009" calcext:value-type="float">
            <text:p>4.01331949234009</text:p>
          </table:table-cell>
          <table:table-cell office:value-type="float" office:value="-3.03405904769897" calcext:value-type="float">
            <text:p>-3.03405904769897</text:p>
          </table:table-cell>
          <table:table-cell office:value-type="float" office:value="1.03327882289886" calcext:value-type="float">
            <text:p>1.0332788228988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4.0127329826355" calcext:value-type="float">
            <text:p>4.0127329826355</text:p>
          </table:table-cell>
          <table:table-cell office:value-type="float" office:value="-3.03477001190186" calcext:value-type="float">
            <text:p>-3.03477001190186</text:p>
          </table:table-cell>
          <table:table-cell office:value-type="float" office:value="1.03186535835266" calcext:value-type="float">
            <text:p>1.03186535835266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4.01214981079102" calcext:value-type="float">
            <text:p>4.01214981079102</text:p>
          </table:table-cell>
          <table:table-cell office:value-type="float" office:value="-3.03526425361633" calcext:value-type="float">
            <text:p>-3.03526425361633</text:p>
          </table:table-cell>
          <table:table-cell office:value-type="float" office:value="1.03172898292542" calcext:value-type="float">
            <text:p>1.0317289829254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.0115122795105" calcext:value-type="float">
            <text:p>4.0115122795105</text:p>
          </table:table-cell>
          <table:table-cell office:value-type="float" office:value="-3.03595042228699" calcext:value-type="float">
            <text:p>-3.03595042228699</text:p>
          </table:table-cell>
          <table:table-cell office:value-type="float" office:value="1.03066539764404" calcext:value-type="float">
            <text:p>1.03066539764404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4.0110650062561" calcext:value-type="float">
            <text:p>4.0110650062561</text:p>
          </table:table-cell>
          <table:table-cell office:value-type="float" office:value="-3.0363130569458" calcext:value-type="float">
            <text:p>-3.0363130569458</text:p>
          </table:table-cell>
          <table:table-cell office:value-type="float" office:value="1.03002953529358" calcext:value-type="float">
            <text:p>1.03002953529358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4.01036262512207" calcext:value-type="float">
            <text:p>4.01036262512207</text:p>
          </table:table-cell>
          <table:table-cell office:value-type="float" office:value="-3.03669619560242" calcext:value-type="float">
            <text:p>-3.03669619560242</text:p>
          </table:table-cell>
          <table:table-cell office:value-type="float" office:value="1.02856767177582" calcext:value-type="float">
            <text:p>1.02856767177582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4.00931739807129" calcext:value-type="float">
            <text:p>4.00931739807129</text:p>
          </table:table-cell>
          <table:table-cell office:value-type="float" office:value="-3.03657984733582" calcext:value-type="float">
            <text:p>-3.03657984733582</text:p>
          </table:table-cell>
          <table:table-cell office:value-type="float" office:value="1.02773451805115" calcext:value-type="float">
            <text:p>1.02773451805115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4.0088586807251" calcext:value-type="float">
            <text:p>4.0088586807251</text:p>
          </table:table-cell>
          <table:table-cell office:value-type="float" office:value="-3.0362491607666" calcext:value-type="float">
            <text:p>-3.0362491607666</text:p>
          </table:table-cell>
          <table:table-cell office:value-type="float" office:value="1.02867388725281" calcext:value-type="float">
            <text:p>1.02867388725281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.00768613815308" calcext:value-type="float">
            <text:p>4.00768613815308</text:p>
          </table:table-cell>
          <table:table-cell office:value-type="float" office:value="-3.03631472587585" calcext:value-type="float">
            <text:p>-3.03631472587585</text:p>
          </table:table-cell>
          <table:table-cell office:value-type="float" office:value="1.02749729156494" calcext:value-type="float">
            <text:p>1.02749729156494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4.00661039352417" calcext:value-type="float">
            <text:p>4.00661039352417</text:p>
          </table:table-cell>
          <table:table-cell office:value-type="float" office:value="-3.03564715385437" calcext:value-type="float">
            <text:p>-3.03564715385437</text:p>
          </table:table-cell>
          <table:table-cell office:value-type="float" office:value="1.02817010879517" calcext:value-type="float">
            <text:p>1.02817010879517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4.00571966171265" calcext:value-type="float">
            <text:p>4.00571966171265</text:p>
          </table:table-cell>
          <table:table-cell office:value-type="float" office:value="-3.03515815734863" calcext:value-type="float">
            <text:p>-3.03515815734863</text:p>
          </table:table-cell>
          <table:table-cell office:value-type="float" office:value="1.02816033363342" calcext:value-type="float">
            <text:p>1.02816033363342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4.00467109680176" calcext:value-type="float">
            <text:p>4.00467109680176</text:p>
          </table:table-cell>
          <table:table-cell office:value-type="float" office:value="-3.03463411331177" calcext:value-type="float">
            <text:p>-3.03463411331177</text:p>
          </table:table-cell>
          <table:table-cell office:value-type="float" office:value="1.02826738357544" calcext:value-type="float">
            <text:p>1.02826738357544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4.00353240966797" calcext:value-type="float">
            <text:p>4.00353240966797</text:p>
          </table:table-cell>
          <table:table-cell office:value-type="float" office:value="-3.03391790390015" calcext:value-type="float">
            <text:p>-3.03391790390015</text:p>
          </table:table-cell>
          <table:table-cell office:value-type="float" office:value="1.02756309509277" calcext:value-type="float">
            <text:p>1.02756309509277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.00251293182373" calcext:value-type="float">
            <text:p>4.00251293182373</text:p>
          </table:table-cell>
          <table:table-cell office:value-type="float" office:value="-3.0330638885498" calcext:value-type="float">
            <text:p>-3.0330638885498</text:p>
          </table:table-cell>
          <table:table-cell office:value-type="float" office:value="1.0278172492981" calcext:value-type="float">
            <text:p>1.0278172492981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4.00156688690186" calcext:value-type="float">
            <text:p>4.00156688690186</text:p>
          </table:table-cell>
          <table:table-cell office:value-type="float" office:value="-3.03192853927612" calcext:value-type="float">
            <text:p>-3.03192853927612</text:p>
          </table:table-cell>
          <table:table-cell office:value-type="float" office:value="1.02811467647553" calcext:value-type="float">
            <text:p>1.02811467647553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4.00077152252197" calcext:value-type="float">
            <text:p>4.00077152252197</text:p>
          </table:table-cell>
          <table:table-cell office:value-type="float" office:value="-3.03054738044739" calcext:value-type="float">
            <text:p>-3.03054738044739</text:p>
          </table:table-cell>
          <table:table-cell office:value-type="float" office:value="1.02939224243164" calcext:value-type="float">
            <text:p>1.02939224243164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3.99960660934448" calcext:value-type="float">
            <text:p>3.99960660934448</text:p>
          </table:table-cell>
          <table:table-cell office:value-type="float" office:value="-3.02937722206116" calcext:value-type="float">
            <text:p>-3.02937722206116</text:p>
          </table:table-cell>
          <table:table-cell office:value-type="float" office:value="1.02943682670593" calcext:value-type="float">
            <text:p>1.02943682670593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3.99836945533752" calcext:value-type="float">
            <text:p>3.99836945533752</text:p>
          </table:table-cell>
          <table:table-cell office:value-type="float" office:value="-3.02806186676025" calcext:value-type="float">
            <text:p>-3.02806186676025</text:p>
          </table:table-cell>
          <table:table-cell office:value-type="float" office:value="1.02933895587921" calcext:value-type="float">
            <text:p>1.029338955879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99699187278748" calcext:value-type="float">
            <text:p>3.99699187278748</text:p>
          </table:table-cell>
          <table:table-cell office:value-type="float" office:value="-3.02703380584717" calcext:value-type="float">
            <text:p>-3.02703380584717</text:p>
          </table:table-cell>
          <table:table-cell office:value-type="float" office:value="1.02792525291443" calcext:value-type="float">
            <text:p>1.02792525291443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3.99605441093445" calcext:value-type="float">
            <text:p>3.99605441093445</text:p>
          </table:table-cell>
          <table:table-cell office:value-type="float" office:value="-3.02578020095825" calcext:value-type="float">
            <text:p>-3.02578020095825</text:p>
          </table:table-cell>
          <table:table-cell office:value-type="float" office:value="1.02785420417786" calcext:value-type="float">
            <text:p>1.02785420417786</text:p>
          </table:table-cell>
        </table:table-row>
        <table:table-row table:style-name="ro1">
          <table:table-cell office:value-type="float" office:value="23.08" calcext:value-type="float">
            <text:p>23.08</text:p>
          </table:table-cell>
          <table:table-cell office:value-type="float" office:value="3.99512028694153" calcext:value-type="float">
            <text:p>3.99512028694153</text:p>
          </table:table-cell>
          <table:table-cell office:value-type="float" office:value="-3.02435088157654" calcext:value-type="float">
            <text:p>-3.02435088157654</text:p>
          </table:table-cell>
          <table:table-cell office:value-type="float" office:value="1.02864146232605" calcext:value-type="float">
            <text:p>1.02864146232605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3.99435114860535" calcext:value-type="float">
            <text:p>3.99435114860535</text:p>
          </table:table-cell>
          <table:table-cell office:value-type="float" office:value="-3.02332782745361" calcext:value-type="float">
            <text:p>-3.02332782745361</text:p>
          </table:table-cell>
          <table:table-cell office:value-type="float" office:value="1.02823162078857" calcext:value-type="float">
            <text:p>1.02823162078857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3.99325895309448" calcext:value-type="float">
            <text:p>3.99325895309448</text:p>
          </table:table-cell>
          <table:table-cell office:value-type="float" office:value="-3.02215170860291" calcext:value-type="float">
            <text:p>-3.02215170860291</text:p>
          </table:table-cell>
          <table:table-cell office:value-type="float" office:value="1.02696096897125" calcext:value-type="float">
            <text:p>1.0269609689712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.99279618263245" calcext:value-type="float">
            <text:p>3.99279618263245</text:p>
          </table:table-cell>
          <table:table-cell office:value-type="float" office:value="-3.02094221115112" calcext:value-type="float">
            <text:p>-3.02094221115112</text:p>
          </table:table-cell>
          <table:table-cell office:value-type="float" office:value="1.02720737457275" calcext:value-type="float">
            <text:p>1.02720737457275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3.9922833442688" calcext:value-type="float">
            <text:p>3.9922833442688</text:p>
          </table:table-cell>
          <table:table-cell office:value-type="float" office:value="-3.0200207233429" calcext:value-type="float">
            <text:p>-3.0200207233429</text:p>
          </table:table-cell>
          <table:table-cell office:value-type="float" office:value="1.02709007263184" calcext:value-type="float">
            <text:p>1.02709007263184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3.99180555343628" calcext:value-type="float">
            <text:p>3.99180555343628</text:p>
          </table:table-cell>
          <table:table-cell office:value-type="float" office:value="-3.01897978782654" calcext:value-type="float">
            <text:p>-3.01897978782654</text:p>
          </table:table-cell>
          <table:table-cell office:value-type="float" office:value="1.02696442604065" calcext:value-type="float">
            <text:p>1.02696442604065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3.99168252944946" calcext:value-type="float">
            <text:p>3.99168252944946</text:p>
          </table:table-cell>
          <table:table-cell office:value-type="float" office:value="-3.01775789260864" calcext:value-type="float">
            <text:p>-3.01775789260864</text:p>
          </table:table-cell>
          <table:table-cell office:value-type="float" office:value="1.02791452407837" calcext:value-type="float">
            <text:p>1.02791452407837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3.99157953262329" calcext:value-type="float">
            <text:p>3.99157953262329</text:p>
          </table:table-cell>
          <table:table-cell office:value-type="float" office:value="-3.01687598228455" calcext:value-type="float">
            <text:p>-3.01687598228455</text:p>
          </table:table-cell>
          <table:table-cell office:value-type="float" office:value="1.02753508090973" calcext:value-type="float">
            <text:p>1.0275350809097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3.99131608009338" calcext:value-type="float">
            <text:p>3.99131608009338</text:p>
          </table:table-cell>
          <table:table-cell office:value-type="float" office:value="-3.01586556434631" calcext:value-type="float">
            <text:p>-3.01586556434631</text:p>
          </table:table-cell>
          <table:table-cell office:value-type="float" office:value="1.02746045589447" calcext:value-type="float">
            <text:p>1.02746045589447</text:p>
          </table:table-cell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3.9912543296814" calcext:value-type="float">
            <text:p>3.9912543296814</text:p>
          </table:table-cell>
          <table:table-cell office:value-type="float" office:value="-3.0149405002594" calcext:value-type="float">
            <text:p>-3.0149405002594</text:p>
          </table:table-cell>
          <table:table-cell office:value-type="float" office:value="1.02724146842957" calcext:value-type="float">
            <text:p>1.02724146842957</text:p>
          </table:table-cell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3.99141502380371" calcext:value-type="float">
            <text:p>3.99141502380371</text:p>
          </table:table-cell>
          <table:table-cell office:value-type="float" office:value="-3.01401019096375" calcext:value-type="float">
            <text:p>-3.01401019096375</text:p>
          </table:table-cell>
          <table:table-cell office:value-type="float" office:value="1.02748990058899" calcext:value-type="float">
            <text:p>1.02748990058899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3.99129581451416" calcext:value-type="float">
            <text:p>3.99129581451416</text:p>
          </table:table-cell>
          <table:table-cell office:value-type="float" office:value="-3.01319456100464" calcext:value-type="float">
            <text:p>-3.01319456100464</text:p>
          </table:table-cell>
          <table:table-cell office:value-type="float" office:value="1.0265566110611" calcext:value-type="float">
            <text:p>1.0265566110611</text:p>
          </table:table-cell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3.99142599105835" calcext:value-type="float">
            <text:p>3.99142599105835</text:p>
          </table:table-cell>
          <table:table-cell office:value-type="float" office:value="-3.01194047927856" calcext:value-type="float">
            <text:p>-3.01194047927856</text:p>
          </table:table-cell>
          <table:table-cell office:value-type="float" office:value="1.02766716480255" calcext:value-type="float">
            <text:p>1.02766716480255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3.99143171310425" calcext:value-type="float">
            <text:p>3.99143171310425</text:p>
          </table:table-cell>
          <table:table-cell office:value-type="float" office:value="-3.01092529296875" calcext:value-type="float">
            <text:p>-3.01092529296875</text:p>
          </table:table-cell>
          <table:table-cell office:value-type="float" office:value="1.02794241905212" calcext:value-type="float">
            <text:p>1.02794241905212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3.99157857894897" calcext:value-type="float">
            <text:p>3.99157857894897</text:p>
          </table:table-cell>
          <table:table-cell office:value-type="float" office:value="-3.01012134552002" calcext:value-type="float">
            <text:p>-3.01012134552002</text:p>
          </table:table-cell>
          <table:table-cell office:value-type="float" office:value="1.02833819389343" calcext:value-type="float">
            <text:p>1.02833819389343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3.99172639846802" calcext:value-type="float">
            <text:p>3.99172639846802</text:p>
          </table:table-cell>
          <table:table-cell office:value-type="float" office:value="-3.0094780921936" calcext:value-type="float">
            <text:p>-3.0094780921936</text:p>
          </table:table-cell>
          <table:table-cell office:value-type="float" office:value="1.02845799922943" calcext:value-type="float">
            <text:p>1.02845799922943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3.99169230461121" calcext:value-type="float">
            <text:p>3.99169230461121</text:p>
          </table:table-cell>
          <table:table-cell office:value-type="float" office:value="-3.00870680809021" calcext:value-type="float">
            <text:p>-3.00870680809021</text:p>
          </table:table-cell>
          <table:table-cell office:value-type="float" office:value="1.02872002124786" calcext:value-type="float">
            <text:p>1.02872002124786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3.99177765846252" calcext:value-type="float">
            <text:p>3.99177765846252</text:p>
          </table:table-cell>
          <table:table-cell office:value-type="float" office:value="-3.00817537307739" calcext:value-type="float">
            <text:p>-3.00817537307739</text:p>
          </table:table-cell>
          <table:table-cell office:value-type="float" office:value="1.02946972846985" calcext:value-type="float">
            <text:p>1.02946972846985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.99196743965149" calcext:value-type="float">
            <text:p>3.99196743965149</text:p>
          </table:table-cell>
          <table:table-cell office:value-type="float" office:value="-3.0077223777771" calcext:value-type="float">
            <text:p>-3.0077223777771</text:p>
          </table:table-cell>
          <table:table-cell office:value-type="float" office:value="1.02986037731171" calcext:value-type="float">
            <text:p>1.02986037731171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3.9923312664032" calcext:value-type="float">
            <text:p>3.9923312664032</text:p>
          </table:table-cell>
          <table:table-cell office:value-type="float" office:value="-3.00734114646912" calcext:value-type="float">
            <text:p>-3.00734114646912</text:p>
          </table:table-cell>
          <table:table-cell office:value-type="float" office:value="1.03024327754974" calcext:value-type="float">
            <text:p>1.03024327754974</text:p>
          </table:table-cell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3.99256730079651" calcext:value-type="float">
            <text:p>3.99256730079651</text:p>
          </table:table-cell>
          <table:table-cell office:value-type="float" office:value="-3.00686120986938" calcext:value-type="float">
            <text:p>-3.00686120986938</text:p>
          </table:table-cell>
          <table:table-cell office:value-type="float" office:value="1.03040337562561" calcext:value-type="float">
            <text:p>1.03040337562561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3.9928240776062" calcext:value-type="float">
            <text:p>3.9928240776062</text:p>
          </table:table-cell>
          <table:table-cell office:value-type="float" office:value="-3.00658631324768" calcext:value-type="float">
            <text:p>-3.00658631324768</text:p>
          </table:table-cell>
          <table:table-cell office:value-type="float" office:value="1.03024685382843" calcext:value-type="float">
            <text:p>1.03024685382843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3.99318099021912" calcext:value-type="float">
            <text:p>3.99318099021912</text:p>
          </table:table-cell>
          <table:table-cell office:value-type="float" office:value="-3.00634860992432" calcext:value-type="float">
            <text:p>-3.00634860992432</text:p>
          </table:table-cell>
          <table:table-cell office:value-type="float" office:value="1.03013849258423" calcext:value-type="float">
            <text:p>1.030138492584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9935667514801" calcext:value-type="float">
            <text:p>3.9935667514801</text:p>
          </table:table-cell>
          <table:table-cell office:value-type="float" office:value="-3.00633454322815" calcext:value-type="float">
            <text:p>-3.00633454322815</text:p>
          </table:table-cell>
          <table:table-cell office:value-type="float" office:value="1.02981841564178" calcext:value-type="float">
            <text:p>1.02981841564178</text:p>
          </table:table-cell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3.9941041469574" calcext:value-type="float">
            <text:p>3.9941041469574</text:p>
          </table:table-cell>
          <table:table-cell office:value-type="float" office:value="-3.0062792301178" calcext:value-type="float">
            <text:p>-3.0062792301178</text:p>
          </table:table-cell>
          <table:table-cell office:value-type="float" office:value="1.02938437461853" calcext:value-type="float">
            <text:p>1.02938437461853</text:p>
          </table:table-cell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3.99460577964783" calcext:value-type="float">
            <text:p>3.99460577964783</text:p>
          </table:table-cell>
          <table:table-cell office:value-type="float" office:value="-3.00623106956482" calcext:value-type="float">
            <text:p>-3.00623106956482</text:p>
          </table:table-cell>
          <table:table-cell office:value-type="float" office:value="1.02881979942322" calcext:value-type="float">
            <text:p>1.02881979942322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3.99509525299072" calcext:value-type="float">
            <text:p>3.99509525299072</text:p>
          </table:table-cell>
          <table:table-cell office:value-type="float" office:value="-3.00618481636047" calcext:value-type="float">
            <text:p>-3.00618481636047</text:p>
          </table:table-cell>
          <table:table-cell office:value-type="float" office:value="1.02828681468964" calcext:value-type="float">
            <text:p>1.02828681468964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3.99541974067688" calcext:value-type="float">
            <text:p>3.99541974067688</text:p>
          </table:table-cell>
          <table:table-cell office:value-type="float" office:value="-3.00622653961182" calcext:value-type="float">
            <text:p>-3.00622653961182</text:p>
          </table:table-cell>
          <table:table-cell office:value-type="float" office:value="1.02702796459198" calcext:value-type="float">
            <text:p>1.02702796459198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.99609994888306" calcext:value-type="float">
            <text:p>3.99609994888306</text:p>
          </table:table-cell>
          <table:table-cell office:value-type="float" office:value="-3.0062050819397" calcext:value-type="float">
            <text:p>-3.0062050819397</text:p>
          </table:table-cell>
          <table:table-cell office:value-type="float" office:value="1.02610075473785" calcext:value-type="float">
            <text:p>1.02610075473785</text:p>
          </table:table-cell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3.99699139595032" calcext:value-type="float">
            <text:p>3.99699139595032</text:p>
          </table:table-cell>
          <table:table-cell office:value-type="float" office:value="-3.00616931915283" calcext:value-type="float">
            <text:p>-3.00616931915283</text:p>
          </table:table-cell>
          <table:table-cell office:value-type="float" office:value="1.02552378177643" calcext:value-type="float">
            <text:p>1.02552378177643</text:p>
          </table:table-cell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float" office:value="3.99769759178162" calcext:value-type="float">
            <text:p>3.99769759178162</text:p>
          </table:table-cell>
          <table:table-cell office:value-type="float" office:value="-3.00616240501404" calcext:value-type="float">
            <text:p>-3.00616240501404</text:p>
          </table:table-cell>
          <table:table-cell office:value-type="float" office:value="1.02439415454865" calcext:value-type="float">
            <text:p>1.02439415454865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3.9981997013092" calcext:value-type="float">
            <text:p>3.9981997013092</text:p>
          </table:table-cell>
          <table:table-cell office:value-type="float" office:value="-3.00611281394959" calcext:value-type="float">
            <text:p>-3.00611281394959</text:p>
          </table:table-cell>
          <table:table-cell office:value-type="float" office:value="1.02231454849243" calcext:value-type="float">
            <text:p>1.02231454849243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3.99948048591614" calcext:value-type="float">
            <text:p>3.99948048591614</text:p>
          </table:table-cell>
          <table:table-cell office:value-type="float" office:value="-3.00558304786682" calcext:value-type="float">
            <text:p>-3.00558304786682</text:p>
          </table:table-cell>
          <table:table-cell office:value-type="float" office:value="1.02268445491791" calcext:value-type="float">
            <text:p>1.02268445491791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.00034618377686" calcext:value-type="float">
            <text:p>4.00034618377686</text:p>
          </table:table-cell>
          <table:table-cell office:value-type="float" office:value="-3.00523829460144" calcext:value-type="float">
            <text:p>-3.00523829460144</text:p>
          </table:table-cell>
          <table:table-cell office:value-type="float" office:value="1.02203619480133" calcext:value-type="float">
            <text:p>1.02203619480133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4.00130367279053" calcext:value-type="float">
            <text:p>4.00130367279053</text:p>
          </table:table-cell>
          <table:table-cell office:value-type="float" office:value="-3.00476813316345" calcext:value-type="float">
            <text:p>-3.00476813316345</text:p>
          </table:table-cell>
          <table:table-cell office:value-type="float" office:value="1.02157258987427" calcext:value-type="float">
            <text:p>1.02157258987427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4.00230598449707" calcext:value-type="float">
            <text:p>4.00230598449707</text:p>
          </table:table-cell>
          <table:table-cell office:value-type="float" office:value="-3.0043671131134" calcext:value-type="float">
            <text:p>-3.0043671131134</text:p>
          </table:table-cell>
          <table:table-cell office:value-type="float" office:value="1.02121937274933" calcext:value-type="float">
            <text:p>1.02121937274933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4.00329637527466" calcext:value-type="float">
            <text:p>4.00329637527466</text:p>
          </table:table-cell>
          <table:table-cell office:value-type="float" office:value="-3.00382876396179" calcext:value-type="float">
            <text:p>-3.00382876396179</text:p>
          </table:table-cell>
          <table:table-cell office:value-type="float" office:value="1.02106046676636" calcext:value-type="float">
            <text:p>1.02106046676636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4.00431823730469" calcext:value-type="float">
            <text:p>4.00431823730469</text:p>
          </table:table-cell>
          <table:table-cell office:value-type="float" office:value="-3.00350999832153" calcext:value-type="float">
            <text:p>-3.00350999832153</text:p>
          </table:table-cell>
          <table:table-cell office:value-type="float" office:value="1.0200366973877" calcext:value-type="float">
            <text:p>1.0200366973877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.0055570602417" calcext:value-type="float">
            <text:p>4.0055570602417</text:p>
          </table:table-cell>
          <table:table-cell office:value-type="float" office:value="-3.00290966033936" calcext:value-type="float">
            <text:p>-3.00290966033936</text:p>
          </table:table-cell>
          <table:table-cell office:value-type="float" office:value="1.02027523517609" calcext:value-type="float">
            <text:p>1.02027523517609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4.00694847106934" calcext:value-type="float">
            <text:p>4.00694847106934</text:p>
          </table:table-cell>
          <table:table-cell office:value-type="float" office:value="-3.00209403038025" calcext:value-type="float">
            <text:p>-3.00209403038025</text:p>
          </table:table-cell>
          <table:table-cell office:value-type="float" office:value="1.02114534378052" calcext:value-type="float">
            <text:p>1.02114534378052</text:p>
          </table:table-cell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4.0082950592041" calcext:value-type="float">
            <text:p>4.0082950592041</text:p>
          </table:table-cell>
          <table:table-cell office:value-type="float" office:value="-3.00148630142212" calcext:value-type="float">
            <text:p>-3.00148630142212</text:p>
          </table:table-cell>
          <table:table-cell office:value-type="float" office:value="1.02066206932068" calcext:value-type="float">
            <text:p>1.02066206932068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4.00971078872681" calcext:value-type="float">
            <text:p>4.00971078872681</text:p>
          </table:table-cell>
          <table:table-cell office:value-type="float" office:value="-3.00079822540283" calcext:value-type="float">
            <text:p>-3.00079822540283</text:p>
          </table:table-cell>
          <table:table-cell office:value-type="float" office:value="1.02102732658386" calcext:value-type="float">
            <text:p>1.02102732658386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4.01153898239136" calcext:value-type="float">
            <text:p>4.01153898239136</text:p>
          </table:table-cell>
          <table:table-cell office:value-type="float" office:value="-2.99990487098694" calcext:value-type="float">
            <text:p>-2.99990487098694</text:p>
          </table:table-cell>
          <table:table-cell office:value-type="float" office:value="1.02150845527649" calcext:value-type="float">
            <text:p>1.02150845527649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.01326560974121" calcext:value-type="float">
            <text:p>4.01326560974121</text:p>
          </table:table-cell>
          <table:table-cell office:value-type="float" office:value="-2.99860382080078" calcext:value-type="float">
            <text:p>-2.99860382080078</text:p>
          </table:table-cell>
          <table:table-cell office:value-type="float" office:value="1.02276682853699" calcext:value-type="float">
            <text:p>1.02276682853699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4.01461172103882" calcext:value-type="float">
            <text:p>4.01461172103882</text:p>
          </table:table-cell>
          <table:table-cell office:value-type="float" office:value="-2.99794960021973" calcext:value-type="float">
            <text:p>-2.99794960021973</text:p>
          </table:table-cell>
          <table:table-cell office:value-type="float" office:value="1.02197515964508" calcext:value-type="float">
            <text:p>1.02197515964508</text:p>
          </table:table-cell>
        </table:table-row>
        <table:table-row table:style-name="ro1">
          <table:table-cell office:value-type="float" office:value="24.88" calcext:value-type="float">
            <text:p>24.88</text:p>
          </table:table-cell>
          <table:table-cell office:value-type="float" office:value="4.01624393463135" calcext:value-type="float">
            <text:p>4.01624393463135</text:p>
          </table:table-cell>
          <table:table-cell office:value-type="float" office:value="-2.99721527099609" calcext:value-type="float">
            <text:p>-2.99721527099609</text:p>
          </table:table-cell>
          <table:table-cell office:value-type="float" office:value="1.02208030223846" calcext:value-type="float">
            <text:p>1.02208030223846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4.0180606842041" calcext:value-type="float">
            <text:p>4.0180606842041</text:p>
          </table:table-cell>
          <table:table-cell office:value-type="float" office:value="-2.99611473083496" calcext:value-type="float">
            <text:p>-2.99611473083496</text:p>
          </table:table-cell>
          <table:table-cell office:value-type="float" office:value="1.02308702468872" calcext:value-type="float">
            <text:p>1.02308702468872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4.01964616775513" calcext:value-type="float">
            <text:p>4.01964616775513</text:p>
          </table:table-cell>
          <table:table-cell office:value-type="float" office:value="-2.99536180496216" calcext:value-type="float">
            <text:p>-2.99536180496216</text:p>
          </table:table-cell>
          <table:table-cell office:value-type="float" office:value="1.02193033695221" calcext:value-type="float">
            <text:p>1.021930336952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0211820602417" calcext:value-type="float">
            <text:p>4.0211820602417</text:p>
          </table:table-cell>
          <table:table-cell office:value-type="float" office:value="-2.9944965839386" calcext:value-type="float">
            <text:p>-2.9944965839386</text:p>
          </table:table-cell>
          <table:table-cell office:value-type="float" office:value="1.02167356014252" calcext:value-type="float">
            <text:p>1.02167356014252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4.02282333374023" calcext:value-type="float">
            <text:p>4.02282333374023</text:p>
          </table:table-cell>
          <table:table-cell office:value-type="float" office:value="-2.99378180503845" calcext:value-type="float">
            <text:p>-2.99378180503845</text:p>
          </table:table-cell>
          <table:table-cell office:value-type="float" office:value="1.02151155471802" calcext:value-type="float">
            <text:p>1.02151155471802</text:p>
          </table:table-cell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4.02441215515137" calcext:value-type="float">
            <text:p>4.02441215515137</text:p>
          </table:table-cell>
          <table:table-cell office:value-type="float" office:value="-2.99315118789673" calcext:value-type="float">
            <text:p>-2.99315118789673</text:p>
          </table:table-cell>
          <table:table-cell office:value-type="float" office:value="1.02125442028046" calcext:value-type="float">
            <text:p>1.02125442028046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4.0260763168335" calcext:value-type="float">
            <text:p>4.0260763168335</text:p>
          </table:table-cell>
          <table:table-cell office:value-type="float" office:value="-2.99246525764465" calcext:value-type="float">
            <text:p>-2.99246525764465</text:p>
          </table:table-cell>
          <table:table-cell office:value-type="float" office:value="1.02111351490021" calcext:value-type="float">
            <text:p>1.02111351490021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4.02809000015259" calcext:value-type="float">
            <text:p>4.02809000015259</text:p>
          </table:table-cell>
          <table:table-cell office:value-type="float" office:value="-2.9916787147522" calcext:value-type="float">
            <text:p>-2.9916787147522</text:p>
          </table:table-cell>
          <table:table-cell office:value-type="float" office:value="1.02233839035034" calcext:value-type="float">
            <text:p>1.02233839035034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.02971982955933" calcext:value-type="float">
            <text:p>4.02971982955933</text:p>
          </table:table-cell>
          <table:table-cell office:value-type="float" office:value="-2.9913125038147" calcext:value-type="float">
            <text:p>-2.9913125038147</text:p>
          </table:table-cell>
          <table:table-cell office:value-type="float" office:value="1.02233409881592" calcext:value-type="float">
            <text:p>1.02233409881592</text:p>
          </table:table-cell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4.03116941452026" calcext:value-type="float">
            <text:p>4.03116941452026</text:p>
          </table:table-cell>
          <table:table-cell office:value-type="float" office:value="-2.99115753173828" calcext:value-type="float">
            <text:p>-2.99115753173828</text:p>
          </table:table-cell>
          <table:table-cell office:value-type="float" office:value="1.02196109294891" calcext:value-type="float">
            <text:p>1.02196109294891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4.03267574310303" calcext:value-type="float">
            <text:p>4.03267574310303</text:p>
          </table:table-cell>
          <table:table-cell office:value-type="float" office:value="-2.99101519584656" calcext:value-type="float">
            <text:p>-2.99101519584656</text:p>
          </table:table-cell>
          <table:table-cell office:value-type="float" office:value="1.02237677574158" calcext:value-type="float">
            <text:p>1.02237677574158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4.03402042388916" calcext:value-type="float">
            <text:p>4.03402042388916</text:p>
          </table:table-cell>
          <table:table-cell office:value-type="float" office:value="-2.99093651771545" calcext:value-type="float">
            <text:p>-2.99093651771545</text:p>
          </table:table-cell>
          <table:table-cell office:value-type="float" office:value="1.02222335338593" calcext:value-type="float">
            <text:p>1.02222335338593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4.03575563430786" calcext:value-type="float">
            <text:p>4.03575563430786</text:p>
          </table:table-cell>
          <table:table-cell office:value-type="float" office:value="-2.99114584922791" calcext:value-type="float">
            <text:p>-2.99114584922791</text:p>
          </table:table-cell>
          <table:table-cell office:value-type="float" office:value="1.02194237709045" calcext:value-type="float">
            <text:p>1.02194237709045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.03724527359009" calcext:value-type="float">
            <text:p>4.03724527359009</text:p>
          </table:table-cell>
          <table:table-cell office:value-type="float" office:value="-2.99153566360474" calcext:value-type="float">
            <text:p>-2.99153566360474</text:p>
          </table:table-cell>
          <table:table-cell office:value-type="float" office:value="1.02184450626373" calcext:value-type="float">
            <text:p>1.02184450626373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4.03879356384277" calcext:value-type="float">
            <text:p>4.03879356384277</text:p>
          </table:table-cell>
          <table:table-cell office:value-type="float" office:value="-2.99203491210938" calcext:value-type="float">
            <text:p>-2.99203491210938</text:p>
          </table:table-cell>
          <table:table-cell office:value-type="float" office:value="1.02149069309235" calcext:value-type="float">
            <text:p>1.02149069309235</text:p>
          </table:table-cell>
        </table:table-row>
        <table:table-row table:style-name="ro1">
          <table:table-cell office:value-type="float" office:value="25.48" calcext:value-type="float">
            <text:p>25.48</text:p>
          </table:table-cell>
          <table:table-cell office:value-type="float" office:value="4.03960275650024" calcext:value-type="float">
            <text:p>4.03960275650024</text:p>
          </table:table-cell>
          <table:table-cell office:value-type="float" office:value="-2.99282145500183" calcext:value-type="float">
            <text:p>-2.99282145500183</text:p>
          </table:table-cell>
          <table:table-cell office:value-type="float" office:value="1.01997649669647" calcext:value-type="float">
            <text:p>1.01997649669647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4.04054594039917" calcext:value-type="float">
            <text:p>4.04054594039917</text:p>
          </table:table-cell>
          <table:table-cell office:value-type="float" office:value="-2.99356436729431" calcext:value-type="float">
            <text:p>-2.99356436729431</text:p>
          </table:table-cell>
          <table:table-cell office:value-type="float" office:value="1.01919531822205" calcext:value-type="float">
            <text:p>1.01919531822205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4.04135227203369" calcext:value-type="float">
            <text:p>4.04135227203369</text:p>
          </table:table-cell>
          <table:table-cell office:value-type="float" office:value="-2.99442315101624" calcext:value-type="float">
            <text:p>-2.99442315101624</text:p>
          </table:table-cell>
          <table:table-cell office:value-type="float" office:value="1.0180002450943" calcext:value-type="float">
            <text:p>1.018000245094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.04187345504761" calcext:value-type="float">
            <text:p>4.04187345504761</text:p>
          </table:table-cell>
          <table:table-cell office:value-type="float" office:value="-2.99485445022583" calcext:value-type="float">
            <text:p>-2.99485445022583</text:p>
          </table:table-cell>
          <table:table-cell office:value-type="float" office:value="1.01812875270844" calcext:value-type="float">
            <text:p>1.01812875270844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4.0428900718689" calcext:value-type="float">
            <text:p>4.0428900718689</text:p>
          </table:table-cell>
          <table:table-cell office:value-type="float" office:value="-2.99640679359436" calcext:value-type="float">
            <text:p>-2.99640679359436</text:p>
          </table:table-cell>
          <table:table-cell office:value-type="float" office:value="1.01692044734955" calcext:value-type="float">
            <text:p>1.01692044734955</text:p>
          </table:table-cell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4.04325485229492" calcext:value-type="float">
            <text:p>4.04325485229492</text:p>
          </table:table-cell>
          <table:table-cell office:value-type="float" office:value="-2.99786520004272" calcext:value-type="float">
            <text:p>-2.99786520004272</text:p>
          </table:table-cell>
          <table:table-cell office:value-type="float" office:value="1.0158931016922" calcext:value-type="float">
            <text:p>1.0158931016922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4.04291391372681" calcext:value-type="float">
            <text:p>4.04291391372681</text:p>
          </table:table-cell>
          <table:table-cell office:value-type="float" office:value="-2.99958181381226" calcext:value-type="float">
            <text:p>-2.99958181381226</text:p>
          </table:table-cell>
          <table:table-cell office:value-type="float" office:value="1.01354169845581" calcext:value-type="float">
            <text:p>1.01354169845581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4.0429368019104" calcext:value-type="float">
            <text:p>4.0429368019104</text:p>
          </table:table-cell>
          <table:table-cell office:value-type="float" office:value="-3.00150585174561" calcext:value-type="float">
            <text:p>-3.00150585174561</text:p>
          </table:table-cell>
          <table:table-cell office:value-type="float" office:value="1.01217544078827" calcext:value-type="float">
            <text:p>1.01217544078827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.04292488098145" calcext:value-type="float">
            <text:p>4.04292488098145</text:p>
          </table:table-cell>
          <table:table-cell office:value-type="float" office:value="-3.00350832939148" calcext:value-type="float">
            <text:p>-3.00350832939148</text:p>
          </table:table-cell>
          <table:table-cell office:value-type="float" office:value="1.01158440113068" calcext:value-type="float">
            <text:p>1.01158440113068</text:p>
          </table:table-cell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4.04230260848999" calcext:value-type="float">
            <text:p>4.04230260848999</text:p>
          </table:table-cell>
          <table:table-cell office:value-type="float" office:value="-3.00557780265808" calcext:value-type="float">
            <text:p>-3.00557780265808</text:p>
          </table:table-cell>
          <table:table-cell office:value-type="float" office:value="1.01135528087616" calcext:value-type="float">
            <text:p>1.01135528087616</text:p>
          </table:table-cell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4.04206418991089" calcext:value-type="float">
            <text:p>4.04206418991089</text:p>
          </table:table-cell>
          <table:table-cell office:value-type="float" office:value="-3.00767207145691" calcext:value-type="float">
            <text:p>-3.00767207145691</text:p>
          </table:table-cell>
          <table:table-cell office:value-type="float" office:value="1.01224422454834" calcext:value-type="float">
            <text:p>1.01224422454834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4.04140520095825" calcext:value-type="float">
            <text:p>4.04140520095825</text:p>
          </table:table-cell>
          <table:table-cell office:value-type="float" office:value="-3.01036500930786" calcext:value-type="float">
            <text:p>-3.01036500930786</text:p>
          </table:table-cell>
          <table:table-cell office:value-type="float" office:value="1.01140880584717" calcext:value-type="float">
            <text:p>1.01140880584717</text:p>
          </table:table-cell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4.04102563858032" calcext:value-type="float">
            <text:p>4.04102563858032</text:p>
          </table:table-cell>
          <table:table-cell office:value-type="float" office:value="-3.01339721679688" calcext:value-type="float">
            <text:p>-3.01339721679688</text:p>
          </table:table-cell>
          <table:table-cell office:value-type="float" office:value="1.01267623901367" calcext:value-type="float">
            <text:p>1.012676239013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03992748260498" calcext:value-type="float">
            <text:p>4.03992748260498</text:p>
          </table:table-cell>
          <table:table-cell office:value-type="float" office:value="-3.01606845855713" calcext:value-type="float">
            <text:p>-3.01606845855713</text:p>
          </table:table-cell>
          <table:table-cell office:value-type="float" office:value="1.01380228996277" calcext:value-type="float">
            <text:p>1.01380228996277</text:p>
          </table:table-cell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4.03927803039551" calcext:value-type="float">
            <text:p>4.03927803039551</text:p>
          </table:table-cell>
          <table:table-cell office:value-type="float" office:value="-3.01868605613709" calcext:value-type="float">
            <text:p>-3.01868605613709</text:p>
          </table:table-cell>
          <table:table-cell office:value-type="float" office:value="1.01555633544922" calcext:value-type="float">
            <text:p>1.01555633544922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4.03857898712158" calcext:value-type="float">
            <text:p>4.03857898712158</text:p>
          </table:table-cell>
          <table:table-cell office:value-type="float" office:value="-3.02127075195313" calcext:value-type="float">
            <text:p>-3.02127075195313</text:p>
          </table:table-cell>
          <table:table-cell office:value-type="float" office:value="1.01819455623627" calcext:value-type="float">
            <text:p>1.01819455623627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4.03803873062134" calcext:value-type="float">
            <text:p>4.03803873062134</text:p>
          </table:table-cell>
          <table:table-cell office:value-type="float" office:value="-3.02390623092651" calcext:value-type="float">
            <text:p>-3.02390623092651</text:p>
          </table:table-cell>
          <table:table-cell office:value-type="float" office:value="1.0199943780899" calcext:value-type="float">
            <text:p>1.0199943780899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4.03721618652344" calcext:value-type="float">
            <text:p>4.03721618652344</text:p>
          </table:table-cell>
          <table:table-cell office:value-type="float" office:value="-3.02679657936096" calcext:value-type="float">
            <text:p>-3.02679657936096</text:p>
          </table:table-cell>
          <table:table-cell office:value-type="float" office:value="1.02234876155853" calcext:value-type="float">
            <text:p>1.02234876155853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.03662300109863" calcext:value-type="float">
            <text:p>4.03662300109863</text:p>
          </table:table-cell>
          <table:table-cell office:value-type="float" office:value="-3.02917265892029" calcext:value-type="float">
            <text:p>-3.02917265892029</text:p>
          </table:table-cell>
          <table:table-cell office:value-type="float" office:value="1.02453565597534" calcext:value-type="float">
            <text:p>1.02453565597534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4.03571462631226" calcext:value-type="float">
            <text:p>4.03571462631226</text:p>
          </table:table-cell>
          <table:table-cell office:value-type="float" office:value="-3.0320942401886" calcext:value-type="float">
            <text:p>-3.0320942401886</text:p>
          </table:table-cell>
          <table:table-cell office:value-type="float" office:value="1.02531480789185" calcext:value-type="float">
            <text:p>1.02531480789185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4.03529119491577" calcext:value-type="float">
            <text:p>4.03529119491577</text:p>
          </table:table-cell>
          <table:table-cell office:value-type="float" office:value="-3.03422045707703" calcext:value-type="float">
            <text:p>-3.03422045707703</text:p>
          </table:table-cell>
          <table:table-cell office:value-type="float" office:value="1.02827310562134" calcext:value-type="float">
            <text:p>1.02827310562134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4.03441619873047" calcext:value-type="float">
            <text:p>4.03441619873047</text:p>
          </table:table-cell>
          <table:table-cell office:value-type="float" office:value="-3.03660178184509" calcext:value-type="float">
            <text:p>-3.03660178184509</text:p>
          </table:table-cell>
          <table:table-cell office:value-type="float" office:value="1.0290539264679" calcext:value-type="float">
            <text:p>1.0290539264679</text:p>
          </table:table-cell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4.03368425369263" calcext:value-type="float">
            <text:p>4.03368425369263</text:p>
          </table:table-cell>
          <table:table-cell office:value-type="float" office:value="-3.03901100158691" calcext:value-type="float">
            <text:p>-3.03901100158691</text:p>
          </table:table-cell>
          <table:table-cell office:value-type="float" office:value="1.03081429004669" calcext:value-type="float">
            <text:p>1.03081429004669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.03303289413452" calcext:value-type="float">
            <text:p>4.03303289413452</text:p>
          </table:table-cell>
          <table:table-cell office:value-type="float" office:value="-3.04093551635742" calcext:value-type="float">
            <text:p>-3.04093551635742</text:p>
          </table:table-cell>
          <table:table-cell office:value-type="float" office:value="1.03226971626282" calcext:value-type="float">
            <text:p>1.03226971626282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4.03270244598389" calcext:value-type="float">
            <text:p>4.03270244598389</text:p>
          </table:table-cell>
          <table:table-cell office:value-type="float" office:value="-3.0425112247467" calcext:value-type="float">
            <text:p>-3.0425112247467</text:p>
          </table:table-cell>
          <table:table-cell office:value-type="float" office:value="1.03464365005493" calcext:value-type="float">
            <text:p>1.03464365005493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4.03181838989258" calcext:value-type="float">
            <text:p>4.03181838989258</text:p>
          </table:table-cell>
          <table:table-cell office:value-type="float" office:value="-3.04413723945618" calcext:value-type="float">
            <text:p>-3.04413723945618</text:p>
          </table:table-cell>
          <table:table-cell office:value-type="float" office:value="1.03529965877533" calcext:value-type="float">
            <text:p>1.03529965877533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4.03118753433228" calcext:value-type="float">
            <text:p>4.03118753433228</text:p>
          </table:table-cell>
          <table:table-cell office:value-type="float" office:value="-3.04554915428162" calcext:value-type="float">
            <text:p>-3.04554915428162</text:p>
          </table:table-cell>
          <table:table-cell office:value-type="float" office:value="1.03605103492737" calcext:value-type="float">
            <text:p>1.03605103492737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4.03040266036987" calcext:value-type="float">
            <text:p>4.03040266036987</text:p>
          </table:table-cell>
          <table:table-cell office:value-type="float" office:value="-3.04689359664917" calcext:value-type="float">
            <text:p>-3.04689359664917</text:p>
          </table:table-cell>
          <table:table-cell office:value-type="float" office:value="1.03746819496155" calcext:value-type="float">
            <text:p>1.03746819496155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.02964878082275" calcext:value-type="float">
            <text:p>4.02964878082275</text:p>
          </table:table-cell>
          <table:table-cell office:value-type="float" office:value="-3.04792881011963" calcext:value-type="float">
            <text:p>-3.04792881011963</text:p>
          </table:table-cell>
          <table:table-cell office:value-type="float" office:value="1.0383563041687" calcext:value-type="float">
            <text:p>1.0383563041687</text:p>
          </table:table-cell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4.02911043167114" calcext:value-type="float">
            <text:p>4.02911043167114</text:p>
          </table:table-cell>
          <table:table-cell office:value-type="float" office:value="-3.0486798286438" calcext:value-type="float">
            <text:p>-3.0486798286438</text:p>
          </table:table-cell>
          <table:table-cell office:value-type="float" office:value="1.03880202770233" calcext:value-type="float">
            <text:p>1.03880202770233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4.02846384048462" calcext:value-type="float">
            <text:p>4.02846384048462</text:p>
          </table:table-cell>
          <table:table-cell office:value-type="float" office:value="-3.04929184913635" calcext:value-type="float">
            <text:p>-3.04929184913635</text:p>
          </table:table-cell>
          <table:table-cell office:value-type="float" office:value="1.03946328163147" calcext:value-type="float">
            <text:p>1.03946328163147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4.02797317504883" calcext:value-type="float">
            <text:p>4.02797317504883</text:p>
          </table:table-cell>
          <table:table-cell office:value-type="float" office:value="-3.04980373382568" calcext:value-type="float">
            <text:p>-3.04980373382568</text:p>
          </table:table-cell>
          <table:table-cell office:value-type="float" office:value="1.04010009765625" calcext:value-type="float">
            <text:p>1.04010009765625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4.02736663818359" calcext:value-type="float">
            <text:p>4.02736663818359</text:p>
          </table:table-cell>
          <table:table-cell office:value-type="float" office:value="-3.05022764205933" calcext:value-type="float">
            <text:p>-3.05022764205933</text:p>
          </table:table-cell>
          <table:table-cell office:value-type="float" office:value="1.04065847396851" calcext:value-type="float">
            <text:p>1.04065847396851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.02688980102539" calcext:value-type="float">
            <text:p>4.02688980102539</text:p>
          </table:table-cell>
          <table:table-cell office:value-type="float" office:value="-3.05035734176636" calcext:value-type="float">
            <text:p>-3.05035734176636</text:p>
          </table:table-cell>
          <table:table-cell office:value-type="float" office:value="1.04094803333282" calcext:value-type="float">
            <text:p>1.04094803333282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4.02648735046387" calcext:value-type="float">
            <text:p>4.02648735046387</text:p>
          </table:table-cell>
          <table:table-cell office:value-type="float" office:value="-3.05043506622314" calcext:value-type="float">
            <text:p>-3.05043506622314</text:p>
          </table:table-cell>
          <table:table-cell office:value-type="float" office:value="1.04047381877899" calcext:value-type="float">
            <text:p>1.04047381877899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4.02601623535156" calcext:value-type="float">
            <text:p>4.02601623535156</text:p>
          </table:table-cell>
          <table:table-cell office:value-type="float" office:value="-3.05026006698608" calcext:value-type="float">
            <text:p>-3.05026006698608</text:p>
          </table:table-cell>
          <table:table-cell office:value-type="float" office:value="1.04026591777802" calcext:value-type="float">
            <text:p>1.04026591777802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4.02561759948731" calcext:value-type="float">
            <text:p>4.02561759948731</text:p>
          </table:table-cell>
          <table:table-cell office:value-type="float" office:value="-3.04992461204529" calcext:value-type="float">
            <text:p>-3.04992461204529</text:p>
          </table:table-cell>
          <table:table-cell office:value-type="float" office:value="1.04002571105957" calcext:value-type="float">
            <text:p>1.04002571105957</text:p>
          </table:table-cell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4.02526330947876" calcext:value-type="float">
            <text:p>4.02526330947876</text:p>
          </table:table-cell>
          <table:table-cell office:value-type="float" office:value="-3.04928112030029" calcext:value-type="float">
            <text:p>-3.04928112030029</text:p>
          </table:table-cell>
          <table:table-cell office:value-type="float" office:value="1.03985595703125" calcext:value-type="float">
            <text:p>1.039855957031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0249605178833" calcext:value-type="float">
            <text:p>4.0249605178833</text:p>
          </table:table-cell>
          <table:table-cell office:value-type="float" office:value="-3.04854822158813" calcext:value-type="float">
            <text:p>-3.04854822158813</text:p>
          </table:table-cell>
          <table:table-cell office:value-type="float" office:value="1.03930461406708" calcext:value-type="float">
            <text:p>1.03930461406708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4.02478694915772" calcext:value-type="float">
            <text:p>4.02478694915772</text:p>
          </table:table-cell>
          <table:table-cell office:value-type="float" office:value="-3.0476291179657" calcext:value-type="float">
            <text:p>-3.0476291179657</text:p>
          </table:table-cell>
          <table:table-cell office:value-type="float" office:value="1.03882944583893" calcext:value-type="float">
            <text:p>1.03882944583893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4.02412462234497" calcext:value-type="float">
            <text:p>4.02412462234497</text:p>
          </table:table-cell>
          <table:table-cell office:value-type="float" office:value="-3.04691553115845" calcext:value-type="float">
            <text:p>-3.04691553115845</text:p>
          </table:table-cell>
          <table:table-cell office:value-type="float" office:value="1.03711628913879" calcext:value-type="float">
            <text:p>1.03711628913879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4.02379369735718" calcext:value-type="float">
            <text:p>4.02379369735718</text:p>
          </table:table-cell>
          <table:table-cell office:value-type="float" office:value="-3.04577898979187" calcext:value-type="float">
            <text:p>-3.04577898979187</text:p>
          </table:table-cell>
          <table:table-cell office:value-type="float" office:value="1.03660202026367" calcext:value-type="float">
            <text:p>1.03660202026367</text:p>
          </table:table-cell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4.0234637260437" calcext:value-type="float">
            <text:p>4.0234637260437</text:p>
          </table:table-cell>
          <table:table-cell office:value-type="float" office:value="-3.04464912414551" calcext:value-type="float">
            <text:p>-3.04464912414551</text:p>
          </table:table-cell>
          <table:table-cell office:value-type="float" office:value="1.03626656532288" calcext:value-type="float">
            <text:p>1.03626656532288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.02348804473877" calcext:value-type="float">
            <text:p>4.02348804473877</text:p>
          </table:table-cell>
          <table:table-cell office:value-type="float" office:value="-3.04328203201294" calcext:value-type="float">
            <text:p>-3.04328203201294</text:p>
          </table:table-cell>
          <table:table-cell office:value-type="float" office:value="1.03712201118469" calcext:value-type="float">
            <text:p>1.03712201118469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4.02330636978149" calcext:value-type="float">
            <text:p>4.02330636978149</text:p>
          </table:table-cell>
          <table:table-cell office:value-type="float" office:value="-3.04266047477722" calcext:value-type="float">
            <text:p>-3.04266047477722</text:p>
          </table:table-cell>
          <table:table-cell office:value-type="float" office:value="1.03603529930115" calcext:value-type="float">
            <text:p>1.03603529930115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4.02318143844605" calcext:value-type="float">
            <text:p>4.02318143844605</text:p>
          </table:table-cell>
          <table:table-cell office:value-type="float" office:value="-3.04135680198669" calcext:value-type="float">
            <text:p>-3.04135680198669</text:p>
          </table:table-cell>
          <table:table-cell office:value-type="float" office:value="1.03693282604218" calcext:value-type="float">
            <text:p>1.03693282604218</text:p>
          </table:table-cell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4.02270698547363" calcext:value-type="float">
            <text:p>4.02270698547363</text:p>
          </table:table-cell>
          <table:table-cell office:value-type="float" office:value="-3.04029083251953" calcext:value-type="float">
            <text:p>-3.04029083251953</text:p>
          </table:table-cell>
          <table:table-cell office:value-type="float" office:value="1.03668200969696" calcext:value-type="float">
            <text:p>1.03668200969696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4.02242136001587" calcext:value-type="float">
            <text:p>4.02242136001587</text:p>
          </table:table-cell>
          <table:table-cell office:value-type="float" office:value="-3.03939700126648" calcext:value-type="float">
            <text:p>-3.03939700126648</text:p>
          </table:table-cell>
          <table:table-cell office:value-type="float" office:value="1.03593361377716" calcext:value-type="float">
            <text:p>1.03593361377716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.02224111557007" calcext:value-type="float">
            <text:p>4.02224111557007</text:p>
          </table:table-cell>
          <table:table-cell office:value-type="float" office:value="-3.03852033615112" calcext:value-type="float">
            <text:p>-3.03852033615112</text:p>
          </table:table-cell>
          <table:table-cell office:value-type="float" office:value="1.03613662719727" calcext:value-type="float">
            <text:p>1.03613662719727</text:p>
          </table:table-cell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4.02241182327271" calcext:value-type="float">
            <text:p>4.02241182327271</text:p>
          </table:table-cell>
          <table:table-cell office:value-type="float" office:value="-3.03719043731689" calcext:value-type="float">
            <text:p>-3.03719043731689</text:p>
          </table:table-cell>
          <table:table-cell office:value-type="float" office:value="1.03762221336365" calcext:value-type="float">
            <text:p>1.03762221336365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4.02232122421265" calcext:value-type="float">
            <text:p>4.02232122421265</text:p>
          </table:table-cell>
          <table:table-cell office:value-type="float" office:value="-3.03619456291199" calcext:value-type="float">
            <text:p>-3.03619456291199</text:p>
          </table:table-cell>
          <table:table-cell office:value-type="float" office:value="1.03773093223572" calcext:value-type="float">
            <text:p>1.03773093223572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4.02224349975586" calcext:value-type="float">
            <text:p>4.02224349975586</text:p>
          </table:table-cell>
          <table:table-cell office:value-type="float" office:value="-3.03517198562622" calcext:value-type="float">
            <text:p>-3.03517198562622</text:p>
          </table:table-cell>
          <table:table-cell office:value-type="float" office:value="1.0379490852356" calcext:value-type="float">
            <text:p>1.0379490852356</text:p>
          </table:table-cell>
        </table:table-row>
        <table:table-row table:style-name="ro1">
          <table:table-cell office:value-type="float" office:value="27.56" calcext:value-type="float">
            <text:p>27.56</text:p>
          </table:table-cell>
          <table:table-cell office:value-type="float" office:value="4.02197360992432" calcext:value-type="float">
            <text:p>4.02197360992432</text:p>
          </table:table-cell>
          <table:table-cell office:value-type="float" office:value="-3.03381633758545" calcext:value-type="float">
            <text:p>-3.03381633758545</text:p>
          </table:table-cell>
          <table:table-cell office:value-type="float" office:value="1.03772151470184" calcext:value-type="float">
            <text:p>1.03772151470184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.02195978164673" calcext:value-type="float">
            <text:p>4.02195978164673</text:p>
          </table:table-cell>
          <table:table-cell office:value-type="float" office:value="-3.03282523155212" calcext:value-type="float">
            <text:p>-3.03282523155212</text:p>
          </table:table-cell>
          <table:table-cell office:value-type="float" office:value="1.03734517097473" calcext:value-type="float">
            <text:p>1.03734517097473</text:p>
          </table:table-cell>
        </table:table-row>
        <table:table-row table:style-name="ro1">
          <table:table-cell office:value-type="float" office:value="27.64" calcext:value-type="float">
            <text:p>27.64</text:p>
          </table:table-cell>
          <table:table-cell office:value-type="float" office:value="4.02196550369263" calcext:value-type="float">
            <text:p>4.02196550369263</text:p>
          </table:table-cell>
          <table:table-cell office:value-type="float" office:value="-3.03174376487732" calcext:value-type="float">
            <text:p>-3.03174376487732</text:p>
          </table:table-cell>
          <table:table-cell office:value-type="float" office:value="1.03723883628845" calcext:value-type="float">
            <text:p>1.03723883628845</text:p>
          </table:table-cell>
        </table:table-row>
        <table:table-row table:style-name="ro1">
          <table:table-cell office:value-type="float" office:value="27.68" calcext:value-type="float">
            <text:p>27.68</text:p>
          </table:table-cell>
          <table:table-cell office:value-type="float" office:value="4.02188587188721" calcext:value-type="float">
            <text:p>4.02188587188721</text:p>
          </table:table-cell>
          <table:table-cell office:value-type="float" office:value="-3.03073787689209" calcext:value-type="float">
            <text:p>-3.03073787689209</text:p>
          </table:table-cell>
          <table:table-cell office:value-type="float" office:value="1.03583550453186" calcext:value-type="float">
            <text:p>1.03583550453186</text:p>
          </table:table-cell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4.02192115783691" calcext:value-type="float">
            <text:p>4.02192115783691</text:p>
          </table:table-cell>
          <table:table-cell office:value-type="float" office:value="-3.02946186065674" calcext:value-type="float">
            <text:p>-3.02946186065674</text:p>
          </table:table-cell>
          <table:table-cell office:value-type="float" office:value="1.03541028499603" calcext:value-type="float">
            <text:p>1.03541028499603</text:p>
          </table:table-cell>
        </table:table-row>
        <table:table-row table:style-name="ro1">
          <table:table-cell office:value-type="float" office:value="27.76" calcext:value-type="float">
            <text:p>27.76</text:p>
          </table:table-cell>
          <table:table-cell office:value-type="float" office:value="4.02185392379761" calcext:value-type="float">
            <text:p>4.02185392379761</text:p>
          </table:table-cell>
          <table:table-cell office:value-type="float" office:value="-3.02789640426636" calcext:value-type="float">
            <text:p>-3.02789640426636</text:p>
          </table:table-cell>
          <table:table-cell office:value-type="float" office:value="1.03486251831055" calcext:value-type="float">
            <text:p>1.03486251831055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.02208566665649" calcext:value-type="float">
            <text:p>4.02208566665649</text:p>
          </table:table-cell>
          <table:table-cell office:value-type="float" office:value="-3.02618885040283" calcext:value-type="float">
            <text:p>-3.02618885040283</text:p>
          </table:table-cell>
          <table:table-cell office:value-type="float" office:value="1.03548860549927" calcext:value-type="float">
            <text:p>1.03548860549927</text:p>
          </table:table-cell>
        </table:table-row>
        <table:table-row table:style-name="ro1">
          <table:table-cell office:value-type="float" office:value="27.84" calcext:value-type="float">
            <text:p>27.84</text:p>
          </table:table-cell>
          <table:table-cell office:value-type="float" office:value="4.02209281921387" calcext:value-type="float">
            <text:p>4.02209281921387</text:p>
          </table:table-cell>
          <table:table-cell office:value-type="float" office:value="-3.02482295036316" calcext:value-type="float">
            <text:p>-3.02482295036316</text:p>
          </table:table-cell>
          <table:table-cell office:value-type="float" office:value="1.0346348285675" calcext:value-type="float">
            <text:p>1.0346348285675</text:p>
          </table:table-cell>
        </table:table-row>
        <table:table-row table:style-name="ro1">
          <table:table-cell office:value-type="float" office:value="27.88" calcext:value-type="float">
            <text:p>27.88</text:p>
          </table:table-cell>
          <table:table-cell office:value-type="float" office:value="4.02199554443359" calcext:value-type="float">
            <text:p>4.02199554443359</text:p>
          </table:table-cell>
          <table:table-cell office:value-type="float" office:value="-3.02326822280884" calcext:value-type="float">
            <text:p>-3.02326822280884</text:p>
          </table:table-cell>
          <table:table-cell office:value-type="float" office:value="1.03383696079254" calcext:value-type="float">
            <text:p>1.03383696079254</text:p>
          </table:table-cell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4.02230310440064" calcext:value-type="float">
            <text:p>4.02230310440064</text:p>
          </table:table-cell>
          <table:table-cell office:value-type="float" office:value="-3.02199268341064" calcext:value-type="float">
            <text:p>-3.02199268341064</text:p>
          </table:table-cell>
          <table:table-cell office:value-type="float" office:value="1.03301119804382" calcext:value-type="float">
            <text:p>1.03301119804382</text:p>
          </table:table-cell>
        </table:table-row>
        <table:table-row table:style-name="ro1">
          <table:table-cell office:value-type="float" office:value="27.96" calcext:value-type="float">
            <text:p>27.96</text:p>
          </table:table-cell>
          <table:table-cell office:value-type="float" office:value="4.02204608917236" calcext:value-type="float">
            <text:p>4.02204608917236</text:p>
          </table:table-cell>
          <table:table-cell office:value-type="float" office:value="-3.02026796340942" calcext:value-type="float">
            <text:p>-3.02026796340942</text:p>
          </table:table-cell>
          <table:table-cell office:value-type="float" office:value="1.0317097902298" calcext:value-type="float">
            <text:p>1.03170979022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.02198553085327" calcext:value-type="float">
            <text:p>4.02198553085327</text:p>
          </table:table-cell>
          <table:table-cell office:value-type="float" office:value="-3.01874470710754" calcext:value-type="float">
            <text:p>-3.01874470710754</text:p>
          </table:table-cell>
          <table:table-cell office:value-type="float" office:value="1.03047144412994" calcext:value-type="float">
            <text:p>1.03047144412994</text:p>
          </table:table-cell>
        </table:table-row>
        <table:table-row table:style-name="ro1">
          <table:table-cell office:value-type="float" office:value="28.04" calcext:value-type="float">
            <text:p>28.04</text:p>
          </table:table-cell>
          <table:table-cell office:value-type="float" office:value="4.02201175689697" calcext:value-type="float">
            <text:p>4.02201175689697</text:p>
          </table:table-cell>
          <table:table-cell office:value-type="float" office:value="-3.01720809936523" calcext:value-type="float">
            <text:p>-3.01720809936523</text:p>
          </table:table-cell>
          <table:table-cell office:value-type="float" office:value="1.02899527549744" calcext:value-type="float">
            <text:p>1.02899527549744</text:p>
          </table:table-cell>
        </table:table-row>
        <table:table-row table:style-name="ro1">
          <table:table-cell office:value-type="float" office:value="28.08" calcext:value-type="float">
            <text:p>28.08</text:p>
          </table:table-cell>
          <table:table-cell office:value-type="float" office:value="4.02195501327515" calcext:value-type="float">
            <text:p>4.02195501327515</text:p>
          </table:table-cell>
          <table:table-cell office:value-type="float" office:value="-3.01582813262939" calcext:value-type="float">
            <text:p>-3.01582813262939</text:p>
          </table:table-cell>
          <table:table-cell office:value-type="float" office:value="1.02784442901611" calcext:value-type="float">
            <text:p>1.02784442901611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4.02168226242065" calcext:value-type="float">
            <text:p>4.02168226242065</text:p>
          </table:table-cell>
          <table:table-cell office:value-type="float" office:value="-3.0145275592804" calcext:value-type="float">
            <text:p>-3.0145275592804</text:p>
          </table:table-cell>
          <table:table-cell office:value-type="float" office:value="1.02583086490631" calcext:value-type="float">
            <text:p>1.02583086490631</text:p>
          </table:table-cell>
        </table:table-row>
        <table:table-row table:style-name="ro1">
          <table:table-cell office:value-type="float" office:value="28.16" calcext:value-type="float">
            <text:p>28.16</text:p>
          </table:table-cell>
          <table:table-cell office:value-type="float" office:value="4.02159547805786" calcext:value-type="float">
            <text:p>4.02159547805786</text:p>
          </table:table-cell>
          <table:table-cell office:value-type="float" office:value="-3.01277494430542" calcext:value-type="float">
            <text:p>-3.01277494430542</text:p>
          </table:table-cell>
          <table:table-cell office:value-type="float" office:value="1.02497518062592" calcext:value-type="float">
            <text:p>1.02497518062592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.02143621444702" calcext:value-type="float">
            <text:p>4.02143621444702</text:p>
          </table:table-cell>
          <table:table-cell office:value-type="float" office:value="-3.01123714447022" calcext:value-type="float">
            <text:p>-3.01123714447022</text:p>
          </table:table-cell>
          <table:table-cell office:value-type="float" office:value="1.02381503582001" calcext:value-type="float">
            <text:p>1.02381503582001</text:p>
          </table:table-cell>
        </table:table-row>
        <table:table-row table:style-name="ro1">
          <table:table-cell office:value-type="float" office:value="28.24" calcext:value-type="float">
            <text:p>28.24</text:p>
          </table:table-cell>
          <table:table-cell office:value-type="float" office:value="4.02114200592041" calcext:value-type="float">
            <text:p>4.02114200592041</text:p>
          </table:table-cell>
          <table:table-cell office:value-type="float" office:value="-3.00994038581848" calcext:value-type="float">
            <text:p>-3.00994038581848</text:p>
          </table:table-cell>
          <table:table-cell office:value-type="float" office:value="1.02265429496765" calcext:value-type="float">
            <text:p>1.02265429496765</text:p>
          </table:table-cell>
        </table:table-row>
        <table:table-row table:style-name="ro1">
          <table:table-cell office:value-type="float" office:value="28.28" calcext:value-type="float">
            <text:p>28.28</text:p>
          </table:table-cell>
          <table:table-cell office:value-type="float" office:value="4.02100610733032" calcext:value-type="float">
            <text:p>4.02100610733032</text:p>
          </table:table-cell>
          <table:table-cell office:value-type="float" office:value="-3.00852942466736" calcext:value-type="float">
            <text:p>-3.00852942466736</text:p>
          </table:table-cell>
          <table:table-cell office:value-type="float" office:value="1.02282965183258" calcext:value-type="float">
            <text:p>1.02282965183258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4.02084541320801" calcext:value-type="float">
            <text:p>4.02084541320801</text:p>
          </table:table-cell>
          <table:table-cell office:value-type="float" office:value="-3.00749850273132" calcext:value-type="float">
            <text:p>-3.00749850273132</text:p>
          </table:table-cell>
          <table:table-cell office:value-type="float" office:value="1.02218186855316" calcext:value-type="float">
            <text:p>1.02218186855316</text:p>
          </table:table-cell>
        </table:table-row>
        <table:table-row table:style-name="ro1">
          <table:table-cell office:value-type="float" office:value="28.36" calcext:value-type="float">
            <text:p>28.36</text:p>
          </table:table-cell>
          <table:table-cell office:value-type="float" office:value="4.02073049545288" calcext:value-type="float">
            <text:p>4.02073049545288</text:p>
          </table:table-cell>
          <table:table-cell office:value-type="float" office:value="-3.00627613067627" calcext:value-type="float">
            <text:p>-3.00627613067627</text:p>
          </table:table-cell>
          <table:table-cell office:value-type="float" office:value="1.0219407081604" calcext:value-type="float">
            <text:p>1.0219407081604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.02066326141357" calcext:value-type="float">
            <text:p>4.02066326141357</text:p>
          </table:table-cell>
          <table:table-cell office:value-type="float" office:value="-3.00557208061218" calcext:value-type="float">
            <text:p>-3.00557208061218</text:p>
          </table:table-cell>
          <table:table-cell office:value-type="float" office:value="1.02167093753815" calcext:value-type="float">
            <text:p>1.02167093753815</text:p>
          </table:table-cell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4.02024030685425" calcext:value-type="float">
            <text:p>4.02024030685425</text:p>
          </table:table-cell>
          <table:table-cell office:value-type="float" office:value="-3.00484538078308" calcext:value-type="float">
            <text:p>-3.00484538078308</text:p>
          </table:table-cell>
          <table:table-cell office:value-type="float" office:value="1.02131724357605" calcext:value-type="float">
            <text:p>1.02131724357605</text:p>
          </table:table-cell>
        </table:table-row>
        <table:table-row table:style-name="ro1">
          <table:table-cell office:value-type="float" office:value="28.48" calcext:value-type="float">
            <text:p>28.48</text:p>
          </table:table-cell>
          <table:table-cell office:value-type="float" office:value="4.02009153366089" calcext:value-type="float">
            <text:p>4.02009153366089</text:p>
          </table:table-cell>
          <table:table-cell office:value-type="float" office:value="-3.0044322013855" calcext:value-type="float">
            <text:p>-3.0044322013855</text:p>
          </table:table-cell>
          <table:table-cell office:value-type="float" office:value="1.02112603187561" calcext:value-type="float">
            <text:p>1.02112603187561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4.0199818611145" calcext:value-type="float">
            <text:p>4.0199818611145</text:p>
          </table:table-cell>
          <table:table-cell office:value-type="float" office:value="-3.00409889221191" calcext:value-type="float">
            <text:p>-3.00409889221191</text:p>
          </table:table-cell>
          <table:table-cell office:value-type="float" office:value="1.02103388309479" calcext:value-type="float">
            <text:p>1.02103388309479</text:p>
          </table:table-cell>
        </table:table-row>
        <table:table-row table:style-name="ro1">
          <table:table-cell office:value-type="float" office:value="28.56" calcext:value-type="float">
            <text:p>28.56</text:p>
          </table:table-cell>
          <table:table-cell office:value-type="float" office:value="4.01985597610474" calcext:value-type="float">
            <text:p>4.01985597610474</text:p>
          </table:table-cell>
          <table:table-cell office:value-type="float" office:value="-3.00398206710815" calcext:value-type="float">
            <text:p>-3.00398206710815</text:p>
          </table:table-cell>
          <table:table-cell office:value-type="float" office:value="1.02099704742432" calcext:value-type="float">
            <text:p>1.02099704742432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.01977252960205" calcext:value-type="float">
            <text:p>4.01977252960205</text:p>
          </table:table-cell>
          <table:table-cell office:value-type="float" office:value="-3.00404000282288" calcext:value-type="float">
            <text:p>-3.00404000282288</text:p>
          </table:table-cell>
          <table:table-cell office:value-type="float" office:value="1.02099370956421" calcext:value-type="float">
            <text:p>1.02099370956421</text:p>
          </table:table-cell>
        </table:table-row>
        <table:table-row table:style-name="ro1">
          <table:table-cell office:value-type="float" office:value="28.64" calcext:value-type="float">
            <text:p>28.64</text:p>
          </table:table-cell>
          <table:table-cell office:value-type="float" office:value="4.01968431472778" calcext:value-type="float">
            <text:p>4.01968431472778</text:p>
          </table:table-cell>
          <table:table-cell office:value-type="float" office:value="-3.00416994094849" calcext:value-type="float">
            <text:p>-3.00416994094849</text:p>
          </table:table-cell>
          <table:table-cell office:value-type="float" office:value="1.02115857601166" calcext:value-type="float">
            <text:p>1.02115857601166</text:p>
          </table:table-cell>
        </table:table-row>
        <table:table-row table:style-name="ro1">
          <table:table-cell office:value-type="float" office:value="28.68" calcext:value-type="float">
            <text:p>28.68</text:p>
          </table:table-cell>
          <table:table-cell office:value-type="float" office:value="4.01961898803711" calcext:value-type="float">
            <text:p>4.01961898803711</text:p>
          </table:table-cell>
          <table:table-cell office:value-type="float" office:value="-3.00450944900513" calcext:value-type="float">
            <text:p>-3.00450944900513</text:p>
          </table:table-cell>
          <table:table-cell office:value-type="float" office:value="1.02105975151062" calcext:value-type="float">
            <text:p>1.02105975151062</text:p>
          </table:table-cell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4.01961135864258" calcext:value-type="float">
            <text:p>4.01961135864258</text:p>
          </table:table-cell>
          <table:table-cell office:value-type="float" office:value="-3.00509428977966" calcext:value-type="float">
            <text:p>-3.00509428977966</text:p>
          </table:table-cell>
          <table:table-cell office:value-type="float" office:value="1.0211056470871" calcext:value-type="float">
            <text:p>1.0211056470871</text:p>
          </table:table-cell>
        </table:table-row>
        <table:table-row table:style-name="ro1">
          <table:table-cell office:value-type="float" office:value="28.76" calcext:value-type="float">
            <text:p>28.76</text:p>
          </table:table-cell>
          <table:table-cell office:value-type="float" office:value="4.01955080032349" calcext:value-type="float">
            <text:p>4.01955080032349</text:p>
          </table:table-cell>
          <table:table-cell office:value-type="float" office:value="-3.00603771209717" calcext:value-type="float">
            <text:p>-3.00603771209717</text:p>
          </table:table-cell>
          <table:table-cell office:value-type="float" office:value="1.02162194252014" calcext:value-type="float">
            <text:p>1.0216219425201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.01955509185791" calcext:value-type="float">
            <text:p>4.01955509185791</text:p>
          </table:table-cell>
          <table:table-cell office:value-type="float" office:value="-3.00709867477417" calcext:value-type="float">
            <text:p>-3.00709867477417</text:p>
          </table:table-cell>
          <table:table-cell office:value-type="float" office:value="1.02169823646545" calcext:value-type="float">
            <text:p>1.02169823646545</text:p>
          </table:table-cell>
        </table:table-row>
        <table:table-row table:style-name="ro1">
          <table:table-cell office:value-type="float" office:value="28.84" calcext:value-type="float">
            <text:p>28.84</text:p>
          </table:table-cell>
          <table:table-cell office:value-type="float" office:value="4.01970434188843" calcext:value-type="float">
            <text:p>4.01970434188843</text:p>
          </table:table-cell>
          <table:table-cell office:value-type="float" office:value="-3.00826358795166" calcext:value-type="float">
            <text:p>-3.00826358795166</text:p>
          </table:table-cell>
          <table:table-cell office:value-type="float" office:value="1.02185094356537" calcext:value-type="float">
            <text:p>1.02185094356537</text:p>
          </table:table-cell>
        </table:table-row>
        <table:table-row table:style-name="ro1">
          <table:table-cell office:value-type="float" office:value="28.88" calcext:value-type="float">
            <text:p>28.88</text:p>
          </table:table-cell>
          <table:table-cell office:value-type="float" office:value="4.01996564865112" calcext:value-type="float">
            <text:p>4.01996564865112</text:p>
          </table:table-cell>
          <table:table-cell office:value-type="float" office:value="-3.00969052314758" calcext:value-type="float">
            <text:p>-3.00969052314758</text:p>
          </table:table-cell>
          <table:table-cell office:value-type="float" office:value="1.0215175151825" calcext:value-type="float">
            <text:p>1.0215175151825</text:p>
          </table:table-cell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4.01955842971802" calcext:value-type="float">
            <text:p>4.01955842971802</text:p>
          </table:table-cell>
          <table:table-cell office:value-type="float" office:value="-3.01120948791504" calcext:value-type="float">
            <text:p>-3.01120948791504</text:p>
          </table:table-cell>
          <table:table-cell office:value-type="float" office:value="1.02026617527008" calcext:value-type="float">
            <text:p>1.02026617527008</text:p>
          </table:table-cell>
        </table:table-row>
        <table:table-row table:style-name="ro1">
          <table:table-cell office:value-type="float" office:value="28.96" calcext:value-type="float">
            <text:p>28.96</text:p>
          </table:table-cell>
          <table:table-cell office:value-type="float" office:value="4.01953411102295" calcext:value-type="float">
            <text:p>4.01953411102295</text:p>
          </table:table-cell>
          <table:table-cell office:value-type="float" office:value="-3.01285719871521" calcext:value-type="float">
            <text:p>-3.01285719871521</text:p>
          </table:table-cell>
          <table:table-cell office:value-type="float" office:value="1.02033495903015" calcext:value-type="float">
            <text:p>1.020334959030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01963710784912" calcext:value-type="float">
            <text:p>4.01963710784912</text:p>
          </table:table-cell>
          <table:table-cell office:value-type="float" office:value="-3.01435613632202" calcext:value-type="float">
            <text:p>-3.01435613632202</text:p>
          </table:table-cell>
          <table:table-cell office:value-type="float" office:value="1.02009618282318" calcext:value-type="float">
            <text:p>1.02009618282318</text:p>
          </table:table-cell>
        </table:table-row>
        <table:table-row table:style-name="ro1">
          <table:table-cell office:value-type="float" office:value="29.04" calcext:value-type="float">
            <text:p>29.04</text:p>
          </table:table-cell>
          <table:table-cell office:value-type="float" office:value="4.01995086669922" calcext:value-type="float">
            <text:p>4.01995086669922</text:p>
          </table:table-cell>
          <table:table-cell office:value-type="float" office:value="-3.01565623283386" calcext:value-type="float">
            <text:p>-3.01565623283386</text:p>
          </table:table-cell>
          <table:table-cell office:value-type="float" office:value="1.02058911323547" calcext:value-type="float">
            <text:p>1.02058911323547</text:p>
          </table:table-cell>
        </table:table-row>
        <table:table-row table:style-name="ro1">
          <table:table-cell office:value-type="float" office:value="29.08" calcext:value-type="float">
            <text:p>29.08</text:p>
          </table:table-cell>
          <table:table-cell office:value-type="float" office:value="4.02002191543579" calcext:value-type="float">
            <text:p>4.02002191543579</text:p>
          </table:table-cell>
          <table:table-cell office:value-type="float" office:value="-3.01773405075073" calcext:value-type="float">
            <text:p>-3.01773405075073</text:p>
          </table:table-cell>
          <table:table-cell office:value-type="float" office:value="1.01881444454193" calcext:value-type="float">
            <text:p>1.01881444454193</text:p>
          </table:table-cell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4.01991891860962" calcext:value-type="float">
            <text:p>4.01991891860962</text:p>
          </table:table-cell>
          <table:table-cell office:value-type="float" office:value="-3.01929426193237" calcext:value-type="float">
            <text:p>-3.01929426193237</text:p>
          </table:table-cell>
          <table:table-cell office:value-type="float" office:value="1.01791715621948" calcext:value-type="float">
            <text:p>1.01791715621948</text:p>
          </table:table-cell>
        </table:table-row>
        <table:table-row table:style-name="ro1">
          <table:table-cell office:value-type="float" office:value="29.16" calcext:value-type="float">
            <text:p>29.16</text:p>
          </table:table-cell>
          <table:table-cell office:value-type="float" office:value="4.01994371414185" calcext:value-type="float">
            <text:p>4.01994371414185</text:p>
          </table:table-cell>
          <table:table-cell office:value-type="float" office:value="-3.02104640007019" calcext:value-type="float">
            <text:p>-3.02104640007019</text:p>
          </table:table-cell>
          <table:table-cell office:value-type="float" office:value="1.01708936691284" calcext:value-type="float">
            <text:p>1.01708936691284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.02017307281494" calcext:value-type="float">
            <text:p>4.02017307281494</text:p>
          </table:table-cell>
          <table:table-cell office:value-type="float" office:value="-3.0224940776825" calcext:value-type="float">
            <text:p>-3.0224940776825</text:p>
          </table:table-cell>
          <table:table-cell office:value-type="float" office:value="1.01717245578766" calcext:value-type="float">
            <text:p>1.01717245578766</text:p>
          </table:table-cell>
        </table:table-row>
        <table:table-row table:style-name="ro1">
          <table:table-cell office:value-type="float" office:value="29.24" calcext:value-type="float">
            <text:p>29.24</text:p>
          </table:table-cell>
          <table:table-cell office:value-type="float" office:value="4.02013921737671" calcext:value-type="float">
            <text:p>4.02013921737671</text:p>
          </table:table-cell>
          <table:table-cell office:value-type="float" office:value="-3.02434468269348" calcext:value-type="float">
            <text:p>-3.02434468269348</text:p>
          </table:table-cell>
          <table:table-cell office:value-type="float" office:value="1.01460754871368" calcext:value-type="float">
            <text:p>1.01460754871368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4.02022886276245" calcext:value-type="float">
            <text:p>4.02022886276245</text:p>
          </table:table-cell>
          <table:table-cell office:value-type="float" office:value="-3.02580618858337" calcext:value-type="float">
            <text:p>-3.02580618858337</text:p>
          </table:table-cell>
          <table:table-cell office:value-type="float" office:value="1.01430642604828" calcext:value-type="float">
            <text:p>1.01430642604828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4.02012014389038" calcext:value-type="float">
            <text:p>4.02012014389038</text:p>
          </table:table-cell>
          <table:table-cell office:value-type="float" office:value="-3.02731561660767" calcext:value-type="float">
            <text:p>-3.02731561660767</text:p>
          </table:table-cell>
          <table:table-cell office:value-type="float" office:value="1.01374816894531" calcext:value-type="float">
            <text:p>1.01374816894531</text:p>
          </table:table-cell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4.02024126052856" calcext:value-type="float">
            <text:p>4.02024126052856</text:p>
          </table:table-cell>
          <table:table-cell office:value-type="float" office:value="-3.02915453910828" calcext:value-type="float">
            <text:p>-3.02915453910828</text:p>
          </table:table-cell>
          <table:table-cell office:value-type="float" office:value="1.01356542110443" calcext:value-type="float">
            <text:p>1.01356542110443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.01933336257935" calcext:value-type="float">
            <text:p>4.01933336257935</text:p>
          </table:table-cell>
          <table:table-cell office:value-type="float" office:value="-3.03101325035095" calcext:value-type="float">
            <text:p>-3.03101325035095</text:p>
          </table:table-cell>
          <table:table-cell office:value-type="float" office:value="1.01155459880829" calcext:value-type="float">
            <text:p>1.01155459880829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4.01889181137085" calcext:value-type="float">
            <text:p>4.01889181137085</text:p>
          </table:table-cell>
          <table:table-cell office:value-type="float" office:value="-3.03259038925171" calcext:value-type="float">
            <text:p>-3.03259038925171</text:p>
          </table:table-cell>
          <table:table-cell office:value-type="float" office:value="1.01157879829407" calcext:value-type="float">
            <text:p>1.01157879829407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4.01828479766846" calcext:value-type="float">
            <text:p>4.01828479766846</text:p>
          </table:table-cell>
          <table:table-cell office:value-type="float" office:value="-3.0340621471405" calcext:value-type="float">
            <text:p>-3.0340621471405</text:p>
          </table:table-cell>
          <table:table-cell office:value-type="float" office:value="1.01185131072998" calcext:value-type="float">
            <text:p>1.01185131072998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4.01769399642944" calcext:value-type="float">
            <text:p>4.01769399642944</text:p>
          </table:table-cell>
          <table:table-cell office:value-type="float" office:value="-3.03519105911255" calcext:value-type="float">
            <text:p>-3.03519105911255</text:p>
          </table:table-cell>
          <table:table-cell office:value-type="float" office:value="1.01372408866882" calcext:value-type="float">
            <text:p>1.01372408866882</text:p>
          </table:table-cell>
        </table:table-row>
        <table:table-row table:style-name="ro1">
          <table:table-cell office:value-type="float" office:value="29.56" calcext:value-type="float">
            <text:p>29.56</text:p>
          </table:table-cell>
          <table:table-cell office:value-type="float" office:value="4.01677799224854" calcext:value-type="float">
            <text:p>4.01677799224854</text:p>
          </table:table-cell>
          <table:table-cell office:value-type="float" office:value="-3.0366222858429" calcext:value-type="float">
            <text:p>-3.0366222858429</text:p>
          </table:table-cell>
          <table:table-cell office:value-type="float" office:value="1.01473426818848" calcext:value-type="float">
            <text:p>1.01473426818848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.01590442657471" calcext:value-type="float">
            <text:p>4.01590442657471</text:p>
          </table:table-cell>
          <table:table-cell office:value-type="float" office:value="-3.03770232200623" calcext:value-type="float">
            <text:p>-3.03770232200623</text:p>
          </table:table-cell>
          <table:table-cell office:value-type="float" office:value="1.01551377773285" calcext:value-type="float">
            <text:p>1.01551377773285</text:p>
          </table:table-cell>
        </table:table-row>
        <table:table-row table:style-name="ro1">
          <table:table-cell office:value-type="float" office:value="29.64" calcext:value-type="float">
            <text:p>29.64</text:p>
          </table:table-cell>
          <table:table-cell office:value-type="float" office:value="4.01496171951294" calcext:value-type="float">
            <text:p>4.01496171951294</text:p>
          </table:table-cell>
          <table:table-cell office:value-type="float" office:value="-3.03882169723511" calcext:value-type="float">
            <text:p>-3.03882169723511</text:p>
          </table:table-cell>
          <table:table-cell office:value-type="float" office:value="1.01640474796295" calcext:value-type="float">
            <text:p>1.01640474796295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4.01406049728394" calcext:value-type="float">
            <text:p>4.01406049728394</text:p>
          </table:table-cell>
          <table:table-cell office:value-type="float" office:value="-3.03976345062256" calcext:value-type="float">
            <text:p>-3.03976345062256</text:p>
          </table:table-cell>
          <table:table-cell office:value-type="float" office:value="1.01744771003723" calcext:value-type="float">
            <text:p>1.01744771003723</text:p>
          </table:table-cell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4.0130820274353" calcext:value-type="float">
            <text:p>4.0130820274353</text:p>
          </table:table-cell>
          <table:table-cell office:value-type="float" office:value="-3.04065251350403" calcext:value-type="float">
            <text:p>-3.04065251350403</text:p>
          </table:table-cell>
          <table:table-cell office:value-type="float" office:value="1.01822698116303" calcext:value-type="float">
            <text:p>1.01822698116303</text:p>
          </table:table-cell>
        </table:table-row>
        <table:table-row table:style-name="ro1">
          <table:table-cell office:value-type="float" office:value="29.76" calcext:value-type="float">
            <text:p>29.76</text:p>
          </table:table-cell>
          <table:table-cell office:value-type="float" office:value="4.011962890625" calcext:value-type="float">
            <text:p>4.011962890625</text:p>
          </table:table-cell>
          <table:table-cell office:value-type="float" office:value="-3.04157423973084" calcext:value-type="float">
            <text:p>-3.04157423973084</text:p>
          </table:table-cell>
          <table:table-cell office:value-type="float" office:value="1.0193258523941" calcext:value-type="float">
            <text:p>1.0193258523941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.01105642318726" calcext:value-type="float">
            <text:p>4.01105642318726</text:p>
          </table:table-cell>
          <table:table-cell office:value-type="float" office:value="-3.04226231575012" calcext:value-type="float">
            <text:p>-3.04226231575012</text:p>
          </table:table-cell>
          <table:table-cell office:value-type="float" office:value="1.02009034156799" calcext:value-type="float">
            <text:p>1.02009034156799</text:p>
          </table:table-cell>
        </table:table-row>
        <table:table-row table:style-name="ro1">
          <table:table-cell office:value-type="float" office:value="29.84" calcext:value-type="float">
            <text:p>29.84</text:p>
          </table:table-cell>
          <table:table-cell office:value-type="float" office:value="4.01030540466309" calcext:value-type="float">
            <text:p>4.01030540466309</text:p>
          </table:table-cell>
          <table:table-cell office:value-type="float" office:value="-3.04271292686462" calcext:value-type="float">
            <text:p>-3.04271292686462</text:p>
          </table:table-cell>
          <table:table-cell office:value-type="float" office:value="1.02067315578461" calcext:value-type="float">
            <text:p>1.02067315578461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4.00946426391602" calcext:value-type="float">
            <text:p>4.00946426391602</text:p>
          </table:table-cell>
          <table:table-cell office:value-type="float" office:value="-3.04315829277039" calcext:value-type="float">
            <text:p>-3.04315829277039</text:p>
          </table:table-cell>
          <table:table-cell office:value-type="float" office:value="1.0212140083313" calcext:value-type="float">
            <text:p>1.0212140083313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4.00867891311646" calcext:value-type="float">
            <text:p>4.00867891311646</text:p>
          </table:table-cell>
          <table:table-cell office:value-type="float" office:value="-3.04335808753967" calcext:value-type="float">
            <text:p>-3.04335808753967</text:p>
          </table:table-cell>
          <table:table-cell office:value-type="float" office:value="1.02152621746063" calcext:value-type="float">
            <text:p>1.02152621746063</text:p>
          </table:table-cell>
        </table:table-row>
        <table:table-row table:style-name="ro1">
          <table:table-cell office:value-type="float" office:value="29.96" calcext:value-type="float">
            <text:p>29.96</text:p>
          </table:table-cell>
          <table:table-cell office:value-type="float" office:value="4.00781202316284" calcext:value-type="float">
            <text:p>4.00781202316284</text:p>
          </table:table-cell>
          <table:table-cell office:value-type="float" office:value="-3.04352211952209" calcext:value-type="float">
            <text:p>-3.04352211952209</text:p>
          </table:table-cell>
          <table:table-cell office:value-type="float" office:value="1.02167618274689" calcext:value-type="float">
            <text:p>1.021676182746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00720024108887" calcext:value-type="float">
            <text:p>4.00720024108887</text:p>
          </table:table-cell>
          <table:table-cell office:value-type="float" office:value="-3.04363226890564" calcext:value-type="float">
            <text:p>-3.04363226890564</text:p>
          </table:table-cell>
          <table:table-cell office:value-type="float" office:value="1.0215460062027" calcext:value-type="float">
            <text:p>1.0215460062027</text:p>
          </table:table-cell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4.00671577453613" calcext:value-type="float">
            <text:p>4.00671577453613</text:p>
          </table:table-cell>
          <table:table-cell office:value-type="float" office:value="-3.04370331764221" calcext:value-type="float">
            <text:p>-3.04370331764221</text:p>
          </table:table-cell>
          <table:table-cell office:value-type="float" office:value="1.02116179466248" calcext:value-type="float">
            <text:p>1.02116179466248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4.00618696212769" calcext:value-type="float">
            <text:p>4.00618696212769</text:p>
          </table:table-cell>
          <table:table-cell office:value-type="float" office:value="-3.04354023933411" calcext:value-type="float">
            <text:p>-3.04354023933411</text:p>
          </table:table-cell>
          <table:table-cell office:value-type="float" office:value="1.02088069915771" calcext:value-type="float">
            <text:p>1.02088069915771</text:p>
          </table:table-cell>
        </table:table-row>
        <table:table-row table:style-name="ro1">
          <table:table-cell office:value-type="float" office:value="30.12" calcext:value-type="float">
            <text:p>30.12</text:p>
          </table:table-cell>
          <table:table-cell office:value-type="float" office:value="4.00573396682739" calcext:value-type="float">
            <text:p>4.00573396682739</text:p>
          </table:table-cell>
          <table:table-cell office:value-type="float" office:value="-3.04323172569275" calcext:value-type="float">
            <text:p>-3.04323172569275</text:p>
          </table:table-cell>
          <table:table-cell office:value-type="float" office:value="1.02061307430267" calcext:value-type="float">
            <text:p>1.02061307430267</text:p>
          </table:table-cell>
        </table:table-row>
        <table:table-row table:style-name="ro1">
          <table:table-cell office:value-type="float" office:value="30.16" calcext:value-type="float">
            <text:p>30.16</text:p>
          </table:table-cell>
          <table:table-cell office:value-type="float" office:value="4.00530576705933" calcext:value-type="float">
            <text:p>4.00530576705933</text:p>
          </table:table-cell>
          <table:table-cell office:value-type="float" office:value="-3.04272127151489" calcext:value-type="float">
            <text:p>-3.04272127151489</text:p>
          </table:table-cell>
          <table:table-cell office:value-type="float" office:value="1.02003908157349" calcext:value-type="float">
            <text:p>1.02003908157349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.0048394203186" calcext:value-type="float">
            <text:p>4.0048394203186</text:p>
          </table:table-cell>
          <table:table-cell office:value-type="float" office:value="-3.0421929359436" calcext:value-type="float">
            <text:p>-3.0421929359436</text:p>
          </table:table-cell>
          <table:table-cell office:value-type="float" office:value="1.01940166950226" calcext:value-type="float">
            <text:p>1.01940166950226</text:p>
          </table:table-cell>
        </table:table-row>
        <table:table-row table:style-name="ro1">
          <table:table-cell office:value-type="float" office:value="30.24" calcext:value-type="float">
            <text:p>30.24</text:p>
          </table:table-cell>
          <table:table-cell office:value-type="float" office:value="4.0044264793396" calcext:value-type="float">
            <text:p>4.0044264793396</text:p>
          </table:table-cell>
          <table:table-cell office:value-type="float" office:value="-3.04159927368164" calcext:value-type="float">
            <text:p>-3.04159927368164</text:p>
          </table:table-cell>
          <table:table-cell office:value-type="float" office:value="1.0187816619873" calcext:value-type="float">
            <text:p>1.0187816619873</text:p>
          </table:table-cell>
        </table:table-row>
        <table:table-row table:style-name="ro1">
          <table:table-cell office:value-type="float" office:value="30.28" calcext:value-type="float">
            <text:p>30.28</text:p>
          </table:table-cell>
          <table:table-cell office:value-type="float" office:value="4.00395679473877" calcext:value-type="float">
            <text:p>4.00395679473877</text:p>
          </table:table-cell>
          <table:table-cell office:value-type="float" office:value="-3.04065656661987" calcext:value-type="float">
            <text:p>-3.04065656661987</text:p>
          </table:table-cell>
          <table:table-cell office:value-type="float" office:value="1.01820015907288" calcext:value-type="float">
            <text:p>1.01820015907288</text:p>
          </table:table-cell>
        </table:table-row>
        <table:table-row table:style-name="ro1">
          <table:table-cell office:value-type="float" office:value="30.32" calcext:value-type="float">
            <text:p>30.32</text:p>
          </table:table-cell>
          <table:table-cell office:value-type="float" office:value="4.00341510772705" calcext:value-type="float">
            <text:p>4.00341510772705</text:p>
          </table:table-cell>
          <table:table-cell office:value-type="float" office:value="-3.03975439071655" calcext:value-type="float">
            <text:p>-3.03975439071655</text:p>
          </table:table-cell>
          <table:table-cell office:value-type="float" office:value="1.01770901679993" calcext:value-type="float">
            <text:p>1.01770901679993</text:p>
          </table:table-cell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4.00274562835693" calcext:value-type="float">
            <text:p>4.00274562835693</text:p>
          </table:table-cell>
          <table:table-cell office:value-type="float" office:value="-3.03864121437073" calcext:value-type="float">
            <text:p>-3.03864121437073</text:p>
          </table:table-cell>
          <table:table-cell office:value-type="float" office:value="1.01719343662262" calcext:value-type="float">
            <text:p>1.01719343662262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4.00229024887085" calcext:value-type="float">
            <text:p>4.00229024887085</text:p>
          </table:table-cell>
          <table:table-cell office:value-type="float" office:value="-3.03754162788391" calcext:value-type="float">
            <text:p>-3.03754162788391</text:p>
          </table:table-cell>
          <table:table-cell office:value-type="float" office:value="1.01654231548309" calcext:value-type="float">
            <text:p>1.01654231548309</text:p>
          </table:table-cell>
        </table:table-row>
        <table:table-row table:style-name="ro1">
          <table:table-cell office:value-type="float" office:value="30.44" calcext:value-type="float">
            <text:p>30.44</text:p>
          </table:table-cell>
          <table:table-cell office:value-type="float" office:value="4.00168704986572" calcext:value-type="float">
            <text:p>4.00168704986572</text:p>
          </table:table-cell>
          <table:table-cell office:value-type="float" office:value="-3.03627562522888" calcext:value-type="float">
            <text:p>-3.03627562522888</text:p>
          </table:table-cell>
          <table:table-cell office:value-type="float" office:value="1.01550698280334" calcext:value-type="float">
            <text:p>1.01550698280334</text:p>
          </table:table-cell>
        </table:table-row>
        <table:table-row table:style-name="ro1">
          <table:table-cell office:value-type="float" office:value="30.48" calcext:value-type="float">
            <text:p>30.48</text:p>
          </table:table-cell>
          <table:table-cell office:value-type="float" office:value="4.00117826461792" calcext:value-type="float">
            <text:p>4.00117826461792</text:p>
          </table:table-cell>
          <table:table-cell office:value-type="float" office:value="-3.03514623641968" calcext:value-type="float">
            <text:p>-3.03514623641968</text:p>
          </table:table-cell>
          <table:table-cell office:value-type="float" office:value="1.01421928405762" calcext:value-type="float">
            <text:p>1.01421928405762</text:p>
          </table:table-cell>
        </table:table-row>
        <table:table-row table:style-name="ro1">
          <table:table-cell office:value-type="float" office:value="30.52" calcext:value-type="float">
            <text:p>30.52</text:p>
          </table:table-cell>
          <table:table-cell office:value-type="float" office:value="4.00066661834717" calcext:value-type="float">
            <text:p>4.00066661834717</text:p>
          </table:table-cell>
          <table:table-cell office:value-type="float" office:value="-3.0338933467865" calcext:value-type="float">
            <text:p>-3.0338933467865</text:p>
          </table:table-cell>
          <table:table-cell office:value-type="float" office:value="1.01376509666443" calcext:value-type="float">
            <text:p>1.01376509666443</text:p>
          </table:table-cell>
        </table:table-row>
        <table:table-row table:style-name="ro1">
          <table:table-cell office:value-type="float" office:value="30.56" calcext:value-type="float">
            <text:p>30.56</text:p>
          </table:table-cell>
          <table:table-cell office:value-type="float" office:value="4.00013303756714" calcext:value-type="float">
            <text:p>4.00013303756714</text:p>
          </table:table-cell>
          <table:table-cell office:value-type="float" office:value="-3.03234696388245" calcext:value-type="float">
            <text:p>-3.03234696388245</text:p>
          </table:table-cell>
          <table:table-cell office:value-type="float" office:value="1.0130181312561" calcext:value-type="float">
            <text:p>1.0130181312561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.99964118003845" calcext:value-type="float">
            <text:p>3.99964118003845</text:p>
          </table:table-cell>
          <table:table-cell office:value-type="float" office:value="-3.03069186210632" calcext:value-type="float">
            <text:p>-3.03069186210632</text:p>
          </table:table-cell>
          <table:table-cell office:value-type="float" office:value="1.01307332515717" calcext:value-type="float">
            <text:p>1.01307332515717</text:p>
          </table:table-cell>
        </table:table-row>
        <table:table-row table:style-name="ro1">
          <table:table-cell office:value-type="float" office:value="30.64" calcext:value-type="float">
            <text:p>30.64</text:p>
          </table:table-cell>
          <table:table-cell office:value-type="float" office:value="3.99946022033691" calcext:value-type="float">
            <text:p>3.99946022033691</text:p>
          </table:table-cell>
          <table:table-cell office:value-type="float" office:value="-3.02896809577942" calcext:value-type="float">
            <text:p>-3.02896809577942</text:p>
          </table:table-cell>
          <table:table-cell office:value-type="float" office:value="1.01445925235748" calcext:value-type="float">
            <text:p>1.01445925235748</text:p>
          </table:table-cell>
        </table:table-row>
        <table:table-row table:style-name="ro1">
          <table:table-cell office:value-type="float" office:value="30.68" calcext:value-type="float">
            <text:p>30.68</text:p>
          </table:table-cell>
          <table:table-cell office:value-type="float" office:value="3.9990382194519" calcext:value-type="float">
            <text:p>3.9990382194519</text:p>
          </table:table-cell>
          <table:table-cell office:value-type="float" office:value="-3.02745985984802" calcext:value-type="float">
            <text:p>-3.02745985984802</text:p>
          </table:table-cell>
          <table:table-cell office:value-type="float" office:value="1.0146815776825" calcext:value-type="float">
            <text:p>1.0146815776825</text:p>
          </table:table-cell>
        </table:table-row>
        <table:table-row table:style-name="ro1">
          <table:table-cell office:value-type="float" office:value="30.72" calcext:value-type="float">
            <text:p>30.72</text:p>
          </table:table-cell>
          <table:table-cell office:value-type="float" office:value="3.99865293502808" calcext:value-type="float">
            <text:p>3.99865293502808</text:p>
          </table:table-cell>
          <table:table-cell office:value-type="float" office:value="-3.02561330795288" calcext:value-type="float">
            <text:p>-3.02561330795288</text:p>
          </table:table-cell>
          <table:table-cell office:value-type="float" office:value="1.01512467861176" calcext:value-type="float">
            <text:p>1.01512467861176</text:p>
          </table:table-cell>
        </table:table-row>
        <table:table-row table:style-name="ro1">
          <table:table-cell office:value-type="float" office:value="30.76" calcext:value-type="float">
            <text:p>30.76</text:p>
          </table:table-cell>
          <table:table-cell office:value-type="float" office:value="3.99807262420654" calcext:value-type="float">
            <text:p>3.99807262420654</text:p>
          </table:table-cell>
          <table:table-cell office:value-type="float" office:value="-3.02389931678772" calcext:value-type="float">
            <text:p>-3.02389931678772</text:p>
          </table:table-cell>
          <table:table-cell office:value-type="float" office:value="1.01425075531006" calcext:value-type="float">
            <text:p>1.01425075531006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.99792242050171" calcext:value-type="float">
            <text:p>3.99792242050171</text:p>
          </table:table-cell>
          <table:table-cell office:value-type="float" office:value="-3.02242136001587" calcext:value-type="float">
            <text:p>-3.02242136001587</text:p>
          </table:table-cell>
          <table:table-cell office:value-type="float" office:value="1.01457536220551" calcext:value-type="float">
            <text:p>1.01457536220551</text:p>
          </table:table-cell>
        </table:table-row>
        <table:table-row table:style-name="ro1">
          <table:table-cell office:value-type="float" office:value="30.84" calcext:value-type="float">
            <text:p>30.84</text:p>
          </table:table-cell>
          <table:table-cell office:value-type="float" office:value="3.99809145927429" calcext:value-type="float">
            <text:p>3.99809145927429</text:p>
          </table:table-cell>
          <table:table-cell office:value-type="float" office:value="-3.02057456970215" calcext:value-type="float">
            <text:p>-3.02057456970215</text:p>
          </table:table-cell>
          <table:table-cell office:value-type="float" office:value="1.01590490341187" calcext:value-type="float">
            <text:p>1.01590490341187</text:p>
          </table:table-cell>
        </table:table-row>
        <table:table-row table:style-name="ro1">
          <table:table-cell office:value-type="float" office:value="30.88" calcext:value-type="float">
            <text:p>30.88</text:p>
          </table:table-cell>
          <table:table-cell office:value-type="float" office:value="3.99828362464905" calcext:value-type="float">
            <text:p>3.99828362464905</text:p>
          </table:table-cell>
          <table:table-cell office:value-type="float" office:value="-3.01913642883301" calcext:value-type="float">
            <text:p>-3.01913642883301</text:p>
          </table:table-cell>
          <table:table-cell office:value-type="float" office:value="1.01555860042572" calcext:value-type="float">
            <text:p>1.01555860042572</text:p>
          </table:table-cell>
        </table:table-row>
        <table:table-row table:style-name="ro1">
          <table:table-cell office:value-type="float" office:value="30.92" calcext:value-type="float">
            <text:p>30.92</text:p>
          </table:table-cell>
          <table:table-cell office:value-type="float" office:value="3.99862504005432" calcext:value-type="float">
            <text:p>3.99862504005432</text:p>
          </table:table-cell>
          <table:table-cell office:value-type="float" office:value="-3.01756882667542" calcext:value-type="float">
            <text:p>-3.01756882667542</text:p>
          </table:table-cell>
          <table:table-cell office:value-type="float" office:value="1.01595294475555" calcext:value-type="float">
            <text:p>1.01595294475555</text:p>
          </table:table-cell>
        </table:table-row>
        <table:table-row table:style-name="ro1">
          <table:table-cell office:value-type="float" office:value="30.96" calcext:value-type="float">
            <text:p>30.96</text:p>
          </table:table-cell>
          <table:table-cell office:value-type="float" office:value="3.99931049346924" calcext:value-type="float">
            <text:p>3.99931049346924</text:p>
          </table:table-cell>
          <table:table-cell office:value-type="float" office:value="-3.01597452163696" calcext:value-type="float">
            <text:p>-3.01597452163696</text:p>
          </table:table-cell>
          <table:table-cell office:value-type="float" office:value="1.01624608039856" calcext:value-type="float">
            <text:p>1.016246080398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00016975402832" calcext:value-type="float">
            <text:p>4.00016975402832</text:p>
          </table:table-cell>
          <table:table-cell office:value-type="float" office:value="-3.01452469825745" calcext:value-type="float">
            <text:p>-3.01452469825745</text:p>
          </table:table-cell>
          <table:table-cell office:value-type="float" office:value="1.01752662658691" calcext:value-type="float">
            <text:p>1.01752662658691</text:p>
          </table:table-cell>
        </table:table-row>
        <table:table-row table:style-name="ro1">
          <table:table-cell office:value-type="float" office:value="31.04" calcext:value-type="float">
            <text:p>31.04</text:p>
          </table:table-cell>
          <table:table-cell office:value-type="float" office:value="4.00102710723877" calcext:value-type="float">
            <text:p>4.00102710723877</text:p>
          </table:table-cell>
          <table:table-cell office:value-type="float" office:value="-3.01304411888123" calcext:value-type="float">
            <text:p>-3.01304411888123</text:p>
          </table:table-cell>
          <table:table-cell office:value-type="float" office:value="1.01813220977783" calcext:value-type="float">
            <text:p>1.01813220977783</text:p>
          </table:table-cell>
        </table:table-row>
        <table:table-row table:style-name="ro1">
          <table:table-cell office:value-type="float" office:value="31.08" calcext:value-type="float">
            <text:p>31.08</text:p>
          </table:table-cell>
          <table:table-cell office:value-type="float" office:value="4.00187921524048" calcext:value-type="float">
            <text:p>4.00187921524048</text:p>
          </table:table-cell>
          <table:table-cell office:value-type="float" office:value="-3.01166653633118" calcext:value-type="float">
            <text:p>-3.01166653633118</text:p>
          </table:table-cell>
          <table:table-cell office:value-type="float" office:value="1.0186961889267" calcext:value-type="float">
            <text:p>1.0186961889267</text:p>
          </table:table-cell>
        </table:table-row>
        <table:table-row table:style-name="ro1">
          <table:table-cell office:value-type="float" office:value="31.12" calcext:value-type="float">
            <text:p>31.12</text:p>
          </table:table-cell>
          <table:table-cell office:value-type="float" office:value="4.00273180007935" calcext:value-type="float">
            <text:p>4.00273180007935</text:p>
          </table:table-cell>
          <table:table-cell office:value-type="float" office:value="-3.01096200942993" calcext:value-type="float">
            <text:p>-3.01096200942993</text:p>
          </table:table-cell>
          <table:table-cell office:value-type="float" office:value="1.01809179782867" calcext:value-type="float">
            <text:p>1.01809179782867</text:p>
          </table:table-cell>
        </table:table-row>
        <table:table-row table:style-name="ro1">
          <table:table-cell office:value-type="float" office:value="31.16" calcext:value-type="float">
            <text:p>31.16</text:p>
          </table:table-cell>
          <table:table-cell office:value-type="float" office:value="4.00396776199341" calcext:value-type="float">
            <text:p>4.00396776199341</text:p>
          </table:table-cell>
          <table:table-cell office:value-type="float" office:value="-3.00971341133118" calcext:value-type="float">
            <text:p>-3.00971341133118</text:p>
          </table:table-cell>
          <table:table-cell office:value-type="float" office:value="1.01900935173035" calcext:value-type="float">
            <text:p>1.01900935173035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4.0050802230835" calcext:value-type="float">
            <text:p>4.0050802230835</text:p>
          </table:table-cell>
          <table:table-cell office:value-type="float" office:value="-3.00890040397644" calcext:value-type="float">
            <text:p>-3.00890040397644</text:p>
          </table:table-cell>
          <table:table-cell office:value-type="float" office:value="1.01950418949127" calcext:value-type="float">
            <text:p>1.01950418949127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4.00627326965332" calcext:value-type="float">
            <text:p>4.00627326965332</text:p>
          </table:table-cell>
          <table:table-cell office:value-type="float" office:value="-3.00819611549377" calcext:value-type="float">
            <text:p>-3.00819611549377</text:p>
          </table:table-cell>
          <table:table-cell office:value-type="float" office:value="1.02021634578705" calcext:value-type="float">
            <text:p>1.02021634578705</text:p>
          </table:table-cell>
        </table:table-row>
        <table:table-row table:style-name="ro1">
          <table:table-cell office:value-type="float" office:value="31.28" calcext:value-type="float">
            <text:p>31.28</text:p>
          </table:table-cell>
          <table:table-cell office:value-type="float" office:value="4.00781965255737" calcext:value-type="float">
            <text:p>4.00781965255737</text:p>
          </table:table-cell>
          <table:table-cell office:value-type="float" office:value="-3.007483959198" calcext:value-type="float">
            <text:p>-3.007483959198</text:p>
          </table:table-cell>
          <table:table-cell office:value-type="float" office:value="1.0220695734024" calcext:value-type="float">
            <text:p>1.0220695734024</text:p>
          </table:table-cell>
        </table:table-row>
        <table:table-row table:style-name="ro1">
          <table:table-cell office:value-type="float" office:value="31.32" calcext:value-type="float">
            <text:p>31.32</text:p>
          </table:table-cell>
          <table:table-cell office:value-type="float" office:value="4.00895881652832" calcext:value-type="float">
            <text:p>4.00895881652832</text:p>
          </table:table-cell>
          <table:table-cell office:value-type="float" office:value="-3.00701785087585" calcext:value-type="float">
            <text:p>-3.00701785087585</text:p>
          </table:table-cell>
          <table:table-cell office:value-type="float" office:value="1.02267014980316" calcext:value-type="float">
            <text:p>1.02267014980316</text:p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4.01033926010132" calcext:value-type="float">
            <text:p>4.01033926010132</text:p>
          </table:table-cell>
          <table:table-cell office:value-type="float" office:value="-3.00680828094482" calcext:value-type="float">
            <text:p>-3.00680828094482</text:p>
          </table:table-cell>
          <table:table-cell office:value-type="float" office:value="1.02338743209839" calcext:value-type="float">
            <text:p>1.02338743209839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4.01175260543823" calcext:value-type="float">
            <text:p>4.01175260543823</text:p>
          </table:table-cell>
          <table:table-cell office:value-type="float" office:value="-3.00684189796448" calcext:value-type="float">
            <text:p>-3.00684189796448</text:p>
          </table:table-cell>
          <table:table-cell office:value-type="float" office:value="1.02410984039307" calcext:value-type="float">
            <text:p>1.02410984039307</text:p>
          </table:table-cell>
        </table:table-row>
        <table:table-row table:style-name="ro1">
          <table:table-cell office:value-type="float" office:value="31.44" calcext:value-type="float">
            <text:p>31.44</text:p>
          </table:table-cell>
          <table:table-cell office:value-type="float" office:value="4.01309061050415" calcext:value-type="float">
            <text:p>4.01309061050415</text:p>
          </table:table-cell>
          <table:table-cell office:value-type="float" office:value="-3.00686812400818" calcext:value-type="float">
            <text:p>-3.00686812400818</text:p>
          </table:table-cell>
          <table:table-cell office:value-type="float" office:value="1.02471828460693" calcext:value-type="float">
            <text:p>1.02471828460693</text:p>
          </table:table-cell>
        </table:table-row>
        <table:table-row table:style-name="ro1">
          <table:table-cell office:value-type="float" office:value="31.48" calcext:value-type="float">
            <text:p>31.48</text:p>
          </table:table-cell>
          <table:table-cell office:value-type="float" office:value="4.01433086395264" calcext:value-type="float">
            <text:p>4.01433086395264</text:p>
          </table:table-cell>
          <table:table-cell office:value-type="float" office:value="-3.00707769393921" calcext:value-type="float">
            <text:p>-3.00707769393921</text:p>
          </table:table-cell>
          <table:table-cell office:value-type="float" office:value="1.0250848531723" calcext:value-type="float">
            <text:p>1.0250848531723</text:p>
          </table:table-cell>
        </table:table-row>
        <table:table-row table:style-name="ro1">
          <table:table-cell office:value-type="float" office:value="31.52" calcext:value-type="float">
            <text:p>31.52</text:p>
          </table:table-cell>
          <table:table-cell office:value-type="float" office:value="4.01525735855103" calcext:value-type="float">
            <text:p>4.01525735855103</text:p>
          </table:table-cell>
          <table:table-cell office:value-type="float" office:value="-3.00761556625366" calcext:value-type="float">
            <text:p>-3.00761556625366</text:p>
          </table:table-cell>
          <table:table-cell office:value-type="float" office:value="1.0243022441864" calcext:value-type="float">
            <text:p>1.0243022441864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4.01649332046509" calcext:value-type="float">
            <text:p>4.01649332046509</text:p>
          </table:table-cell>
          <table:table-cell office:value-type="float" office:value="-3.00807356834412" calcext:value-type="float">
            <text:p>-3.00807356834412</text:p>
          </table:table-cell>
          <table:table-cell office:value-type="float" office:value="1.0246422290802" calcext:value-type="float">
            <text:p>1.0246422290802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4.01780319213867" calcext:value-type="float">
            <text:p>4.01780319213867</text:p>
          </table:table-cell>
          <table:table-cell office:value-type="float" office:value="-3.00839185714722" calcext:value-type="float">
            <text:p>-3.00839185714722</text:p>
          </table:table-cell>
          <table:table-cell office:value-type="float" office:value="1.0259108543396" calcext:value-type="float">
            <text:p>1.0259108543396</text:p>
          </table:table-cell>
        </table:table-row>
        <table:table-row table:style-name="ro1">
          <table:table-cell office:value-type="float" office:value="31.64" calcext:value-type="float">
            <text:p>31.64</text:p>
          </table:table-cell>
          <table:table-cell office:value-type="float" office:value="4.01864719390869" calcext:value-type="float">
            <text:p>4.01864719390869</text:p>
          </table:table-cell>
          <table:table-cell office:value-type="float" office:value="-3.00894212722778" calcext:value-type="float">
            <text:p>-3.00894212722778</text:p>
          </table:table-cell>
          <table:table-cell office:value-type="float" office:value="1.02616631984711" calcext:value-type="float">
            <text:p>1.02616631984711</text:p>
          </table:table-cell>
        </table:table-row>
        <table:table-row table:style-name="ro1">
          <table:table-cell office:value-type="float" office:value="31.68" calcext:value-type="float">
            <text:p>31.68</text:p>
          </table:table-cell>
          <table:table-cell office:value-type="float" office:value="4.01943206787109" calcext:value-type="float">
            <text:p>4.01943206787109</text:p>
          </table:table-cell>
          <table:table-cell office:value-type="float" office:value="-3.00951600074768" calcext:value-type="float">
            <text:p>-3.00951600074768</text:p>
          </table:table-cell>
          <table:table-cell office:value-type="float" office:value="1.02607774734497" calcext:value-type="float">
            <text:p>1.02607774734497</text:p>
          </table:table-cell>
        </table:table-row>
        <table:table-row table:style-name="ro1">
          <table:table-cell office:value-type="float" office:value="31.72" calcext:value-type="float">
            <text:p>31.72</text:p>
          </table:table-cell>
          <table:table-cell office:value-type="float" office:value="4.02008867263794" calcext:value-type="float">
            <text:p>4.02008867263794</text:p>
          </table:table-cell>
          <table:table-cell office:value-type="float" office:value="-3.01006102561951" calcext:value-type="float">
            <text:p>-3.01006102561951</text:p>
          </table:table-cell>
          <table:table-cell office:value-type="float" office:value="1.02618563175201" calcext:value-type="float">
            <text:p>1.02618563175201</text:p>
          </table:table-cell>
        </table:table-row>
        <table:table-row table:style-name="ro1">
          <table:table-cell office:value-type="float" office:value="31.76" calcext:value-type="float">
            <text:p>31.76</text:p>
          </table:table-cell>
          <table:table-cell office:value-type="float" office:value="4.02056360244751" calcext:value-type="float">
            <text:p>4.02056360244751</text:p>
          </table:table-cell>
          <table:table-cell office:value-type="float" office:value="-3.01067161560059" calcext:value-type="float">
            <text:p>-3.01067161560059</text:p>
          </table:table-cell>
          <table:table-cell office:value-type="float" office:value="1.02623701095581" calcext:value-type="float">
            <text:p>1.02623701095581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4.02085542678833" calcext:value-type="float">
            <text:p>4.02085542678833</text:p>
          </table:table-cell>
          <table:table-cell office:value-type="float" office:value="-3.0110764503479" calcext:value-type="float">
            <text:p>-3.0110764503479</text:p>
          </table:table-cell>
          <table:table-cell office:value-type="float" office:value="1.02650952339172" calcext:value-type="float">
            <text:p>1.02650952339172</text:p>
          </table:table-cell>
        </table:table-row>
        <table:table-row table:style-name="ro1">
          <table:table-cell office:value-type="float" office:value="31.84" calcext:value-type="float">
            <text:p>31.84</text:p>
          </table:table-cell>
          <table:table-cell office:value-type="float" office:value="4.02124357223511" calcext:value-type="float">
            <text:p>4.02124357223511</text:p>
          </table:table-cell>
          <table:table-cell office:value-type="float" office:value="-3.01162981987" calcext:value-type="float">
            <text:p>-3.01162981987</text:p>
          </table:table-cell>
          <table:table-cell office:value-type="float" office:value="1.0262314081192" calcext:value-type="float">
            <text:p>1.0262314081192</text:p>
          </table:table-cell>
        </table:table-row>
        <table:table-row table:style-name="ro1">
          <table:table-cell office:value-type="float" office:value="31.88" calcext:value-type="float">
            <text:p>31.88</text:p>
          </table:table-cell>
          <table:table-cell office:value-type="float" office:value="4.02109098434448" calcext:value-type="float">
            <text:p>4.02109098434448</text:p>
          </table:table-cell>
          <table:table-cell office:value-type="float" office:value="-3.01226449012756" calcext:value-type="float">
            <text:p>-3.01226449012756</text:p>
          </table:table-cell>
          <table:table-cell office:value-type="float" office:value="1.02520370483398" calcext:value-type="float">
            <text:p>1.02520370483398</text:p>
          </table:table-cell>
        </table:table-row>
        <table:table-row table:style-name="ro1">
          <table:table-cell office:value-type="float" office:value="31.92" calcext:value-type="float">
            <text:p>31.92</text:p>
          </table:table-cell>
          <table:table-cell office:value-type="float" office:value="4.02092170715332" calcext:value-type="float">
            <text:p>4.02092170715332</text:p>
          </table:table-cell>
          <table:table-cell office:value-type="float" office:value="-3.01246786117554" calcext:value-type="float">
            <text:p>-3.01246786117554</text:p>
          </table:table-cell>
          <table:table-cell office:value-type="float" office:value="1.02510702610016" calcext:value-type="float">
            <text:p>1.02510702610016</text:p>
          </table:table-cell>
        </table:table-row>
        <table:table-row table:style-name="ro1">
          <table:table-cell office:value-type="float" office:value="31.96" calcext:value-type="float">
            <text:p>31.96</text:p>
          </table:table-cell>
          <table:table-cell office:value-type="float" office:value="4.02053642272949" calcext:value-type="float">
            <text:p>4.02053642272949</text:p>
          </table:table-cell>
          <table:table-cell office:value-type="float" office:value="-3.01260590553284" calcext:value-type="float">
            <text:p>-3.01260590553284</text:p>
          </table:table-cell>
          <table:table-cell office:value-type="float" office:value="1.02481734752655" calcext:value-type="float">
            <text:p>1.02481734752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02000093460083" calcext:value-type="float">
            <text:p>4.02000093460083</text:p>
          </table:table-cell>
          <table:table-cell office:value-type="float" office:value="-3.01244592666626" calcext:value-type="float">
            <text:p>-3.01244592666626</text:p>
          </table:table-cell>
          <table:table-cell office:value-type="float" office:value="1.024578332901" calcext:value-type="float">
            <text:p>1.024578332901</text:p>
          </table:table-cell>
        </table:table-row>
        <table:table-row table:style-name="ro1">
          <table:table-cell office:value-type="float" office:value="32.04" calcext:value-type="float">
            <text:p>32.04</text:p>
          </table:table-cell>
          <table:table-cell office:value-type="float" office:value="4.01926422119141" calcext:value-type="float">
            <text:p>4.01926422119141</text:p>
          </table:table-cell>
          <table:table-cell office:value-type="float" office:value="-3.01214623451233" calcext:value-type="float">
            <text:p>-3.01214623451233</text:p>
          </table:table-cell>
          <table:table-cell office:value-type="float" office:value="1.02395939826965" calcext:value-type="float">
            <text:p>1.02395939826965</text:p>
          </table:table-cell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4.01825714111328" calcext:value-type="float">
            <text:p>4.01825714111328</text:p>
          </table:table-cell>
          <table:table-cell office:value-type="float" office:value="-3.0115225315094" calcext:value-type="float">
            <text:p>-3.0115225315094</text:p>
          </table:table-cell>
          <table:table-cell office:value-type="float" office:value="1.02313256263733" calcext:value-type="float">
            <text:p>1.02313256263733</text:p>
          </table:table-cell>
        </table:table-row>
        <table:table-row table:style-name="ro1">
          <table:table-cell office:value-type="float" office:value="32.12" calcext:value-type="float">
            <text:p>32.12</text:p>
          </table:table-cell>
          <table:table-cell office:value-type="float" office:value="4.01730155944824" calcext:value-type="float">
            <text:p>4.01730155944824</text:p>
          </table:table-cell>
          <table:table-cell office:value-type="float" office:value="-3.01069164276123" calcext:value-type="float">
            <text:p>-3.01069164276123</text:p>
          </table:table-cell>
          <table:table-cell office:value-type="float" office:value="1.02249383926392" calcext:value-type="float">
            <text:p>1.02249383926392</text:p>
          </table:table-cell>
        </table:table-row>
        <table:table-row table:style-name="ro1">
          <table:table-cell office:value-type="float" office:value="32.16" calcext:value-type="float">
            <text:p>32.16</text:p>
          </table:table-cell>
          <table:table-cell office:value-type="float" office:value="4.01594638824463" calcext:value-type="float">
            <text:p>4.01594638824463</text:p>
          </table:table-cell>
          <table:table-cell office:value-type="float" office:value="-3.00938940048218" calcext:value-type="float">
            <text:p>-3.00938940048218</text:p>
          </table:table-cell>
          <table:table-cell office:value-type="float" office:value="1.02238273620605" calcext:value-type="float">
            <text:p>1.02238273620605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4.01474809646606" calcext:value-type="float">
            <text:p>4.01474809646606</text:p>
          </table:table-cell>
          <table:table-cell office:value-type="float" office:value="-3.00825929641724" calcext:value-type="float">
            <text:p>-3.00825929641724</text:p>
          </table:table-cell>
          <table:table-cell office:value-type="float" office:value="1.02150988578796" calcext:value-type="float">
            <text:p>1.02150988578796</text:p>
          </table:table-cell>
        </table:table-row>
        <table:table-row table:style-name="ro1">
          <table:table-cell office:value-type="float" office:value="32.24" calcext:value-type="float">
            <text:p>32.24</text:p>
          </table:table-cell>
          <table:table-cell office:value-type="float" office:value="4.0133638381958" calcext:value-type="float">
            <text:p>4.0133638381958</text:p>
          </table:table-cell>
          <table:table-cell office:value-type="float" office:value="-3.00714707374573" calcext:value-type="float">
            <text:p>-3.00714707374573</text:p>
          </table:table-cell>
          <table:table-cell office:value-type="float" office:value="1.01977205276489" calcext:value-type="float">
            <text:p>1.01977205276489</text:p>
          </table:table-cell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4.01220083236694" calcext:value-type="float">
            <text:p>4.01220083236694</text:p>
          </table:table-cell>
          <table:table-cell office:value-type="float" office:value="-3.00539469718933" calcext:value-type="float">
            <text:p>-3.00539469718933</text:p>
          </table:table-cell>
          <table:table-cell office:value-type="float" office:value="1.02009618282318" calcext:value-type="float">
            <text:p>1.02009618282318</text:p>
          </table:table-cell>
        </table:table-row>
        <table:table-row table:style-name="ro1">
          <table:table-cell office:value-type="float" office:value="32.32" calcext:value-type="float">
            <text:p>32.32</text:p>
          </table:table-cell>
          <table:table-cell office:value-type="float" office:value="4.01065874099731" calcext:value-type="float">
            <text:p>4.01065874099731</text:p>
          </table:table-cell>
          <table:table-cell office:value-type="float" office:value="-3.00391054153442" calcext:value-type="float">
            <text:p>-3.00391054153442</text:p>
          </table:table-cell>
          <table:table-cell office:value-type="float" office:value="1.01949644088745" calcext:value-type="float">
            <text:p>1.01949644088745</text:p>
          </table:table-cell>
        </table:table-row>
        <table:table-row table:style-name="ro1">
          <table:table-cell office:value-type="float" office:value="32.36" calcext:value-type="float">
            <text:p>32.36</text:p>
          </table:table-cell>
          <table:table-cell office:value-type="float" office:value="4.0089282989502" calcext:value-type="float">
            <text:p>4.0089282989502</text:p>
          </table:table-cell>
          <table:table-cell office:value-type="float" office:value="-3.00196194648743" calcext:value-type="float">
            <text:p>-3.00196194648743</text:p>
          </table:table-cell>
          <table:table-cell office:value-type="float" office:value="1.01875388622284" calcext:value-type="float">
            <text:p>1.01875388622284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4.00713777542114" calcext:value-type="float">
            <text:p>4.00713777542114</text:p>
          </table:table-cell>
          <table:table-cell office:value-type="float" office:value="-3.00042295455933" calcext:value-type="float">
            <text:p>-3.00042295455933</text:p>
          </table:table-cell>
          <table:table-cell office:value-type="float" office:value="1.01779186725616" calcext:value-type="float">
            <text:p>1.01779186725616</text:p>
          </table:table-cell>
        </table:table-row>
        <table:table-row table:style-name="ro1">
          <table:table-cell office:value-type="float" office:value="32.44" calcext:value-type="float">
            <text:p>32.44</text:p>
          </table:table-cell>
          <table:table-cell office:value-type="float" office:value="4.0056734085083" calcext:value-type="float">
            <text:p>4.0056734085083</text:p>
          </table:table-cell>
          <table:table-cell office:value-type="float" office:value="-2.99889254570007" calcext:value-type="float">
            <text:p>-2.99889254570007</text:p>
          </table:table-cell>
          <table:table-cell office:value-type="float" office:value="1.01649630069733" calcext:value-type="float">
            <text:p>1.01649630069733</text:p>
          </table:table-cell>
        </table:table-row>
        <table:table-row table:style-name="ro1">
          <table:table-cell office:value-type="float" office:value="32.48" calcext:value-type="float">
            <text:p>32.48</text:p>
          </table:table-cell>
          <table:table-cell office:value-type="float" office:value="4.00423669815064" calcext:value-type="float">
            <text:p>4.00423669815064</text:p>
          </table:table-cell>
          <table:table-cell office:value-type="float" office:value="-2.99719452857971" calcext:value-type="float">
            <text:p>-2.99719452857971</text:p>
          </table:table-cell>
          <table:table-cell office:value-type="float" office:value="1.01633322238922" calcext:value-type="float">
            <text:p>1.01633322238922</text:p>
          </table:table-cell>
        </table:table-row>
        <table:table-row table:style-name="ro1">
          <table:table-cell office:value-type="float" office:value="32.52" calcext:value-type="float">
            <text:p>32.52</text:p>
          </table:table-cell>
          <table:table-cell office:value-type="float" office:value="4.00268602371216" calcext:value-type="float">
            <text:p>4.00268602371216</text:p>
          </table:table-cell>
          <table:table-cell office:value-type="float" office:value="-2.99562740325928" calcext:value-type="float">
            <text:p>-2.99562740325928</text:p>
          </table:table-cell>
          <table:table-cell office:value-type="float" office:value="1.01574718952179" calcext:value-type="float">
            <text:p>1.01574718952179</text:p>
          </table:table-cell>
        </table:table-row>
        <table:table-row table:style-name="ro1">
          <table:table-cell office:value-type="float" office:value="32.56" calcext:value-type="float">
            <text:p>32.56</text:p>
          </table:table-cell>
          <table:table-cell office:value-type="float" office:value="4.00123405456543" calcext:value-type="float">
            <text:p>4.00123405456543</text:p>
          </table:table-cell>
          <table:table-cell office:value-type="float" office:value="-2.99365210533142" calcext:value-type="float">
            <text:p>-2.99365210533142</text:p>
          </table:table-cell>
          <table:table-cell office:value-type="float" office:value="1.01692759990692" calcext:value-type="float">
            <text:p>1.01692759990692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4.00017547607422" calcext:value-type="float">
            <text:p>4.00017547607422</text:p>
          </table:table-cell>
          <table:table-cell office:value-type="float" office:value="-2.99226951599121" calcext:value-type="float">
            <text:p>-2.99226951599121</text:p>
          </table:table-cell>
          <table:table-cell office:value-type="float" office:value="1.01694869995117" calcext:value-type="float">
            <text:p>1.01694869995117</text:p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3.99881362915039" calcext:value-type="float">
            <text:p>3.99881362915039</text:p>
          </table:table-cell>
          <table:table-cell office:value-type="float" office:value="-2.99140930175781" calcext:value-type="float">
            <text:p>-2.99140930175781</text:p>
          </table:table-cell>
          <table:table-cell office:value-type="float" office:value="1.01615130901337" calcext:value-type="float">
            <text:p>1.01615130901337</text:p>
          </table:table-cell>
        </table:table-row>
        <table:table-row table:style-name="ro1">
          <table:table-cell office:value-type="float" office:value="32.68" calcext:value-type="float">
            <text:p>32.68</text:p>
          </table:table-cell>
          <table:table-cell office:value-type="float" office:value="3.99758791923523" calcext:value-type="float">
            <text:p>3.99758791923523</text:p>
          </table:table-cell>
          <table:table-cell office:value-type="float" office:value="-2.99037313461304" calcext:value-type="float">
            <text:p>-2.99037313461304</text:p>
          </table:table-cell>
          <table:table-cell office:value-type="float" office:value="1.01626551151276" calcext:value-type="float">
            <text:p>1.01626551151276</text:p>
          </table:table-cell>
        </table:table-row>
        <table:table-row table:style-name="ro1">
          <table:table-cell office:value-type="float" office:value="32.72" calcext:value-type="float">
            <text:p>32.72</text:p>
          </table:table-cell>
          <table:table-cell office:value-type="float" office:value="3.99654197692871" calcext:value-type="float">
            <text:p>3.99654197692871</text:p>
          </table:table-cell>
          <table:table-cell office:value-type="float" office:value="-2.98935031890869" calcext:value-type="float">
            <text:p>-2.98935031890869</text:p>
          </table:table-cell>
          <table:table-cell office:value-type="float" office:value="1.01726484298706" calcext:value-type="float">
            <text:p>1.01726484298706</text:p>
          </table:table-cell>
        </table:table-row>
        <table:table-row table:style-name="ro1">
          <table:table-cell office:value-type="float" office:value="32.76" calcext:value-type="float">
            <text:p>32.76</text:p>
          </table:table-cell>
          <table:table-cell office:value-type="float" office:value="3.99546790122986" calcext:value-type="float">
            <text:p>3.99546790122986</text:p>
          </table:table-cell>
          <table:table-cell office:value-type="float" office:value="-2.98863077163696" calcext:value-type="float">
            <text:p>-2.98863077163696</text:p>
          </table:table-cell>
          <table:table-cell office:value-type="float" office:value="1.01749277114868" calcext:value-type="float">
            <text:p>1.01749277114868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.99469065666199" calcext:value-type="float">
            <text:p>3.99469065666199</text:p>
          </table:table-cell>
          <table:table-cell office:value-type="float" office:value="-2.98810696601868" calcext:value-type="float">
            <text:p>-2.98810696601868</text:p>
          </table:table-cell>
          <table:table-cell office:value-type="float" office:value="1.01806843280792" calcext:value-type="float">
            <text:p>1.01806843280792</text:p>
          </table:table-cell>
        </table:table-row>
        <table:table-row table:style-name="ro1">
          <table:table-cell office:value-type="float" office:value="32.84" calcext:value-type="float">
            <text:p>32.84</text:p>
          </table:table-cell>
          <table:table-cell office:value-type="float" office:value="3.99374842643738" calcext:value-type="float">
            <text:p>3.99374842643738</text:p>
          </table:table-cell>
          <table:table-cell office:value-type="float" office:value="-2.98785853385925" calcext:value-type="float">
            <text:p>-2.98785853385925</text:p>
          </table:table-cell>
          <table:table-cell office:value-type="float" office:value="1.01846921443939" calcext:value-type="float">
            <text:p>1.01846921443939</text:p>
          </table:table-cell>
        </table:table-row>
        <table:table-row table:style-name="ro1">
          <table:table-cell office:value-type="float" office:value="32.88" calcext:value-type="float">
            <text:p>32.88</text:p>
          </table:table-cell>
          <table:table-cell office:value-type="float" office:value="3.99288940429688" calcext:value-type="float">
            <text:p>3.99288940429688</text:p>
          </table:table-cell>
          <table:table-cell office:value-type="float" office:value="-2.98782300949097" calcext:value-type="float">
            <text:p>-2.98782300949097</text:p>
          </table:table-cell>
          <table:table-cell office:value-type="float" office:value="1.01927590370178" calcext:value-type="float">
            <text:p>1.01927590370178</text:p>
          </table:table-cell>
        </table:table-row>
        <table:table-row table:style-name="ro1">
          <table:table-cell office:value-type="float" office:value="32.92" calcext:value-type="float">
            <text:p>32.92</text:p>
          </table:table-cell>
          <table:table-cell office:value-type="float" office:value="3.99213624000549" calcext:value-type="float">
            <text:p>3.99213624000549</text:p>
          </table:table-cell>
          <table:table-cell office:value-type="float" office:value="-2.98798894882202" calcext:value-type="float">
            <text:p>-2.98798894882202</text:p>
          </table:table-cell>
          <table:table-cell office:value-type="float" office:value="1.02010679244995" calcext:value-type="float">
            <text:p>1.02010679244995</text:p>
          </table:table-cell>
        </table:table-row>
        <table:table-row table:style-name="ro1">
          <table:table-cell office:value-type="float" office:value="32.96" calcext:value-type="float">
            <text:p>32.96</text:p>
          </table:table-cell>
          <table:table-cell office:value-type="float" office:value="3.99137926101685" calcext:value-type="float">
            <text:p>3.99137926101685</text:p>
          </table:table-cell>
          <table:table-cell office:value-type="float" office:value="-2.98845028877258" calcext:value-type="float">
            <text:p>-2.98845028877258</text:p>
          </table:table-cell>
          <table:table-cell office:value-type="float" office:value="1.02070534229279" calcext:value-type="float">
            <text:p>1.020705342292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99072027206421" calcext:value-type="float">
            <text:p>3.99072027206421</text:p>
          </table:table-cell>
          <table:table-cell office:value-type="float" office:value="-2.98901867866516" calcext:value-type="float">
            <text:p>-2.98901867866516</text:p>
          </table:table-cell>
          <table:table-cell office:value-type="float" office:value="1.02129244804382" calcext:value-type="float">
            <text:p>1.02129244804382</text:p>
          </table:table-cell>
        </table:table-row>
        <table:table-row table:style-name="ro1">
          <table:table-cell office:value-type="float" office:value="33.04" calcext:value-type="float">
            <text:p>33.04</text:p>
          </table:table-cell>
          <table:table-cell office:value-type="float" office:value="3.99001216888428" calcext:value-type="float">
            <text:p>3.99001216888428</text:p>
          </table:table-cell>
          <table:table-cell office:value-type="float" office:value="-2.98972630500793" calcext:value-type="float">
            <text:p>-2.98972630500793</text:p>
          </table:table-cell>
          <table:table-cell office:value-type="float" office:value="1.02208089828491" calcext:value-type="float">
            <text:p>1.02208089828491</text:p>
          </table:table-cell>
        </table:table-row>
        <table:table-row table:style-name="ro1">
          <table:table-cell office:value-type="float" office:value="33.08" calcext:value-type="float">
            <text:p>33.08</text:p>
          </table:table-cell>
          <table:table-cell office:value-type="float" office:value="3.9894232749939" calcext:value-type="float">
            <text:p>3.9894232749939</text:p>
          </table:table-cell>
          <table:table-cell office:value-type="float" office:value="-2.99070310592651" calcext:value-type="float">
            <text:p>-2.99070310592651</text:p>
          </table:table-cell>
          <table:table-cell office:value-type="float" office:value="1.02277588844299" calcext:value-type="float">
            <text:p>1.02277588844299</text:p>
          </table:table-cell>
        </table:table-row>
        <table:table-row table:style-name="ro1">
          <table:table-cell office:value-type="float" office:value="33.12" calcext:value-type="float">
            <text:p>33.12</text:p>
          </table:table-cell>
          <table:table-cell office:value-type="float" office:value="3.9890444278717" calcext:value-type="float">
            <text:p>3.9890444278717</text:p>
          </table:table-cell>
          <table:table-cell office:value-type="float" office:value="-2.99176120758057" calcext:value-type="float">
            <text:p>-2.99176120758057</text:p>
          </table:table-cell>
          <table:table-cell office:value-type="float" office:value="1.02311098575592" calcext:value-type="float">
            <text:p>1.02311098575592</text:p>
          </table:table-cell>
        </table:table-row>
        <table:table-row table:style-name="ro1">
          <table:table-cell office:value-type="float" office:value="33.16" calcext:value-type="float">
            <text:p>33.16</text:p>
          </table:table-cell>
          <table:table-cell office:value-type="float" office:value="3.98845553398132" calcext:value-type="float">
            <text:p>3.98845553398132</text:p>
          </table:table-cell>
          <table:table-cell office:value-type="float" office:value="-2.99294447898865" calcext:value-type="float">
            <text:p>-2.99294447898865</text:p>
          </table:table-cell>
          <table:table-cell office:value-type="float" office:value="1.0234237909317" calcext:value-type="float">
            <text:p>1.0234237909317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3.98777413368225" calcext:value-type="float">
            <text:p>3.98777413368225</text:p>
          </table:table-cell>
          <table:table-cell office:value-type="float" office:value="-2.99426245689392" calcext:value-type="float">
            <text:p>-2.99426245689392</text:p>
          </table:table-cell>
          <table:table-cell office:value-type="float" office:value="1.02238619327545" calcext:value-type="float">
            <text:p>1.02238619327545</text:p>
          </table:table-cell>
        </table:table-row>
        <table:table-row table:style-name="ro1">
          <table:table-cell office:value-type="float" office:value="33.24" calcext:value-type="float">
            <text:p>33.24</text:p>
          </table:table-cell>
          <table:table-cell office:value-type="float" office:value="3.98729395866394" calcext:value-type="float">
            <text:p>3.98729395866394</text:p>
          </table:table-cell>
          <table:table-cell office:value-type="float" office:value="-2.99541735649109" calcext:value-type="float">
            <text:p>-2.99541735649109</text:p>
          </table:table-cell>
          <table:table-cell office:value-type="float" office:value="1.02278923988342" calcext:value-type="float">
            <text:p>1.02278923988342</text:p>
          </table:table-cell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3.98683309555054" calcext:value-type="float">
            <text:p>3.98683309555054</text:p>
          </table:table-cell>
          <table:table-cell office:value-type="float" office:value="-2.99658370018005" calcext:value-type="float">
            <text:p>-2.99658370018005</text:p>
          </table:table-cell>
          <table:table-cell office:value-type="float" office:value="1.02331602573395" calcext:value-type="float">
            <text:p>1.02331602573395</text:p>
          </table:table-cell>
        </table:table-row>
        <table:table-row table:style-name="ro1">
          <table:table-cell office:value-type="float" office:value="33.32" calcext:value-type="float">
            <text:p>33.32</text:p>
          </table:table-cell>
          <table:table-cell office:value-type="float" office:value="3.98643708229065" calcext:value-type="float">
            <text:p>3.98643708229065</text:p>
          </table:table-cell>
          <table:table-cell office:value-type="float" office:value="-2.99790954589844" calcext:value-type="float">
            <text:p>-2.99790954589844</text:p>
          </table:table-cell>
          <table:table-cell office:value-type="float" office:value="1.02366757392883" calcext:value-type="float">
            <text:p>1.02366757392883</text:p>
          </table:table-cell>
        </table:table-row>
        <table:table-row table:style-name="ro1">
          <table:table-cell office:value-type="float" office:value="33.36" calcext:value-type="float">
            <text:p>33.36</text:p>
          </table:table-cell>
          <table:table-cell office:value-type="float" office:value="3.98625087738037" calcext:value-type="float">
            <text:p>3.98625087738037</text:p>
          </table:table-cell>
          <table:table-cell office:value-type="float" office:value="-2.99904990196228" calcext:value-type="float">
            <text:p>-2.99904990196228</text:p>
          </table:table-cell>
          <table:table-cell office:value-type="float" office:value="1.02513253688812" calcext:value-type="float">
            <text:p>1.02513253688812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3.98566627502441" calcext:value-type="float">
            <text:p>3.98566627502441</text:p>
          </table:table-cell>
          <table:table-cell office:value-type="float" office:value="-3.00010657310486" calcext:value-type="float">
            <text:p>-3.00010657310486</text:p>
          </table:table-cell>
          <table:table-cell office:value-type="float" office:value="1.0253050327301" calcext:value-type="float">
            <text:p>1.0253050327301</text:p>
          </table:table-cell>
        </table:table-row>
        <table:table-row table:style-name="ro1">
          <table:table-cell office:value-type="float" office:value="33.44" calcext:value-type="float">
            <text:p>33.44</text:p>
          </table:table-cell>
          <table:table-cell office:value-type="float" office:value="3.98521304130554" calcext:value-type="float">
            <text:p>3.98521304130554</text:p>
          </table:table-cell>
          <table:table-cell office:value-type="float" office:value="-3.0012469291687" calcext:value-type="float">
            <text:p>-3.0012469291687</text:p>
          </table:table-cell>
          <table:table-cell office:value-type="float" office:value="1.02575767040253" calcext:value-type="float">
            <text:p>1.02575767040253</text:p>
          </table:table-cell>
        </table:table-row>
        <table:table-row table:style-name="ro1">
          <table:table-cell office:value-type="float" office:value="33.48" calcext:value-type="float">
            <text:p>33.48</text:p>
          </table:table-cell>
          <table:table-cell office:value-type="float" office:value="3.98484873771668" calcext:value-type="float">
            <text:p>3.98484873771668</text:p>
          </table:table-cell>
          <table:table-cell office:value-type="float" office:value="-3.00230813026428" calcext:value-type="float">
            <text:p>-3.00230813026428</text:p>
          </table:table-cell>
          <table:table-cell office:value-type="float" office:value="1.02623355388641" calcext:value-type="float">
            <text:p>1.02623355388641</text:p>
          </table:table-cell>
        </table:table-row>
        <table:table-row table:style-name="ro1">
          <table:table-cell office:value-type="float" office:value="33.52" calcext:value-type="float">
            <text:p>33.52</text:p>
          </table:table-cell>
          <table:table-cell office:value-type="float" office:value="3.98441934585571" calcext:value-type="float">
            <text:p>3.98441934585571</text:p>
          </table:table-cell>
          <table:table-cell office:value-type="float" office:value="-3.0034396648407" calcext:value-type="float">
            <text:p>-3.0034396648407</text:p>
          </table:table-cell>
          <table:table-cell office:value-type="float" office:value="1.02612340450287" calcext:value-type="float">
            <text:p>1.02612340450287</text:p>
          </table:table-cell>
        </table:table-row>
        <table:table-row table:style-name="ro1">
          <table:table-cell office:value-type="float" office:value="33.56" calcext:value-type="float">
            <text:p>33.56</text:p>
          </table:table-cell>
          <table:table-cell office:value-type="float" office:value="3.98399591445923" calcext:value-type="float">
            <text:p>3.98399591445923</text:p>
          </table:table-cell>
          <table:table-cell office:value-type="float" office:value="-3.00474119186401" calcext:value-type="float">
            <text:p>-3.00474119186401</text:p>
          </table:table-cell>
          <table:table-cell office:value-type="float" office:value="1.02552580833435" calcext:value-type="float">
            <text:p>1.02552580833435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.98364949226379" calcext:value-type="float">
            <text:p>3.98364949226379</text:p>
          </table:table-cell>
          <table:table-cell office:value-type="float" office:value="-3.00575947761536" calcext:value-type="float">
            <text:p>-3.00575947761536</text:p>
          </table:table-cell>
          <table:table-cell office:value-type="float" office:value="1.02476072311401" calcext:value-type="float">
            <text:p>1.02476072311401</text:p>
          </table:table-cell>
        </table:table-row>
        <table:table-row table:style-name="ro1">
          <table:table-cell office:value-type="float" office:value="33.64" calcext:value-type="float">
            <text:p>33.64</text:p>
          </table:table-cell>
          <table:table-cell office:value-type="float" office:value="3.98326921463013" calcext:value-type="float">
            <text:p>3.98326921463013</text:p>
          </table:table-cell>
          <table:table-cell office:value-type="float" office:value="-3.00660729408264" calcext:value-type="float">
            <text:p>-3.00660729408264</text:p>
          </table:table-cell>
          <table:table-cell office:value-type="float" office:value="1.02470004558563" calcext:value-type="float">
            <text:p>1.02470004558563</text:p>
          </table:table-cell>
        </table:table-row>
        <table:table-row table:style-name="ro1">
          <table:table-cell office:value-type="float" office:value="33.68" calcext:value-type="float">
            <text:p>33.68</text:p>
          </table:table-cell>
          <table:table-cell office:value-type="float" office:value="3.98301291465759" calcext:value-type="float">
            <text:p>3.98301291465759</text:p>
          </table:table-cell>
          <table:table-cell office:value-type="float" office:value="-3.0074245929718" calcext:value-type="float">
            <text:p>-3.0074245929718</text:p>
          </table:table-cell>
          <table:table-cell office:value-type="float" office:value="1.02459871768951" calcext:value-type="float">
            <text:p>1.02459871768951</text:p>
          </table:table-cell>
        </table:table-row>
        <table:table-row table:style-name="ro1">
          <table:table-cell office:value-type="float" office:value="33.72" calcext:value-type="float">
            <text:p>33.72</text:p>
          </table:table-cell>
          <table:table-cell office:value-type="float" office:value="3.98273921012878" calcext:value-type="float">
            <text:p>3.98273921012878</text:p>
          </table:table-cell>
          <table:table-cell office:value-type="float" office:value="-3.00833082199097" calcext:value-type="float">
            <text:p>-3.00833082199097</text:p>
          </table:table-cell>
          <table:table-cell office:value-type="float" office:value="1.02452099323273" calcext:value-type="float">
            <text:p>1.02452099323273</text:p>
          </table:table-cell>
        </table:table-row>
        <table:table-row table:style-name="ro1">
          <table:table-cell office:value-type="float" office:value="33.76" calcext:value-type="float">
            <text:p>33.76</text:p>
          </table:table-cell>
          <table:table-cell office:value-type="float" office:value="3.98219919204712" calcext:value-type="float">
            <text:p>3.98219919204712</text:p>
          </table:table-cell>
          <table:table-cell office:value-type="float" office:value="-3.00923752784729" calcext:value-type="float">
            <text:p>-3.00923752784729</text:p>
          </table:table-cell>
          <table:table-cell office:value-type="float" office:value="1.02422213554382" calcext:value-type="float">
            <text:p>1.02422213554382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3.98196721076965" calcext:value-type="float">
            <text:p>3.98196721076965</text:p>
          </table:table-cell>
          <table:table-cell office:value-type="float" office:value="-3.00978374481201" calcext:value-type="float">
            <text:p>-3.00978374481201</text:p>
          </table:table-cell>
          <table:table-cell office:value-type="float" office:value="1.02530527114868" calcext:value-type="float">
            <text:p>1.02530527114868</text:p>
          </table:table-cell>
        </table:table-row>
        <table:table-row table:style-name="ro1">
          <table:table-cell office:value-type="float" office:value="33.84" calcext:value-type="float">
            <text:p>33.84</text:p>
          </table:table-cell>
          <table:table-cell office:value-type="float" office:value="3.98135471343994" calcext:value-type="float">
            <text:p>3.98135471343994</text:p>
          </table:table-cell>
          <table:table-cell office:value-type="float" office:value="-3.01033639907837" calcext:value-type="float">
            <text:p>-3.01033639907837</text:p>
          </table:table-cell>
          <table:table-cell office:value-type="float" office:value="1.02515852451324" calcext:value-type="float">
            <text:p>1.02515852451324</text:p>
          </table:table-cell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3.98086953163147" calcext:value-type="float">
            <text:p>3.98086953163147</text:p>
          </table:table-cell>
          <table:table-cell office:value-type="float" office:value="-3.0107569694519" calcext:value-type="float">
            <text:p>-3.0107569694519</text:p>
          </table:table-cell>
          <table:table-cell office:value-type="float" office:value="1.0252537727356" calcext:value-type="float">
            <text:p>1.0252537727356</text:p>
          </table:table-cell>
        </table:table-row>
        <table:table-row table:style-name="ro1">
          <table:table-cell office:value-type="float" office:value="33.92" calcext:value-type="float">
            <text:p>33.92</text:p>
          </table:table-cell>
          <table:table-cell office:value-type="float" office:value="3.98020172119141" calcext:value-type="float">
            <text:p>3.98020172119141</text:p>
          </table:table-cell>
          <table:table-cell office:value-type="float" office:value="-3.01139807701111" calcext:value-type="float">
            <text:p>-3.01139807701111</text:p>
          </table:table-cell>
          <table:table-cell office:value-type="float" office:value="1.0246547460556" calcext:value-type="float">
            <text:p>1.0246547460556</text:p>
          </table:table-cell>
        </table:table-row>
        <table:table-row table:style-name="ro1">
          <table:table-cell office:value-type="float" office:value="33.96" calcext:value-type="float">
            <text:p>33.96</text:p>
          </table:table-cell>
          <table:table-cell office:value-type="float" office:value="3.97945523262024" calcext:value-type="float">
            <text:p>3.97945523262024</text:p>
          </table:table-cell>
          <table:table-cell office:value-type="float" office:value="-3.01185774803162" calcext:value-type="float">
            <text:p>-3.01185774803162</text:p>
          </table:table-cell>
          <table:table-cell office:value-type="float" office:value="1.0246821641922" calcext:value-type="float">
            <text:p>1.02468216419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97863554954529" calcext:value-type="float">
            <text:p>3.97863554954529</text:p>
          </table:table-cell>
          <table:table-cell office:value-type="float" office:value="-3.01208686828613" calcext:value-type="float">
            <text:p>-3.01208686828613</text:p>
          </table:table-cell>
          <table:table-cell office:value-type="float" office:value="1.02470707893372" calcext:value-type="float">
            <text:p>1.02470707893372</text:p>
          </table:table-cell>
        </table:table-row>
        <table:table-row table:style-name="ro1">
          <table:table-cell office:value-type="float" office:value="34.04" calcext:value-type="float">
            <text:p>34.04</text:p>
          </table:table-cell>
          <table:table-cell office:value-type="float" office:value="3.97784829139709" calcext:value-type="float">
            <text:p>3.97784829139709</text:p>
          </table:table-cell>
          <table:table-cell office:value-type="float" office:value="-3.01228451728821" calcext:value-type="float">
            <text:p>-3.01228451728821</text:p>
          </table:table-cell>
          <table:table-cell office:value-type="float" office:value="1.02462732791901" calcext:value-type="float">
            <text:p>1.02462732791901</text:p>
          </table:table-cell>
        </table:table-row>
        <table:table-row table:style-name="ro1">
          <table:table-cell office:value-type="float" office:value="34.08" calcext:value-type="float">
            <text:p>34.08</text:p>
          </table:table-cell>
          <table:table-cell office:value-type="float" office:value="3.97693514823914" calcext:value-type="float">
            <text:p>3.97693514823914</text:p>
          </table:table-cell>
          <table:table-cell office:value-type="float" office:value="-3.0124876499176" calcext:value-type="float">
            <text:p>-3.0124876499176</text:p>
          </table:table-cell>
          <table:table-cell office:value-type="float" office:value="1.02438688278198" calcext:value-type="float">
            <text:p>1.02438688278198</text:p>
          </table:table-cell>
        </table:table-row>
        <table:table-row table:style-name="ro1">
          <table:table-cell office:value-type="float" office:value="34.12" calcext:value-type="float">
            <text:p>34.12</text:p>
          </table:table-cell>
          <table:table-cell office:value-type="float" office:value="3.97604942321777" calcext:value-type="float">
            <text:p>3.97604942321777</text:p>
          </table:table-cell>
          <table:table-cell office:value-type="float" office:value="-3.01263523101807" calcext:value-type="float">
            <text:p>-3.01263523101807</text:p>
          </table:table-cell>
          <table:table-cell office:value-type="float" office:value="1.02407777309418" calcext:value-type="float">
            <text:p>1.02407777309418</text:p>
          </table:table-cell>
        </table:table-row>
        <table:table-row table:style-name="ro1">
          <table:table-cell office:value-type="float" office:value="34.16" calcext:value-type="float">
            <text:p>34.16</text:p>
          </table:table-cell>
          <table:table-cell office:value-type="float" office:value="3.97500944137573" calcext:value-type="float">
            <text:p>3.97500944137573</text:p>
          </table:table-cell>
          <table:table-cell office:value-type="float" office:value="-3.01286363601685" calcext:value-type="float">
            <text:p>-3.01286363601685</text:p>
          </table:table-cell>
          <table:table-cell office:value-type="float" office:value="1.02370262145996" calcext:value-type="float">
            <text:p>1.02370262145996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3.97417259216309" calcext:value-type="float">
            <text:p>3.97417259216309</text:p>
          </table:table-cell>
          <table:table-cell office:value-type="float" office:value="-3.01296734809876" calcext:value-type="float">
            <text:p>-3.01296734809876</text:p>
          </table:table-cell>
          <table:table-cell office:value-type="float" office:value="1.0235059261322" calcext:value-type="float">
            <text:p>1.0235059261322</text:p>
          </table:table-cell>
        </table:table-row>
        <table:table-row table:style-name="ro1">
          <table:table-cell office:value-type="float" office:value="34.24" calcext:value-type="float">
            <text:p>34.24</text:p>
          </table:table-cell>
          <table:table-cell office:value-type="float" office:value="3.97343516349793" calcext:value-type="float">
            <text:p>3.97343516349793</text:p>
          </table:table-cell>
          <table:table-cell office:value-type="float" office:value="-3.01303815841675" calcext:value-type="float">
            <text:p>-3.01303815841675</text:p>
          </table:table-cell>
          <table:table-cell office:value-type="float" office:value="1.02339088916779" calcext:value-type="float">
            <text:p>1.02339088916779</text:p>
          </table:table-cell>
        </table:table-row>
        <table:table-row table:style-name="ro1">
          <table:table-cell office:value-type="float" office:value="34.28" calcext:value-type="float">
            <text:p>34.28</text:p>
          </table:table-cell>
          <table:table-cell office:value-type="float" office:value="3.97266840934753" calcext:value-type="float">
            <text:p>3.97266840934753</text:p>
          </table:table-cell>
          <table:table-cell office:value-type="float" office:value="-3.01306009292603" calcext:value-type="float">
            <text:p>-3.01306009292603</text:p>
          </table:table-cell>
          <table:table-cell office:value-type="float" office:value="1.02323007583618" calcext:value-type="float">
            <text:p>1.02323007583618</text:p>
          </table:table-cell>
        </table:table-row>
        <table:table-row table:style-name="ro1">
          <table:table-cell office:value-type="float" office:value="34.32" calcext:value-type="float">
            <text:p>34.32</text:p>
          </table:table-cell>
          <table:table-cell office:value-type="float" office:value="3.97208070755005" calcext:value-type="float">
            <text:p>3.97208070755005</text:p>
          </table:table-cell>
          <table:table-cell office:value-type="float" office:value="-3.01321887969971" calcext:value-type="float">
            <text:p>-3.01321887969971</text:p>
          </table:table-cell>
          <table:table-cell office:value-type="float" office:value="1.02299070358276" calcext:value-type="float">
            <text:p>1.02299070358276</text:p>
          </table:table-cell>
        </table:table-row>
        <table:table-row table:style-name="ro1">
          <table:table-cell office:value-type="float" office:value="34.36" calcext:value-type="float">
            <text:p>34.36</text:p>
          </table:table-cell>
          <table:table-cell office:value-type="float" office:value="3.97136044502258" calcext:value-type="float">
            <text:p>3.97136044502258</text:p>
          </table:table-cell>
          <table:table-cell office:value-type="float" office:value="-3.01349711418152" calcext:value-type="float">
            <text:p>-3.01349711418152</text:p>
          </table:table-cell>
          <table:table-cell office:value-type="float" office:value="1.02195203304291" calcext:value-type="float">
            <text:p>1.02195203304291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3.97086882591248" calcext:value-type="float">
            <text:p>3.97086882591248</text:p>
          </table:table-cell>
          <table:table-cell office:value-type="float" office:value="-3.01363229751587" calcext:value-type="float">
            <text:p>-3.01363229751587</text:p>
          </table:table-cell>
          <table:table-cell office:value-type="float" office:value="1.02183783054352" calcext:value-type="float">
            <text:p>1.02183783054352</text:p>
          </table:table-cell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3.97099828720093" calcext:value-type="float">
            <text:p>3.97099828720093</text:p>
          </table:table-cell>
          <table:table-cell office:value-type="float" office:value="-3.0134289264679" calcext:value-type="float">
            <text:p>-3.0134289264679</text:p>
          </table:table-cell>
          <table:table-cell office:value-type="float" office:value="1.02273321151733" calcext:value-type="float">
            <text:p>1.02273321151733</text:p>
          </table:table-cell>
        </table:table-row>
        <table:table-row table:style-name="ro1">
          <table:table-cell office:value-type="float" office:value="34.48" calcext:value-type="float">
            <text:p>34.48</text:p>
          </table:table-cell>
          <table:table-cell office:value-type="float" office:value="3.97062277793884" calcext:value-type="float">
            <text:p>3.97062277793884</text:p>
          </table:table-cell>
          <table:table-cell office:value-type="float" office:value="-3.01336431503296" calcext:value-type="float">
            <text:p>-3.01336431503296</text:p>
          </table:table-cell>
          <table:table-cell office:value-type="float" office:value="1.0223753452301" calcext:value-type="float">
            <text:p>1.0223753452301</text:p>
          </table:table-cell>
        </table:table-row>
        <table:table-row table:style-name="ro1">
          <table:table-cell office:value-type="float" office:value="34.52" calcext:value-type="float">
            <text:p>34.52</text:p>
          </table:table-cell>
          <table:table-cell office:value-type="float" office:value="3.97057461738586" calcext:value-type="float">
            <text:p>3.97057461738586</text:p>
          </table:table-cell>
          <table:table-cell office:value-type="float" office:value="-3.01337480545044" calcext:value-type="float">
            <text:p>-3.01337480545044</text:p>
          </table:table-cell>
          <table:table-cell office:value-type="float" office:value="1.02213478088379" calcext:value-type="float">
            <text:p>1.02213478088379</text:p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3.97042965888977" calcext:value-type="float">
            <text:p>3.97042965888977</text:p>
          </table:table-cell>
          <table:table-cell office:value-type="float" office:value="-3.01342988014221" calcext:value-type="float">
            <text:p>-3.01342988014221</text:p>
          </table:table-cell>
          <table:table-cell office:value-type="float" office:value="1.02187538146973" calcext:value-type="float">
            <text:p>1.02187538146973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3.97040104866028" calcext:value-type="float">
            <text:p>3.97040104866028</text:p>
          </table:table-cell>
          <table:table-cell office:value-type="float" office:value="-3.01342082023621" calcext:value-type="float">
            <text:p>-3.01342082023621</text:p>
          </table:table-cell>
          <table:table-cell office:value-type="float" office:value="1.02171516418457" calcext:value-type="float">
            <text:p>1.02171516418457</text:p>
          </table:table-cell>
        </table:table-row>
        <table:table-row table:style-name="ro1">
          <table:table-cell office:value-type="float" office:value="34.64" calcext:value-type="float">
            <text:p>34.64</text:p>
          </table:table-cell>
          <table:table-cell office:value-type="float" office:value="3.97037315368652" calcext:value-type="float">
            <text:p>3.97037315368652</text:p>
          </table:table-cell>
          <table:table-cell office:value-type="float" office:value="-3.01343536376953" calcext:value-type="float">
            <text:p>-3.01343536376953</text:p>
          </table:table-cell>
          <table:table-cell office:value-type="float" office:value="1.02159142494202" calcext:value-type="float">
            <text:p>1.02159142494202</text:p>
          </table:table-cell>
        </table:table-row>
        <table:table-row table:style-name="ro1">
          <table:table-cell office:value-type="float" office:value="34.68" calcext:value-type="float">
            <text:p>34.68</text:p>
          </table:table-cell>
          <table:table-cell office:value-type="float" office:value="3.97036981582642" calcext:value-type="float">
            <text:p>3.97036981582642</text:p>
          </table:table-cell>
          <table:table-cell office:value-type="float" office:value="-3.01359128952026" calcext:value-type="float">
            <text:p>-3.01359128952026</text:p>
          </table:table-cell>
          <table:table-cell office:value-type="float" office:value="1.02168393135071" calcext:value-type="float">
            <text:p>1.02168393135071</text:p>
          </table:table-cell>
        </table:table-row>
        <table:table-row table:style-name="ro1">
          <table:table-cell office:value-type="float" office:value="34.72" calcext:value-type="float">
            <text:p>34.72</text:p>
          </table:table-cell>
          <table:table-cell office:value-type="float" office:value="3.97033309936523" calcext:value-type="float">
            <text:p>3.97033309936523</text:p>
          </table:table-cell>
          <table:table-cell office:value-type="float" office:value="-3.01384210586548" calcext:value-type="float">
            <text:p>-3.01384210586548</text:p>
          </table:table-cell>
          <table:table-cell office:value-type="float" office:value="1.02189338207245" calcext:value-type="float">
            <text:p>1.02189338207245</text:p>
          </table:table-cell>
        </table:table-row>
        <table:table-row table:style-name="ro1">
          <table:table-cell office:value-type="float" office:value="34.76" calcext:value-type="float">
            <text:p>34.76</text:p>
          </table:table-cell>
          <table:table-cell office:value-type="float" office:value="3.97045612335205" calcext:value-type="float">
            <text:p>3.97045612335205</text:p>
          </table:table-cell>
          <table:table-cell office:value-type="float" office:value="-3.01419734954834" calcext:value-type="float">
            <text:p>-3.01419734954834</text:p>
          </table:table-cell>
          <table:table-cell office:value-type="float" office:value="1.02251732349396" calcext:value-type="float">
            <text:p>1.02251732349396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3.97057485580444" calcext:value-type="float">
            <text:p>3.97057485580444</text:p>
          </table:table-cell>
          <table:table-cell office:value-type="float" office:value="-3.01471400260925" calcext:value-type="float">
            <text:p>-3.01471400260925</text:p>
          </table:table-cell>
          <table:table-cell office:value-type="float" office:value="1.02307116985321" calcext:value-type="float">
            <text:p>1.02307116985321</text:p>
          </table:table-cell>
        </table:table-row>
        <table:table-row table:style-name="ro1">
          <table:table-cell office:value-type="float" office:value="34.84" calcext:value-type="float">
            <text:p>34.84</text:p>
          </table:table-cell>
          <table:table-cell office:value-type="float" office:value="3.97064614295959" calcext:value-type="float">
            <text:p>3.97064614295959</text:p>
          </table:table-cell>
          <table:table-cell office:value-type="float" office:value="-3.01535701751709" calcext:value-type="float">
            <text:p>-3.01535701751709</text:p>
          </table:table-cell>
          <table:table-cell office:value-type="float" office:value="1.02356469631195" calcext:value-type="float">
            <text:p>1.02356469631195</text:p>
          </table:table-cell>
        </table:table-row>
        <table:table-row table:style-name="ro1">
          <table:table-cell office:value-type="float" office:value="34.88" calcext:value-type="float">
            <text:p>34.88</text:p>
          </table:table-cell>
          <table:table-cell office:value-type="float" office:value="3.97069907188416" calcext:value-type="float">
            <text:p>3.97069907188416</text:p>
          </table:table-cell>
          <table:table-cell office:value-type="float" office:value="-3.0160961151123" calcext:value-type="float">
            <text:p>-3.0160961151123</text:p>
          </table:table-cell>
          <table:table-cell office:value-type="float" office:value="1.02425742149353" calcext:value-type="float">
            <text:p>1.02425742149353</text:p>
          </table:table-cell>
        </table:table-row>
        <table:table-row table:style-name="ro1">
          <table:table-cell office:value-type="float" office:value="34.92" calcext:value-type="float">
            <text:p>34.92</text:p>
          </table:table-cell>
          <table:table-cell office:value-type="float" office:value="3.97075819969177" calcext:value-type="float">
            <text:p>3.97075819969177</text:p>
          </table:table-cell>
          <table:table-cell office:value-type="float" office:value="-3.01701021194458" calcext:value-type="float">
            <text:p>-3.01701021194458</text:p>
          </table:table-cell>
          <table:table-cell office:value-type="float" office:value="1.02519130706787" calcext:value-type="float">
            <text:p>1.02519130706787</text:p>
          </table:table-cell>
        </table:table-row>
        <table:table-row table:style-name="ro1">
          <table:table-cell office:value-type="float" office:value="34.96" calcext:value-type="float">
            <text:p>34.96</text:p>
          </table:table-cell>
          <table:table-cell office:value-type="float" office:value="3.97079467773438" calcext:value-type="float">
            <text:p>3.97079467773438</text:p>
          </table:table-cell>
          <table:table-cell office:value-type="float" office:value="-3.01816463470459" calcext:value-type="float">
            <text:p>-3.01816463470459</text:p>
          </table:table-cell>
          <table:table-cell office:value-type="float" office:value="1.02646589279175" calcext:value-type="float">
            <text:p>1.02646589279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97078490257263" calcext:value-type="float">
            <text:p>3.97078490257263</text:p>
          </table:table-cell>
          <table:table-cell office:value-type="float" office:value="-3.01939749717712" calcext:value-type="float">
            <text:p>-3.01939749717712</text:p>
          </table:table-cell>
          <table:table-cell office:value-type="float" office:value="1.02718567848206" calcext:value-type="float">
            <text:p>1.02718567848206</text:p>
          </table:table-cell>
        </table:table-row>
        <table:table-row table:style-name="ro1">
          <table:table-cell office:value-type="float" office:value="35.04" calcext:value-type="float">
            <text:p>35.04</text:p>
          </table:table-cell>
          <table:table-cell office:value-type="float" office:value="3.97072911262512" calcext:value-type="float">
            <text:p>3.97072911262512</text:p>
          </table:table-cell>
          <table:table-cell office:value-type="float" office:value="-3.02034568786621" calcext:value-type="float">
            <text:p>-3.02034568786621</text:p>
          </table:table-cell>
          <table:table-cell office:value-type="float" office:value="1.02815461158752" calcext:value-type="float">
            <text:p>1.02815461158752</text:p>
          </table:table-cell>
        </table:table-row>
        <table:table-row table:style-name="ro1">
          <table:table-cell office:value-type="float" office:value="35.08" calcext:value-type="float">
            <text:p>35.08</text:p>
          </table:table-cell>
          <table:table-cell office:value-type="float" office:value="3.97063374519348" calcext:value-type="float">
            <text:p>3.97063374519348</text:p>
          </table:table-cell>
          <table:table-cell office:value-type="float" office:value="-3.02121472358704" calcext:value-type="float">
            <text:p>-3.02121472358704</text:p>
          </table:table-cell>
          <table:table-cell office:value-type="float" office:value="1.02926337718964" calcext:value-type="float">
            <text:p>1.02926337718964</text:p>
          </table:table-cell>
        </table:table-row>
        <table:table-row table:style-name="ro1">
          <table:table-cell office:value-type="float" office:value="35.12" calcext:value-type="float">
            <text:p>35.12</text:p>
          </table:table-cell>
          <table:table-cell office:value-type="float" office:value="3.97052216529846" calcext:value-type="float">
            <text:p>3.97052216529846</text:p>
          </table:table-cell>
          <table:table-cell office:value-type="float" office:value="-3.02196049690247" calcext:value-type="float">
            <text:p>-3.02196049690247</text:p>
          </table:table-cell>
          <table:table-cell office:value-type="float" office:value="1.03045332431793" calcext:value-type="float">
            <text:p>1.03045332431793</text:p>
          </table:table-cell>
        </table:table-row>
        <table:table-row table:style-name="ro1">
          <table:table-cell office:value-type="float" office:value="35.16" calcext:value-type="float">
            <text:p>35.16</text:p>
          </table:table-cell>
          <table:table-cell office:value-type="float" office:value="3.97024273872376" calcext:value-type="float">
            <text:p>3.97024273872376</text:p>
          </table:table-cell>
          <table:table-cell office:value-type="float" office:value="-3.02262663841248" calcext:value-type="float">
            <text:p>-3.02262663841248</text:p>
          </table:table-cell>
          <table:table-cell office:value-type="float" office:value="1.03120446205139" calcext:value-type="float">
            <text:p>1.03120446205139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3.97009611129761" calcext:value-type="float">
            <text:p>3.97009611129761</text:p>
          </table:table-cell>
          <table:table-cell office:value-type="float" office:value="-3.02311611175537" calcext:value-type="float">
            <text:p>-3.02311611175537</text:p>
          </table:table-cell>
          <table:table-cell office:value-type="float" office:value="1.03186774253845" calcext:value-type="float">
            <text:p>1.03186774253845</text:p>
          </table:table-cell>
        </table:table-row>
        <table:table-row table:style-name="ro1">
          <table:table-cell office:value-type="float" office:value="35.24" calcext:value-type="float">
            <text:p>35.24</text:p>
          </table:table-cell>
          <table:table-cell office:value-type="float" office:value="3.96998620033264" calcext:value-type="float">
            <text:p>3.96998620033264</text:p>
          </table:table-cell>
          <table:table-cell office:value-type="float" office:value="-3.02350687980652" calcext:value-type="float">
            <text:p>-3.02350687980652</text:p>
          </table:table-cell>
          <table:table-cell office:value-type="float" office:value="1.03232848644257" calcext:value-type="float">
            <text:p>1.03232848644257</text:p>
          </table:table-cell>
        </table:table-row>
        <table:table-row table:style-name="ro1">
          <table:table-cell office:value-type="float" office:value="35.28" calcext:value-type="float">
            <text:p>35.28</text:p>
          </table:table-cell>
          <table:table-cell office:value-type="float" office:value="3.96976828575134" calcext:value-type="float">
            <text:p>3.96976828575134</text:p>
          </table:table-cell>
          <table:table-cell office:value-type="float" office:value="-3.02371716499329" calcext:value-type="float">
            <text:p>-3.02371716499329</text:p>
          </table:table-cell>
          <table:table-cell office:value-type="float" office:value="1.0326874256134" calcext:value-type="float">
            <text:p>1.0326874256134</text:p>
          </table:table-cell>
        </table:table-row>
        <table:table-row table:style-name="ro1">
          <table:table-cell office:value-type="float" office:value="35.32" calcext:value-type="float">
            <text:p>35.32</text:p>
          </table:table-cell>
          <table:table-cell office:value-type="float" office:value="3.96967434883118" calcext:value-type="float">
            <text:p>3.96967434883118</text:p>
          </table:table-cell>
          <table:table-cell office:value-type="float" office:value="-3.02388668060303" calcext:value-type="float">
            <text:p>-3.02388668060303</text:p>
          </table:table-cell>
          <table:table-cell office:value-type="float" office:value="1.03292000293732" calcext:value-type="float">
            <text:p>1.03292000293732</text:p>
          </table:table-cell>
        </table:table-row>
        <table:table-row table:style-name="ro1">
          <table:table-cell office:value-type="float" office:value="35.36" calcext:value-type="float">
            <text:p>35.36</text:p>
          </table:table-cell>
          <table:table-cell office:value-type="float" office:value="3.96952652931213" calcext:value-type="float">
            <text:p>3.96952652931213</text:p>
          </table:table-cell>
          <table:table-cell office:value-type="float" office:value="-3.02392387390137" calcext:value-type="float">
            <text:p>-3.02392387390137</text:p>
          </table:table-cell>
          <table:table-cell office:value-type="float" office:value="1.03292715549469" calcext:value-type="float">
            <text:p>1.03292715549469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3.9694619178772" calcext:value-type="float">
            <text:p>3.9694619178772</text:p>
          </table:table-cell>
          <table:table-cell office:value-type="float" office:value="-3.02383589744568" calcext:value-type="float">
            <text:p>-3.02383589744568</text:p>
          </table:table-cell>
          <table:table-cell office:value-type="float" office:value="1.03280305862427" calcext:value-type="float">
            <text:p>1.03280305862427</text:p>
          </table:table-cell>
        </table:table-row>
        <table:table-row table:style-name="ro1">
          <table:table-cell office:value-type="float" office:value="35.44" calcext:value-type="float">
            <text:p>35.44</text:p>
          </table:table-cell>
          <table:table-cell office:value-type="float" office:value="3.96944189071655" calcext:value-type="float">
            <text:p>3.96944189071655</text:p>
          </table:table-cell>
          <table:table-cell office:value-type="float" office:value="-3.02363181114197" calcext:value-type="float">
            <text:p>-3.02363181114197</text:p>
          </table:table-cell>
          <table:table-cell office:value-type="float" office:value="1.03279721736908" calcext:value-type="float">
            <text:p>1.03279721736908</text:p>
          </table:table-cell>
        </table:table-row>
        <table:table-row table:style-name="ro1">
          <table:table-cell office:value-type="float" office:value="35.48" calcext:value-type="float">
            <text:p>35.48</text:p>
          </table:table-cell>
          <table:table-cell office:value-type="float" office:value="3.96944856643677" calcext:value-type="float">
            <text:p>3.96944856643677</text:p>
          </table:table-cell>
          <table:table-cell office:value-type="float" office:value="-3.02338647842407" calcext:value-type="float">
            <text:p>-3.02338647842407</text:p>
          </table:table-cell>
          <table:table-cell office:value-type="float" office:value="1.03305292129517" calcext:value-type="float">
            <text:p>1.03305292129517</text:p>
          </table:table-cell>
        </table:table-row>
        <table:table-row table:style-name="ro1">
          <table:table-cell office:value-type="float" office:value="35.52" calcext:value-type="float">
            <text:p>35.52</text:p>
          </table:table-cell>
          <table:table-cell office:value-type="float" office:value="3.96955585479736" calcext:value-type="float">
            <text:p>3.96955585479736</text:p>
          </table:table-cell>
          <table:table-cell office:value-type="float" office:value="-3.02307844161987" calcext:value-type="float">
            <text:p>-3.02307844161987</text:p>
          </table:table-cell>
          <table:table-cell office:value-type="float" office:value="1.03341162204742" calcext:value-type="float">
            <text:p>1.03341162204742</text:p>
          </table:table-cell>
        </table:table-row>
        <table:table-row table:style-name="ro1">
          <table:table-cell office:value-type="float" office:value="35.56" calcext:value-type="float">
            <text:p>35.56</text:p>
          </table:table-cell>
          <table:table-cell office:value-type="float" office:value="3.96978092193604" calcext:value-type="float">
            <text:p>3.96978092193604</text:p>
          </table:table-cell>
          <table:table-cell office:value-type="float" office:value="-3.02265048027039" calcext:value-type="float">
            <text:p>-3.02265048027039</text:p>
          </table:table-cell>
          <table:table-cell office:value-type="float" office:value="1.0337587594986" calcext:value-type="float">
            <text:p>1.0337587594986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3.96994972229004" calcext:value-type="float">
            <text:p>3.96994972229004</text:p>
          </table:table-cell>
          <table:table-cell office:value-type="float" office:value="-3.022052526474" calcext:value-type="float">
            <text:p>-3.022052526474</text:p>
          </table:table-cell>
          <table:table-cell office:value-type="float" office:value="1.03400802612305" calcext:value-type="float">
            <text:p>1.03400802612305</text:p>
          </table:table-cell>
        </table:table-row>
        <table:table-row table:style-name="ro1">
          <table:table-cell office:value-type="float" office:value="35.64" calcext:value-type="float">
            <text:p>35.64</text:p>
          </table:table-cell>
          <table:table-cell office:value-type="float" office:value="3.97009587287903" calcext:value-type="float">
            <text:p>3.97009587287903</text:p>
          </table:table-cell>
          <table:table-cell office:value-type="float" office:value="-3.02174639701843" calcext:value-type="float">
            <text:p>-3.02174639701843</text:p>
          </table:table-cell>
          <table:table-cell office:value-type="float" office:value="1.03303623199463" calcext:value-type="float">
            <text:p>1.03303623199463</text:p>
          </table:table-cell>
        </table:table-row>
        <table:table-row table:style-name="ro1">
          <table:table-cell office:value-type="float" office:value="35.68" calcext:value-type="float">
            <text:p>35.68</text:p>
          </table:table-cell>
          <table:table-cell office:value-type="float" office:value="3.97033190727234" calcext:value-type="float">
            <text:p>3.97033190727234</text:p>
          </table:table-cell>
          <table:table-cell office:value-type="float" office:value="-3.02112412452698" calcext:value-type="float">
            <text:p>-3.02112412452698</text:p>
          </table:table-cell>
          <table:table-cell office:value-type="float" office:value="1.03301250934601" calcext:value-type="float">
            <text:p>1.03301250934601</text:p>
          </table:table-cell>
        </table:table-row>
        <table:table-row table:style-name="ro1">
          <table:table-cell office:value-type="float" office:value="35.72" calcext:value-type="float">
            <text:p>35.72</text:p>
          </table:table-cell>
          <table:table-cell office:value-type="float" office:value="3.97086000442505" calcext:value-type="float">
            <text:p>3.97086000442505</text:p>
          </table:table-cell>
          <table:table-cell office:value-type="float" office:value="-3.02049708366394" calcext:value-type="float">
            <text:p>-3.02049708366394</text:p>
          </table:table-cell>
          <table:table-cell office:value-type="float" office:value="1.03308045864105" calcext:value-type="float">
            <text:p>1.03308045864105</text:p>
          </table:table-cell>
        </table:table-row>
        <table:table-row table:style-name="ro1">
          <table:table-cell office:value-type="float" office:value="35.76" calcext:value-type="float">
            <text:p>35.76</text:p>
          </table:table-cell>
          <table:table-cell office:value-type="float" office:value="3.97155857086182" calcext:value-type="float">
            <text:p>3.97155857086182</text:p>
          </table:table-cell>
          <table:table-cell office:value-type="float" office:value="-3.01962161064148" calcext:value-type="float">
            <text:p>-3.01962161064148</text:p>
          </table:table-cell>
          <table:table-cell office:value-type="float" office:value="1.03283441066742" calcext:value-type="float">
            <text:p>1.03283441066742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3.97205066680908" calcext:value-type="float">
            <text:p>3.97205066680908</text:p>
          </table:table-cell>
          <table:table-cell office:value-type="float" office:value="-3.01871800422668" calcext:value-type="float">
            <text:p>-3.01871800422668</text:p>
          </table:table-cell>
          <table:table-cell office:value-type="float" office:value="1.03232228755951" calcext:value-type="float">
            <text:p>1.03232228755951</text:p>
          </table:table-cell>
        </table:table-row>
        <table:table-row table:style-name="ro1">
          <table:table-cell office:value-type="float" office:value="35.84" calcext:value-type="float">
            <text:p>35.84</text:p>
          </table:table-cell>
          <table:table-cell office:value-type="float" office:value="3.97260332107544" calcext:value-type="float">
            <text:p>3.97260332107544</text:p>
          </table:table-cell>
          <table:table-cell office:value-type="float" office:value="-3.01785111427307" calcext:value-type="float">
            <text:p>-3.01785111427307</text:p>
          </table:table-cell>
          <table:table-cell office:value-type="float" office:value="1.03197968006134" calcext:value-type="float">
            <text:p>1.03197968006134</text:p>
          </table:table-cell>
        </table:table-row>
        <table:table-row table:style-name="ro1">
          <table:table-cell office:value-type="float" office:value="35.88" calcext:value-type="float">
            <text:p>35.88</text:p>
          </table:table-cell>
          <table:table-cell office:value-type="float" office:value="3.97310400009155" calcext:value-type="float">
            <text:p>3.97310400009155</text:p>
          </table:table-cell>
          <table:table-cell office:value-type="float" office:value="-3.01709461212158" calcext:value-type="float">
            <text:p>-3.01709461212158</text:p>
          </table:table-cell>
          <table:table-cell office:value-type="float" office:value="1.03155219554901" calcext:value-type="float">
            <text:p>1.03155219554901</text:p>
          </table:table-cell>
        </table:table-row>
        <table:table-row table:style-name="ro1">
          <table:table-cell office:value-type="float" office:value="35.92" calcext:value-type="float">
            <text:p>35.92</text:p>
          </table:table-cell>
          <table:table-cell office:value-type="float" office:value="3.97383379936218" calcext:value-type="float">
            <text:p>3.97383379936218</text:p>
          </table:table-cell>
          <table:table-cell office:value-type="float" office:value="-3.01582264900208" calcext:value-type="float">
            <text:p>-3.01582264900208</text:p>
          </table:table-cell>
          <table:table-cell office:value-type="float" office:value="1.03238689899445" calcext:value-type="float">
            <text:p>1.03238689899445</text:p>
          </table:table-cell>
        </table:table-row>
        <table:table-row table:style-name="ro1">
          <table:table-cell office:value-type="float" office:value="35.96" calcext:value-type="float">
            <text:p>35.96</text:p>
          </table:table-cell>
          <table:table-cell office:value-type="float" office:value="3.97437906265259" calcext:value-type="float">
            <text:p>3.97437906265259</text:p>
          </table:table-cell>
          <table:table-cell office:value-type="float" office:value="-3.01465940475464" calcext:value-type="float">
            <text:p>-3.01465940475464</text:p>
          </table:table-cell>
          <table:table-cell office:value-type="float" office:value="1.03178930282593" calcext:value-type="float">
            <text:p>1.031789302825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97489523887634" calcext:value-type="float">
            <text:p>3.97489523887634</text:p>
          </table:table-cell>
          <table:table-cell office:value-type="float" office:value="-3.01375651359558" calcext:value-type="float">
            <text:p>-3.01375651359558</text:p>
          </table:table-cell>
          <table:table-cell office:value-type="float" office:value="1.03121209144592" calcext:value-type="float">
            <text:p>1.03121209144592</text:p>
          </table:table-cell>
        </table:table-row>
        <table:table-row table:style-name="ro1">
          <table:table-cell office:value-type="float" office:value="36.04" calcext:value-type="float">
            <text:p>36.04</text:p>
          </table:table-cell>
          <table:table-cell office:value-type="float" office:value="3.9753303527832" calcext:value-type="float">
            <text:p>3.9753303527832</text:p>
          </table:table-cell>
          <table:table-cell office:value-type="float" office:value="-3.01299023628235" calcext:value-type="float">
            <text:p>-3.01299023628235</text:p>
          </table:table-cell>
          <table:table-cell office:value-type="float" office:value="1.03083515167236" calcext:value-type="float">
            <text:p>1.03083515167236</text:p>
          </table:table-cell>
        </table:table-row>
        <table:table-row table:style-name="ro1">
          <table:table-cell office:value-type="float" office:value="36.08" calcext:value-type="float">
            <text:p>36.08</text:p>
          </table:table-cell>
          <table:table-cell office:value-type="float" office:value="3.97587847709656" calcext:value-type="float">
            <text:p>3.97587847709656</text:p>
          </table:table-cell>
          <table:table-cell office:value-type="float" office:value="-3.01228666305542" calcext:value-type="float">
            <text:p>-3.01228666305542</text:p>
          </table:table-cell>
          <table:table-cell office:value-type="float" office:value="1.03037714958191" calcext:value-type="float">
            <text:p>1.03037714958191</text:p>
          </table:table-cell>
        </table:table-row>
        <table:table-row table:style-name="ro1">
          <table:table-cell office:value-type="float" office:value="36.12" calcext:value-type="float">
            <text:p>36.12</text:p>
          </table:table-cell>
          <table:table-cell office:value-type="float" office:value="3.97642636299133" calcext:value-type="float">
            <text:p>3.97642636299133</text:p>
          </table:table-cell>
          <table:table-cell office:value-type="float" office:value="-3.01164126396179" calcext:value-type="float">
            <text:p>-3.01164126396179</text:p>
          </table:table-cell>
          <table:table-cell office:value-type="float" office:value="1.03012096881866" calcext:value-type="float">
            <text:p>1.03012096881866</text:p>
          </table:table-cell>
        </table:table-row>
        <table:table-row table:style-name="ro1">
          <table:table-cell office:value-type="float" office:value="36.16" calcext:value-type="float">
            <text:p>36.16</text:p>
          </table:table-cell>
          <table:table-cell office:value-type="float" office:value="3.97694492340088" calcext:value-type="float">
            <text:p>3.97694492340088</text:p>
          </table:table-cell>
          <table:table-cell office:value-type="float" office:value="-3.01099300384522" calcext:value-type="float">
            <text:p>-3.01099300384522</text:p>
          </table:table-cell>
          <table:table-cell office:value-type="float" office:value="1.03025138378143" calcext:value-type="float">
            <text:p>1.03025138378143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3.97739338874817" calcext:value-type="float">
            <text:p>3.97739338874817</text:p>
          </table:table-cell>
          <table:table-cell office:value-type="float" office:value="-3.01052761077881" calcext:value-type="float">
            <text:p>-3.01052761077881</text:p>
          </table:table-cell>
          <table:table-cell office:value-type="float" office:value="1.03022146224976" calcext:value-type="float">
            <text:p>1.03022146224976</text:p>
          </table:table-cell>
        </table:table-row>
        <table:table-row table:style-name="ro1">
          <table:table-cell office:value-type="float" office:value="36.24" calcext:value-type="float">
            <text:p>36.24</text:p>
          </table:table-cell>
          <table:table-cell office:value-type="float" office:value="3.97763919830322" calcext:value-type="float">
            <text:p>3.97763919830322</text:p>
          </table:table-cell>
          <table:table-cell office:value-type="float" office:value="-3.01017832756043" calcext:value-type="float">
            <text:p>-3.01017832756043</text:p>
          </table:table-cell>
          <table:table-cell office:value-type="float" office:value="1.03025949001312" calcext:value-type="float">
            <text:p>1.03025949001312</text:p>
          </table:table-cell>
        </table:table-row>
        <table:table-row table:style-name="ro1">
          <table:table-cell office:value-type="float" office:value="36.28" calcext:value-type="float">
            <text:p>36.28</text:p>
          </table:table-cell>
          <table:table-cell office:value-type="float" office:value="3.9780101776123" calcext:value-type="float">
            <text:p>3.9780101776123</text:p>
          </table:table-cell>
          <table:table-cell office:value-type="float" office:value="-3.00990557670593" calcext:value-type="float">
            <text:p>-3.00990557670593</text:p>
          </table:table-cell>
          <table:table-cell office:value-type="float" office:value="1.03011023998261" calcext:value-type="float">
            <text:p>1.03011023998261</text:p>
          </table:table-cell>
        </table:table-row>
        <table:table-row table:style-name="ro1">
          <table:table-cell office:value-type="float" office:value="36.32" calcext:value-type="float">
            <text:p>36.32</text:p>
          </table:table-cell>
          <table:table-cell office:value-type="float" office:value="3.97835946083069" calcext:value-type="float">
            <text:p>3.97835946083069</text:p>
          </table:table-cell>
          <table:table-cell office:value-type="float" office:value="-3.00960803031921" calcext:value-type="float">
            <text:p>-3.00960803031921</text:p>
          </table:table-cell>
          <table:table-cell office:value-type="float" office:value="1.03039908409119" calcext:value-type="float">
            <text:p>1.03039908409119</text:p>
          </table:table-cell>
        </table:table-row>
        <table:table-row table:style-name="ro1">
          <table:table-cell office:value-type="float" office:value="36.36" calcext:value-type="float">
            <text:p>36.36</text:p>
          </table:table-cell>
          <table:table-cell office:value-type="float" office:value="3.97887420654297" calcext:value-type="float">
            <text:p>3.97887420654297</text:p>
          </table:table-cell>
          <table:table-cell office:value-type="float" office:value="-3.00930190086365" calcext:value-type="float">
            <text:p>-3.00930190086365</text:p>
          </table:table-cell>
          <table:table-cell office:value-type="float" office:value="1.03079736232758" calcext:value-type="float">
            <text:p>1.03079736232758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3.97934436798096" calcext:value-type="float">
            <text:p>3.97934436798096</text:p>
          </table:table-cell>
          <table:table-cell office:value-type="float" office:value="-3.00900912284851" calcext:value-type="float">
            <text:p>-3.00900912284851</text:p>
          </table:table-cell>
          <table:table-cell office:value-type="float" office:value="1.0312796831131" calcext:value-type="float">
            <text:p>1.0312796831131</text:p>
          </table:table-cell>
        </table:table-row>
        <table:table-row table:style-name="ro1">
          <table:table-cell office:value-type="float" office:value="36.44" calcext:value-type="float">
            <text:p>36.44</text:p>
          </table:table-cell>
          <table:table-cell office:value-type="float" office:value="3.97973108291626" calcext:value-type="float">
            <text:p>3.97973108291626</text:p>
          </table:table-cell>
          <table:table-cell office:value-type="float" office:value="-3.00864791870117" calcext:value-type="float">
            <text:p>-3.00864791870117</text:p>
          </table:table-cell>
          <table:table-cell office:value-type="float" office:value="1.03155517578125" calcext:value-type="float">
            <text:p>1.03155517578125</text:p>
          </table:table-cell>
        </table:table-row>
        <table:table-row table:style-name="ro1">
          <table:table-cell office:value-type="float" office:value="36.48" calcext:value-type="float">
            <text:p>36.48</text:p>
          </table:table-cell>
          <table:table-cell office:value-type="float" office:value="3.98025441169739" calcext:value-type="float">
            <text:p>3.98025441169739</text:p>
          </table:table-cell>
          <table:table-cell office:value-type="float" office:value="-3.00818610191345" calcext:value-type="float">
            <text:p>-3.00818610191345</text:p>
          </table:table-cell>
          <table:table-cell office:value-type="float" office:value="1.03158795833588" calcext:value-type="float">
            <text:p>1.03158795833588</text:p>
          </table:table-cell>
        </table:table-row>
        <table:table-row table:style-name="ro1">
          <table:table-cell office:value-type="float" office:value="36.52" calcext:value-type="float">
            <text:p>36.52</text:p>
          </table:table-cell>
          <table:table-cell office:value-type="float" office:value="3.98075151443481" calcext:value-type="float">
            <text:p>3.98075151443481</text:p>
          </table:table-cell>
          <table:table-cell office:value-type="float" office:value="-3.00768232345581" calcext:value-type="float">
            <text:p>-3.00768232345581</text:p>
          </table:table-cell>
          <table:table-cell office:value-type="float" office:value="1.031134724617" calcext:value-type="float">
            <text:p>1.031134724617</text:p>
          </table:table-cell>
        </table:table-row>
        <table:table-row table:style-name="ro1">
          <table:table-cell office:value-type="float" office:value="36.56" calcext:value-type="float">
            <text:p>36.56</text:p>
          </table:table-cell>
          <table:table-cell office:value-type="float" office:value="3.98148322105408" calcext:value-type="float">
            <text:p>3.98148322105408</text:p>
          </table:table-cell>
          <table:table-cell office:value-type="float" office:value="-3.00673913955688" calcext:value-type="float">
            <text:p>-3.00673913955688</text:p>
          </table:table-cell>
          <table:table-cell office:value-type="float" office:value="1.03143286705017" calcext:value-type="float">
            <text:p>1.03143286705017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3.98212838172913" calcext:value-type="float">
            <text:p>3.98212838172913</text:p>
          </table:table-cell>
          <table:table-cell office:value-type="float" office:value="-3.00600600242615" calcext:value-type="float">
            <text:p>-3.00600600242615</text:p>
          </table:table-cell>
          <table:table-cell office:value-type="float" office:value="1.03085589408875" calcext:value-type="float">
            <text:p>1.03085589408875</text:p>
          </table:table-cell>
        </table:table-row>
        <table:table-row table:style-name="ro1">
          <table:table-cell office:value-type="float" office:value="36.64" calcext:value-type="float">
            <text:p>36.64</text:p>
          </table:table-cell>
          <table:table-cell office:value-type="float" office:value="3.98278617858887" calcext:value-type="float">
            <text:p>3.98278617858887</text:p>
          </table:table-cell>
          <table:table-cell office:value-type="float" office:value="-3.00508284568787" calcext:value-type="float">
            <text:p>-3.00508284568787</text:p>
          </table:table-cell>
          <table:table-cell office:value-type="float" office:value="1.03013288974762" calcext:value-type="float">
            <text:p>1.03013288974762</text:p>
          </table:table-cell>
        </table:table-row>
        <table:table-row table:style-name="ro1">
          <table:table-cell office:value-type="float" office:value="36.68" calcext:value-type="float">
            <text:p>36.68</text:p>
          </table:table-cell>
          <table:table-cell office:value-type="float" office:value="3.98337721824646" calcext:value-type="float">
            <text:p>3.98337721824646</text:p>
          </table:table-cell>
          <table:table-cell office:value-type="float" office:value="-3.00422477722168" calcext:value-type="float">
            <text:p>-3.00422477722168</text:p>
          </table:table-cell>
          <table:table-cell office:value-type="float" office:value="1.02886855602264" calcext:value-type="float">
            <text:p>1.02886855602264</text:p>
          </table:table-cell>
        </table:table-row>
        <table:table-row table:style-name="ro1">
          <table:table-cell office:value-type="float" office:value="36.72" calcext:value-type="float">
            <text:p>36.72</text:p>
          </table:table-cell>
          <table:table-cell office:value-type="float" office:value="3.98403835296631" calcext:value-type="float">
            <text:p>3.98403835296631</text:p>
          </table:table-cell>
          <table:table-cell office:value-type="float" office:value="-3.00287818908691" calcext:value-type="float">
            <text:p>-3.00287818908691</text:p>
          </table:table-cell>
          <table:table-cell office:value-type="float" office:value="1.02758991718292" calcext:value-type="float">
            <text:p>1.02758991718292</text:p>
          </table:table-cell>
        </table:table-row>
        <table:table-row table:style-name="ro1">
          <table:table-cell office:value-type="float" office:value="36.76" calcext:value-type="float">
            <text:p>36.76</text:p>
          </table:table-cell>
          <table:table-cell office:value-type="float" office:value="3.98456358909607" calcext:value-type="float">
            <text:p>3.98456358909607</text:p>
          </table:table-cell>
          <table:table-cell office:value-type="float" office:value="-3.00171661376953" calcext:value-type="float">
            <text:p>-3.00171661376953</text:p>
          </table:table-cell>
          <table:table-cell office:value-type="float" office:value="1.02600395679474" calcext:value-type="float">
            <text:p>1.02600395679474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3.98513555526733" calcext:value-type="float">
            <text:p>3.98513555526733</text:p>
          </table:table-cell>
          <table:table-cell office:value-type="float" office:value="-3.00047612190247" calcext:value-type="float">
            <text:p>-3.00047612190247</text:p>
          </table:table-cell>
          <table:table-cell office:value-type="float" office:value="1.0246114730835" calcext:value-type="float">
            <text:p>1.0246114730835</text:p>
          </table:table-cell>
        </table:table-row>
        <table:table-row table:style-name="ro1">
          <table:table-cell office:value-type="float" office:value="36.84" calcext:value-type="float">
            <text:p>36.84</text:p>
          </table:table-cell>
          <table:table-cell office:value-type="float" office:value="3.9855740070343" calcext:value-type="float">
            <text:p>3.9855740070343</text:p>
          </table:table-cell>
          <table:table-cell office:value-type="float" office:value="-2.99911046028137" calcext:value-type="float">
            <text:p>-2.99911046028137</text:p>
          </table:table-cell>
          <table:table-cell office:value-type="float" office:value="1.0228146314621" calcext:value-type="float">
            <text:p>1.0228146314621</text:p>
          </table:table-cell>
        </table:table-row>
        <table:table-row table:style-name="ro1">
          <table:table-cell office:value-type="float" office:value="36.88" calcext:value-type="float">
            <text:p>36.88</text:p>
          </table:table-cell>
          <table:table-cell office:value-type="float" office:value="3.98583698272705" calcext:value-type="float">
            <text:p>3.98583698272705</text:p>
          </table:table-cell>
          <table:table-cell office:value-type="float" office:value="-2.99756145477295" calcext:value-type="float">
            <text:p>-2.99756145477295</text:p>
          </table:table-cell>
          <table:table-cell office:value-type="float" office:value="1.02089846134186" calcext:value-type="float">
            <text:p>1.02089846134186</text:p>
          </table:table-cell>
        </table:table-row>
        <table:table-row table:style-name="ro1">
          <table:table-cell office:value-type="float" office:value="36.92" calcext:value-type="float">
            <text:p>36.92</text:p>
          </table:table-cell>
          <table:table-cell office:value-type="float" office:value="3.98599815368652" calcext:value-type="float">
            <text:p>3.98599815368652</text:p>
          </table:table-cell>
          <table:table-cell office:value-type="float" office:value="-2.99607419967651" calcext:value-type="float">
            <text:p>-2.99607419967651</text:p>
          </table:table-cell>
          <table:table-cell office:value-type="float" office:value="1.01883697509766" calcext:value-type="float">
            <text:p>1.01883697509766</text:p>
          </table:table-cell>
        </table:table-row>
        <table:table-row table:style-name="ro1">
          <table:table-cell office:value-type="float" office:value="36.96" calcext:value-type="float">
            <text:p>36.96</text:p>
          </table:table-cell>
          <table:table-cell office:value-type="float" office:value="3.98614001274109" calcext:value-type="float">
            <text:p>3.98614001274109</text:p>
          </table:table-cell>
          <table:table-cell office:value-type="float" office:value="-2.99437379837036" calcext:value-type="float">
            <text:p>-2.99437379837036</text:p>
          </table:table-cell>
          <table:table-cell office:value-type="float" office:value="1.0166243314743" calcext:value-type="float">
            <text:p>1.01662433147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98618412017822" calcext:value-type="float">
            <text:p>3.98618412017822</text:p>
          </table:table-cell>
          <table:table-cell office:value-type="float" office:value="-2.99274826049805" calcext:value-type="float">
            <text:p>-2.99274826049805</text:p>
          </table:table-cell>
          <table:table-cell office:value-type="float" office:value="1.01485908031464" calcext:value-type="float">
            <text:p>1.01485908031464</text:p>
          </table:table-cell>
        </table:table-row>
        <table:table-row table:style-name="ro1">
          <table:table-cell office:value-type="float" office:value="37.04" calcext:value-type="float">
            <text:p>37.04</text:p>
          </table:table-cell>
          <table:table-cell office:value-type="float" office:value="3.98610377311707" calcext:value-type="float">
            <text:p>3.98610377311707</text:p>
          </table:table-cell>
          <table:table-cell office:value-type="float" office:value="-2.99122977256775" calcext:value-type="float">
            <text:p>-2.99122977256775</text:p>
          </table:table-cell>
          <table:table-cell office:value-type="float" office:value="1.01287913322449" calcext:value-type="float">
            <text:p>1.01287913322449</text:p>
          </table:table-cell>
        </table:table-row>
        <table:table-row table:style-name="ro1">
          <table:table-cell office:value-type="float" office:value="37.08" calcext:value-type="float">
            <text:p>37.08</text:p>
          </table:table-cell>
          <table:table-cell office:value-type="float" office:value="3.9858934879303" calcext:value-type="float">
            <text:p>3.9858934879303</text:p>
          </table:table-cell>
          <table:table-cell office:value-type="float" office:value="-2.98980355262756" calcext:value-type="float">
            <text:p>-2.98980355262756</text:p>
          </table:table-cell>
          <table:table-cell office:value-type="float" office:value="1.01088428497314" calcext:value-type="float">
            <text:p>1.01088428497314</text:p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3.9856059551239" calcext:value-type="float">
            <text:p>3.9856059551239</text:p>
          </table:table-cell>
          <table:table-cell office:value-type="float" office:value="-2.98822569847107" calcext:value-type="float">
            <text:p>-2.98822569847107</text:p>
          </table:table-cell>
          <table:table-cell office:value-type="float" office:value="1.00875842571259" calcext:value-type="float">
            <text:p>1.00875842571259</text:p>
          </table:table-cell>
        </table:table-row>
        <table:table-row table:style-name="ro1">
          <table:table-cell office:value-type="float" office:value="37.16" calcext:value-type="float">
            <text:p>37.16</text:p>
          </table:table-cell>
          <table:table-cell office:value-type="float" office:value="3.98523807525635" calcext:value-type="float">
            <text:p>3.98523807525635</text:p>
          </table:table-cell>
          <table:table-cell office:value-type="float" office:value="-2.98665642738342" calcext:value-type="float">
            <text:p>-2.98665642738342</text:p>
          </table:table-cell>
          <table:table-cell office:value-type="float" office:value="1.0065290927887" calcext:value-type="float">
            <text:p>1.0065290927887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3.98512721061707" calcext:value-type="float">
            <text:p>3.98512721061707</text:p>
          </table:table-cell>
          <table:table-cell office:value-type="float" office:value="-2.98474669456482" calcext:value-type="float">
            <text:p>-2.98474669456482</text:p>
          </table:table-cell>
          <table:table-cell office:value-type="float" office:value="1.0064080953598" calcext:value-type="float">
            <text:p>1.0064080953598</text:p>
          </table:table-cell>
        </table:table-row>
        <table:table-row table:style-name="ro1">
          <table:table-cell office:value-type="float" office:value="37.24" calcext:value-type="float">
            <text:p>37.24</text:p>
          </table:table-cell>
          <table:table-cell office:value-type="float" office:value="3.98473834991455" calcext:value-type="float">
            <text:p>3.98473834991455</text:p>
          </table:table-cell>
          <table:table-cell office:value-type="float" office:value="-2.98312306404114" calcext:value-type="float">
            <text:p>-2.98312306404114</text:p>
          </table:table-cell>
          <table:table-cell office:value-type="float" office:value="1.00562107563019" calcext:value-type="float">
            <text:p>1.00562107563019</text:p>
          </table:table-cell>
        </table:table-row>
        <table:table-row table:style-name="ro1">
          <table:table-cell office:value-type="float" office:value="37.28" calcext:value-type="float">
            <text:p>37.28</text:p>
          </table:table-cell>
          <table:table-cell office:value-type="float" office:value="3.98402547836304" calcext:value-type="float">
            <text:p>3.98402547836304</text:p>
          </table:table-cell>
          <table:table-cell office:value-type="float" office:value="-2.98160481452942" calcext:value-type="float">
            <text:p>-2.98160481452942</text:p>
          </table:table-cell>
          <table:table-cell office:value-type="float" office:value="1.00445950031281" calcext:value-type="float">
            <text:p>1.00445950031281</text:p>
          </table:table-cell>
        </table:table-row>
        <table:table-row table:style-name="ro1">
          <table:table-cell office:value-type="float" office:value="37.32" calcext:value-type="float">
            <text:p>37.32</text:p>
          </table:table-cell>
          <table:table-cell office:value-type="float" office:value="3.98377132415772" calcext:value-type="float">
            <text:p>3.98377132415772</text:p>
          </table:table-cell>
          <table:table-cell office:value-type="float" office:value="-2.97989583015442" calcext:value-type="float">
            <text:p>-2.97989583015442</text:p>
          </table:table-cell>
          <table:table-cell office:value-type="float" office:value="1.00602781772614" calcext:value-type="float">
            <text:p>1.00602781772614</text:p>
          </table:table-cell>
        </table:table-row>
        <table:table-row table:style-name="ro1">
          <table:table-cell office:value-type="float" office:value="37.36" calcext:value-type="float">
            <text:p>37.36</text:p>
          </table:table-cell>
          <table:table-cell office:value-type="float" office:value="3.98269104957581" calcext:value-type="float">
            <text:p>3.98269104957581</text:p>
          </table:table-cell>
          <table:table-cell office:value-type="float" office:value="-2.97792291641235" calcext:value-type="float">
            <text:p>-2.97792291641235</text:p>
          </table:table-cell>
          <table:table-cell office:value-type="float" office:value="1.00597369670868" calcext:value-type="float">
            <text:p>1.00597369670868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3.98202848434448" calcext:value-type="float">
            <text:p>3.98202848434448</text:p>
          </table:table-cell>
          <table:table-cell office:value-type="float" office:value="-2.97617506980896" calcext:value-type="float">
            <text:p>-2.97617506980896</text:p>
          </table:table-cell>
          <table:table-cell office:value-type="float" office:value="1.00766611099243" calcext:value-type="float">
            <text:p>1.00766611099243</text:p>
          </table:table-cell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3.98114466667175" calcext:value-type="float">
            <text:p>3.98114466667175</text:p>
          </table:table-cell>
          <table:table-cell office:value-type="float" office:value="-2.97448563575745" calcext:value-type="float">
            <text:p>-2.97448563575745</text:p>
          </table:table-cell>
          <table:table-cell office:value-type="float" office:value="1.00909698009491" calcext:value-type="float">
            <text:p>1.00909698009491</text:p>
          </table:table-cell>
        </table:table-row>
        <table:table-row table:style-name="ro1">
          <table:table-cell office:value-type="float" office:value="37.48" calcext:value-type="float">
            <text:p>37.48</text:p>
          </table:table-cell>
          <table:table-cell office:value-type="float" office:value="3.98017621040344" calcext:value-type="float">
            <text:p>3.98017621040344</text:p>
          </table:table-cell>
          <table:table-cell office:value-type="float" office:value="-2.97294163703918" calcext:value-type="float">
            <text:p>-2.97294163703918</text:p>
          </table:table-cell>
          <table:table-cell office:value-type="float" office:value="1.01082479953766" calcext:value-type="float">
            <text:p>1.01082479953766</text:p>
          </table:table-cell>
        </table:table-row>
        <table:table-row table:style-name="ro1">
          <table:table-cell office:value-type="float" office:value="37.52" calcext:value-type="float">
            <text:p>37.52</text:p>
          </table:table-cell>
          <table:table-cell office:value-type="float" office:value="3.9791476726532" calcext:value-type="float">
            <text:p>3.9791476726532</text:p>
          </table:table-cell>
          <table:table-cell office:value-type="float" office:value="-2.97134828567505" calcext:value-type="float">
            <text:p>-2.97134828567505</text:p>
          </table:table-cell>
          <table:table-cell office:value-type="float" office:value="1.01323699951172" calcext:value-type="float">
            <text:p>1.01323699951172</text:p>
          </table:table-cell>
        </table:table-row>
        <table:table-row table:style-name="ro1">
          <table:table-cell office:value-type="float" office:value="37.56" calcext:value-type="float">
            <text:p>37.56</text:p>
          </table:table-cell>
          <table:table-cell office:value-type="float" office:value="3.97784423828125" calcext:value-type="float">
            <text:p>3.97784423828125</text:p>
          </table:table-cell>
          <table:table-cell office:value-type="float" office:value="-2.96983671188355" calcext:value-type="float">
            <text:p>-2.96983671188355</text:p>
          </table:table-cell>
          <table:table-cell office:value-type="float" office:value="1.01593863964081" calcext:value-type="float">
            <text:p>1.01593863964081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3.9768488407135" calcext:value-type="float">
            <text:p>3.9768488407135</text:p>
          </table:table-cell>
          <table:table-cell office:value-type="float" office:value="-2.96867203712463" calcext:value-type="float">
            <text:p>-2.96867203712463</text:p>
          </table:table-cell>
          <table:table-cell office:value-type="float" office:value="1.01843619346619" calcext:value-type="float">
            <text:p>1.01843619346619</text:p>
          </table:table-cell>
        </table:table-row>
        <table:table-row table:style-name="ro1">
          <table:table-cell office:value-type="float" office:value="37.64" calcext:value-type="float">
            <text:p>37.64</text:p>
          </table:table-cell>
          <table:table-cell office:value-type="float" office:value="3.9757604598999" calcext:value-type="float">
            <text:p>3.9757604598999</text:p>
          </table:table-cell>
          <table:table-cell office:value-type="float" office:value="-2.96756958961487" calcext:value-type="float">
            <text:p>-2.96756958961487</text:p>
          </table:table-cell>
          <table:table-cell office:value-type="float" office:value="1.02135324478149" calcext:value-type="float">
            <text:p>1.02135324478149</text:p>
          </table:table-cell>
        </table:table-row>
        <table:table-row table:style-name="ro1">
          <table:table-cell office:value-type="float" office:value="37.68" calcext:value-type="float">
            <text:p>37.68</text:p>
          </table:table-cell>
          <table:table-cell office:value-type="float" office:value="3.97454023361206" calcext:value-type="float">
            <text:p>3.97454023361206</text:p>
          </table:table-cell>
          <table:table-cell office:value-type="float" office:value="-2.96673727035522" calcext:value-type="float">
            <text:p>-2.96673727035522</text:p>
          </table:table-cell>
          <table:table-cell office:value-type="float" office:value="1.02365553379059" calcext:value-type="float">
            <text:p>1.02365553379059</text:p>
          </table:table-cell>
        </table:table-row>
        <table:table-row table:style-name="ro1">
          <table:table-cell office:value-type="float" office:value="37.72" calcext:value-type="float">
            <text:p>37.72</text:p>
          </table:table-cell>
          <table:table-cell office:value-type="float" office:value="3.97361731529236" calcext:value-type="float">
            <text:p>3.97361731529236</text:p>
          </table:table-cell>
          <table:table-cell office:value-type="float" office:value="-2.96605896949768" calcext:value-type="float">
            <text:p>-2.96605896949768</text:p>
          </table:table-cell>
          <table:table-cell office:value-type="float" office:value="1.02627241611481" calcext:value-type="float">
            <text:p>1.02627241611481</text:p>
          </table:table-cell>
        </table:table-row>
        <table:table-row table:style-name="ro1">
          <table:table-cell office:value-type="float" office:value="37.76" calcext:value-type="float">
            <text:p>37.76</text:p>
          </table:table-cell>
          <table:table-cell office:value-type="float" office:value="3.97231483459473" calcext:value-type="float">
            <text:p>3.97231483459473</text:p>
          </table:table-cell>
          <table:table-cell office:value-type="float" office:value="-2.96533989906311" calcext:value-type="float">
            <text:p>-2.96533989906311</text:p>
          </table:table-cell>
          <table:table-cell office:value-type="float" office:value="1.02962172031403" calcext:value-type="float">
            <text:p>1.02962172031403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3.97115111351013" calcext:value-type="float">
            <text:p>3.97115111351013</text:p>
          </table:table-cell>
          <table:table-cell office:value-type="float" office:value="-2.96521878242493" calcext:value-type="float">
            <text:p>-2.96521878242493</text:p>
          </table:table-cell>
          <table:table-cell office:value-type="float" office:value="1.03089570999146" calcext:value-type="float">
            <text:p>1.03089570999146</text:p>
          </table:table-cell>
        </table:table-row>
        <table:table-row table:style-name="ro1">
          <table:table-cell office:value-type="float" office:value="37.84" calcext:value-type="float">
            <text:p>37.84</text:p>
          </table:table-cell>
          <table:table-cell office:value-type="float" office:value="3.97011780738831" calcext:value-type="float">
            <text:p>3.97011780738831</text:p>
          </table:table-cell>
          <table:table-cell office:value-type="float" office:value="-2.96536755561829" calcext:value-type="float">
            <text:p>-2.96536755561829</text:p>
          </table:table-cell>
          <table:table-cell office:value-type="float" office:value="1.03241121768951" calcext:value-type="float">
            <text:p>1.03241121768951</text:p>
          </table:table-cell>
        </table:table-row>
        <table:table-row table:style-name="ro1">
          <table:table-cell office:value-type="float" office:value="37.88" calcext:value-type="float">
            <text:p>37.88</text:p>
          </table:table-cell>
          <table:table-cell office:value-type="float" office:value="3.9691481590271" calcext:value-type="float">
            <text:p>3.9691481590271</text:p>
          </table:table-cell>
          <table:table-cell office:value-type="float" office:value="-2.96547722816467" calcext:value-type="float">
            <text:p>-2.96547722816467</text:p>
          </table:table-cell>
          <table:table-cell office:value-type="float" office:value="1.03410911560059" calcext:value-type="float">
            <text:p>1.03410911560059</text:p>
          </table:table-cell>
        </table:table-row>
        <table:table-row table:style-name="ro1">
          <table:table-cell office:value-type="float" office:value="37.92" calcext:value-type="float">
            <text:p>37.92</text:p>
          </table:table-cell>
          <table:table-cell office:value-type="float" office:value="3.96852540969849" calcext:value-type="float">
            <text:p>3.96852540969849</text:p>
          </table:table-cell>
          <table:table-cell office:value-type="float" office:value="-2.96563100814819" calcext:value-type="float">
            <text:p>-2.96563100814819</text:p>
          </table:table-cell>
          <table:table-cell office:value-type="float" office:value="1.03617489337921" calcext:value-type="float">
            <text:p>1.03617489337921</text:p>
          </table:table-cell>
        </table:table-row>
        <table:table-row table:style-name="ro1">
          <table:table-cell office:value-type="float" office:value="37.96" calcext:value-type="float">
            <text:p>37.96</text:p>
          </table:table-cell>
          <table:table-cell office:value-type="float" office:value="3.96762323379517" calcext:value-type="float">
            <text:p>3.96762323379517</text:p>
          </table:table-cell>
          <table:table-cell office:value-type="float" office:value="-2.96635985374451" calcext:value-type="float">
            <text:p>-2.96635985374451</text:p>
          </table:table-cell>
          <table:table-cell office:value-type="float" office:value="1.03646790981293" calcext:value-type="float">
            <text:p>1.036467909812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96693730354309" calcext:value-type="float">
            <text:p>3.96693730354309</text:p>
          </table:table-cell>
          <table:table-cell office:value-type="float" office:value="-2.96730017662048" calcext:value-type="float">
            <text:p>-2.96730017662048</text:p>
          </table:table-cell>
          <table:table-cell office:value-type="float" office:value="1.03573155403137" calcext:value-type="float">
            <text:p>1.03573155403137</text:p>
          </table:table-cell>
        </table:table-row>
        <table:table-row table:style-name="ro1">
          <table:table-cell office:value-type="float" office:value="38.04" calcext:value-type="float">
            <text:p>38.04</text:p>
          </table:table-cell>
          <table:table-cell office:value-type="float" office:value="3.96644020080566" calcext:value-type="float">
            <text:p>3.96644020080566</text:p>
          </table:table-cell>
          <table:table-cell office:value-type="float" office:value="-2.96845173835754" calcext:value-type="float">
            <text:p>-2.96845173835754</text:p>
          </table:table-cell>
          <table:table-cell office:value-type="float" office:value="1.03466749191284" calcext:value-type="float">
            <text:p>1.03466749191284</text:p>
          </table:table-cell>
        </table:table-row>
        <table:table-row table:style-name="ro1">
          <table:table-cell office:value-type="float" office:value="38.08" calcext:value-type="float">
            <text:p>38.08</text:p>
          </table:table-cell>
          <table:table-cell office:value-type="float" office:value="3.96598172187805" calcext:value-type="float">
            <text:p>3.96598172187805</text:p>
          </table:table-cell>
          <table:table-cell office:value-type="float" office:value="-2.96985149383545" calcext:value-type="float">
            <text:p>-2.96985149383545</text:p>
          </table:table-cell>
          <table:table-cell office:value-type="float" office:value="1.032306432724" calcext:value-type="float">
            <text:p>1.032306432724</text:p>
          </table:table-cell>
        </table:table-row>
        <table:table-row table:style-name="ro1">
          <table:table-cell office:value-type="float" office:value="38.12" calcext:value-type="float">
            <text:p>38.12</text:p>
          </table:table-cell>
          <table:table-cell office:value-type="float" office:value="3.96578645706177" calcext:value-type="float">
            <text:p>3.96578645706177</text:p>
          </table:table-cell>
          <table:table-cell office:value-type="float" office:value="-2.97115254402161" calcext:value-type="float">
            <text:p>-2.97115254402161</text:p>
          </table:table-cell>
          <table:table-cell office:value-type="float" office:value="1.03060805797577" calcext:value-type="float">
            <text:p>1.03060805797577</text:p>
          </table:table-cell>
        </table:table-row>
        <table:table-row table:style-name="ro1">
          <table:table-cell office:value-type="float" office:value="38.16" calcext:value-type="float">
            <text:p>38.16</text:p>
          </table:table-cell>
          <table:table-cell office:value-type="float" office:value="3.96580910682678" calcext:value-type="float">
            <text:p>3.96580910682678</text:p>
          </table:table-cell>
          <table:table-cell office:value-type="float" office:value="-2.9727509021759" calcext:value-type="float">
            <text:p>-2.9727509021759</text:p>
          </table:table-cell>
          <table:table-cell office:value-type="float" office:value="1.02861404418945" calcext:value-type="float">
            <text:p>1.02861404418945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3.9655704498291" calcext:value-type="float">
            <text:p>3.9655704498291</text:p>
          </table:table-cell>
          <table:table-cell office:value-type="float" office:value="-2.97469043731689" calcext:value-type="float">
            <text:p>-2.97469043731689</text:p>
          </table:table-cell>
          <table:table-cell office:value-type="float" office:value="1.02513062953949" calcext:value-type="float">
            <text:p>1.02513062953949</text:p>
          </table:table-cell>
        </table:table-row>
        <table:table-row table:style-name="ro1">
          <table:table-cell office:value-type="float" office:value="38.24" calcext:value-type="float">
            <text:p>38.24</text:p>
          </table:table-cell>
          <table:table-cell office:value-type="float" office:value="3.96580767631531" calcext:value-type="float">
            <text:p>3.96580767631531</text:p>
          </table:table-cell>
          <table:table-cell office:value-type="float" office:value="-2.97647380828857" calcext:value-type="float">
            <text:p>-2.97647380828857</text:p>
          </table:table-cell>
          <table:table-cell office:value-type="float" office:value="1.02254092693329" calcext:value-type="float">
            <text:p>1.02254092693329</text:p>
          </table:table-cell>
        </table:table-row>
        <table:table-row table:style-name="ro1">
          <table:table-cell office:value-type="float" office:value="38.28" calcext:value-type="float">
            <text:p>38.28</text:p>
          </table:table-cell>
          <table:table-cell office:value-type="float" office:value="3.96564126014709" calcext:value-type="float">
            <text:p>3.96564126014709</text:p>
          </table:table-cell>
          <table:table-cell office:value-type="float" office:value="-2.97849988937378" calcext:value-type="float">
            <text:p>-2.97849988937378</text:p>
          </table:table-cell>
          <table:table-cell office:value-type="float" office:value="1.01905739307404" calcext:value-type="float">
            <text:p>1.01905739307404</text:p>
          </table:table-cell>
        </table:table-row>
        <table:table-row table:style-name="ro1">
          <table:table-cell office:value-type="float" office:value="38.32" calcext:value-type="float">
            <text:p>38.32</text:p>
          </table:table-cell>
          <table:table-cell office:value-type="float" office:value="3.96566581726074" calcext:value-type="float">
            <text:p>3.96566581726074</text:p>
          </table:table-cell>
          <table:table-cell office:value-type="float" office:value="-2.98037767410278" calcext:value-type="float">
            <text:p>-2.98037767410278</text:p>
          </table:table-cell>
          <table:table-cell office:value-type="float" office:value="1.01700186729431" calcext:value-type="float">
            <text:p>1.01700186729431</text:p>
          </table:table-cell>
        </table:table-row>
        <table:table-row table:style-name="ro1">
          <table:table-cell office:value-type="float" office:value="38.36" calcext:value-type="float">
            <text:p>38.36</text:p>
          </table:table-cell>
          <table:table-cell office:value-type="float" office:value="3.96543788909912" calcext:value-type="float">
            <text:p>3.96543788909912</text:p>
          </table:table-cell>
          <table:table-cell office:value-type="float" office:value="-2.98319101333618" calcext:value-type="float">
            <text:p>-2.98319101333618</text:p>
          </table:table-cell>
          <table:table-cell office:value-type="float" office:value="1.01267027854919" calcext:value-type="float">
            <text:p>1.01267027854919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3.9653582572937" calcext:value-type="float">
            <text:p>3.9653582572937</text:p>
          </table:table-cell>
          <table:table-cell office:value-type="float" office:value="-2.98552894592285" calcext:value-type="float">
            <text:p>-2.98552894592285</text:p>
          </table:table-cell>
          <table:table-cell office:value-type="float" office:value="1.00984990596771" calcext:value-type="float">
            <text:p>1.00984990596771</text:p>
          </table:table-cell>
        </table:table-row>
        <table:table-row table:style-name="ro1">
          <table:table-cell office:value-type="float" office:value="38.44" calcext:value-type="float">
            <text:p>38.44</text:p>
          </table:table-cell>
          <table:table-cell office:value-type="float" office:value="3.96523857116699" calcext:value-type="float">
            <text:p>3.96523857116699</text:p>
          </table:table-cell>
          <table:table-cell office:value-type="float" office:value="-2.98798155784607" calcext:value-type="float">
            <text:p>-2.98798155784607</text:p>
          </table:table-cell>
          <table:table-cell office:value-type="float" office:value="1.00716197490692" calcext:value-type="float">
            <text:p>1.00716197490692</text:p>
          </table:table-cell>
        </table:table-row>
        <table:table-row table:style-name="ro1">
          <table:table-cell office:value-type="float" office:value="38.48" calcext:value-type="float">
            <text:p>38.48</text:p>
          </table:table-cell>
          <table:table-cell office:value-type="float" office:value="3.96516489982605" calcext:value-type="float">
            <text:p>3.96516489982605</text:p>
          </table:table-cell>
          <table:table-cell office:value-type="float" office:value="-2.99018907546997" calcext:value-type="float">
            <text:p>-2.99018907546997</text:p>
          </table:table-cell>
          <table:table-cell office:value-type="float" office:value="1.00578033924103" calcext:value-type="float">
            <text:p>1.00578033924103</text:p>
          </table:table-cell>
        </table:table-row>
        <table:table-row table:style-name="ro1">
          <table:table-cell office:value-type="float" office:value="38.52" calcext:value-type="float">
            <text:p>38.52</text:p>
          </table:table-cell>
          <table:table-cell office:value-type="float" office:value="3.96492671966553" calcext:value-type="float">
            <text:p>3.96492671966553</text:p>
          </table:table-cell>
          <table:table-cell office:value-type="float" office:value="-2.99294137954712" calcext:value-type="float">
            <text:p>-2.99294137954712</text:p>
          </table:table-cell>
          <table:table-cell office:value-type="float" office:value="1.00290060043335" calcext:value-type="float">
            <text:p>1.00290060043335</text:p>
          </table:table-cell>
        </table:table-row>
        <table:table-row table:style-name="ro1">
          <table:table-cell office:value-type="float" office:value="38.56" calcext:value-type="float">
            <text:p>38.56</text:p>
          </table:table-cell>
          <table:table-cell office:value-type="float" office:value="3.9648585319519" calcext:value-type="float">
            <text:p>3.9648585319519</text:p>
          </table:table-cell>
          <table:table-cell office:value-type="float" office:value="-2.99552130699158" calcext:value-type="float">
            <text:p>-2.99552130699158</text:p>
          </table:table-cell>
          <table:table-cell office:value-type="float" office:value="1.00109004974365" calcext:value-type="float">
            <text:p>1.00109004974365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3.96476173400879" calcext:value-type="float">
            <text:p>3.96476173400879</text:p>
          </table:table-cell>
          <table:table-cell office:value-type="float" office:value="-2.99798226356506" calcext:value-type="float">
            <text:p>-2.99798226356506</text:p>
          </table:table-cell>
          <table:table-cell office:value-type="float" office:value="0.99948650598526" calcext:value-type="float">
            <text:p>0.99948650598526</text:p>
          </table:table-cell>
        </table:table-row>
        <table:table-row table:style-name="ro1">
          <table:table-cell office:value-type="float" office:value="38.64" calcext:value-type="float">
            <text:p>38.64</text:p>
          </table:table-cell>
          <table:table-cell office:value-type="float" office:value="3.96477150917053" calcext:value-type="float">
            <text:p>3.96477150917053</text:p>
          </table:table-cell>
          <table:table-cell office:value-type="float" office:value="-3.00037550926209" calcext:value-type="float">
            <text:p>-3.00037550926209</text:p>
          </table:table-cell>
          <table:table-cell office:value-type="float" office:value="0.999008715152741" calcext:value-type="float">
            <text:p>0.999008715152741</text:p>
          </table:table-cell>
        </table:table-row>
        <table:table-row table:style-name="ro1">
          <table:table-cell office:value-type="float" office:value="38.68" calcext:value-type="float">
            <text:p>38.68</text:p>
          </table:table-cell>
          <table:table-cell office:value-type="float" office:value="3.96503376960754" calcext:value-type="float">
            <text:p>3.96503376960754</text:p>
          </table:table-cell>
          <table:table-cell office:value-type="float" office:value="-3.00267624855042" calcext:value-type="float">
            <text:p>-3.00267624855042</text:p>
          </table:table-cell>
          <table:table-cell office:value-type="float" office:value="0.998742401599884" calcext:value-type="float">
            <text:p>0.998742401599884</text:p>
          </table:table-cell>
        </table:table-row>
        <table:table-row table:style-name="ro1">
          <table:table-cell office:value-type="float" office:value="38.72" calcext:value-type="float">
            <text:p>38.72</text:p>
          </table:table-cell>
          <table:table-cell office:value-type="float" office:value="3.96537303924561" calcext:value-type="float">
            <text:p>3.96537303924561</text:p>
          </table:table-cell>
          <table:table-cell office:value-type="float" office:value="-3.00487756729126" calcext:value-type="float">
            <text:p>-3.00487756729126</text:p>
          </table:table-cell>
          <table:table-cell office:value-type="float" office:value="0.999682664871216" calcext:value-type="float">
            <text:p>0.999682664871216</text:p>
          </table:table-cell>
        </table:table-row>
        <table:table-row table:style-name="ro1">
          <table:table-cell office:value-type="float" office:value="38.76" calcext:value-type="float">
            <text:p>38.76</text:p>
          </table:table-cell>
          <table:table-cell office:value-type="float" office:value="3.96603059768677" calcext:value-type="float">
            <text:p>3.96603059768677</text:p>
          </table:table-cell>
          <table:table-cell office:value-type="float" office:value="-3.00747537612915" calcext:value-type="float">
            <text:p>-3.00747537612915</text:p>
          </table:table-cell>
          <table:table-cell office:value-type="float" office:value="1.00104260444641" calcext:value-type="float">
            <text:p>1.00104260444641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3.96670961380005" calcext:value-type="float">
            <text:p>3.96670961380005</text:p>
          </table:table-cell>
          <table:table-cell office:value-type="float" office:value="-3.00950574874878" calcext:value-type="float">
            <text:p>-3.00950574874878</text:p>
          </table:table-cell>
          <table:table-cell office:value-type="float" office:value="1.00229704380035" calcext:value-type="float">
            <text:p>1.00229704380035</text:p>
          </table:table-cell>
        </table:table-row>
        <table:table-row table:style-name="ro1">
          <table:table-cell office:value-type="float" office:value="38.84" calcext:value-type="float">
            <text:p>38.84</text:p>
          </table:table-cell>
          <table:table-cell office:value-type="float" office:value="3.9671893119812" calcext:value-type="float">
            <text:p>3.9671893119812</text:p>
          </table:table-cell>
          <table:table-cell office:value-type="float" office:value="-3.01186776161194" calcext:value-type="float">
            <text:p>-3.01186776161194</text:p>
          </table:table-cell>
          <table:table-cell office:value-type="float" office:value="1.00267469882965" calcext:value-type="float">
            <text:p>1.00267469882965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3.96820521354675" calcext:value-type="float">
            <text:p>3.96820521354675</text:p>
          </table:table-cell>
          <table:table-cell office:value-type="float" office:value="-3.01363945007324" calcext:value-type="float">
            <text:p>-3.01363945007324</text:p>
          </table:table-cell>
          <table:table-cell office:value-type="float" office:value="1.00543355941772" calcext:value-type="float">
            <text:p>1.00543355941772</text:p>
          </table:table-cell>
        </table:table-row>
        <table:table-row table:style-name="ro1">
          <table:table-cell office:value-type="float" office:value="38.92" calcext:value-type="float">
            <text:p>38.92</text:p>
          </table:table-cell>
          <table:table-cell office:value-type="float" office:value="3.96912837028503" calcext:value-type="float">
            <text:p>3.96912837028503</text:p>
          </table:table-cell>
          <table:table-cell office:value-type="float" office:value="-3.01542210578918" calcext:value-type="float">
            <text:p>-3.01542210578918</text:p>
          </table:table-cell>
          <table:table-cell office:value-type="float" office:value="1.00720572471619" calcext:value-type="float">
            <text:p>1.00720572471619</text:p>
          </table:table-cell>
        </table:table-row>
        <table:table-row table:style-name="ro1">
          <table:table-cell office:value-type="float" office:value="38.96" calcext:value-type="float">
            <text:p>38.96</text:p>
          </table:table-cell>
          <table:table-cell office:value-type="float" office:value="3.97052502632141" calcext:value-type="float">
            <text:p>3.97052502632141</text:p>
          </table:table-cell>
          <table:table-cell office:value-type="float" office:value="-3.01761651039124" calcext:value-type="float">
            <text:p>-3.01761651039124</text:p>
          </table:table-cell>
          <table:table-cell office:value-type="float" office:value="1.00922632217407" calcext:value-type="float">
            <text:p>1.009226322174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97132658958435" calcext:value-type="float">
            <text:p>3.97132658958435</text:p>
          </table:table-cell>
          <table:table-cell office:value-type="float" office:value="-3.01954865455627" calcext:value-type="float">
            <text:p>-3.01954865455627</text:p>
          </table:table-cell>
          <table:table-cell office:value-type="float" office:value="1.01000654697418" calcext:value-type="float">
            <text:p>1.01000654697418</text:p>
          </table:table-cell>
        </table:table-row>
        <table:table-row table:style-name="ro1">
          <table:table-cell office:value-type="float" office:value="39.04" calcext:value-type="float">
            <text:p>39.04</text:p>
          </table:table-cell>
          <table:table-cell office:value-type="float" office:value="3.97238683700562" calcext:value-type="float">
            <text:p>3.97238683700562</text:p>
          </table:table-cell>
          <table:table-cell office:value-type="float" office:value="-3.02096939086914" calcext:value-type="float">
            <text:p>-3.02096939086914</text:p>
          </table:table-cell>
          <table:table-cell office:value-type="float" office:value="1.01171183586121" calcext:value-type="float">
            <text:p>1.01171183586121</text:p>
          </table:table-cell>
        </table:table-row>
        <table:table-row table:style-name="ro1">
          <table:table-cell office:value-type="float" office:value="39.08" calcext:value-type="float">
            <text:p>39.08</text:p>
          </table:table-cell>
          <table:table-cell office:value-type="float" office:value="3.97327637672424" calcext:value-type="float">
            <text:p>3.97327637672424</text:p>
          </table:table-cell>
          <table:table-cell office:value-type="float" office:value="-3.02233338356018" calcext:value-type="float">
            <text:p>-3.02233338356018</text:p>
          </table:table-cell>
          <table:table-cell office:value-type="float" office:value="1.0132839679718" calcext:value-type="float">
            <text:p>1.0132839679718</text:p>
          </table:table-cell>
        </table:table-row>
        <table:table-row table:style-name="ro1">
          <table:table-cell office:value-type="float" office:value="39.12" calcext:value-type="float">
            <text:p>39.12</text:p>
          </table:table-cell>
          <table:table-cell office:value-type="float" office:value="3.97423982620239" calcext:value-type="float">
            <text:p>3.97423982620239</text:p>
          </table:table-cell>
          <table:table-cell office:value-type="float" office:value="-3.02367210388184" calcext:value-type="float">
            <text:p>-3.02367210388184</text:p>
          </table:table-cell>
          <table:table-cell office:value-type="float" office:value="1.01473259925842" calcext:value-type="float">
            <text:p>1.01473259925842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float" office:value="3.9750611782074" calcext:value-type="float">
            <text:p>3.9750611782074</text:p>
          </table:table-cell>
          <table:table-cell office:value-type="float" office:value="-3.02486801147461" calcext:value-type="float">
            <text:p>-3.02486801147461</text:p>
          </table:table-cell>
          <table:table-cell office:value-type="float" office:value="1.01587724685669" calcext:value-type="float">
            <text:p>1.01587724685669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3.97567343711853" calcext:value-type="float">
            <text:p>3.97567343711853</text:p>
          </table:table-cell>
          <table:table-cell office:value-type="float" office:value="-3.02586150169373" calcext:value-type="float">
            <text:p>-3.02586150169373</text:p>
          </table:table-cell>
          <table:table-cell office:value-type="float" office:value="1.01656210422516" calcext:value-type="float">
            <text:p>1.01656210422516</text:p>
          </table:table-cell>
        </table:table-row>
        <table:table-row table:style-name="ro1">
          <table:table-cell office:value-type="float" office:value="39.24" calcext:value-type="float">
            <text:p>39.24</text:p>
          </table:table-cell>
          <table:table-cell office:value-type="float" office:value="3.97634530067444" calcext:value-type="float">
            <text:p>3.97634530067444</text:p>
          </table:table-cell>
          <table:table-cell office:value-type="float" office:value="-3.02676701545715" calcext:value-type="float">
            <text:p>-3.02676701545715</text:p>
          </table:table-cell>
          <table:table-cell office:value-type="float" office:value="1.01741242408752" calcext:value-type="float">
            <text:p>1.01741242408752</text:p>
          </table:table-cell>
        </table:table-row>
        <table:table-row table:style-name="ro1">
          <table:table-cell office:value-type="float" office:value="39.28" calcext:value-type="float">
            <text:p>39.28</text:p>
          </table:table-cell>
          <table:table-cell office:value-type="float" office:value="3.976970911026" calcext:value-type="float">
            <text:p>3.976970911026</text:p>
          </table:table-cell>
          <table:table-cell office:value-type="float" office:value="-3.02734923362732" calcext:value-type="float">
            <text:p>-3.02734923362732</text:p>
          </table:table-cell>
          <table:table-cell office:value-type="float" office:value="1.01852583885193" calcext:value-type="float">
            <text:p>1.01852583885193</text:p>
          </table:table-cell>
        </table:table-row>
        <table:table-row table:style-name="ro1">
          <table:table-cell office:value-type="float" office:value="39.32" calcext:value-type="float">
            <text:p>39.32</text:p>
          </table:table-cell>
          <table:table-cell office:value-type="float" office:value="3.97736239433289" calcext:value-type="float">
            <text:p>3.97736239433289</text:p>
          </table:table-cell>
          <table:table-cell office:value-type="float" office:value="-3.02803230285645" calcext:value-type="float">
            <text:p>-3.02803230285645</text:p>
          </table:table-cell>
          <table:table-cell office:value-type="float" office:value="1.01856780052185" calcext:value-type="float">
            <text:p>1.01856780052185</text:p>
          </table:table-cell>
        </table:table-row>
        <table:table-row table:style-name="ro1">
          <table:table-cell office:value-type="float" office:value="39.36" calcext:value-type="float">
            <text:p>39.36</text:p>
          </table:table-cell>
          <table:table-cell office:value-type="float" office:value="3.97771739959717" calcext:value-type="float">
            <text:p>3.97771739959717</text:p>
          </table:table-cell>
          <table:table-cell office:value-type="float" office:value="-3.02880787849426" calcext:value-type="float">
            <text:p>-3.02880787849426</text:p>
          </table:table-cell>
          <table:table-cell office:value-type="float" office:value="1.01765596866608" calcext:value-type="float">
            <text:p>1.01765596866608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3.9780547618866" calcext:value-type="float">
            <text:p>3.9780547618866</text:p>
          </table:table-cell>
          <table:table-cell office:value-type="float" office:value="-3.02904844284058" calcext:value-type="float">
            <text:p>-3.02904844284058</text:p>
          </table:table-cell>
          <table:table-cell office:value-type="float" office:value="1.01851272583008" calcext:value-type="float">
            <text:p>1.01851272583008</text:p>
          </table:table-cell>
        </table:table-row>
        <table:table-row table:style-name="ro1">
          <table:table-cell office:value-type="float" office:value="39.44" calcext:value-type="float">
            <text:p>39.44</text:p>
          </table:table-cell>
          <table:table-cell office:value-type="float" office:value="3.97807049751282" calcext:value-type="float">
            <text:p>3.97807049751282</text:p>
          </table:table-cell>
          <table:table-cell office:value-type="float" office:value="-3.02935981750488" calcext:value-type="float">
            <text:p>-3.02935981750488</text:p>
          </table:table-cell>
          <table:table-cell office:value-type="float" office:value="1.01827192306519" calcext:value-type="float">
            <text:p>1.01827192306519</text:p>
          </table:table-cell>
        </table:table-row>
        <table:table-row table:style-name="ro1">
          <table:table-cell office:value-type="float" office:value="39.48" calcext:value-type="float">
            <text:p>39.48</text:p>
          </table:table-cell>
          <table:table-cell office:value-type="float" office:value="3.9779806137085" calcext:value-type="float">
            <text:p>3.9779806137085</text:p>
          </table:table-cell>
          <table:table-cell office:value-type="float" office:value="-3.02956795692444" calcext:value-type="float">
            <text:p>-3.02956795692444</text:p>
          </table:table-cell>
          <table:table-cell office:value-type="float" office:value="1.01794934272766" calcext:value-type="float">
            <text:p>1.01794934272766</text:p>
          </table:table-cell>
        </table:table-row>
        <table:table-row table:style-name="ro1">
          <table:table-cell office:value-type="float" office:value="39.52" calcext:value-type="float">
            <text:p>39.52</text:p>
          </table:table-cell>
          <table:table-cell office:value-type="float" office:value="3.97788166999817" calcext:value-type="float">
            <text:p>3.97788166999817</text:p>
          </table:table-cell>
          <table:table-cell office:value-type="float" office:value="-3.02965950965881" calcext:value-type="float">
            <text:p>-3.02965950965881</text:p>
          </table:table-cell>
          <table:table-cell office:value-type="float" office:value="1.01755213737488" calcext:value-type="float">
            <text:p>1.01755213737488</text:p>
          </table:table-cell>
        </table:table-row>
        <table:table-row table:style-name="ro1">
          <table:table-cell office:value-type="float" office:value="39.56" calcext:value-type="float">
            <text:p>39.56</text:p>
          </table:table-cell>
          <table:table-cell office:value-type="float" office:value="3.97773504257202" calcext:value-type="float">
            <text:p>3.97773504257202</text:p>
          </table:table-cell>
          <table:table-cell office:value-type="float" office:value="-3.0295901298523" calcext:value-type="float">
            <text:p>-3.0295901298523</text:p>
          </table:table-cell>
          <table:table-cell office:value-type="float" office:value="1.01720058917999" calcext:value-type="float">
            <text:p>1.01720058917999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3.97752904891968" calcext:value-type="float">
            <text:p>3.97752904891968</text:p>
          </table:table-cell>
          <table:table-cell office:value-type="float" office:value="-3.02937054634094" calcext:value-type="float">
            <text:p>-3.02937054634094</text:p>
          </table:table-cell>
          <table:table-cell office:value-type="float" office:value="1.01692128181458" calcext:value-type="float">
            <text:p>1.01692128181458</text:p>
          </table:table-cell>
        </table:table-row>
        <table:table-row table:style-name="ro1">
          <table:table-cell office:value-type="float" office:value="39.64" calcext:value-type="float">
            <text:p>39.64</text:p>
          </table:table-cell>
          <table:table-cell office:value-type="float" office:value="3.97737193107605" calcext:value-type="float">
            <text:p>3.97737193107605</text:p>
          </table:table-cell>
          <table:table-cell office:value-type="float" office:value="-3.02895450592041" calcext:value-type="float">
            <text:p>-3.02895450592041</text:p>
          </table:table-cell>
          <table:table-cell office:value-type="float" office:value="1.01666629314423" calcext:value-type="float">
            <text:p>1.01666629314423</text:p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3.97718906402588" calcext:value-type="float">
            <text:p>3.97718906402588</text:p>
          </table:table-cell>
          <table:table-cell office:value-type="float" office:value="-3.02838444709778" calcext:value-type="float">
            <text:p>-3.02838444709778</text:p>
          </table:table-cell>
          <table:table-cell office:value-type="float" office:value="1.01642525196075" calcext:value-type="float">
            <text:p>1.01642525196075</text:p>
          </table:table-cell>
        </table:table-row>
        <table:table-row table:style-name="ro1">
          <table:table-cell office:value-type="float" office:value="39.72" calcext:value-type="float">
            <text:p>39.72</text:p>
          </table:table-cell>
          <table:table-cell office:value-type="float" office:value="3.97687315940857" calcext:value-type="float">
            <text:p>3.97687315940857</text:p>
          </table:table-cell>
          <table:table-cell office:value-type="float" office:value="-3.02771401405334" calcext:value-type="float">
            <text:p>-3.02771401405334</text:p>
          </table:table-cell>
          <table:table-cell office:value-type="float" office:value="1.01653289794922" calcext:value-type="float">
            <text:p>1.01653289794922</text:p>
          </table:table-cell>
        </table:table-row>
        <table:table-row table:style-name="ro1">
          <table:table-cell office:value-type="float" office:value="39.76" calcext:value-type="float">
            <text:p>39.76</text:p>
          </table:table-cell>
          <table:table-cell office:value-type="float" office:value="3.97673082351685" calcext:value-type="float">
            <text:p>3.97673082351685</text:p>
          </table:table-cell>
          <table:table-cell office:value-type="float" office:value="-3.02692890167236" calcext:value-type="float">
            <text:p>-3.02692890167236</text:p>
          </table:table-cell>
          <table:table-cell office:value-type="float" office:value="1.01631677150726" calcext:value-type="float">
            <text:p>1.01631677150726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3.97660040855408" calcext:value-type="float">
            <text:p>3.97660040855408</text:p>
          </table:table-cell>
          <table:table-cell office:value-type="float" office:value="-3.02588605880737" calcext:value-type="float">
            <text:p>-3.02588605880737</text:p>
          </table:table-cell>
          <table:table-cell office:value-type="float" office:value="1.01598072052002" calcext:value-type="float">
            <text:p>1.01598072052002</text:p>
          </table:table-cell>
        </table:table-row>
        <table:table-row table:style-name="ro1">
          <table:table-cell office:value-type="float" office:value="39.84" calcext:value-type="float">
            <text:p>39.84</text:p>
          </table:table-cell>
          <table:table-cell office:value-type="float" office:value="3.97645545005798" calcext:value-type="float">
            <text:p>3.97645545005798</text:p>
          </table:table-cell>
          <table:table-cell office:value-type="float" office:value="-3.02489447593689" calcext:value-type="float">
            <text:p>-3.02489447593689</text:p>
          </table:table-cell>
          <table:table-cell office:value-type="float" office:value="1.01562488079071" calcext:value-type="float">
            <text:p>1.01562488079071</text:p>
          </table:table-cell>
        </table:table-row>
        <table:table-row table:style-name="ro1">
          <table:table-cell office:value-type="float" office:value="39.88" calcext:value-type="float">
            <text:p>39.88</text:p>
          </table:table-cell>
          <table:table-cell office:value-type="float" office:value="3.97638988494873" calcext:value-type="float">
            <text:p>3.97638988494873</text:p>
          </table:table-cell>
          <table:table-cell office:value-type="float" office:value="-3.02374911308289" calcext:value-type="float">
            <text:p>-3.02374911308289</text:p>
          </table:table-cell>
          <table:table-cell office:value-type="float" office:value="1.01546025276184" calcext:value-type="float">
            <text:p>1.01546025276184</text:p>
          </table:table-cell>
        </table:table-row>
        <table:table-row table:style-name="ro1">
          <table:table-cell office:value-type="float" office:value="39.92" calcext:value-type="float">
            <text:p>39.92</text:p>
          </table:table-cell>
          <table:table-cell office:value-type="float" office:value="3.97634267807007" calcext:value-type="float">
            <text:p>3.97634267807007</text:p>
          </table:table-cell>
          <table:table-cell office:value-type="float" office:value="-3.02267909049988" calcext:value-type="float">
            <text:p>-3.02267909049988</text:p>
          </table:table-cell>
          <table:table-cell office:value-type="float" office:value="1.01455938816071" calcext:value-type="float">
            <text:p>1.01455938816071</text:p>
          </table:table-cell>
        </table:table-row>
        <table:table-row table:style-name="ro1">
          <table:table-cell office:value-type="float" office:value="39.96" calcext:value-type="float">
            <text:p>39.96</text:p>
          </table:table-cell>
          <table:table-cell office:value-type="float" office:value="3.97652173042297" calcext:value-type="float">
            <text:p>3.97652173042297</text:p>
          </table:table-cell>
          <table:table-cell office:value-type="float" office:value="-3.02120709419251" calcext:value-type="float">
            <text:p>-3.02120709419251</text:p>
          </table:table-cell>
          <table:table-cell office:value-type="float" office:value="1.01416230201721" calcext:value-type="float">
            <text:p>1.014162302017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97705698013306" calcext:value-type="float">
            <text:p>3.97705698013306</text:p>
          </table:table-cell>
          <table:table-cell office:value-type="float" office:value="-3.01939749717712" calcext:value-type="float">
            <text:p>-3.01939749717712</text:p>
          </table:table-cell>
          <table:table-cell office:value-type="float" office:value="1.01511991024017" calcext:value-type="float">
            <text:p>1.01511991024017</text:p>
          </table:table-cell>
        </table:table-row>
        <table:table-row table:style-name="ro1">
          <table:table-cell office:value-type="float" office:value="40.04" calcext:value-type="float">
            <text:p>40.04</text:p>
          </table:table-cell>
          <table:table-cell office:value-type="float" office:value="3.97741675376892" calcext:value-type="float">
            <text:p>3.97741675376892</text:p>
          </table:table-cell>
          <table:table-cell office:value-type="float" office:value="-3.01802444458008" calcext:value-type="float">
            <text:p>-3.01802444458008</text:p>
          </table:table-cell>
          <table:table-cell office:value-type="float" office:value="1.01439893245697" calcext:value-type="float">
            <text:p>1.01439893245697</text:p>
          </table:table-cell>
        </table:table-row>
        <table:table-row table:style-name="ro1">
          <table:table-cell office:value-type="float" office:value="40.08" calcext:value-type="float">
            <text:p>40.08</text:p>
          </table:table-cell>
          <table:table-cell office:value-type="float" office:value="3.97789764404297" calcext:value-type="float">
            <text:p>3.97789764404297</text:p>
          </table:table-cell>
          <table:table-cell office:value-type="float" office:value="-3.01656413078308" calcext:value-type="float">
            <text:p>-3.01656413078308</text:p>
          </table:table-cell>
          <table:table-cell office:value-type="float" office:value="1.01408112049103" calcext:value-type="float">
            <text:p>1.01408112049103</text:p>
          </table:table-cell>
        </table:table-row>
        <table:table-row table:style-name="ro1">
          <table:table-cell office:value-type="float" office:value="40.12" calcext:value-type="float">
            <text:p>40.12</text:p>
          </table:table-cell>
          <table:table-cell office:value-type="float" office:value="3.9786069393158" calcext:value-type="float">
            <text:p>3.9786069393158</text:p>
          </table:table-cell>
          <table:table-cell office:value-type="float" office:value="-3.01517772674561" calcext:value-type="float">
            <text:p>-3.01517772674561</text:p>
          </table:table-cell>
          <table:table-cell office:value-type="float" office:value="1.01371324062347" calcext:value-type="float">
            <text:p>1.01371324062347</text:p>
          </table:table-cell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float" office:value="3.97921943664551" calcext:value-type="float">
            <text:p>3.97921943664551</text:p>
          </table:table-cell>
          <table:table-cell office:value-type="float" office:value="-3.01357293128967" calcext:value-type="float">
            <text:p>-3.01357293128967</text:p>
          </table:table-cell>
          <table:table-cell office:value-type="float" office:value="1.01289033889771" calcext:value-type="float">
            <text:p>1.01289033889771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3.97992515563965" calcext:value-type="float">
            <text:p>3.97992515563965</text:p>
          </table:table-cell>
          <table:table-cell office:value-type="float" office:value="-3.01204133033752" calcext:value-type="float">
            <text:p>-3.01204133033752</text:p>
          </table:table-cell>
          <table:table-cell office:value-type="float" office:value="1.01248729228973" calcext:value-type="float">
            <text:p>1.01248729228973</text:p>
          </table:table-cell>
        </table:table-row>
        <table:table-row table:style-name="ro1">
          <table:table-cell office:value-type="float" office:value="40.24" calcext:value-type="float">
            <text:p>40.24</text:p>
          </table:table-cell>
          <table:table-cell office:value-type="float" office:value="3.98078799247742" calcext:value-type="float">
            <text:p>3.98078799247742</text:p>
          </table:table-cell>
          <table:table-cell office:value-type="float" office:value="-3.01061081886292" calcext:value-type="float">
            <text:p>-3.01061081886292</text:p>
          </table:table-cell>
          <table:table-cell office:value-type="float" office:value="1.01210856437683" calcext:value-type="float">
            <text:p>1.01210856437683</text:p>
          </table:table-cell>
        </table:table-row>
        <table:table-row table:style-name="ro1">
          <table:table-cell office:value-type="float" office:value="40.28" calcext:value-type="float">
            <text:p>40.28</text:p>
          </table:table-cell>
          <table:table-cell office:value-type="float" office:value="3.98196768760681" calcext:value-type="float">
            <text:p>3.98196768760681</text:p>
          </table:table-cell>
          <table:table-cell office:value-type="float" office:value="-3.00922298431397" calcext:value-type="float">
            <text:p>-3.00922298431397</text:p>
          </table:table-cell>
          <table:table-cell office:value-type="float" office:value="1.01246976852417" calcext:value-type="float">
            <text:p>1.01246976852417</text:p>
          </table:table-cell>
        </table:table-row>
        <table:table-row table:style-name="ro1">
          <table:table-cell office:value-type="float" office:value="40.32" calcext:value-type="float">
            <text:p>40.32</text:p>
          </table:table-cell>
          <table:table-cell office:value-type="float" office:value="3.98287343978882" calcext:value-type="float">
            <text:p>3.98287343978882</text:p>
          </table:table-cell>
          <table:table-cell office:value-type="float" office:value="-3.00774598121643" calcext:value-type="float">
            <text:p>-3.00774598121643</text:p>
          </table:table-cell>
          <table:table-cell office:value-type="float" office:value="1.01265847682953" calcext:value-type="float">
            <text:p>1.01265847682953</text:p>
          </table:table-cell>
        </table:table-row>
        <table:table-row table:style-name="ro1">
          <table:table-cell office:value-type="float" office:value="40.36" calcext:value-type="float">
            <text:p>40.36</text:p>
          </table:table-cell>
          <table:table-cell office:value-type="float" office:value="3.98376488685608" calcext:value-type="float">
            <text:p>3.98376488685608</text:p>
          </table:table-cell>
          <table:table-cell office:value-type="float" office:value="-3.00655078887939" calcext:value-type="float">
            <text:p>-3.00655078887939</text:p>
          </table:table-cell>
          <table:table-cell office:value-type="float" office:value="1.01173329353333" calcext:value-type="float">
            <text:p>1.01173329353333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3.98469424247742" calcext:value-type="float">
            <text:p>3.98469424247742</text:p>
          </table:table-cell>
          <table:table-cell office:value-type="float" office:value="-3.0053882598877" calcext:value-type="float">
            <text:p>-3.0053882598877</text:p>
          </table:table-cell>
          <table:table-cell office:value-type="float" office:value="1.01196336746216" calcext:value-type="float">
            <text:p>1.01196336746216</text:p>
          </table:table-cell>
        </table:table-row>
        <table:table-row table:style-name="ro1">
          <table:table-cell office:value-type="float" office:value="40.44" calcext:value-type="float">
            <text:p>40.44</text:p>
          </table:table-cell>
          <table:table-cell office:value-type="float" office:value="3.98575663566589" calcext:value-type="float">
            <text:p>3.98575663566589</text:p>
          </table:table-cell>
          <table:table-cell office:value-type="float" office:value="-3.00434327125549" calcext:value-type="float">
            <text:p>-3.00434327125549</text:p>
          </table:table-cell>
          <table:table-cell office:value-type="float" office:value="1.01225423812866" calcext:value-type="float">
            <text:p>1.01225423812866</text:p>
          </table:table-cell>
        </table:table-row>
        <table:table-row table:style-name="ro1">
          <table:table-cell office:value-type="float" office:value="40.48" calcext:value-type="float">
            <text:p>40.48</text:p>
          </table:table-cell>
          <table:table-cell office:value-type="float" office:value="3.98694157600403" calcext:value-type="float">
            <text:p>3.98694157600403</text:p>
          </table:table-cell>
          <table:table-cell office:value-type="float" office:value="-3.00340890884399" calcext:value-type="float">
            <text:p>-3.00340890884399</text:p>
          </table:table-cell>
          <table:table-cell office:value-type="float" office:value="1.01255238056183" calcext:value-type="float">
            <text:p>1.01255238056183</text:p>
          </table:table-cell>
        </table:table-row>
        <table:table-row table:style-name="ro1">
          <table:table-cell office:value-type="float" office:value="40.52" calcext:value-type="float">
            <text:p>40.52</text:p>
          </table:table-cell>
          <table:table-cell office:value-type="float" office:value="3.98826169967651" calcext:value-type="float">
            <text:p>3.98826169967651</text:p>
          </table:table-cell>
          <table:table-cell office:value-type="float" office:value="-3.00245118141174" calcext:value-type="float">
            <text:p>-3.00245118141174</text:p>
          </table:table-cell>
          <table:table-cell office:value-type="float" office:value="1.01374471187592" calcext:value-type="float">
            <text:p>1.01374471187592</text:p>
          </table:table-cell>
        </table:table-row>
        <table:table-row table:style-name="ro1">
          <table:table-cell office:value-type="float" office:value="40.56" calcext:value-type="float">
            <text:p>40.56</text:p>
          </table:table-cell>
          <table:table-cell office:value-type="float" office:value="3.98957228660584" calcext:value-type="float">
            <text:p>3.98957228660584</text:p>
          </table:table-cell>
          <table:table-cell office:value-type="float" office:value="-3.00181531906128" calcext:value-type="float">
            <text:p>-3.00181531906128</text:p>
          </table:table-cell>
          <table:table-cell office:value-type="float" office:value="1.01431000232697" calcext:value-type="float">
            <text:p>1.01431000232697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3.99047613143921" calcext:value-type="float">
            <text:p>3.99047613143921</text:p>
          </table:table-cell>
          <table:table-cell office:value-type="float" office:value="-3.00125288963318" calcext:value-type="float">
            <text:p>-3.00125288963318</text:p>
          </table:table-cell>
          <table:table-cell office:value-type="float" office:value="1.0145697593689" calcext:value-type="float">
            <text:p>1.0145697593689</text:p>
          </table:table-cell>
        </table:table-row>
        <table:table-row table:style-name="ro1">
          <table:table-cell office:value-type="float" office:value="40.64" calcext:value-type="float">
            <text:p>40.64</text:p>
          </table:table-cell>
          <table:table-cell office:value-type="float" office:value="3.99136090278626" calcext:value-type="float">
            <text:p>3.99136090278626</text:p>
          </table:table-cell>
          <table:table-cell office:value-type="float" office:value="-3.00075817108154" calcext:value-type="float">
            <text:p>-3.00075817108154</text:p>
          </table:table-cell>
          <table:table-cell office:value-type="float" office:value="1.01450729370117" calcext:value-type="float">
            <text:p>1.01450729370117</text:p>
          </table:table-cell>
        </table:table-row>
        <table:table-row table:style-name="ro1">
          <table:table-cell office:value-type="float" office:value="40.68" calcext:value-type="float">
            <text:p>40.68</text:p>
          </table:table-cell>
          <table:table-cell office:value-type="float" office:value="3.99235367774963" calcext:value-type="float">
            <text:p>3.99235367774963</text:p>
          </table:table-cell>
          <table:table-cell office:value-type="float" office:value="-3.00063610076904" calcext:value-type="float">
            <text:p>-3.00063610076904</text:p>
          </table:table-cell>
          <table:table-cell office:value-type="float" office:value="1.01454651355743" calcext:value-type="float">
            <text:p>1.01454651355743</text:p>
          </table:table-cell>
        </table:table-row>
        <table:table-row table:style-name="ro1">
          <table:table-cell office:value-type="float" office:value="40.72" calcext:value-type="float">
            <text:p>40.72</text:p>
          </table:table-cell>
          <table:table-cell office:value-type="float" office:value="3.99358010292053" calcext:value-type="float">
            <text:p>3.99358010292053</text:p>
          </table:table-cell>
          <table:table-cell office:value-type="float" office:value="-3.00086426734924" calcext:value-type="float">
            <text:p>-3.00086426734924</text:p>
          </table:table-cell>
          <table:table-cell office:value-type="float" office:value="1.014768242836" calcext:value-type="float">
            <text:p>1.014768242836</text:p>
          </table:table-cell>
        </table:table-row>
        <table:table-row table:style-name="ro1">
          <table:table-cell office:value-type="float" office:value="40.76" calcext:value-type="float">
            <text:p>40.76</text:p>
          </table:table-cell>
          <table:table-cell office:value-type="float" office:value="3.99450922012329" calcext:value-type="float">
            <text:p>3.99450922012329</text:p>
          </table:table-cell>
          <table:table-cell office:value-type="float" office:value="-3.00115299224854" calcext:value-type="float">
            <text:p>-3.00115299224854</text:p>
          </table:table-cell>
          <table:table-cell office:value-type="float" office:value="1.0134688615799" calcext:value-type="float">
            <text:p>1.0134688615799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3.99549412727356" calcext:value-type="float">
            <text:p>3.99549412727356</text:p>
          </table:table-cell>
          <table:table-cell office:value-type="float" office:value="-3.00140309333801" calcext:value-type="float">
            <text:p>-3.00140309333801</text:p>
          </table:table-cell>
          <table:table-cell office:value-type="float" office:value="1.01425957679749" calcext:value-type="float">
            <text:p>1.01425957679749</text:p>
          </table:table-cell>
        </table:table-row>
        <table:table-row table:style-name="ro1">
          <table:table-cell office:value-type="float" office:value="40.84" calcext:value-type="float">
            <text:p>40.84</text:p>
          </table:table-cell>
          <table:table-cell office:value-type="float" office:value="3.99627614021301" calcext:value-type="float">
            <text:p>3.99627614021301</text:p>
          </table:table-cell>
          <table:table-cell office:value-type="float" office:value="-3.00208640098572" calcext:value-type="float">
            <text:p>-3.00208640098572</text:p>
          </table:table-cell>
          <table:table-cell office:value-type="float" office:value="1.01397264003754" calcext:value-type="float">
            <text:p>1.01397264003754</text:p>
          </table:table-cell>
        </table:table-row>
        <table:table-row table:style-name="ro1">
          <table:table-cell office:value-type="float" office:value="40.88" calcext:value-type="float">
            <text:p>40.88</text:p>
          </table:table-cell>
          <table:table-cell office:value-type="float" office:value="3.9969334602356" calcext:value-type="float">
            <text:p>3.9969334602356</text:p>
          </table:table-cell>
          <table:table-cell office:value-type="float" office:value="-3.002925157547" calcext:value-type="float">
            <text:p>-3.002925157547</text:p>
          </table:table-cell>
          <table:table-cell office:value-type="float" office:value="1.01366746425629" calcext:value-type="float">
            <text:p>1.01366746425629</text:p>
          </table:table-cell>
        </table:table-row>
        <table:table-row table:style-name="ro1">
          <table:table-cell office:value-type="float" office:value="40.92" calcext:value-type="float">
            <text:p>40.92</text:p>
          </table:table-cell>
          <table:table-cell office:value-type="float" office:value="3.99710488319397" calcext:value-type="float">
            <text:p>3.99710488319397</text:p>
          </table:table-cell>
          <table:table-cell office:value-type="float" office:value="-3.00410938262939" calcext:value-type="float">
            <text:p>-3.00410938262939</text:p>
          </table:table-cell>
          <table:table-cell office:value-type="float" office:value="1.01231050491333" calcext:value-type="float">
            <text:p>1.01231050491333</text:p>
          </table:table-cell>
        </table:table-row>
        <table:table-row table:style-name="ro1">
          <table:table-cell office:value-type="float" office:value="40.96" calcext:value-type="float">
            <text:p>40.96</text:p>
          </table:table-cell>
          <table:table-cell office:value-type="float" office:value="3.99770903587341" calcext:value-type="float">
            <text:p>3.99770903587341</text:p>
          </table:table-cell>
          <table:table-cell office:value-type="float" office:value="-3.00508069992065" calcext:value-type="float">
            <text:p>-3.00508069992065</text:p>
          </table:table-cell>
          <table:table-cell office:value-type="float" office:value="1.0129017829895" calcext:value-type="float">
            <text:p>1.01290178298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99797368049622" calcext:value-type="float">
            <text:p>3.99797368049622</text:p>
          </table:table-cell>
          <table:table-cell office:value-type="float" office:value="-3.00631928443909" calcext:value-type="float">
            <text:p>-3.00631928443909</text:p>
          </table:table-cell>
          <table:table-cell office:value-type="float" office:value="1.01208102703094" calcext:value-type="float">
            <text:p>1.01208102703094</text:p>
          </table:table-cell>
        </table:table-row>
        <table:table-row table:style-name="ro1">
          <table:table-cell office:value-type="float" office:value="41.04" calcext:value-type="float">
            <text:p>41.04</text:p>
          </table:table-cell>
          <table:table-cell office:value-type="float" office:value="3.99830412864685" calcext:value-type="float">
            <text:p>3.99830412864685</text:p>
          </table:table-cell>
          <table:table-cell office:value-type="float" office:value="-3.00740385055542" calcext:value-type="float">
            <text:p>-3.00740385055542</text:p>
          </table:table-cell>
          <table:table-cell office:value-type="float" office:value="1.01219344139099" calcext:value-type="float">
            <text:p>1.01219344139099</text:p>
          </table:table-cell>
        </table:table-row>
        <table:table-row table:style-name="ro1">
          <table:table-cell office:value-type="float" office:value="41.08" calcext:value-type="float">
            <text:p>41.08</text:p>
          </table:table-cell>
          <table:table-cell office:value-type="float" office:value="3.99851870536804" calcext:value-type="float">
            <text:p>3.99851870536804</text:p>
          </table:table-cell>
          <table:table-cell office:value-type="float" office:value="-3.00846123695374" calcext:value-type="float">
            <text:p>-3.00846123695374</text:p>
          </table:table-cell>
          <table:table-cell office:value-type="float" office:value="1.01234817504883" calcext:value-type="float">
            <text:p>1.01234817504883</text:p>
          </table:table-cell>
        </table:table-row>
        <table:table-row table:style-name="ro1">
          <table:table-cell office:value-type="float" office:value="41.12" calcext:value-type="float">
            <text:p>41.12</text:p>
          </table:table-cell>
          <table:table-cell office:value-type="float" office:value="3.99901723861694" calcext:value-type="float">
            <text:p>3.99901723861694</text:p>
          </table:table-cell>
          <table:table-cell office:value-type="float" office:value="-3.00922179222107" calcext:value-type="float">
            <text:p>-3.00922179222107</text:p>
          </table:table-cell>
          <table:table-cell office:value-type="float" office:value="1.01409041881561" calcext:value-type="float">
            <text:p>1.01409041881561</text:p>
          </table:table-cell>
        </table:table-row>
        <table:table-row table:style-name="ro1">
          <table:table-cell office:value-type="float" office:value="41.16" calcext:value-type="float">
            <text:p>41.16</text:p>
          </table:table-cell>
          <table:table-cell office:value-type="float" office:value="3.99927091598511" calcext:value-type="float">
            <text:p>3.99927091598511</text:p>
          </table:table-cell>
          <table:table-cell office:value-type="float" office:value="-3.01069664955139" calcext:value-type="float">
            <text:p>-3.01069664955139</text:p>
          </table:table-cell>
          <table:table-cell office:value-type="float" office:value="1.01437425613403" calcext:value-type="float">
            <text:p>1.01437425613403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3.99951076507568" calcext:value-type="float">
            <text:p>3.99951076507568</text:p>
          </table:table-cell>
          <table:table-cell office:value-type="float" office:value="-3.01198434829712" calcext:value-type="float">
            <text:p>-3.01198434829712</text:p>
          </table:table-cell>
          <table:table-cell office:value-type="float" office:value="1.01478660106659" calcext:value-type="float">
            <text:p>1.01478660106659</text:p>
          </table:table-cell>
        </table:table-row>
        <table:table-row table:style-name="ro1">
          <table:table-cell office:value-type="float" office:value="41.24" calcext:value-type="float">
            <text:p>41.24</text:p>
          </table:table-cell>
          <table:table-cell office:value-type="float" office:value="3.99967002868652" calcext:value-type="float">
            <text:p>3.99967002868652</text:p>
          </table:table-cell>
          <table:table-cell office:value-type="float" office:value="-3.01319456100464" calcext:value-type="float">
            <text:p>-3.01319456100464</text:p>
          </table:table-cell>
          <table:table-cell office:value-type="float" office:value="1.01497340202332" calcext:value-type="float">
            <text:p>1.01497340202332</text:p>
          </table:table-cell>
        </table:table-row>
        <table:table-row table:style-name="ro1">
          <table:table-cell office:value-type="float" office:value="41.28" calcext:value-type="float">
            <text:p>41.28</text:p>
          </table:table-cell>
          <table:table-cell office:value-type="float" office:value="4.00002479553223" calcext:value-type="float">
            <text:p>4.00002479553223</text:p>
          </table:table-cell>
          <table:table-cell office:value-type="float" office:value="-3.01468086242676" calcext:value-type="float">
            <text:p>-3.01468086242676</text:p>
          </table:table-cell>
          <table:table-cell office:value-type="float" office:value="1.01416969299316" calcext:value-type="float">
            <text:p>1.01416969299316</text:p>
          </table:table-cell>
        </table:table-row>
        <table:table-row table:style-name="ro1">
          <table:table-cell office:value-type="float" office:value="41.32" calcext:value-type="float">
            <text:p>41.32</text:p>
          </table:table-cell>
          <table:table-cell office:value-type="float" office:value="4.00054502487183" calcext:value-type="float">
            <text:p>4.00054502487183</text:p>
          </table:table-cell>
          <table:table-cell office:value-type="float" office:value="-3.01618123054504" calcext:value-type="float">
            <text:p>-3.01618123054504</text:p>
          </table:table-cell>
          <table:table-cell office:value-type="float" office:value="1.01484334468842" calcext:value-type="float">
            <text:p>1.01484334468842</text:p>
          </table:table-cell>
        </table:table-row>
        <table:table-row table:style-name="ro1">
          <table:table-cell office:value-type="float" office:value="41.36" calcext:value-type="float">
            <text:p>41.36</text:p>
          </table:table-cell>
          <table:table-cell office:value-type="float" office:value="4.00090885162354" calcext:value-type="float">
            <text:p>4.00090885162354</text:p>
          </table:table-cell>
          <table:table-cell office:value-type="float" office:value="-3.01789045333862" calcext:value-type="float">
            <text:p>-3.01789045333862</text:p>
          </table:table-cell>
          <table:table-cell office:value-type="float" office:value="1.01542365550995" calcext:value-type="float">
            <text:p>1.01542365550995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4.00101470947266" calcext:value-type="float">
            <text:p>4.00101470947266</text:p>
          </table:table-cell>
          <table:table-cell office:value-type="float" office:value="-3.01913976669312" calcext:value-type="float">
            <text:p>-3.01913976669312</text:p>
          </table:table-cell>
          <table:table-cell office:value-type="float" office:value="1.01571118831635" calcext:value-type="float">
            <text:p>1.01571118831635</text:p>
          </table:table-cell>
        </table:table-row>
        <table:table-row table:style-name="ro1">
          <table:table-cell office:value-type="float" office:value="41.44" calcext:value-type="float">
            <text:p>41.44</text:p>
          </table:table-cell>
          <table:table-cell office:value-type="float" office:value="4.00141382217407" calcext:value-type="float">
            <text:p>4.00141382217407</text:p>
          </table:table-cell>
          <table:table-cell office:value-type="float" office:value="-3.02052664756775" calcext:value-type="float">
            <text:p>-3.02052664756775</text:p>
          </table:table-cell>
          <table:table-cell office:value-type="float" office:value="1.01646816730499" calcext:value-type="float">
            <text:p>1.01646816730499</text:p>
          </table:table-cell>
        </table:table-row>
        <table:table-row table:style-name="ro1">
          <table:table-cell office:value-type="float" office:value="41.48" calcext:value-type="float">
            <text:p>41.48</text:p>
          </table:table-cell>
          <table:table-cell office:value-type="float" office:value="4.00161409378052" calcext:value-type="float">
            <text:p>4.00161409378052</text:p>
          </table:table-cell>
          <table:table-cell office:value-type="float" office:value="-3.02191972732544" calcext:value-type="float">
            <text:p>-3.02191972732544</text:p>
          </table:table-cell>
          <table:table-cell office:value-type="float" office:value="1.0171320438385" calcext:value-type="float">
            <text:p>1.0171320438385</text:p>
          </table:table-cell>
        </table:table-row>
        <table:table-row table:style-name="ro1">
          <table:table-cell office:value-type="float" office:value="41.52" calcext:value-type="float">
            <text:p>41.52</text:p>
          </table:table-cell>
          <table:table-cell office:value-type="float" office:value="4.00203657150269" calcext:value-type="float">
            <text:p>4.00203657150269</text:p>
          </table:table-cell>
          <table:table-cell office:value-type="float" office:value="-3.02311992645264" calcext:value-type="float">
            <text:p>-3.02311992645264</text:p>
          </table:table-cell>
          <table:table-cell office:value-type="float" office:value="1.01860272884369" calcext:value-type="float">
            <text:p>1.01860272884369</text:p>
          </table:table-cell>
        </table:table-row>
        <table:table-row table:style-name="ro1">
          <table:table-cell office:value-type="float" office:value="41.56" calcext:value-type="float">
            <text:p>41.56</text:p>
          </table:table-cell>
          <table:table-cell office:value-type="float" office:value="4.00222730636597" calcext:value-type="float">
            <text:p>4.00222730636597</text:p>
          </table:table-cell>
          <table:table-cell office:value-type="float" office:value="-3.02473020553589" calcext:value-type="float">
            <text:p>-3.02473020553589</text:p>
          </table:table-cell>
          <table:table-cell office:value-type="float" office:value="1.01807677745819" calcext:value-type="float">
            <text:p>1.01807677745819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4.00248527526856" calcext:value-type="float">
            <text:p>4.00248527526856</text:p>
          </table:table-cell>
          <table:table-cell office:value-type="float" office:value="-3.02615690231323" calcext:value-type="float">
            <text:p>-3.02615690231323</text:p>
          </table:table-cell>
          <table:table-cell office:value-type="float" office:value="1.01813745498657" calcext:value-type="float">
            <text:p>1.01813745498657</text:p>
          </table:table-cell>
        </table:table-row>
        <table:table-row table:style-name="ro1">
          <table:table-cell office:value-type="float" office:value="41.64" calcext:value-type="float">
            <text:p>41.64</text:p>
          </table:table-cell>
          <table:table-cell office:value-type="float" office:value="4.00261545181274" calcext:value-type="float">
            <text:p>4.00261545181274</text:p>
          </table:table-cell>
          <table:table-cell office:value-type="float" office:value="-3.02730464935303" calcext:value-type="float">
            <text:p>-3.02730464935303</text:p>
          </table:table-cell>
          <table:table-cell office:value-type="float" office:value="1.01829934120178" calcext:value-type="float">
            <text:p>1.01829934120178</text:p>
          </table:table-cell>
        </table:table-row>
        <table:table-row table:style-name="ro1">
          <table:table-cell office:value-type="float" office:value="41.68" calcext:value-type="float">
            <text:p>41.68</text:p>
          </table:table-cell>
          <table:table-cell office:value-type="float" office:value="4.00277185440064" calcext:value-type="float">
            <text:p>4.00277185440064</text:p>
          </table:table-cell>
          <table:table-cell office:value-type="float" office:value="-3.02838850021362" calcext:value-type="float">
            <text:p>-3.02838850021362</text:p>
          </table:table-cell>
          <table:table-cell office:value-type="float" office:value="1.01831448078156" calcext:value-type="float">
            <text:p>1.01831448078156</text:p>
          </table:table-cell>
        </table:table-row>
        <table:table-row table:style-name="ro1">
          <table:table-cell office:value-type="float" office:value="41.72" calcext:value-type="float">
            <text:p>41.72</text:p>
          </table:table-cell>
          <table:table-cell office:value-type="float" office:value="4.00291204452515" calcext:value-type="float">
            <text:p>4.00291204452515</text:p>
          </table:table-cell>
          <table:table-cell office:value-type="float" office:value="-3.02921628952026" calcext:value-type="float">
            <text:p>-3.02921628952026</text:p>
          </table:table-cell>
          <table:table-cell office:value-type="float" office:value="1.01826417446136" calcext:value-type="float">
            <text:p>1.01826417446136</text:p>
          </table:table-cell>
        </table:table-row>
        <table:table-row table:style-name="ro1">
          <table:table-cell office:value-type="float" office:value="41.76" calcext:value-type="float">
            <text:p>41.76</text:p>
          </table:table-cell>
          <table:table-cell office:value-type="float" office:value="4.00292634963989" calcext:value-type="float">
            <text:p>4.00292634963989</text:p>
          </table:table-cell>
          <table:table-cell office:value-type="float" office:value="-3.02991986274719" calcext:value-type="float">
            <text:p>-3.02991986274719</text:p>
          </table:table-cell>
          <table:table-cell office:value-type="float" office:value="1.01789522171021" calcext:value-type="float">
            <text:p>1.01789522171021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4.003258228302" calcext:value-type="float">
            <text:p>4.003258228302</text:p>
          </table:table-cell>
          <table:table-cell office:value-type="float" office:value="-3.03017902374268" calcext:value-type="float">
            <text:p>-3.03017902374268</text:p>
          </table:table-cell>
          <table:table-cell office:value-type="float" office:value="1.01858174800873" calcext:value-type="float">
            <text:p>1.01858174800873</text:p>
          </table:table-cell>
        </table:table-row>
        <table:table-row table:style-name="ro1">
          <table:table-cell office:value-type="float" office:value="41.84" calcext:value-type="float">
            <text:p>41.84</text:p>
          </table:table-cell>
          <table:table-cell office:value-type="float" office:value="4.00312757492065" calcext:value-type="float">
            <text:p>4.00312757492065</text:p>
          </table:table-cell>
          <table:table-cell office:value-type="float" office:value="-3.0303852558136" calcext:value-type="float">
            <text:p>-3.0303852558136</text:p>
          </table:table-cell>
          <table:table-cell office:value-type="float" office:value="1.01811218261719" calcext:value-type="float">
            <text:p>1.01811218261719</text:p>
          </table:table-cell>
        </table:table-row>
        <table:table-row table:style-name="ro1">
          <table:table-cell office:value-type="float" office:value="41.88" calcext:value-type="float">
            <text:p>41.88</text:p>
          </table:table-cell>
          <table:table-cell office:value-type="float" office:value="4.00307512283325" calcext:value-type="float">
            <text:p>4.00307512283325</text:p>
          </table:table-cell>
          <table:table-cell office:value-type="float" office:value="-3.03052043914795" calcext:value-type="float">
            <text:p>-3.03052043914795</text:p>
          </table:table-cell>
          <table:table-cell office:value-type="float" office:value="1.01735496520996" calcext:value-type="float">
            <text:p>1.01735496520996</text:p>
          </table:table-cell>
        </table:table-row>
        <table:table-row table:style-name="ro1">
          <table:table-cell office:value-type="float" office:value="41.92" calcext:value-type="float">
            <text:p>41.92</text:p>
          </table:table-cell>
          <table:table-cell office:value-type="float" office:value="4.00297451019287" calcext:value-type="float">
            <text:p>4.00297451019287</text:p>
          </table:table-cell>
          <table:table-cell office:value-type="float" office:value="-3.03046727180481" calcext:value-type="float">
            <text:p>-3.03046727180481</text:p>
          </table:table-cell>
          <table:table-cell office:value-type="float" office:value="1.01669108867645" calcext:value-type="float">
            <text:p>1.01669108867645</text:p>
          </table:table-cell>
        </table:table-row>
        <table:table-row table:style-name="ro1">
          <table:table-cell office:value-type="float" office:value="41.96" calcext:value-type="float">
            <text:p>41.96</text:p>
          </table:table-cell>
          <table:table-cell office:value-type="float" office:value="4.00314903259277" calcext:value-type="float">
            <text:p>4.00314903259277</text:p>
          </table:table-cell>
          <table:table-cell office:value-type="float" office:value="-3.03040957450867" calcext:value-type="float">
            <text:p>-3.03040957450867</text:p>
          </table:table-cell>
          <table:table-cell office:value-type="float" office:value="1.01570820808411" calcext:value-type="float">
            <text:p>1.015708208084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.00298500061035" calcext:value-type="float">
            <text:p>4.00298500061035</text:p>
          </table:table-cell>
          <table:table-cell office:value-type="float" office:value="-3.03026843070984" calcext:value-type="float">
            <text:p>-3.03026843070984</text:p>
          </table:table-cell>
          <table:table-cell office:value-type="float" office:value="1.01490104198456" calcext:value-type="float">
            <text:p>1.01490104198456</text:p>
          </table:table-cell>
        </table:table-row>
        <table:table-row table:style-name="ro1">
          <table:table-cell office:value-type="float" office:value="42.04" calcext:value-type="float">
            <text:p>42.04</text:p>
          </table:table-cell>
          <table:table-cell office:value-type="float" office:value="4.00258445739746" calcext:value-type="float">
            <text:p>4.00258445739746</text:p>
          </table:table-cell>
          <table:table-cell office:value-type="float" office:value="-3.02983975410461" calcext:value-type="float">
            <text:p>-3.02983975410461</text:p>
          </table:table-cell>
          <table:table-cell office:value-type="float" office:value="1.01411902904511" calcext:value-type="float">
            <text:p>1.01411902904511</text:p>
          </table:table-cell>
        </table:table-row>
        <table:table-row table:style-name="ro1">
          <table:table-cell office:value-type="float" office:value="42.08" calcext:value-type="float">
            <text:p>42.08</text:p>
          </table:table-cell>
          <table:table-cell office:value-type="float" office:value="4.00267362594605" calcext:value-type="float">
            <text:p>4.00267362594605</text:p>
          </table:table-cell>
          <table:table-cell office:value-type="float" office:value="-3.02952980995178" calcext:value-type="float">
            <text:p>-3.02952980995178</text:p>
          </table:table-cell>
          <table:table-cell office:value-type="float" office:value="1.01375126838684" calcext:value-type="float">
            <text:p>1.01375126838684</text:p>
          </table:table-cell>
        </table:table-row>
        <table:table-row table:style-name="ro1">
          <table:table-cell office:value-type="float" office:value="42.12" calcext:value-type="float">
            <text:p>42.12</text:p>
          </table:table-cell>
          <table:table-cell office:value-type="float" office:value="4.00248050689697" calcext:value-type="float">
            <text:p>4.00248050689697</text:p>
          </table:table-cell>
          <table:table-cell office:value-type="float" office:value="-3.02901959419251" calcext:value-type="float">
            <text:p>-3.02901959419251</text:p>
          </table:table-cell>
          <table:table-cell office:value-type="float" office:value="1.01331639289856" calcext:value-type="float">
            <text:p>1.01331639289856</text:p>
          </table:table-cell>
        </table:table-row>
        <table:table-row table:style-name="ro1">
          <table:table-cell office:value-type="float" office:value="42.16" calcext:value-type="float">
            <text:p>42.16</text:p>
          </table:table-cell>
          <table:table-cell office:value-type="float" office:value="4.00216722488403" calcext:value-type="float">
            <text:p>4.00216722488403</text:p>
          </table:table-cell>
          <table:table-cell office:value-type="float" office:value="-3.02840900421143" calcext:value-type="float">
            <text:p>-3.02840900421143</text:p>
          </table:table-cell>
          <table:table-cell office:value-type="float" office:value="1.01301634311676" calcext:value-type="float">
            <text:p>1.01301634311676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4.00178718566895" calcext:value-type="float">
            <text:p>4.00178718566895</text:p>
          </table:table-cell>
          <table:table-cell office:value-type="float" office:value="-3.02776694297791" calcext:value-type="float">
            <text:p>-3.02776694297791</text:p>
          </table:table-cell>
          <table:table-cell office:value-type="float" office:value="1.01259446144104" calcext:value-type="float">
            <text:p>1.01259446144104</text:p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4.00162982940674" calcext:value-type="float">
            <text:p>4.00162982940674</text:p>
          </table:table-cell>
          <table:table-cell office:value-type="float" office:value="-3.02723550796509" calcext:value-type="float">
            <text:p>-3.02723550796509</text:p>
          </table:table-cell>
          <table:table-cell office:value-type="float" office:value="1.01213777065277" calcext:value-type="float">
            <text:p>1.01213777065277</text:p>
          </table:table-cell>
        </table:table-row>
        <table:table-row table:style-name="ro1">
          <table:table-cell office:value-type="float" office:value="42.28" calcext:value-type="float">
            <text:p>42.28</text:p>
          </table:table-cell>
          <table:table-cell office:value-type="float" office:value="4.00159788131714" calcext:value-type="float">
            <text:p>4.00159788131714</text:p>
          </table:table-cell>
          <table:table-cell office:value-type="float" office:value="-3.0265212059021" calcext:value-type="float">
            <text:p>-3.0265212059021</text:p>
          </table:table-cell>
          <table:table-cell office:value-type="float" office:value="1.01230418682098" calcext:value-type="float">
            <text:p>1.01230418682098</text:p>
          </table:table-cell>
        </table:table-row>
        <table:table-row table:style-name="ro1">
          <table:table-cell office:value-type="float" office:value="42.32" calcext:value-type="float">
            <text:p>42.32</text:p>
          </table:table-cell>
          <table:table-cell office:value-type="float" office:value="4.00166320800781" calcext:value-type="float">
            <text:p>4.00166320800781</text:p>
          </table:table-cell>
          <table:table-cell office:value-type="float" office:value="-3.02607393264771" calcext:value-type="float">
            <text:p>-3.02607393264771</text:p>
          </table:table-cell>
          <table:table-cell office:value-type="float" office:value="1.01225280761719" calcext:value-type="float">
            <text:p>1.01225280761719</text:p>
          </table:table-cell>
        </table:table-row>
        <table:table-row table:style-name="ro1">
          <table:table-cell office:value-type="float" office:value="42.36" calcext:value-type="float">
            <text:p>42.36</text:p>
          </table:table-cell>
          <table:table-cell office:value-type="float" office:value="4.00168180465698" calcext:value-type="float">
            <text:p>4.00168180465698</text:p>
          </table:table-cell>
          <table:table-cell office:value-type="float" office:value="-3.02563095092773" calcext:value-type="float">
            <text:p>-3.02563095092773</text:p>
          </table:table-cell>
          <table:table-cell office:value-type="float" office:value="1.01229798793793" calcext:value-type="float">
            <text:p>1.01229798793793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4.00185108184814" calcext:value-type="float">
            <text:p>4.00185108184814</text:p>
          </table:table-cell>
          <table:table-cell office:value-type="float" office:value="-3.02536129951477" calcext:value-type="float">
            <text:p>-3.02536129951477</text:p>
          </table:table-cell>
          <table:table-cell office:value-type="float" office:value="1.01226091384888" calcext:value-type="float">
            <text:p>1.01226091384888</text:p>
          </table:table-cell>
        </table:table-row>
        <table:table-row table:style-name="ro1">
          <table:table-cell office:value-type="float" office:value="42.44" calcext:value-type="float">
            <text:p>42.44</text:p>
          </table:table-cell>
          <table:table-cell office:value-type="float" office:value="4.0020112991333" calcext:value-type="float">
            <text:p>4.0020112991333</text:p>
          </table:table-cell>
          <table:table-cell office:value-type="float" office:value="-3.02518916130066" calcext:value-type="float">
            <text:p>-3.02518916130066</text:p>
          </table:table-cell>
          <table:table-cell office:value-type="float" office:value="1.0122697353363" calcext:value-type="float">
            <text:p>1.0122697353363</text:p>
          </table:table-cell>
        </table:table-row>
        <table:table-row table:style-name="ro1">
          <table:table-cell office:value-type="float" office:value="42.48" calcext:value-type="float">
            <text:p>42.48</text:p>
          </table:table-cell>
          <table:table-cell office:value-type="float" office:value="4.00206422805786" calcext:value-type="float">
            <text:p>4.00206422805786</text:p>
          </table:table-cell>
          <table:table-cell office:value-type="float" office:value="-3.02505016326904" calcext:value-type="float">
            <text:p>-3.02505016326904</text:p>
          </table:table-cell>
          <table:table-cell office:value-type="float" office:value="1.01261758804321" calcext:value-type="float">
            <text:p>1.01261758804321</text:p>
          </table:table-cell>
        </table:table-row>
        <table:table-row table:style-name="ro1">
          <table:table-cell office:value-type="float" office:value="42.52" calcext:value-type="float">
            <text:p>42.52</text:p>
          </table:table-cell>
          <table:table-cell office:value-type="float" office:value="4.00233268737793" calcext:value-type="float">
            <text:p>4.00233268737793</text:p>
          </table:table-cell>
          <table:table-cell office:value-type="float" office:value="-3.02489995956421" calcext:value-type="float">
            <text:p>-3.02489995956421</text:p>
          </table:table-cell>
          <table:table-cell office:value-type="float" office:value="1.01299798488617" calcext:value-type="float">
            <text:p>1.01299798488617</text:p>
          </table:table-cell>
        </table:table-row>
        <table:table-row table:style-name="ro1">
          <table:table-cell office:value-type="float" office:value="42.56" calcext:value-type="float">
            <text:p>42.56</text:p>
          </table:table-cell>
          <table:table-cell office:value-type="float" office:value="4.00249338150024" calcext:value-type="float">
            <text:p>4.00249338150024</text:p>
          </table:table-cell>
          <table:table-cell office:value-type="float" office:value="-3.02484679222107" calcext:value-type="float">
            <text:p>-3.02484679222107</text:p>
          </table:table-cell>
          <table:table-cell office:value-type="float" office:value="1.01342463493347" calcext:value-type="float">
            <text:p>1.0134246349334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4.00260639190674" calcext:value-type="float">
            <text:p>4.00260639190674</text:p>
          </table:table-cell>
          <table:table-cell office:value-type="float" office:value="-3.02465462684631" calcext:value-type="float">
            <text:p>-3.02465462684631</text:p>
          </table:table-cell>
          <table:table-cell office:value-type="float" office:value="1.01413428783417" calcext:value-type="float">
            <text:p>1.01413428783417</text:p>
          </table:table-cell>
        </table:table-row>
        <table:table-row table:style-name="ro1">
          <table:table-cell office:value-type="float" office:value="42.64" calcext:value-type="float">
            <text:p>42.64</text:p>
          </table:table-cell>
          <table:table-cell office:value-type="float" office:value="4.00259733200073" calcext:value-type="float">
            <text:p>4.00259733200073</text:p>
          </table:table-cell>
          <table:table-cell office:value-type="float" office:value="-3.02461791038513" calcext:value-type="float">
            <text:p>-3.02461791038513</text:p>
          </table:table-cell>
          <table:table-cell office:value-type="float" office:value="1.01385772228241" calcext:value-type="float">
            <text:p>1.01385772228241</text:p>
          </table:table-cell>
        </table:table-row>
        <table:table-row table:style-name="ro1">
          <table:table-cell office:value-type="float" office:value="42.68" calcext:value-type="float">
            <text:p>42.68</text:p>
          </table:table-cell>
          <table:table-cell office:value-type="float" office:value="4.00260400772095" calcext:value-type="float">
            <text:p>4.00260400772095</text:p>
          </table:table-cell>
          <table:table-cell office:value-type="float" office:value="-3.02428722381592" calcext:value-type="float">
            <text:p>-3.02428722381592</text:p>
          </table:table-cell>
          <table:table-cell office:value-type="float" office:value="1.01462876796722" calcext:value-type="float">
            <text:p>1.01462876796722</text:p>
          </table:table-cell>
        </table:table-row>
        <table:table-row table:style-name="ro1">
          <table:table-cell office:value-type="float" office:value="42.72" calcext:value-type="float">
            <text:p>42.72</text:p>
          </table:table-cell>
          <table:table-cell office:value-type="float" office:value="4.00239038467407" calcext:value-type="float">
            <text:p>4.00239038467407</text:p>
          </table:table-cell>
          <table:table-cell office:value-type="float" office:value="-3.02390241622925" calcext:value-type="float">
            <text:p>-3.02390241622925</text:p>
          </table:table-cell>
          <table:table-cell office:value-type="float" office:value="1.01542949676514" calcext:value-type="float">
            <text:p>1.01542949676514</text:p>
          </table:table-cell>
        </table:table-row>
        <table:table-row table:style-name="ro1">
          <table:table-cell office:value-type="float" office:value="42.76" calcext:value-type="float">
            <text:p>42.76</text:p>
          </table:table-cell>
          <table:table-cell office:value-type="float" office:value="4.00226354598999" calcext:value-type="float">
            <text:p>4.00226354598999</text:p>
          </table:table-cell>
          <table:table-cell office:value-type="float" office:value="-3.02326893806458" calcext:value-type="float">
            <text:p>-3.02326893806458</text:p>
          </table:table-cell>
          <table:table-cell office:value-type="float" office:value="1.0166027545929" calcext:value-type="float">
            <text:p>1.0166027545929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4.00221920013428" calcext:value-type="float">
            <text:p>4.00221920013428</text:p>
          </table:table-cell>
          <table:table-cell office:value-type="float" office:value="-3.02227807044983" calcext:value-type="float">
            <text:p>-3.02227807044983</text:p>
          </table:table-cell>
          <table:table-cell office:value-type="float" office:value="1.01878619194031" calcext:value-type="float">
            <text:p>1.01878619194031</text:p>
          </table:table-cell>
        </table:table-row>
        <table:table-row table:style-name="ro1">
          <table:table-cell office:value-type="float" office:value="42.84" calcext:value-type="float">
            <text:p>42.84</text:p>
          </table:table-cell>
          <table:table-cell office:value-type="float" office:value="4.00181102752686" calcext:value-type="float">
            <text:p>4.00181102752686</text:p>
          </table:table-cell>
          <table:table-cell office:value-type="float" office:value="-3.02150249481201" calcext:value-type="float">
            <text:p>-3.02150249481201</text:p>
          </table:table-cell>
          <table:table-cell office:value-type="float" office:value="1.01975619792938" calcext:value-type="float">
            <text:p>1.01975619792938</text:p>
          </table:table-cell>
        </table:table-row>
        <table:table-row table:style-name="ro1">
          <table:table-cell office:value-type="float" office:value="42.88" calcext:value-type="float">
            <text:p>42.88</text:p>
          </table:table-cell>
          <table:table-cell office:value-type="float" office:value="4.00138092041016" calcext:value-type="float">
            <text:p>4.00138092041016</text:p>
          </table:table-cell>
          <table:table-cell office:value-type="float" office:value="-3.02074146270752" calcext:value-type="float">
            <text:p>-3.02074146270752</text:p>
          </table:table-cell>
          <table:table-cell office:value-type="float" office:value="1.02073538303375" calcext:value-type="float">
            <text:p>1.02073538303375</text:p>
          </table:table-cell>
        </table:table-row>
        <table:table-row table:style-name="ro1">
          <table:table-cell office:value-type="float" office:value="42.92" calcext:value-type="float">
            <text:p>42.92</text:p>
          </table:table-cell>
          <table:table-cell office:value-type="float" office:value="4.00062942504883" calcext:value-type="float">
            <text:p>4.00062942504883</text:p>
          </table:table-cell>
          <table:table-cell office:value-type="float" office:value="-3.02010273933411" calcext:value-type="float">
            <text:p>-3.02010273933411</text:p>
          </table:table-cell>
          <table:table-cell office:value-type="float" office:value="1.02084124088287" calcext:value-type="float">
            <text:p>1.02084124088287</text:p>
          </table:table-cell>
        </table:table-row>
        <table:table-row table:style-name="ro1">
          <table:table-cell office:value-type="float" office:value="42.96" calcext:value-type="float">
            <text:p>42.96</text:p>
          </table:table-cell>
          <table:table-cell office:value-type="float" office:value="3.99987173080444" calcext:value-type="float">
            <text:p>3.99987173080444</text:p>
          </table:table-cell>
          <table:table-cell office:value-type="float" office:value="-3.0190863609314" calcext:value-type="float">
            <text:p>-3.0190863609314</text:p>
          </table:table-cell>
          <table:table-cell office:value-type="float" office:value="1.02138137817383" calcext:value-type="float">
            <text:p>1.021381378173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99915480613709" calcext:value-type="float">
            <text:p>3.99915480613709</text:p>
          </table:table-cell>
          <table:table-cell office:value-type="float" office:value="-3.01812481880188" calcext:value-type="float">
            <text:p>-3.01812481880188</text:p>
          </table:table-cell>
          <table:table-cell office:value-type="float" office:value="1.02213978767395" calcext:value-type="float">
            <text:p>1.02213978767395</text:p>
          </table:table-cell>
        </table:table-row>
        <table:table-row table:style-name="ro1">
          <table:table-cell office:value-type="float" office:value="43.04" calcext:value-type="float">
            <text:p>43.04</text:p>
          </table:table-cell>
          <table:table-cell office:value-type="float" office:value="3.99869012832642" calcext:value-type="float">
            <text:p>3.99869012832642</text:p>
          </table:table-cell>
          <table:table-cell office:value-type="float" office:value="-3.01683712005615" calcext:value-type="float">
            <text:p>-3.01683712005615</text:p>
          </table:table-cell>
          <table:table-cell office:value-type="float" office:value="1.02405226230621" calcext:value-type="float">
            <text:p>1.02405226230621</text:p>
          </table:table-cell>
        </table:table-row>
        <table:table-row table:style-name="ro1">
          <table:table-cell office:value-type="float" office:value="43.08" calcext:value-type="float">
            <text:p>43.08</text:p>
          </table:table-cell>
          <table:table-cell office:value-type="float" office:value="3.99790501594543" calcext:value-type="float">
            <text:p>3.99790501594543</text:p>
          </table:table-cell>
          <table:table-cell office:value-type="float" office:value="-3.01584434509277" calcext:value-type="float">
            <text:p>-3.01584434509277</text:p>
          </table:table-cell>
          <table:table-cell office:value-type="float" office:value="1.02459263801575" calcext:value-type="float">
            <text:p>1.02459263801575</text:p>
          </table:table-cell>
        </table:table-row>
        <table:table-row table:style-name="ro1">
          <table:table-cell office:value-type="float" office:value="43.12" calcext:value-type="float">
            <text:p>43.12</text:p>
          </table:table-cell>
          <table:table-cell office:value-type="float" office:value="3.9970543384552" calcext:value-type="float">
            <text:p>3.9970543384552</text:p>
          </table:table-cell>
          <table:table-cell office:value-type="float" office:value="-3.01502537727356" calcext:value-type="float">
            <text:p>-3.01502537727356</text:p>
          </table:table-cell>
          <table:table-cell office:value-type="float" office:value="1.02487206459045" calcext:value-type="float">
            <text:p>1.02487206459045</text:p>
          </table:table-cell>
        </table:table-row>
        <table:table-row table:style-name="ro1">
          <table:table-cell office:value-type="float" office:value="43.16" calcext:value-type="float">
            <text:p>43.16</text:p>
          </table:table-cell>
          <table:table-cell office:value-type="float" office:value="3.99630355834961" calcext:value-type="float">
            <text:p>3.99630355834961</text:p>
          </table:table-cell>
          <table:table-cell office:value-type="float" office:value="-3.01412177085876" calcext:value-type="float">
            <text:p>-3.01412177085876</text:p>
          </table:table-cell>
          <table:table-cell office:value-type="float" office:value="1.02584302425385" calcext:value-type="float">
            <text:p>1.02584302425385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.99519920349121" calcext:value-type="float">
            <text:p>3.99519920349121</text:p>
          </table:table-cell>
          <table:table-cell office:value-type="float" office:value="-3.01310133934021" calcext:value-type="float">
            <text:p>-3.01310133934021</text:p>
          </table:table-cell>
          <table:table-cell office:value-type="float" office:value="1.0257443189621" calcext:value-type="float">
            <text:p>1.0257443189621</text:p>
          </table:table-cell>
        </table:table-row>
        <table:table-row table:style-name="ro1">
          <table:table-cell office:value-type="float" office:value="43.24" calcext:value-type="float">
            <text:p>43.24</text:p>
          </table:table-cell>
          <table:table-cell office:value-type="float" office:value="3.99399614334106" calcext:value-type="float">
            <text:p>3.99399614334106</text:p>
          </table:table-cell>
          <table:table-cell office:value-type="float" office:value="-3.01214981079102" calcext:value-type="float">
            <text:p>-3.01214981079102</text:p>
          </table:table-cell>
          <table:table-cell office:value-type="float" office:value="1.02505934238434" calcext:value-type="float">
            <text:p>1.02505934238434</text:p>
          </table:table-cell>
        </table:table-row>
        <table:table-row table:style-name="ro1">
          <table:table-cell office:value-type="float" office:value="43.28" calcext:value-type="float">
            <text:p>43.28</text:p>
          </table:table-cell>
          <table:table-cell office:value-type="float" office:value="3.99298524856567" calcext:value-type="float">
            <text:p>3.99298524856567</text:p>
          </table:table-cell>
          <table:table-cell office:value-type="float" office:value="-3.0114369392395" calcext:value-type="float">
            <text:p>-3.0114369392395</text:p>
          </table:table-cell>
          <table:table-cell office:value-type="float" office:value="1.02429389953613" calcext:value-type="float">
            <text:p>1.02429389953613</text:p>
          </table:table-cell>
        </table:table-row>
        <table:table-row table:style-name="ro1">
          <table:table-cell office:value-type="float" office:value="43.32" calcext:value-type="float">
            <text:p>43.32</text:p>
          </table:table-cell>
          <table:table-cell office:value-type="float" office:value="3.99228286743164" calcext:value-type="float">
            <text:p>3.99228286743164</text:p>
          </table:table-cell>
          <table:table-cell office:value-type="float" office:value="-3.01017689704895" calcext:value-type="float">
            <text:p>-3.01017689704895</text:p>
          </table:table-cell>
          <table:table-cell office:value-type="float" office:value="1.02552556991577" calcext:value-type="float">
            <text:p>1.02552556991577</text:p>
          </table:table-cell>
        </table:table-row>
        <table:table-row table:style-name="ro1">
          <table:table-cell office:value-type="float" office:value="43.36" calcext:value-type="float">
            <text:p>43.36</text:p>
          </table:table-cell>
          <table:table-cell office:value-type="float" office:value="3.99121642112732" calcext:value-type="float">
            <text:p>3.99121642112732</text:p>
          </table:table-cell>
          <table:table-cell office:value-type="float" office:value="-3.00912070274353" calcext:value-type="float">
            <text:p>-3.00912070274353</text:p>
          </table:table-cell>
          <table:table-cell office:value-type="float" office:value="1.02495288848877" calcext:value-type="float">
            <text:p>1.02495288848877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3.99030327796936" calcext:value-type="float">
            <text:p>3.99030327796936</text:p>
          </table:table-cell>
          <table:table-cell office:value-type="float" office:value="-3.00823497772217" calcext:value-type="float">
            <text:p>-3.00823497772217</text:p>
          </table:table-cell>
          <table:table-cell office:value-type="float" office:value="1.02446138858795" calcext:value-type="float">
            <text:p>1.02446138858795</text:p>
          </table:table-cell>
        </table:table-row>
        <table:table-row table:style-name="ro1">
          <table:table-cell office:value-type="float" office:value="43.44" calcext:value-type="float">
            <text:p>43.44</text:p>
          </table:table-cell>
          <table:table-cell office:value-type="float" office:value="3.98921608924866" calcext:value-type="float">
            <text:p>3.98921608924866</text:p>
          </table:table-cell>
          <table:table-cell office:value-type="float" office:value="-3.00743007659912" calcext:value-type="float">
            <text:p>-3.00743007659912</text:p>
          </table:table-cell>
          <table:table-cell office:value-type="float" office:value="1.02400743961334" calcext:value-type="float">
            <text:p>1.02400743961334</text:p>
          </table:table-cell>
        </table:table-row>
        <table:table-row table:style-name="ro1">
          <table:table-cell office:value-type="float" office:value="43.48" calcext:value-type="float">
            <text:p>43.48</text:p>
          </table:table-cell>
          <table:table-cell office:value-type="float" office:value="3.98822522163391" calcext:value-type="float">
            <text:p>3.98822522163391</text:p>
          </table:table-cell>
          <table:table-cell office:value-type="float" office:value="-3.00667715072632" calcext:value-type="float">
            <text:p>-3.00667715072632</text:p>
          </table:table-cell>
          <table:table-cell office:value-type="float" office:value="1.02364420890808" calcext:value-type="float">
            <text:p>1.02364420890808</text:p>
          </table:table-cell>
        </table:table-row>
        <table:table-row table:style-name="ro1">
          <table:table-cell office:value-type="float" office:value="43.52" calcext:value-type="float">
            <text:p>43.52</text:p>
          </table:table-cell>
          <table:table-cell office:value-type="float" office:value="3.98747992515564" calcext:value-type="float">
            <text:p>3.98747992515564</text:p>
          </table:table-cell>
          <table:table-cell office:value-type="float" office:value="-3.00613141059876" calcext:value-type="float">
            <text:p>-3.00613141059876</text:p>
          </table:table-cell>
          <table:table-cell office:value-type="float" office:value="1.02338182926178" calcext:value-type="float">
            <text:p>1.02338182926178</text:p>
          </table:table-cell>
        </table:table-row>
        <table:table-row table:style-name="ro1">
          <table:table-cell office:value-type="float" office:value="43.56" calcext:value-type="float">
            <text:p>43.56</text:p>
          </table:table-cell>
          <table:table-cell office:value-type="float" office:value="3.98660349845886" calcext:value-type="float">
            <text:p>3.98660349845886</text:p>
          </table:table-cell>
          <table:table-cell office:value-type="float" office:value="-3.00587272644043" calcext:value-type="float">
            <text:p>-3.00587272644043</text:p>
          </table:table-cell>
          <table:table-cell office:value-type="float" office:value="1.02264034748077" calcext:value-type="float">
            <text:p>1.02264034748077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3.98573470115662" calcext:value-type="float">
            <text:p>3.98573470115662</text:p>
          </table:table-cell>
          <table:table-cell office:value-type="float" office:value="-3.00576686859131" calcext:value-type="float">
            <text:p>-3.00576686859131</text:p>
          </table:table-cell>
          <table:table-cell office:value-type="float" office:value="1.02153837680817" calcext:value-type="float">
            <text:p>1.02153837680817</text:p>
          </table:table-cell>
        </table:table-row>
        <table:table-row table:style-name="ro1">
          <table:table-cell office:value-type="float" office:value="43.64" calcext:value-type="float">
            <text:p>43.64</text:p>
          </table:table-cell>
          <table:table-cell office:value-type="float" office:value="3.98497581481934" calcext:value-type="float">
            <text:p>3.98497581481934</text:p>
          </table:table-cell>
          <table:table-cell office:value-type="float" office:value="-3.00574827194214" calcext:value-type="float">
            <text:p>-3.00574827194214</text:p>
          </table:table-cell>
          <table:table-cell office:value-type="float" office:value="1.02154397964478" calcext:value-type="float">
            <text:p>1.02154397964478</text:p>
          </table:table-cell>
        </table:table-row>
        <table:table-row table:style-name="ro1">
          <table:table-cell office:value-type="float" office:value="43.68" calcext:value-type="float">
            <text:p>43.68</text:p>
          </table:table-cell>
          <table:table-cell office:value-type="float" office:value="3.98433303833008" calcext:value-type="float">
            <text:p>3.98433303833008</text:p>
          </table:table-cell>
          <table:table-cell office:value-type="float" office:value="-3.0058159828186" calcext:value-type="float">
            <text:p>-3.0058159828186</text:p>
          </table:table-cell>
          <table:table-cell office:value-type="float" office:value="1.02164566516876" calcext:value-type="float">
            <text:p>1.02164566516876</text:p>
          </table:table-cell>
        </table:table-row>
        <table:table-row table:style-name="ro1">
          <table:table-cell office:value-type="float" office:value="43.72" calcext:value-type="float">
            <text:p>43.72</text:p>
          </table:table-cell>
          <table:table-cell office:value-type="float" office:value="3.98385858535767" calcext:value-type="float">
            <text:p>3.98385858535767</text:p>
          </table:table-cell>
          <table:table-cell office:value-type="float" office:value="-3.0062370300293" calcext:value-type="float">
            <text:p>-3.0062370300293</text:p>
          </table:table-cell>
          <table:table-cell office:value-type="float" office:value="1.02217924594879" calcext:value-type="float">
            <text:p>1.02217924594879</text:p>
          </table:table-cell>
        </table:table-row>
        <table:table-row table:style-name="ro1">
          <table:table-cell office:value-type="float" office:value="43.76" calcext:value-type="float">
            <text:p>43.76</text:p>
          </table:table-cell>
          <table:table-cell office:value-type="float" office:value="3.98353981971741" calcext:value-type="float">
            <text:p>3.98353981971741</text:p>
          </table:table-cell>
          <table:table-cell office:value-type="float" office:value="-3.00685024261475" calcext:value-type="float">
            <text:p>-3.00685024261475</text:p>
          </table:table-cell>
          <table:table-cell office:value-type="float" office:value="1.0230153799057" calcext:value-type="float">
            <text:p>1.0230153799057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3.98321986198425" calcext:value-type="float">
            <text:p>3.98321986198425</text:p>
          </table:table-cell>
          <table:table-cell office:value-type="float" office:value="-3.0076425075531" calcext:value-type="float">
            <text:p>-3.0076425075531</text:p>
          </table:table-cell>
          <table:table-cell office:value-type="float" office:value="1.02393054962158" calcext:value-type="float">
            <text:p>1.02393054962158</text:p>
          </table:table-cell>
        </table:table-row>
        <table:table-row table:style-name="ro1">
          <table:table-cell office:value-type="float" office:value="43.84" calcext:value-type="float">
            <text:p>43.84</text:p>
          </table:table-cell>
          <table:table-cell office:value-type="float" office:value="3.98313975334168" calcext:value-type="float">
            <text:p>3.98313975334168</text:p>
          </table:table-cell>
          <table:table-cell office:value-type="float" office:value="-3.00865125656128" calcext:value-type="float">
            <text:p>-3.00865125656128</text:p>
          </table:table-cell>
          <table:table-cell office:value-type="float" office:value="1.0252251625061" calcext:value-type="float">
            <text:p>1.0252251625061</text:p>
          </table:table-cell>
        </table:table-row>
        <table:table-row table:style-name="ro1">
          <table:table-cell office:value-type="float" office:value="43.88" calcext:value-type="float">
            <text:p>43.88</text:p>
          </table:table-cell>
          <table:table-cell office:value-type="float" office:value="3.9830584526062" calcext:value-type="float">
            <text:p>3.9830584526062</text:p>
          </table:table-cell>
          <table:table-cell office:value-type="float" office:value="-3.00973010063171" calcext:value-type="float">
            <text:p>-3.00973010063171</text:p>
          </table:table-cell>
          <table:table-cell office:value-type="float" office:value="1.02664852142334" calcext:value-type="float">
            <text:p>1.02664852142334</text:p>
          </table:table-cell>
        </table:table-row>
        <table:table-row table:style-name="ro1">
          <table:table-cell office:value-type="float" office:value="43.92" calcext:value-type="float">
            <text:p>43.92</text:p>
          </table:table-cell>
          <table:table-cell office:value-type="float" office:value="3.98311495780945" calcext:value-type="float">
            <text:p>3.98311495780945</text:p>
          </table:table-cell>
          <table:table-cell office:value-type="float" office:value="-3.01120734214783" calcext:value-type="float">
            <text:p>-3.01120734214783</text:p>
          </table:table-cell>
          <table:table-cell office:value-type="float" office:value="1.02768087387085" calcext:value-type="float">
            <text:p>1.02768087387085</text:p>
          </table:table-cell>
        </table:table-row>
        <table:table-row table:style-name="ro1">
          <table:table-cell office:value-type="float" office:value="43.96" calcext:value-type="float">
            <text:p>43.96</text:p>
          </table:table-cell>
          <table:table-cell office:value-type="float" office:value="3.98334646224976" calcext:value-type="float">
            <text:p>3.98334646224976</text:p>
          </table:table-cell>
          <table:table-cell office:value-type="float" office:value="-3.0123074054718" calcext:value-type="float">
            <text:p>-3.0123074054718</text:p>
          </table:table-cell>
          <table:table-cell office:value-type="float" office:value="1.02988755702972" calcext:value-type="float">
            <text:p>1.029887557029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2:26:21.6336978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0:35:44.693525498</meta:creation-date>
    <dc:date>2022-06-13T10:36:18.395480471</dc:date>
    <meta:editing-duration>PT34S</meta:editing-duration>
    <meta:editing-cycles>1</meta:editing-cycles>
    <meta:generator>LibreOffice/6.4.7.2$Linux_X86_64 LibreOffice_project/40$Build-2</meta:generator>
    <meta:document-statistic meta:table-count="1" meta:cell-count="4400" meta:object-count="0"/>
  </office:meta>
</office:document-meta>
</file>